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886in" svg:height="3.5453in" svg:x="5.474in" svg:y="0.9618in">
            <draw:object draw:notify-on-update-of-ranges="Sheet1.A2:Sheet1.A36 Sheet1.B1:Sheet1.B1 Sheet1.B2:Sheet1.B36 Sheet1.C1:Sheet1.C1 Sheet1.C2:Sheet1.C36 Sheet1.D1:Sheet1.D1 Sheet1.D2:Sheet1.D36 Sheet1.E1:Sheet1.E1 Sheet1.E2:Sheet1.E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trl_u</text:p>
          </table:table-cell>
          <table:table-cell office:value-type="string" calcext:value-type="string">
            <text:p>ctrl_y</text:p>
          </table:table-cell>
          <table:table-cell office:value-type="string" calcext:value-type="string">
            <text:p>ctrl_e</text:p>
          </table:table-cell>
          <table:table-cell office:value-type="string" calcext:value-type="string">
            <text:p><text:s/>ctrl_ref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396" calcext:value-type="float">
            <text:p>29396</text:p>
          </table:table-cell>
          <table:table-cell office:value-type="float" office:value="27" calcext:value-type="float">
            <text:p>27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8516" calcext:value-type="float">
            <text:p>58516</text:p>
          </table:table-cell>
          <table:table-cell office:value-type="float" office:value="22" calcext:value-type="float">
            <text:p>22</text:p>
          </table:table-cell>
          <table:table-cell office:value-type="float" office:value="408" calcext:value-type="float">
            <text:p>408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596" calcext:value-type="float">
            <text:p>86596</text:p>
          </table:table-cell>
          <table:table-cell office:value-type="float" office:value="37" calcext:value-type="float">
            <text:p>37</text:p>
          </table:table-cell>
          <table:table-cell office:value-type="float" office:value="351" calcext:value-type="float">
            <text:p>351</text:p>
          </table:table-cell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5724" calcext:value-type="float">
            <text:p>115724</text:p>
          </table:table-cell>
          <table:table-cell office:value-type="float" office:value="29" calcext:value-type="float">
            <text:p>29</text:p>
          </table:table-cell>
          <table:table-cell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5876" calcext:value-type="float">
            <text:p>145876</text:p>
          </table:table-cell>
          <table:table-cell office:value-type="float" office:value="30" calcext:value-type="float">
            <text:p>30</text:p>
          </table:table-cell>
          <table:table-cell office:value-type="float" office:value="378" calcext:value-type="float">
            <text:p>378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6036" calcext:value-type="float">
            <text:p>176036</text:p>
          </table:table-cell>
          <table:table-cell office:value-type="float" office:value="30" calcext:value-type="float">
            <text:p>30</text:p>
          </table:table-cell>
          <table:table-cell office:value-type="float" office:value="378" calcext:value-type="float">
            <text:p>378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6196" calcext:value-type="float">
            <text:p>206196</text:p>
          </table:table-cell>
          <table:table-cell office:value-type="float" office:value="29" calcext:value-type="float">
            <text:p>29</text:p>
          </table:table-cell>
          <table:table-cell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6356" calcext:value-type="float">
            <text:p>236356</text:p>
          </table:table-cell>
          <table:table-cell office:value-type="float" office:value="30" calcext:value-type="float">
            <text:p>30</text:p>
          </table:table-cell>
          <table:table-cell office:value-type="float" office:value="378" calcext:value-type="float">
            <text:p>378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6516" calcext:value-type="float">
            <text:p>266516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6676" calcext:value-type="float">
            <text:p>296676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26836" calcext:value-type="float">
            <text:p>326836</text:p>
          </table:table-cell>
          <table:table-cell office:value-type="float" office:value="29" calcext:value-type="float">
            <text:p>29</text:p>
          </table:table-cell>
          <table:table-cell office:value-type="float" office:value="381" calcext:value-type="float">
            <text:p>381</text:p>
          </table:table-cell>
          <table:table-cell office:value-type="float" office:value="119" calcext:value-type="float">
            <text:p>1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56996" calcext:value-type="float">
            <text:p>356996</text:p>
          </table:table-cell>
          <table:table-cell office:value-type="float" office:value="29" calcext:value-type="float">
            <text:p>29</text:p>
          </table:table-cell>
          <table:table-cell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87156" calcext:value-type="float">
            <text:p>387156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17316" calcext:value-type="float">
            <text:p>41731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47476" calcext:value-type="float">
            <text:p>447476</text:p>
          </table:table-cell>
          <table:table-cell office:value-type="float" office:value="29" calcext:value-type="float">
            <text:p>29</text:p>
          </table:table-cell>
          <table:table-cell office:value-type="float" office:value="381" calcext:value-type="float">
            <text:p>381</text:p>
          </table:table-cell>
          <table:table-cell office:value-type="float" office:value="119" calcext:value-type="float">
            <text:p>1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7636" calcext:value-type="float">
            <text:p>477636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7796" calcext:value-type="float">
            <text:p>507796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7956" calcext:value-type="float">
            <text:p>537956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68116" calcext:value-type="float">
            <text:p>568116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98276" calcext:value-type="float">
            <text:p>59827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8436" calcext:value-type="float">
            <text:p>628436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58604" calcext:value-type="float">
            <text:p>658604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88756" calcext:value-type="float">
            <text:p>688756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18916" calcext:value-type="float">
            <text:p>718916</text:p>
          </table:table-cell>
          <table:table-cell office:value-type="float" office:value="28" calcext:value-type="float">
            <text:p>28</text:p>
          </table:table-cell>
          <table:table-cell office:value-type="float" office:value="386" calcext:value-type="float">
            <text:p>386</text:p>
          </table:table-cell>
          <table:table-cell office:value-type="float" office:value="114" calcext:value-type="float">
            <text:p>1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9076" calcext:value-type="float">
            <text:p>749076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79236" calcext:value-type="float">
            <text:p>77923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09396" calcext:value-type="float">
            <text:p>809396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39556" calcext:value-type="float">
            <text:p>839556</text:p>
          </table:table-cell>
          <table:table-cell office:value-type="float" office:value="28" calcext:value-type="float">
            <text:p>28</text:p>
          </table:table-cell>
          <table:table-cell office:value-type="float" office:value="387" calcext:value-type="float">
            <text:p>387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9716" calcext:value-type="float">
            <text:p>86971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99876" calcext:value-type="float">
            <text:p>89987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0036" calcext:value-type="float">
            <text:p>930036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0196" calcext:value-type="float">
            <text:p>960196</text:p>
          </table:table-cell>
          <table:table-cell office:value-type="float" office:value="28" calcext:value-type="float">
            <text:p>28</text:p>
          </table:table-cell>
          <table:table-cell office:value-type="float" office:value="387" calcext:value-type="float">
            <text:p>387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0356" calcext:value-type="float">
            <text:p>990356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7.1181in" svg:y="0.7717in">
            <draw:object draw:notify-on-update-of-ranges="Sheet2.A2:Sheet2.A35 Sheet2.B1:Sheet2.B1 Sheet2.B2:Sheet2.B35 Sheet2.C1:Sheet2.C1 Sheet2.C2:Sheet2.C35 Sheet2.D1:Sheet2.D1 Sheet2.D2:Sheet2.D35 Sheet2.E1:Sheet2.E1 Sheet2.E2:Sheet2.E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trl_u</text:p>
          </table:table-cell>
          <table:table-cell office:value-type="string" calcext:value-type="string">
            <text:p>ctrl_y</text:p>
          </table:table-cell>
          <table:table-cell office:value-type="string" calcext:value-type="string">
            <text:p>ctrl_e</text:p>
          </table:table-cell>
          <table:table-cell office:value-type="string" calcext:value-type="string">
            <text:p><text:s/>ctrl_ref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1480" calcext:value-type="float">
            <text:p>3148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-11" calcext:value-type="float">
            <text:p>-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float" office:value="47" calcext:value-type="float">
            <text:p>47</text:p>
          </table:table-cell>
          <table:table-cell office:value-type="float" office:value="310" calcext:value-type="float">
            <text:p>31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8676" calcext:value-type="float">
            <text:p>88676</text:p>
          </table:table-cell>
          <table:table-cell office:value-type="float" office:value="21" calcext:value-type="float">
            <text:p>21</text:p>
          </table:table-cell>
          <table:table-cell office:value-type="float" office:value="415" calcext:value-type="float">
            <text:p>415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6764" calcext:value-type="float">
            <text:p>116764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6916" calcext:value-type="float">
            <text:p>146916</text:p>
          </table:table-cell>
          <table:table-cell office:value-type="float" office:value="28" calcext:value-type="float">
            <text:p>28</text:p>
          </table:table-cell>
          <table:table-cell office:value-type="float" office:value="387" calcext:value-type="float">
            <text:p>387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7076" calcext:value-type="float">
            <text:p>177076</text:p>
          </table:table-cell>
          <table:table-cell office:value-type="float" office:value="29" calcext:value-type="float">
            <text:p>29</text:p>
          </table:table-cell>
          <table:table-cell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7236" calcext:value-type="float">
            <text:p>207236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7396" calcext:value-type="float">
            <text:p>23739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7556" calcext:value-type="float">
            <text:p>267556</text:p>
          </table:table-cell>
          <table:table-cell office:value-type="float" office:value="29" calcext:value-type="float">
            <text:p>29</text:p>
          </table:table-cell>
          <table:table-cell office:value-type="float" office:value="381" calcext:value-type="float">
            <text:p>381</text:p>
          </table:table-cell>
          <table:table-cell office:value-type="float" office:value="119" calcext:value-type="float">
            <text:p>1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7716" calcext:value-type="float">
            <text:p>297716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27876" calcext:value-type="float">
            <text:p>327876</text:p>
          </table:table-cell>
          <table:table-cell office:value-type="float" office:value="28" calcext:value-type="float">
            <text:p>28</text:p>
          </table:table-cell>
          <table:table-cell office:value-type="float" office:value="386" calcext:value-type="float">
            <text:p>386</text:p>
          </table:table-cell>
          <table:table-cell office:value-type="float" office:value="114" calcext:value-type="float">
            <text:p>1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58036" calcext:value-type="float">
            <text:p>358036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88196" calcext:value-type="float">
            <text:p>388196</text:p>
          </table:table-cell>
          <table:table-cell office:value-type="float" office:value="28" calcext:value-type="float">
            <text:p>28</text:p>
          </table:table-cell>
          <table:table-cell office:value-type="float" office:value="386" calcext:value-type="float">
            <text:p>386</text:p>
          </table:table-cell>
          <table:table-cell office:value-type="float" office:value="114" calcext:value-type="float">
            <text:p>1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18356" calcext:value-type="float">
            <text:p>41835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48524" calcext:value-type="float">
            <text:p>448524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8676" calcext:value-type="float">
            <text:p>478676</text:p>
          </table:table-cell>
          <table:table-cell office:value-type="float" office:value="28" calcext:value-type="float">
            <text:p>28</text:p>
          </table:table-cell>
          <table:table-cell office:value-type="float" office:value="387" calcext:value-type="float">
            <text:p>387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8836" calcext:value-type="float">
            <text:p>508836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8996" calcext:value-type="float">
            <text:p>53899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69156" calcext:value-type="float">
            <text:p>569156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99316" calcext:value-type="float">
            <text:p>599316</text:p>
          </table:table-cell>
          <table:table-cell office:value-type="float" office:value="28" calcext:value-type="float">
            <text:p>28</text:p>
          </table:table-cell>
          <table:table-cell office:value-type="float" office:value="387" calcext:value-type="float">
            <text:p>387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9476" calcext:value-type="float">
            <text:p>629476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59644" calcext:value-type="float">
            <text:p>659644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89796" calcext:value-type="float">
            <text:p>689796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19956" calcext:value-type="float">
            <text:p>719956</text:p>
          </table:table-cell>
          <table:table-cell office:value-type="float" office:value="28" calcext:value-type="float">
            <text:p>28</text:p>
          </table:table-cell>
          <table:table-cell office:value-type="float" office:value="387" calcext:value-type="float">
            <text:p>387</text:p>
          </table:table-cell>
          <table:table-cell office:value-type="float" office:value="113" calcext:value-type="float">
            <text:p>1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50116" calcext:value-type="float">
            <text:p>750116</text:p>
          </table:table-cell>
          <table:table-cell office:value-type="float" office:value="28" calcext:value-type="float">
            <text:p>28</text:p>
          </table:table-cell>
          <table:table-cell office:value-type="float" office:value="386" calcext:value-type="float">
            <text:p>386</text:p>
          </table:table-cell>
          <table:table-cell office:value-type="float" office:value="114" calcext:value-type="float">
            <text:p>1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80276" calcext:value-type="float">
            <text:p>780276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10436" calcext:value-type="float">
            <text:p>810436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40596" calcext:value-type="float">
            <text:p>840596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70756" calcext:value-type="float">
            <text:p>87075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00916" calcext:value-type="float">
            <text:p>900916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1076" calcext:value-type="float">
            <text:p>931076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1236" calcext:value-type="float">
            <text:p>961236</text:p>
          </table:table-cell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P_High_Gain" table:style-name="ta1">
        <table:shapes>
          <draw:frame draw:z-index="0" draw:style-name="gr1" draw:text-style-name="P1" svg:width="11.5118in" svg:height="4.7583in" svg:x="4.5205in" svg:y="0in">
            <draw:object draw:notify-on-update-of-ranges="P_High_Gain.A2:P_High_Gain.A33 P_High_Gain.B1:P_High_Gain.B1 P_High_Gain.B2:P_High_Gain.B33 P_High_Gain.C1:P_High_Gain.C1 P_High_Gain.C2:P_High_Gain.C33 P_High_Gain.D1:P_High_Gain.D1 P_High_Gain.D2:P_High_Gain.D33 P_High_Gain.E1:P_High_Gain.E1 P_High_Gain.E2:P_High_Gain.E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trl_u</text:p>
          </table:table-cell>
          <table:table-cell office:value-type="string" calcext:value-type="string">
            <text:p>ctrl_y</text:p>
          </table:table-cell>
          <table:table-cell office:value-type="string" calcext:value-type="string">
            <text:p>ctrl_e</text:p>
          </table:table-cell>
          <table:table-cell office:value-type="string" calcext:value-type="string">
            <text:p><text:s/>ctrl_ref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2948" calcext:value-type="float">
            <text:p>82948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-52" calcext:value-type="float">
            <text:p>-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080" calcext:value-type="float">
            <text:p>12408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-107" calcext:value-type="float">
            <text:p>-1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5300" calcext:value-type="float">
            <text:p>165300</text:p>
          </table:table-cell>
          <table:table-cell office:value-type="float" office:value="56" calcext:value-type="float">
            <text:p>56</text:p>
          </table:table-cell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6556" calcext:value-type="float">
            <text:p>206556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327" calcext:value-type="float">
            <text:p>32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7820" calcext:value-type="float">
            <text:p>247820</text:p>
          </table:table-cell>
          <table:table-cell office:value-type="float" office:value="8" calcext:value-type="float">
            <text:p>8</text:p>
          </table:table-cell>
          <table:table-cell office:value-type="float" office:value="466" calcext:value-type="float">
            <text:p>466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8984" calcext:value-type="float">
            <text:p>288984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-47" calcext:value-type="float">
            <text:p>-4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0156" calcext:value-type="float">
            <text:p>330156</text:p>
          </table:table-cell>
          <table:table-cell office:value-type="float" office:value="45" calcext:value-type="float">
            <text:p>45</text:p>
          </table:table-cell>
          <table:table-cell office:value-type="float" office:value="318" calcext:value-type="float">
            <text:p>318</text:p>
          </table:table-cell>
          <table:table-cell office:value-type="float" office:value="182" calcext:value-type="float">
            <text:p>1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71412" calcext:value-type="float">
            <text:p>371412</text:p>
          </table:table-cell>
          <table:table-cell office:value-type="float" office:value="81" calcext:value-type="float">
            <text:p>81</text:p>
          </table:table-cell>
          <table:table-cell office:value-type="float" office:value="175" calcext:value-type="float">
            <text:p>175</text:p>
          </table:table-cell>
          <table:table-cell office:value-type="float" office:value="325" calcext:value-type="float">
            <text:p>3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12668" calcext:value-type="float">
            <text:p>412668</text:p>
          </table:table-cell>
          <table:table-cell office:value-type="float" office:value="18" calcext:value-type="float">
            <text:p>18</text:p>
          </table:table-cell>
          <table:table-cell office:value-type="float" office:value="426" calcext:value-type="float">
            <text:p>426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53888" calcext:value-type="float">
            <text:p>453888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-46" calcext:value-type="float">
            <text:p>-4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5060" calcext:value-type="float">
            <text:p>495060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6316" calcext:value-type="float">
            <text:p>536316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307" calcext:value-type="float">
            <text:p>3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77580" calcext:value-type="float">
            <text:p>577580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18840" calcext:value-type="float">
            <text:p>61884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-32" calcext:value-type="float">
            <text:p>-3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0012" calcext:value-type="float">
            <text:p>660012</text:p>
          </table:table-cell>
          <table:table-cell office:value-type="float" office:value="18" calcext:value-type="float">
            <text:p>18</text:p>
          </table:table-cell>
          <table:table-cell office:value-type="float" office:value="426" calcext:value-type="float">
            <text:p>426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01220" calcext:value-type="float">
            <text:p>701220</text:p>
          </table:table-cell>
          <table:table-cell office:value-type="float" office:value="68" calcext:value-type="float">
            <text:p>68</text:p>
          </table:table-cell>
          <table:table-cell office:value-type="float" office:value="226" calcext:value-type="float">
            <text:p>226</text:p>
          </table:table-cell>
          <table:table-cell office:value-type="float" office:value="274" calcext:value-type="float">
            <text:p>2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2476" calcext:value-type="float">
            <text:p>742476</text:p>
          </table:table-cell>
          <table:table-cell office:value-type="float" office:value="46" calcext:value-type="float">
            <text:p>46</text:p>
          </table:table-cell>
          <table:table-cell office:value-type="float" office:value="315" calcext:value-type="float">
            <text:p>315</text:p>
          </table:table-cell>
          <table:table-cell office:value-type="float" office:value="185" calcext:value-type="float">
            <text:p>18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83736" calcext:value-type="float">
            <text:p>783736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-11" calcext:value-type="float">
            <text:p>-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24908" calcext:value-type="float">
            <text:p>824908</text:p>
          </table:table-cell>
          <table:table-cell office:value-type="float" office:value="8" calcext:value-type="float">
            <text:p>8</text:p>
          </table:table-cell>
          <table:table-cell office:value-type="float" office:value="467" calcext:value-type="float">
            <text:p>467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6068" calcext:value-type="float">
            <text:p>866068</text:p>
          </table:table-cell>
          <table:table-cell office:value-type="float" office:value="68" calcext:value-type="float">
            <text:p>68</text:p>
          </table:table-cell>
          <table:table-cell office:value-type="float" office:value="224" calcext:value-type="float">
            <text:p>224</text:p>
          </table:table-cell>
          <table:table-cell office:value-type="float" office:value="276" calcext:value-type="float">
            <text:p>27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07324" calcext:value-type="float">
            <text:p>907324</text:p>
          </table:table-cell>
          <table:table-cell office:value-type="float" office:value="67" calcext:value-type="float">
            <text:p>67</text:p>
          </table:table-cell>
          <table:table-cell office:value-type="float" office:value="231" calcext:value-type="float">
            <text:p>231</text:p>
          </table:table-cell>
          <table:table-cell office:value-type="float" office:value="269" calcext:value-type="float">
            <text:p>26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8584" calcext:value-type="float">
            <text:p>948584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9712" calcext:value-type="float">
            <text:p>989712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-22" calcext:value-type="float">
            <text:p>-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30884" calcext:value-type="float">
            <text:p>1030884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72188" calcext:value-type="float">
            <text:p>1072188</text:p>
          </table:table-cell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office:value-type="float" office:value="351" calcext:value-type="float">
            <text:p>35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13492" calcext:value-type="float">
            <text:p>1113492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54704" calcext:value-type="float">
            <text:p>1154704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-63" calcext:value-type="float">
            <text:p>-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95924" calcext:value-type="float">
            <text:p>1195924</text:p>
          </table:table-cell>
          <table:table-cell office:value-type="float" office:value="52" calcext:value-type="float">
            <text:p>52</text:p>
          </table:table-cell>
          <table:table-cell office:value-type="float" office:value="289" calcext:value-type="float">
            <text:p>289</text:p>
          </table:table-cell>
          <table:table-cell office:value-type="float" office:value="211" calcext:value-type="float">
            <text:p>2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37236" calcext:value-type="float">
            <text:p>1237236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333" calcext:value-type="float">
            <text:p>3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78540" calcext:value-type="float">
            <text:p>1278540</text:p>
          </table:table-cell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Sheet4" table:style-name="ta1">
        <table:shapes>
          <draw:frame draw:z-index="0" draw:style-name="gr1" draw:text-style-name="P1" svg:width="9.3547in" svg:height="3.5453in" svg:x="5.9402in" svg:y="1.4012in">
            <draw:object draw:notify-on-update-of-ranges="Sheet4.A2:Sheet4.A35 Sheet4.B1:Sheet4.B1 Sheet4.B2:Sheet4.B35 Sheet4.C1:Sheet4.C1 Sheet4.C2:Sheet4.C35 Sheet4.D1:Sheet4.D1 Sheet4.D2:Sheet4.D35 Sheet4.E1:Sheet4.E1 Sheet4.E2:Sheet4.E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trl_u</text:p>
          </table:table-cell>
          <table:table-cell office:value-type="string" calcext:value-type="string">
            <text:p>ctrl_y</text:p>
          </table:table-cell>
          <table:table-cell office:value-type="string" calcext:value-type="string">
            <text:p>ctrl_e</text:p>
          </table:table-cell>
          <table:table-cell office:value-type="string" calcext:value-type="string">
            <text:p><text:s/>ctrl_refs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OK</text:p>
          </table:table-cell>
        </table:table-row>
        <table:table-row table:style-name="ro1">
          <table:table-cell office:value-type="float" office:value="18352" calcext:value-type="float">
            <text:p>18352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2932" calcext:value-type="float">
            <text:p>42932</text:p>
          </table:table-cell>
          <table:table-cell office:value-type="float" office:value="115" calcext:value-type="float">
            <text:p>115</text:p>
          </table:table-cell>
          <table:table-cell office:value-type="float" office:value="367" calcext:value-type="float">
            <text:p>367</text:p>
          </table:table-cell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7252" calcext:value-type="float">
            <text:p>77252</text:p>
          </table:table-cell>
          <table:table-cell office:value-type="float" office:value="92" calcext:value-type="float">
            <text:p>92</text:p>
          </table:table-cell>
          <table:table-cell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0532" calcext:value-type="float">
            <text:p>110532</text:p>
          </table:table-cell>
          <table:table-cell office:value-type="float" office:value="105" calcext:value-type="float">
            <text:p>105</text:p>
          </table:table-cell>
          <table:table-cell office:value-type="float" office:value="379" calcext:value-type="float">
            <text:p>379</text:p>
          </table:table-cell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5892" calcext:value-type="float">
            <text:p>145892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0212" calcext:value-type="float">
            <text:p>180212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5572" calcext:value-type="float">
            <text:p>215572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49900" calcext:value-type="float">
            <text:p>249900</text:p>
          </table:table-cell>
          <table:table-cell office:value-type="float" office:value="97" calcext:value-type="float">
            <text:p>97</text:p>
          </table:table-cell>
          <table:table-cell office:value-type="float" office:value="388" calcext:value-type="float">
            <text:p>388</text:p>
          </table:table-cell>
          <table:table-cell office:value-type="float" office:value="112" calcext:value-type="float">
            <text:p>1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4212" calcext:value-type="float">
            <text:p>284212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18540" calcext:value-type="float">
            <text:p>318540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52852" calcext:value-type="float">
            <text:p>352852</text:p>
          </table:table-cell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float" office:value="108" calcext:value-type="float">
            <text:p>10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87172" calcext:value-type="float">
            <text:p>387172</text:p>
          </table:table-cell>
          <table:table-cell office:value-type="float" office:value="94" calcext:value-type="float">
            <text:p>94</text:p>
          </table:table-cell>
          <table:table-cell office:value-type="float" office:value="391" calcext:value-type="float">
            <text:p>391</text:p>
          </table:table-cell>
          <table:table-cell office:value-type="float" office:value="109" calcext:value-type="float">
            <text:p>10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21492" calcext:value-type="float">
            <text:p>421492</text:p>
          </table:table-cell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float" office:value="108" calcext:value-type="float">
            <text:p>10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55812" calcext:value-type="float">
            <text:p>455812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90132" calcext:value-type="float">
            <text:p>490132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24452" calcext:value-type="float">
            <text:p>524452</text:p>
          </table:table-cell>
          <table:table-cell office:value-type="float" office:value="90" calcext:value-type="float">
            <text:p>90</text:p>
          </table:table-cell>
          <table:table-cell office:value-type="float" office:value="396" calcext:value-type="float">
            <text:p>396</text:p>
          </table:table-cell>
          <table:table-cell office:value-type="float" office:value="104" calcext:value-type="float">
            <text:p>1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58772" calcext:value-type="float">
            <text:p>558772</text:p>
          </table:table-cell>
          <table:table-cell office:value-type="float" office:value="94" calcext:value-type="float">
            <text:p>94</text:p>
          </table:table-cell>
          <table:table-cell office:value-type="float" office:value="391" calcext:value-type="float">
            <text:p>391</text:p>
          </table:table-cell>
          <table:table-cell office:value-type="float" office:value="109" calcext:value-type="float">
            <text:p>10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93100" calcext:value-type="float">
            <text:p>593100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27412" calcext:value-type="float">
            <text:p>627412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61732" calcext:value-type="float">
            <text:p>661732</text:p>
          </table:table-cell>
          <table:table-cell office:value-type="float" office:value="92" calcext:value-type="float">
            <text:p>92</text:p>
          </table:table-cell>
          <table:table-cell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96052" calcext:value-type="float">
            <text:p>696052</text:p>
          </table:table-cell>
          <table:table-cell office:value-type="float" office:value="90" calcext:value-type="float">
            <text:p>90</text:p>
          </table:table-cell>
          <table:table-cell office:value-type="float" office:value="396" calcext:value-type="float">
            <text:p>396</text:p>
          </table:table-cell>
          <table:table-cell office:value-type="float" office:value="104" calcext:value-type="float">
            <text:p>1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30372" calcext:value-type="float">
            <text:p>730372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64692" calcext:value-type="float">
            <text:p>764692</text:p>
          </table:table-cell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float" office:value="108" calcext:value-type="float">
            <text:p>10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99012" calcext:value-type="float">
            <text:p>799012</text:p>
          </table:table-cell>
          <table:table-cell office:value-type="float" office:value="91" calcext:value-type="float">
            <text:p>91</text:p>
          </table:table-cell>
          <table:table-cell office:value-type="float" office:value="395" calcext:value-type="float">
            <text:p>395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33332" calcext:value-type="float">
            <text:p>833332</text:p>
          </table:table-cell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float" office:value="108" calcext:value-type="float">
            <text:p>10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67652" calcext:value-type="float">
            <text:p>867652</text:p>
          </table:table-cell>
          <table:table-cell office:value-type="float" office:value="91" calcext:value-type="float">
            <text:p>91</text:p>
          </table:table-cell>
          <table:table-cell office:value-type="float" office:value="395" calcext:value-type="float">
            <text:p>395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01972" calcext:value-type="float">
            <text:p>901972</text:p>
          </table:table-cell>
          <table:table-cell office:value-type="float" office:value="90" calcext:value-type="float">
            <text:p>90</text:p>
          </table:table-cell>
          <table:table-cell office:value-type="float" office:value="396" calcext:value-type="float">
            <text:p>396</text:p>
          </table:table-cell>
          <table:table-cell office:value-type="float" office:value="104" calcext:value-type="float">
            <text:p>1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36292" calcext:value-type="float">
            <text:p>936292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70612" calcext:value-type="float">
            <text:p>970612</text:p>
          </table:table-cell>
          <table:table-cell office:value-type="float" office:value="92" calcext:value-type="float">
            <text:p>92</text:p>
          </table:table-cell>
          <table:table-cell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04932" calcext:value-type="float">
            <text:p>1004932</text:p>
          </table:table-cell>
          <table:table-cell office:value-type="float" office:value="92" calcext:value-type="float">
            <text:p>92</text:p>
          </table:table-cell>
          <table:table-cell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40292" calcext:value-type="float">
            <text:p>1040292</text:p>
          </table:table-cell>
          <table:table-cell office:value-type="float" office:value="89" calcext:value-type="float">
            <text:p>89</text:p>
          </table:table-cell>
          <table:table-cell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75652" calcext:value-type="float">
            <text:p>1075652</text:p>
          </table:table-cell>
          <table:table-cell office:value-type="float" office:value="95" calcext:value-type="float">
            <text:p>95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11012" calcext:value-type="float">
            <text:p>1111012</text:p>
          </table:table-cell>
          <table:table-cell office:value-type="float" office:value="89" calcext:value-type="float">
            <text:p>89</text:p>
          </table:table-cell>
          <table:table-cell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46372" calcext:value-type="float">
            <text:p>1146372</text:p>
          </table:table-cell>
          <table:table-cell office:value-type="float" office:value="92" calcext:value-type="float">
            <text:p>92</text:p>
          </table:table-cell>
          <table:table-cell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81740" calcext:value-type="float">
            <text:p>1181740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17092" calcext:value-type="float">
            <text:p>1217092</text:p>
          </table:table-cell>
          <table:table-cell office:value-type="float" office:value="91" calcext:value-type="float">
            <text:p>91</text:p>
          </table:table-cell>
          <table:table-cell office:value-type="float" office:value="395" calcext:value-type="float">
            <text:p>395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52452" calcext:value-type="float">
            <text:p>1252452</text:p>
          </table:table-cell>
          <table:table-cell office:value-type="float" office:value="90" calcext:value-type="float">
            <text:p>90</text:p>
          </table:table-cell>
          <table:table-cell office:value-type="float" office:value="396" calcext:value-type="float">
            <text:p>396</text:p>
          </table:table-cell>
          <table:table-cell office:value-type="float" office:value="104" calcext:value-type="float">
            <text:p>1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87812" calcext:value-type="float">
            <text:p>1287812</text:p>
          </table:table-cell>
          <table:table-cell office:value-type="float" office:value="94" calcext:value-type="float">
            <text:p>94</text:p>
          </table:table-cell>
          <table:table-cell office:value-type="float" office:value="391" calcext:value-type="float">
            <text:p>391</text:p>
          </table:table-cell>
          <table:table-cell office:value-type="float" office:value="109" calcext:value-type="float">
            <text:p>10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23172" calcext:value-type="float">
            <text:p>1323172</text:p>
          </table:table-cell>
          <table:table-cell office:value-type="float" office:value="90" calcext:value-type="float">
            <text:p>90</text:p>
          </table:table-cell>
          <table:table-cell office:value-type="float" office:value="396" calcext:value-type="float">
            <text:p>396</text:p>
          </table:table-cell>
          <table:table-cell office:value-type="float" office:value="104" calcext:value-type="float">
            <text:p>1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58532" calcext:value-type="float">
            <text:p>1358532</text:p>
          </table:table-cell>
          <table:table-cell office:value-type="float" office:value="91" calcext:value-type="float">
            <text:p>91</text:p>
          </table:table-cell>
          <table:table-cell office:value-type="float" office:value="395" calcext:value-type="float">
            <text:p>395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92836" calcext:value-type="float">
            <text:p>1392836</text:p>
          </table:table-cell>
          <table:table-cell office:value-type="float" office:value="85" calcext:value-type="float">
            <text:p>85</text:p>
          </table:table-cell>
          <table:table-cell office:value-type="float" office:value="386" calcext:value-type="float">
            <text:p>386</text:p>
          </table:table-cell>
          <table:table-cell office:value-type="float" office:value="114" calcext:value-type="float">
            <text:p>11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28196" calcext:value-type="float">
            <text:p>1428196</text:p>
          </table:table-cell>
          <table:table-cell office:value-type="float" office:value="85" calcext:value-type="float">
            <text:p>85</text:p>
          </table:table-cell>
          <table:table-cell office:value-type="float" office:value="386" calcext:value-type="float">
            <text:p>386</text:p>
          </table:table-cell>
          <table:table-cell office:value-type="float" office:value="114" calcext:value-type="float">
            <text:p>11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57340" calcext:value-type="float">
            <text:p>1457340</text:p>
          </table:table-cell>
          <table:table-cell office:value-type="float" office:value="33" calcext:value-type="float">
            <text:p>33</text:p>
          </table:table-cell>
          <table:table-cell office:value-type="float" office:value="227" calcext:value-type="float">
            <text:p>227</text:p>
          </table:table-cell>
          <table:table-cell office:value-type="float" office:value="273" calcext:value-type="float">
            <text:p>27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92692" calcext:value-type="float">
            <text:p>1492692</text:p>
          </table:table-cell>
          <table:table-cell office:value-type="float" office:value="33" calcext:value-type="float">
            <text:p>33</text:p>
          </table:table-cell>
          <table:table-cell office:value-type="float" office:value="227" calcext:value-type="float">
            <text:p>227</text:p>
          </table:table-cell>
          <table:table-cell office:value-type="float" office:value="273" calcext:value-type="float">
            <text:p>27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28052" calcext:value-type="float">
            <text:p>1528052</text:p>
          </table:table-cell>
          <table:table-cell office:value-type="float" office:value="33" calcext:value-type="float">
            <text:p>33</text:p>
          </table:table-cell>
          <table:table-cell office:value-type="float" office:value="230" calcext:value-type="float">
            <text:p>23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63412" calcext:value-type="float">
            <text:p>1563412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98772" calcext:value-type="float">
            <text:p>1598772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34132" calcext:value-type="float">
            <text:p>1634132</text:p>
          </table:table-cell>
          <table:table-cell office:value-type="float" office:value="33" calcext:value-type="float">
            <text:p>33</text:p>
          </table:table-cell>
          <table:table-cell office:value-type="float" office:value="230" calcext:value-type="float">
            <text:p>23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69492" calcext:value-type="float">
            <text:p>1669492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04852" calcext:value-type="float">
            <text:p>1704852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40212" calcext:value-type="float">
            <text:p>1740212</text:p>
          </table:table-cell>
          <table:table-cell office:value-type="float" office:value="33" calcext:value-type="float">
            <text:p>33</text:p>
          </table:table-cell>
          <table:table-cell office:value-type="float" office:value="231" calcext:value-type="float">
            <text:p>231</text:p>
          </table:table-cell>
          <table:table-cell office:value-type="float" office:value="269" calcext:value-type="float">
            <text:p>26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75572" calcext:value-type="float">
            <text:p>1775572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10932" calcext:value-type="float">
            <text:p>1810932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46300" calcext:value-type="float">
            <text:p>1846300</text:p>
          </table:table-cell>
          <table:table-cell office:value-type="float" office:value="33" calcext:value-type="float">
            <text:p>33</text:p>
          </table:table-cell>
          <table:table-cell office:value-type="float" office:value="231" calcext:value-type="float">
            <text:p>231</text:p>
          </table:table-cell>
          <table:table-cell office:value-type="float" office:value="269" calcext:value-type="float">
            <text:p>26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81652" calcext:value-type="float">
            <text:p>1881652</text:p>
          </table:table-cell>
          <table:table-cell office:value-type="float" office:value="33" calcext:value-type="float">
            <text:p>33</text:p>
          </table:table-cell>
          <table:table-cell office:value-type="float" office:value="229" calcext:value-type="float">
            <text:p>229</text:p>
          </table:table-cell>
          <table:table-cell office:value-type="float" office:value="271" calcext:value-type="float">
            <text:p>27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17012" calcext:value-type="float">
            <text:p>1917012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52372" calcext:value-type="float">
            <text:p>1952372</text:p>
          </table:table-cell>
          <table:table-cell office:value-type="float" office:value="33" calcext:value-type="float">
            <text:p>33</text:p>
          </table:table-cell>
          <table:table-cell office:value-type="float" office:value="231" calcext:value-type="float">
            <text:p>231</text:p>
          </table:table-cell>
          <table:table-cell office:value-type="float" office:value="269" calcext:value-type="float">
            <text:p>26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87732" calcext:value-type="float">
            <text:p>1987732</text:p>
          </table:table-cell>
          <table:table-cell office:value-type="float" office:value="33" calcext:value-type="float">
            <text:p>33</text:p>
          </table:table-cell>
          <table:table-cell office:value-type="float" office:value="229" calcext:value-type="float">
            <text:p>229</text:p>
          </table:table-cell>
          <table:table-cell office:value-type="float" office:value="271" calcext:value-type="float">
            <text:p>27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</table:table>
      <table:table table:name="PI" table:style-name="ta1">
        <table:shapes>
          <draw:frame draw:z-index="0" draw:style-name="gr1" draw:text-style-name="P1" svg:width="10.7748in" svg:height="4.7583in" svg:x="5.6043in" svg:y="0.324in">
            <draw:object draw:notify-on-update-of-ranges="PI.A2:PI.A44 PI.B1:PI.B1 PI.B2:PI.B44 PI.C1:PI.C1 PI.C2:PI.C44 PI.D1:PI.D1 PI.D2:PI.D44 PI.E1:PI.E1 PI.E2:PI.E4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trl_u</text:p>
          </table:table-cell>
          <table:table-cell office:value-type="string" calcext:value-type="string">
            <text:p>ctrl_y</text:p>
          </table:table-cell>
          <table:table-cell office:value-type="string" calcext:value-type="string">
            <text:p>ctrl_e</text:p>
          </table:table-cell>
          <table:table-cell office:value-type="string" calcext:value-type="string">
            <text:p><text:s/>ctrl_refs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OK</text:p>
          </table:table-cell>
        </table:table-row>
        <table:table-row table:style-name="ro1">
          <table:table-cell office:value-type="float" office:value="18444" calcext:value-type="float">
            <text:p>18444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492" calcext:value-type="float">
            <text:p>4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2976" calcext:value-type="float">
            <text:p>42976</text:p>
          </table:table-cell>
          <table:table-cell office:value-type="float" office:value="74" calcext:value-type="float">
            <text:p>74</text:p>
          </table:table-cell>
          <table:table-cell office:value-type="float" office:value="197" calcext:value-type="float">
            <text:p>197</text:p>
          </table:table-cell>
          <table:table-cell office:value-type="float" office:value="303" calcext:value-type="float">
            <text:p>30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6248" calcext:value-type="float">
            <text:p>76248</text:p>
          </table:table-cell>
          <table:table-cell office:value-type="float" office:value="55" calcext:value-type="float">
            <text:p>55</text:p>
          </table:table-cell>
          <table:table-cell office:value-type="float" office:value="279" calcext:value-type="float">
            <text:p>279</text:p>
          </table:table-cell>
          <table:table-cell office:value-type="float" office:value="221" calcext:value-type="float">
            <text:p>22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9528" calcext:value-type="float">
            <text:p>109528</text:p>
          </table:table-cell>
          <table:table-cell office:value-type="float" office:value="50" calcext:value-type="float">
            <text:p>50</text:p>
          </table:table-cell>
          <table:table-cell office:value-type="float" office:value="277" calcext:value-type="float">
            <text:p>277</text:p>
          </table:table-cell>
          <table:table-cell office:value-type="float" office:value="223" calcext:value-type="float">
            <text:p>2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3848" calcext:value-type="float">
            <text:p>143848</text:p>
          </table:table-cell>
          <table:table-cell office:value-type="float" office:value="63" calcext:value-type="float">
            <text:p>63</text:p>
          </table:table-cell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8164" calcext:value-type="float">
            <text:p>178164</text:p>
          </table:table-cell>
          <table:table-cell office:value-type="float" office:value="58" calcext:value-type="float">
            <text:p>58</text:p>
          </table:table-cell>
          <table:table-cell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2484" calcext:value-type="float">
            <text:p>212484</text:p>
          </table:table-cell>
          <table:table-cell office:value-type="float" office:value="42" calcext:value-type="float">
            <text:p>42</text:p>
          </table:table-cell>
          <table:table-cell office:value-type="float" office:value="301" calcext:value-type="float">
            <text:p>301</text:p>
          </table:table-cell>
          <table:table-cell office:value-type="float" office:value="199" calcext:value-type="float">
            <text:p>1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46816" calcext:value-type="float">
            <text:p>246816</text:p>
          </table:table-cell>
          <table:table-cell office:value-type="float" office:value="56" calcext:value-type="float">
            <text:p>56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1128" calcext:value-type="float">
            <text:p>281128</text:p>
          </table:table-cell>
          <table:table-cell office:value-type="float" office:value="47" calcext:value-type="float">
            <text:p>47</text:p>
          </table:table-cell>
          <table:table-cell office:value-type="float" office:value="288" calcext:value-type="float">
            <text:p>288</text:p>
          </table:table-cell>
          <table:table-cell office:value-type="float" office:value="212" calcext:value-type="float">
            <text:p>2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15452" calcext:value-type="float">
            <text:p>315452</text:p>
          </table:table-cell>
          <table:table-cell office:value-type="float" office:value="53" calcext:value-type="float">
            <text:p>53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49768" calcext:value-type="float">
            <text:p>349768</text:p>
          </table:table-cell>
          <table:table-cell office:value-type="float" office:value="46" calcext:value-type="float">
            <text:p>46</text:p>
          </table:table-cell>
          <table:table-cell office:value-type="float" office:value="288" calcext:value-type="float">
            <text:p>288</text:p>
          </table:table-cell>
          <table:table-cell office:value-type="float" office:value="212" calcext:value-type="float">
            <text:p>2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84092" calcext:value-type="float">
            <text:p>384092</text:p>
          </table:table-cell>
          <table:table-cell office:value-type="float" office:value="63" calcext:value-type="float">
            <text:p>63</text:p>
          </table:table-cell>
          <table:table-cell office:value-type="float" office:value="278" calcext:value-type="float">
            <text:p>278</text:p>
          </table:table-cell>
          <table:table-cell office:value-type="float" office:value="222" calcext:value-type="float">
            <text:p>22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18408" calcext:value-type="float">
            <text:p>418408</text:p>
          </table:table-cell>
          <table:table-cell office:value-type="float" office:value="46" calcext:value-type="float">
            <text:p>46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52728" calcext:value-type="float">
            <text:p>452728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87048" calcext:value-type="float">
            <text:p>487048</text:p>
          </table:table-cell>
          <table:table-cell office:value-type="float" office:value="46" calcext:value-type="float">
            <text:p>46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21364" calcext:value-type="float">
            <text:p>521364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55684" calcext:value-type="float">
            <text:p>555684</text:p>
          </table:table-cell>
          <table:table-cell office:value-type="float" office:value="56" calcext:value-type="float">
            <text:p>56</text:p>
          </table:table-cell>
          <table:table-cell office:value-type="float" office:value="301" calcext:value-type="float">
            <text:p>301</text:p>
          </table:table-cell>
          <table:table-cell office:value-type="float" office:value="199" calcext:value-type="float">
            <text:p>1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90008" calcext:value-type="float">
            <text:p>590008</text:p>
          </table:table-cell>
          <table:table-cell office:value-type="float" office:value="47" calcext:value-type="float">
            <text:p>47</text:p>
          </table:table-cell>
          <table:table-cell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24332" calcext:value-type="float">
            <text:p>624332</text:p>
          </table:table-cell>
          <table:table-cell office:value-type="float" office:value="52" calcext:value-type="float">
            <text:p>52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58656" calcext:value-type="float">
            <text:p>658656</text:p>
          </table:table-cell>
          <table:table-cell office:value-type="float" office:value="59" calcext:value-type="float">
            <text:p>59</text:p>
          </table:table-cell>
          <table:table-cell office:value-type="float" office:value="292" calcext:value-type="float">
            <text:p>292</text:p>
          </table:table-cell>
          <table:table-cell office:value-type="float" office:value="208" calcext:value-type="float">
            <text:p>20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92964" calcext:value-type="float">
            <text:p>692964</text:p>
          </table:table-cell>
          <table:table-cell office:value-type="float" office:value="54" calcext:value-type="float">
            <text:p>54</text:p>
          </table:table-cell>
          <table:table-cell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27284" calcext:value-type="float">
            <text:p>727284</text:p>
          </table:table-cell>
          <table:table-cell office:value-type="float" office:value="43" calcext:value-type="float">
            <text:p>43</text:p>
          </table:table-cell>
          <table:table-cell office:value-type="float" office:value="302" calcext:value-type="float">
            <text:p>302</text:p>
          </table:table-cell>
          <table:table-cell office:value-type="float" office:value="198" calcext:value-type="float">
            <text:p>19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61608" calcext:value-type="float">
            <text:p>761608</text:p>
          </table:table-cell>
          <table:table-cell office:value-type="float" office:value="55" calcext:value-type="float">
            <text:p>55</text:p>
          </table:table-cell>
          <table:table-cell office:value-type="float" office:value="281" calcext:value-type="float">
            <text:p>281</text:p>
          </table:table-cell>
          <table:table-cell office:value-type="float" office:value="219" calcext:value-type="float">
            <text:p>2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95928" calcext:value-type="float">
            <text:p>795928</text:p>
          </table:table-cell>
          <table:table-cell office:value-type="float" office:value="47" calcext:value-type="float">
            <text:p>47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30252" calcext:value-type="float">
            <text:p>830252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64568" calcext:value-type="float">
            <text:p>864568</text:p>
          </table:table-cell>
          <table:table-cell office:value-type="float" office:value="45" calcext:value-type="float">
            <text:p>4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98884" calcext:value-type="float">
            <text:p>898884</text:p>
          </table:table-cell>
          <table:table-cell office:value-type="float" office:value="58" calcext:value-type="float">
            <text:p>58</text:p>
          </table:table-cell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33204" calcext:value-type="float">
            <text:p>933204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office:value-type="float" office:value="199" calcext:value-type="float">
            <text:p>1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67524" calcext:value-type="float">
            <text:p>967524</text:p>
          </table:table-cell>
          <table:table-cell office:value-type="float" office:value="43" calcext:value-type="float">
            <text:p>43</text:p>
          </table:table-cell>
          <table:table-cell office:value-type="float" office:value="302" calcext:value-type="float">
            <text:p>302</text:p>
          </table:table-cell>
          <table:table-cell office:value-type="float" office:value="198" calcext:value-type="float">
            <text:p>19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01844" calcext:value-type="float">
            <text:p>1001844</text:p>
          </table:table-cell>
          <table:table-cell office:value-type="float" office:value="47" calcext:value-type="float">
            <text:p>47</text:p>
          </table:table-cell>
          <table:table-cell office:value-type="float" office:value="284" calcext:value-type="float">
            <text:p>284</text:p>
          </table:table-cell>
          <table:table-cell office:value-type="float" office:value="216" calcext:value-type="float">
            <text:p>2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37204" calcext:value-type="float">
            <text:p>1037204</text:p>
          </table:table-cell>
          <table:table-cell office:value-type="float" office:value="58" calcext:value-type="float">
            <text:p>58</text:p>
          </table:table-cell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72564" calcext:value-type="float">
            <text:p>1072564</text:p>
          </table:table-cell>
          <table:table-cell office:value-type="float" office:value="41" calcext:value-type="float">
            <text:p>41</text:p>
          </table:table-cell>
          <table:table-cell office:value-type="float" office:value="302" calcext:value-type="float">
            <text:p>302</text:p>
          </table:table-cell>
          <table:table-cell office:value-type="float" office:value="198" calcext:value-type="float">
            <text:p>19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07928" calcext:value-type="float">
            <text:p>1107928</text:p>
          </table:table-cell>
          <table:table-cell office:value-type="float" office:value="51" calcext:value-type="float">
            <text:p>51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43284" calcext:value-type="float">
            <text:p>1143284</text:p>
          </table:table-cell>
          <table:table-cell office:value-type="float" office:value="44" calcext:value-type="float">
            <text:p>44</text:p>
          </table:table-cell>
          <table:table-cell office:value-type="float" office:value="288" calcext:value-type="float">
            <text:p>288</text:p>
          </table:table-cell>
          <table:table-cell office:value-type="float" office:value="212" calcext:value-type="float">
            <text:p>2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78652" calcext:value-type="float">
            <text:p>1178652</text:p>
          </table:table-cell>
          <table:table-cell office:value-type="float" office:value="61" calcext:value-type="float">
            <text:p>61</text:p>
          </table:table-cell>
          <table:table-cell office:value-type="float" office:value="278" calcext:value-type="float">
            <text:p>278</text:p>
          </table:table-cell>
          <table:table-cell office:value-type="float" office:value="222" calcext:value-type="float">
            <text:p>22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14004" calcext:value-type="float">
            <text:p>1214004</text:p>
          </table:table-cell>
          <table:table-cell office:value-type="float" office:value="44" calcext:value-type="float">
            <text:p>44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49372" calcext:value-type="float">
            <text:p>1249372</text:p>
          </table:table-cell>
          <table:table-cell office:value-type="float" office:value="49" calcext:value-type="float">
            <text:p>49</text:p>
          </table:table-cell>
          <table:table-cell office:value-type="float" office:value="284" calcext:value-type="float">
            <text:p>284</text:p>
          </table:table-cell>
          <table:table-cell office:value-type="float" office:value="216" calcext:value-type="float">
            <text:p>2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84724" calcext:value-type="float">
            <text:p>1284724</text:p>
          </table:table-cell>
          <table:table-cell office:value-type="float" office:value="57" calcext:value-type="float">
            <text:p>57</text:p>
          </table:table-cell>
          <table:table-cell office:value-type="float" office:value="287" calcext:value-type="float">
            <text:p>287</text:p>
          </table:table-cell>
          <table:table-cell office:value-type="float" office:value="213" calcext:value-type="float">
            <text:p>2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20088" calcext:value-type="float">
            <text:p>1320088</text:p>
          </table:table-cell>
          <table:table-cell office:value-type="float" office:value="48" calcext:value-type="float">
            <text:p>48</text:p>
          </table:table-cell>
          <table:table-cell office:value-type="float" office:value="304" calcext:value-type="float">
            <text:p>304</text:p>
          </table:table-cell>
          <table:table-cell office:value-type="float" office:value="196" calcext:value-type="float">
            <text:p>1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55452" calcext:value-type="float">
            <text:p>1355452</text:p>
          </table:table-cell>
          <table:table-cell office:value-type="float" office:value="53" calcext:value-type="float">
            <text:p>53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90816" calcext:value-type="float">
            <text:p>1390816</text:p>
          </table:table-cell>
          <table:table-cell office:value-type="float" office:value="54" calcext:value-type="float">
            <text:p>54</text:p>
          </table:table-cell>
          <table:table-cell office:value-type="float" office:value="296" calcext:value-type="float">
            <text:p>296</text:p>
          </table:table-cell>
          <table:table-cell office:value-type="float" office:value="204" calcext:value-type="float">
            <text:p>2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26164" calcext:value-type="float">
            <text:p>1426164</text:p>
          </table:table-cell>
          <table:table-cell office:value-type="float" office:value="44" calcext:value-type="float">
            <text:p>44</text:p>
          </table:table-cell>
          <table:table-cell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61524" calcext:value-type="float">
            <text:p>1461524</text:p>
          </table:table-cell>
          <table:table-cell office:value-type="float" office:value="46" calcext:value-type="float">
            <text:p>46</text:p>
          </table:table-cell>
          <table:table-cell office:value-type="float" office:value="283" calcext:value-type="float">
            <text:p>283</text:p>
          </table:table-cell>
          <table:table-cell office:value-type="float" office:value="217" calcext:value-type="float">
            <text:p>21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96888" calcext:value-type="float">
            <text:p>1496888</text:p>
          </table:table-cell>
          <table:table-cell office:value-type="float" office:value="53" calcext:value-type="float">
            <text:p>53</text:p>
          </table:table-cell>
          <table:table-cell office:value-type="float" office:value="281" calcext:value-type="float">
            <text:p>281</text:p>
          </table:table-cell>
          <table:table-cell office:value-type="float" office:value="219" calcext:value-type="float">
            <text:p>2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32248" calcext:value-type="float">
            <text:p>1532248</text:p>
          </table:table-cell>
          <table:table-cell office:value-type="float" office:value="53" calcext:value-type="float">
            <text:p>53</text:p>
          </table:table-cell>
          <table:table-cell office:value-type="float" office:value="296" calcext:value-type="float">
            <text:p>296</text:p>
          </table:table-cell>
          <table:table-cell office:value-type="float" office:value="204" calcext:value-type="float">
            <text:p>2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67604" calcext:value-type="float">
            <text:p>1567604</text:p>
          </table:table-cell>
          <table:table-cell office:value-type="float" office:value="42" calcext:value-type="float">
            <text:p>42</text:p>
          </table:table-cell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02964" calcext:value-type="float">
            <text:p>1602964</text:p>
          </table:table-cell>
          <table:table-cell office:value-type="float" office:value="61" calcext:value-type="float">
            <text:p>61</text:p>
          </table:table-cell>
          <table:table-cell office:value-type="float" office:value="278" calcext:value-type="float">
            <text:p>278</text:p>
          </table:table-cell>
          <table:table-cell office:value-type="float" office:value="222" calcext:value-type="float">
            <text:p>22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38328" calcext:value-type="float">
            <text:p>1638328</text:p>
          </table:table-cell>
          <table:table-cell office:value-type="float" office:value="47" calcext:value-type="float">
            <text:p>47</text:p>
          </table:table-cell>
          <table:table-cell office:value-type="float" office:value="309" calcext:value-type="float">
            <text:p>309</text:p>
          </table:table-cell>
          <table:table-cell office:value-type="float" office:value="191" calcext:value-type="float">
            <text:p>19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73684" calcext:value-type="float">
            <text:p>1673684</text:p>
          </table:table-cell>
          <table:table-cell office:value-type="float" office:value="56" calcext:value-type="float">
            <text:p>56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09044" calcext:value-type="float">
            <text:p>1709044</text:p>
          </table:table-cell>
          <table:table-cell office:value-type="float" office:value="42" calcext:value-type="float">
            <text:p>42</text:p>
          </table:table-cell>
          <table:table-cell office:value-type="float" office:value="302" calcext:value-type="float">
            <text:p>302</text:p>
          </table:table-cell>
          <table:table-cell office:value-type="float" office:value="198" calcext:value-type="float">
            <text:p>19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44404" calcext:value-type="float">
            <text:p>1744404</text:p>
          </table:table-cell>
          <table:table-cell office:value-type="float" office:value="60" calcext:value-type="float">
            <text:p>60</text:p>
          </table:table-cell>
          <table:table-cell office:value-type="float" office:value="283" calcext:value-type="float">
            <text:p>283</text:p>
          </table:table-cell>
          <table:table-cell office:value-type="float" office:value="217" calcext:value-type="float">
            <text:p>21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79772" calcext:value-type="float">
            <text:p>177977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194" calcext:value-type="float">
            <text:p>19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15128" calcext:value-type="float">
            <text:p>1815128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196" calcext:value-type="float">
            <text:p>1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50488" calcext:value-type="float">
            <text:p>1850488</text:p>
          </table:table-cell>
          <table:table-cell office:value-type="float" office:value="47" calcext:value-type="float">
            <text:p>47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85848" calcext:value-type="float">
            <text:p>1885848</text:p>
          </table:table-cell>
          <table:table-cell office:value-type="float" office:value="45" calcext:value-type="float">
            <text:p>45</text:p>
          </table:table-cell>
          <table:table-cell office:value-type="float" office:value="288" calcext:value-type="float">
            <text:p>288</text:p>
          </table:table-cell>
          <table:table-cell office:value-type="float" office:value="212" calcext:value-type="float">
            <text:p>2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21204" calcext:value-type="float">
            <text:p>1921204</text:p>
          </table:table-cell>
          <table:table-cell office:value-type="float" office:value="54" calcext:value-type="float">
            <text:p>54</text:p>
          </table:table-cell>
          <table:table-cell office:value-type="float" office:value="281" calcext:value-type="float">
            <text:p>281</text:p>
          </table:table-cell>
          <table:table-cell office:value-type="float" office:value="219" calcext:value-type="float">
            <text:p>2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56568" calcext:value-type="float">
            <text:p>1956568</text:p>
          </table:table-cell>
          <table:table-cell office:value-type="float" office:value="43" calcext:value-type="float">
            <text:p>43</text:p>
          </table:table-cell>
          <table:table-cell office:value-type="float" office:value="298" calcext:value-type="float">
            <text:p>298</text:p>
          </table:table-cell>
          <table:table-cell office:value-type="float" office:value="202" calcext:value-type="float">
            <text:p>2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91924" calcext:value-type="float">
            <text:p>1991924</text:p>
          </table:table-cell>
          <table:table-cell office:value-type="float" office:value="48" calcext:value-type="float">
            <text:p>48</text:p>
          </table:table-cell>
          <table:table-cell office:value-type="float" office:value="279" calcext:value-type="float">
            <text:p>279</text:p>
          </table:table-cell>
          <table:table-cell office:value-type="float" office:value="221" calcext:value-type="float">
            <text:p>22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27284" calcext:value-type="float">
            <text:p>2027284</text:p>
          </table:table-cell>
          <table:table-cell office:value-type="float" office:value="60" calcext:value-type="float">
            <text:p>60</text:p>
          </table:table-cell>
          <table:table-cell office:value-type="float" office:value="283" calcext:value-type="float">
            <text:p>283</text:p>
          </table:table-cell>
          <table:table-cell office:value-type="float" office:value="217" calcext:value-type="float">
            <text:p>21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62648" calcext:value-type="float">
            <text:p>2062648</text:p>
          </table:table-cell>
          <table:table-cell office:value-type="float" office:value="47" calcext:value-type="float">
            <text:p>47</text:p>
          </table:table-cell>
          <table:table-cell office:value-type="float" office:value="309" calcext:value-type="float">
            <text:p>309</text:p>
          </table:table-cell>
          <table:table-cell office:value-type="float" office:value="191" calcext:value-type="float">
            <text:p>19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98004" calcext:value-type="float">
            <text:p>2098004</text:p>
          </table:table-cell>
          <table:table-cell office:value-type="float" office:value="56" calcext:value-type="float">
            <text:p>56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33364" calcext:value-type="float">
            <text:p>2133364</text:p>
          </table:table-cell>
          <table:table-cell office:value-type="float" office:value="42" calcext:value-type="float">
            <text:p>42</text:p>
          </table:table-cell>
          <table:table-cell office:value-type="float" office:value="302" calcext:value-type="float">
            <text:p>302</text:p>
          </table:table-cell>
          <table:table-cell office:value-type="float" office:value="198" calcext:value-type="float">
            <text:p>19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68724" calcext:value-type="float">
            <text:p>2168724</text:p>
          </table:table-cell>
          <table:table-cell office:value-type="float" office:value="60" calcext:value-type="float">
            <text:p>60</text:p>
          </table:table-cell>
          <table:table-cell office:value-type="float" office:value="283" calcext:value-type="float">
            <text:p>283</text:p>
          </table:table-cell>
          <table:table-cell office:value-type="float" office:value="217" calcext:value-type="float">
            <text:p>21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04084" calcext:value-type="float">
            <text:p>2204084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194" calcext:value-type="float">
            <text:p>19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39444" calcext:value-type="float">
            <text:p>2239444</text:p>
          </table:table-cell>
          <table:table-cell office:value-type="float" office:value="53" calcext:value-type="float">
            <text:p>53</text:p>
          </table:table-cell>
          <table:table-cell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74804" calcext:value-type="float">
            <text:p>2274804</text:p>
          </table:table-cell>
          <table:table-cell office:value-type="float" office:value="51" calcext:value-type="float">
            <text:p>51</text:p>
          </table:table-cell>
          <table:table-cell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10172" calcext:value-type="float">
            <text:p>2310172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45528" calcext:value-type="float">
            <text:p>2345528</text:p>
          </table:table-cell>
          <table:table-cell office:value-type="float" office:value="51" calcext:value-type="float">
            <text:p>51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80892" calcext:value-type="float">
            <text:p>2380892</text:p>
          </table:table-cell>
          <table:table-cell office:value-type="float" office:value="58" calcext:value-type="float">
            <text:p>58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416244" calcext:value-type="float">
            <text:p>2416244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office:value-type="float" office:value="194" calcext:value-type="float">
            <text:p>19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451604" calcext:value-type="float">
            <text:p>2451604</text:p>
          </table:table-cell>
          <table:table-cell office:value-type="float" office:value="43" calcext:value-type="float">
            <text:p>43</text:p>
          </table:table-cell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486964" calcext:value-type="float">
            <text:p>2486964</text:p>
          </table:table-cell>
          <table:table-cell office:value-type="float" office:value="57" calcext:value-type="float">
            <text:p>57</text:p>
          </table:table-cell>
          <table:table-cell office:value-type="float" office:value="287" calcext:value-type="float">
            <text:p>287</text:p>
          </table:table-cell>
          <table:table-cell office:value-type="float" office:value="213" calcext:value-type="float">
            <text:p>2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522332" calcext:value-type="float">
            <text:p>2522332</text:p>
          </table:table-cell>
          <table:table-cell office:value-type="float" office:value="44" calcext:value-type="float">
            <text:p>44</text:p>
          </table:table-cell>
          <table:table-cell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557684" calcext:value-type="float">
            <text:p>2557684</text:p>
          </table:table-cell>
          <table:table-cell office:value-type="float" office:value="49" calcext:value-type="float">
            <text:p>49</text:p>
          </table:table-cell>
          <table:table-cell office:value-type="float" office:value="284" calcext:value-type="float">
            <text:p>284</text:p>
          </table:table-cell>
          <table:table-cell office:value-type="float" office:value="216" calcext:value-type="float">
            <text:p>2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593048" calcext:value-type="float">
            <text:p>2593048</text:p>
          </table:table-cell>
          <table:table-cell office:value-type="float" office:value="49" calcext:value-type="float">
            <text:p>49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628408" calcext:value-type="float">
            <text:p>2628408</text:p>
          </table:table-cell>
          <table:table-cell office:value-type="float" office:value="47" calcext:value-type="float">
            <text:p>47</text:p>
          </table:table-cell>
          <table:table-cell office:value-type="float" office:value="289" calcext:value-type="float">
            <text:p>289</text:p>
          </table:table-cell>
          <table:table-cell office:value-type="float" office:value="211" calcext:value-type="float">
            <text:p>2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663768" calcext:value-type="float">
            <text:p>2663768</text:p>
          </table:table-cell>
          <table:table-cell office:value-type="float" office:value="51" calcext:value-type="float">
            <text:p>51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699124" calcext:value-type="float">
            <text:p>2699124</text:p>
          </table:table-cell>
          <table:table-cell office:value-type="float" office:value="46" calcext:value-type="float">
            <text:p>46</text:p>
          </table:table-cell>
          <table:table-cell office:value-type="float" office:value="294" calcext:value-type="float">
            <text:p>294</text:p>
          </table:table-cell>
          <table:table-cell office:value-type="float" office:value="206" calcext:value-type="float">
            <text:p>2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734484" calcext:value-type="float">
            <text:p>2734484</text:p>
          </table:table-cell>
          <table:table-cell office:value-type="float" office:value="48" calcext:value-type="float">
            <text:p>48</text:p>
          </table:table-cell>
          <table:table-cell office:value-type="float" office:value="284" calcext:value-type="float">
            <text:p>284</text:p>
          </table:table-cell>
          <table:table-cell office:value-type="float" office:value="216" calcext:value-type="float">
            <text:p>2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769844" calcext:value-type="float">
            <text:p>2769844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00004" calcext:value-type="float">
            <text:p>2800004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35364" calcext:value-type="float">
            <text:p>2835364</text:p>
          </table:table-cell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70728" calcext:value-type="float">
            <text:p>2870728</text:p>
          </table:table-cell>
          <table:table-cell office:value-type="float" office:value="48" calcext:value-type="float">
            <text:p>48</text:p>
          </table:table-cell>
          <table:table-cell office:value-type="float" office:value="277" calcext:value-type="float">
            <text:p>277</text:p>
          </table:table-cell>
          <table:table-cell office:value-type="float" office:value="223" calcext:value-type="float">
            <text:p>2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906088" calcext:value-type="float">
            <text:p>2906088</text:p>
          </table:table-cell>
          <table:table-cell office:value-type="float" office:value="54" calcext:value-type="float">
            <text:p>54</text:p>
          </table:table-cell>
          <table:table-cell office:value-type="float" office:value="283" calcext:value-type="float">
            <text:p>283</text:p>
          </table:table-cell>
          <table:table-cell office:value-type="float" office:value="217" calcext:value-type="float">
            <text:p>21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941448" calcext:value-type="float">
            <text:p>2941448</text:p>
          </table:table-cell>
          <table:table-cell office:value-type="float" office:value="55" calcext:value-type="float">
            <text:p>55</text:p>
          </table:table-cell>
          <table:table-cell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976812" calcext:value-type="float">
            <text:p>2976812</text:p>
          </table:table-cell>
          <table:table-cell office:value-type="float" office:value="45" calcext:value-type="float">
            <text:p>45</text:p>
          </table:table-cell>
          <table:table-cell office:value-type="float" office:value="302" calcext:value-type="float">
            <text:p>302</text:p>
          </table:table-cell>
          <table:table-cell office:value-type="float" office:value="198" calcext:value-type="float">
            <text:p>19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012168" calcext:value-type="float">
            <text:p>3012168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  <table:table-cell office:value-type="float" office:value="214" calcext:value-type="float">
            <text:p>21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047532" calcext:value-type="float">
            <text:p>3047532</text:p>
          </table:table-cell>
          <table:table-cell office:value-type="float" office:value="57" calcext:value-type="float">
            <text:p>57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082884" calcext:value-type="float">
            <text:p>3082884</text:p>
          </table:table-cell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118248" calcext:value-type="float">
            <text:p>3118248</text:p>
          </table:table-cell>
          <table:table-cell office:value-type="float" office:value="49" calcext:value-type="float">
            <text:p>49</text:p>
          </table:table-cell>
          <table:table-cell office:value-type="float" office:value="277" calcext:value-type="float">
            <text:p>277</text:p>
          </table:table-cell>
          <table:table-cell office:value-type="float" office:value="223" calcext:value-type="float">
            <text:p>2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153608" calcext:value-type="float">
            <text:p>3153608</text:p>
          </table:table-cell>
          <table:table-cell office:value-type="float" office:value="53" calcext:value-type="float">
            <text:p>53</text:p>
          </table:table-cell>
          <table:table-cell office:value-type="float" office:value="284" calcext:value-type="float">
            <text:p>284</text:p>
          </table:table-cell>
          <table:table-cell office:value-type="float" office:value="216" calcext:value-type="float">
            <text:p>2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188976" calcext:value-type="float">
            <text:p>3188976</text:p>
          </table:table-cell>
          <table:table-cell office:value-type="float" office:value="54" calcext:value-type="float">
            <text:p>54</text:p>
          </table:table-cell>
          <table:table-cell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224328" calcext:value-type="float">
            <text:p>3224328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259688" calcext:value-type="float">
            <text:p>3259688</text:p>
          </table:table-cell>
          <table:table-cell office:value-type="float" office:value="44" calcext:value-type="float">
            <text:p>44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295048" calcext:value-type="float">
            <text:p>3295048</text:p>
          </table:table-cell>
          <table:table-cell office:value-type="float" office:value="57" calcext:value-type="float">
            <text:p>57</text:p>
          </table:table-cell>
          <table:table-cell office:value-type="float" office:value="281" calcext:value-type="float">
            <text:p>281</text:p>
          </table:table-cell>
          <table:table-cell office:value-type="float" office:value="219" calcext:value-type="float">
            <text:p>2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330408" calcext:value-type="float">
            <text:p>3330408</text:p>
          </table:table-cell>
          <table:table-cell office:value-type="float" office:value="46" calcext:value-type="float">
            <text:p>46</text:p>
          </table:table-cell>
          <table:table-cell office:value-type="float" office:value="301" calcext:value-type="float">
            <text:p>301</text:p>
          </table:table-cell>
          <table:table-cell office:value-type="float" office:value="199" calcext:value-type="float">
            <text:p>1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365768" calcext:value-type="float">
            <text:p>3365768</text:p>
          </table:table-cell>
          <table:table-cell office:value-type="float" office:value="50" calcext:value-type="float">
            <text:p>50</text:p>
          </table:table-cell>
          <table:table-cell office:value-type="float" office:value="287" calcext:value-type="float">
            <text:p>287</text:p>
          </table:table-cell>
          <table:table-cell office:value-type="float" office:value="213" calcext:value-type="float">
            <text:p>2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401128" calcext:value-type="float">
            <text:p>3401128</text:p>
          </table:table-cell>
          <table:table-cell office:value-type="float" office:value="45" calcext:value-type="float">
            <text:p>45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436488" calcext:value-type="float">
            <text:p>3436488</text:p>
          </table:table-cell>
          <table:table-cell office:value-type="float" office:value="56" calcext:value-type="float">
            <text:p>56</text:p>
          </table:table-cell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471848" calcext:value-type="float">
            <text:p>3471848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</text:p>
          </table:table-cell>
        </table:table-row>
      </table:table>
      <table:table table:name="Step with Tau and K0" table:style-name="ta1">
        <table:shapes>
          <draw:frame draw:z-index="0" draw:style-name="gr1" draw:text-style-name="P1" svg:width="11.1689in" svg:height="3.5429in" svg:x="5.6764in" svg:y="0.5205in">
            <draw:object draw:notify-on-update-of-ranges="'Step with Tau and K0'.A1:'Step with Tau and K0'.A1 'Step with Tau and K0'.A2:'Step with Tau and K0'.A411 'Step with Tau and K0'.B1:'Step with Tau and K0'.B1 'Step with Tau and K0'.B2:'Step with Tau and K0'.B411 'Step with Tau and K0'.C1:'Step with Tau and K0'.C1 'Step with Tau and K0'.C2:'Step with Tau and K0'.C4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DR (V)</text:p>
          </table:table-cell>
          <table:table-cell office:value-type="string" calcext:value-type="string">
            <text:p>LED (V)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LED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D2]/1024 *5" office:value-type="float" office:value="0.0390625" calcext:value-type="float">
            <text:p>0.0390625</text:p>
          </table:table-cell>
          <table:table-cell table:formula="of:=[.E2]/1024*2.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[.D3]/1024 *5" office:value-type="float" office:value="0.0341796875" calcext:value-type="float">
            <text:p>0.0341796875</text:p>
          </table:table-cell>
          <table:table-cell table:formula="of:=[.E3]/1024*2.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formula="of:=[.D4]/1024 *5" office:value-type="float" office:value="0.0341796875" calcext:value-type="float">
            <text:p>0.0341796875</text:p>
          </table:table-cell>
          <table:table-cell table:formula="of:=[.E4]/1024*2.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formula="of:=[.D5]/1024 *5" office:value-type="float" office:value="0.0341796875" calcext:value-type="float">
            <text:p>0.0341796875</text:p>
          </table:table-cell>
          <table:table-cell table:formula="of:=[.E5]/1024*2.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formula="of:=[.D6]/1024 *5" office:value-type="float" office:value="0.0341796875" calcext:value-type="float">
            <text:p>0.0341796875</text:p>
          </table:table-cell>
          <table:table-cell table:formula="of:=[.E6]/1024*2.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formula="of:=[.D7]/1024 *5" office:value-type="float" office:value="0.0341796875" calcext:value-type="float">
            <text:p>0.0341796875</text:p>
          </table:table-cell>
          <table:table-cell table:formula="of:=[.E7]/1024*2.5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formula="of:=[.D8]/1024 *5" office:value-type="float" office:value="0.0341796875" calcext:value-type="float">
            <text:p>0.0341796875</text:p>
          </table:table-cell>
          <table:table-cell table:formula="of:=[.E8]/1024*2.5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formula="of:=[.D9]/1024 *5" office:value-type="float" office:value="0.0341796875" calcext:value-type="float">
            <text:p>0.0341796875</text:p>
          </table:table-cell>
          <table:table-cell table:formula="of:=[.E9]/1024*2.5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formula="of:=[.D10]/1024 *5" office:value-type="float" office:value="0.0341796875" calcext:value-type="float">
            <text:p>0.0341796875</text:p>
          </table:table-cell>
          <table:table-cell table:formula="of:=[.E10]/1024*2.5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formula="of:=[.D11]/1024 *5" office:value-type="float" office:value="0.0439453125" calcext:value-type="float">
            <text:p>0.0439453125</text:p>
          </table:table-cell>
          <table:table-cell table:formula="of:=[.E11]/1024*2.5"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752" calcext:value-type="float">
            <text:p>10752</text:p>
          </table:table-cell>
          <table:table-cell table:formula="of:=[.D12]/1024 *5" office:value-type="float" office:value="0.0537109375" calcext:value-type="float">
            <text:p>0.0537109375</text:p>
          </table:table-cell>
          <table:table-cell table:formula="of:=[.E12]/1024*2.5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1360" calcext:value-type="float">
            <text:p>11360</text:p>
          </table:table-cell>
          <table:table-cell table:formula="of:=[.D13]/1024 *5" office:value-type="float" office:value="0.0537109375" calcext:value-type="float">
            <text:p>0.0537109375</text:p>
          </table:table-cell>
          <table:table-cell table:formula="of:=[.E13]/1024*2.5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2256" calcext:value-type="float">
            <text:p>12256</text:p>
          </table:table-cell>
          <table:table-cell table:formula="of:=[.D14]/1024 *5" office:value-type="float" office:value="0.068359375" calcext:value-type="float">
            <text:p>0.068359375</text:p>
          </table:table-cell>
          <table:table-cell table:formula="of:=[.E14]/1024*2.5"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3704" calcext:value-type="float">
            <text:p>13704</text:p>
          </table:table-cell>
          <table:table-cell table:formula="of:=[.D15]/1024 *5" office:value-type="float" office:value="0.1025390625" calcext:value-type="float">
            <text:p>0.1025390625</text:p>
          </table:table-cell>
          <table:table-cell table:formula="of:=[.E15]/1024*2.5"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5152" calcext:value-type="float">
            <text:p>15152</text:p>
          </table:table-cell>
          <table:table-cell table:formula="of:=[.D16]/1024 *5" office:value-type="float" office:value="0.146484375" calcext:value-type="float">
            <text:p>0.146484375</text:p>
          </table:table-cell>
          <table:table-cell table:formula="of:=[.E16]/1024*2.5"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6592" calcext:value-type="float">
            <text:p>16592</text:p>
          </table:table-cell>
          <table:table-cell table:formula="of:=[.D17]/1024 *5" office:value-type="float" office:value="0.2001953125" calcext:value-type="float">
            <text:p>0.2001953125</text:p>
          </table:table-cell>
          <table:table-cell table:formula="of:=[.E17]/1024*2.5"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8040" calcext:value-type="float">
            <text:p>18040</text:p>
          </table:table-cell>
          <table:table-cell table:formula="of:=[.D18]/1024 *5" office:value-type="float" office:value="0.25390625" calcext:value-type="float">
            <text:p>0.25390625</text:p>
          </table:table-cell>
          <table:table-cell table:formula="of:=[.E18]/1024*2.5"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9488" calcext:value-type="float">
            <text:p>19488</text:p>
          </table:table-cell>
          <table:table-cell table:formula="of:=[.D19]/1024 *5" office:value-type="float" office:value="0.3125" calcext:value-type="float">
            <text:p>0.3125</text:p>
          </table:table-cell>
          <table:table-cell table:formula="of:=[.E19]/1024*2.5"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928" calcext:value-type="float">
            <text:p>20928</text:p>
          </table:table-cell>
          <table:table-cell table:formula="of:=[.D20]/1024 *5" office:value-type="float" office:value="0.3857421875" calcext:value-type="float">
            <text:p>0.3857421875</text:p>
          </table:table-cell>
          <table:table-cell table:formula="of:=[.E20]/1024*2.5" office:value-type="float" office:value="2.5" calcext:value-type="float">
            <text:p>2.5</text:p>
          </table:table-cell>
          <table:table-cell office:value-type="float" office:value="79" calcext:value-type="float">
            <text:p>7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2376" calcext:value-type="float">
            <text:p>22376</text:p>
          </table:table-cell>
          <table:table-cell table:formula="of:=[.D21]/1024 *5" office:value-type="float" office:value="0.44921875" calcext:value-type="float">
            <text:p>0.44921875</text:p>
          </table:table-cell>
          <table:table-cell table:formula="of:=[.E21]/1024*2.5" office:value-type="float" office:value="2.5" calcext:value-type="float">
            <text:p>2.5</text:p>
          </table:table-cell>
          <table:table-cell office:value-type="float" office:value="92" calcext:value-type="float">
            <text:p>9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3816" calcext:value-type="float">
            <text:p>23816</text:p>
          </table:table-cell>
          <table:table-cell table:formula="of:=[.D22]/1024 *5" office:value-type="float" office:value="0.5126953125" calcext:value-type="float">
            <text:p>0.5126953125</text:p>
          </table:table-cell>
          <table:table-cell table:formula="of:=[.E22]/1024*2.5" office:value-type="float" office:value="2.5" calcext:value-type="float">
            <text:p>2.5</text:p>
          </table:table-cell>
          <table:table-cell office:value-type="float" office:value="105" calcext:value-type="float">
            <text:p>10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5352" calcext:value-type="float">
            <text:p>25352</text:p>
          </table:table-cell>
          <table:table-cell table:formula="of:=[.D23]/1024 *5" office:value-type="float" office:value="0.5908203125" calcext:value-type="float">
            <text:p>0.5908203125</text:p>
          </table:table-cell>
          <table:table-cell table:formula="of:=[.E23]/1024*2.5" office:value-type="float" office:value="2.5" calcext:value-type="float">
            <text:p>2.5</text:p>
          </table:table-cell>
          <table:table-cell office:value-type="float" office:value="121" calcext:value-type="float">
            <text:p>1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6880" calcext:value-type="float">
            <text:p>26880</text:p>
          </table:table-cell>
          <table:table-cell table:formula="of:=[.D24]/1024 *5" office:value-type="float" office:value="0.6640625" calcext:value-type="float">
            <text:p>0.6640625</text:p>
          </table:table-cell>
          <table:table-cell table:formula="of:=[.E24]/1024*2.5" office:value-type="float" office:value="2.5" calcext:value-type="float">
            <text:p>2.5</text:p>
          </table:table-cell>
          <table:table-cell office:value-type="float" office:value="136" calcext:value-type="float">
            <text:p>13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8408" calcext:value-type="float">
            <text:p>28408</text:p>
          </table:table-cell>
          <table:table-cell table:formula="of:=[.D25]/1024 *5" office:value-type="float" office:value="0.732421875" calcext:value-type="float">
            <text:p>0.732421875</text:p>
          </table:table-cell>
          <table:table-cell table:formula="of:=[.E25]/1024*2.5" office:value-type="float" office:value="2.5" calcext:value-type="float">
            <text:p>2.5</text:p>
          </table:table-cell>
          <table:table-cell office:value-type="float" office:value="150" calcext:value-type="float">
            <text:p>1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9936" calcext:value-type="float">
            <text:p>29936</text:p>
          </table:table-cell>
          <table:table-cell table:formula="of:=[.D26]/1024 *5" office:value-type="float" office:value="0.80078125" calcext:value-type="float">
            <text:p>0.80078125</text:p>
          </table:table-cell>
          <table:table-cell table:formula="of:=[.E26]/1024*2.5" office:value-type="float" office:value="2.5" calcext:value-type="float">
            <text:p>2.5</text:p>
          </table:table-cell>
          <table:table-cell office:value-type="float" office:value="164" calcext:value-type="float">
            <text:p>16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1472" calcext:value-type="float">
            <text:p>31472</text:p>
          </table:table-cell>
          <table:table-cell table:formula="of:=[.D27]/1024 *5" office:value-type="float" office:value="0.869140625" calcext:value-type="float">
            <text:p>0.869140625</text:p>
          </table:table-cell>
          <table:table-cell table:formula="of:=[.E27]/1024*2.5" office:value-type="float" office:value="2.5" calcext:value-type="float">
            <text:p>2.5</text:p>
          </table:table-cell>
          <table:table-cell office:value-type="float" office:value="178" calcext:value-type="float">
            <text:p>17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formula="of:=[.D28]/1024 *5" office:value-type="float" office:value="0.9423828125" calcext:value-type="float">
            <text:p>0.9423828125</text:p>
          </table:table-cell>
          <table:table-cell table:formula="of:=[.E28]/1024*2.5" office:value-type="float" office:value="2.5" calcext:value-type="float">
            <text:p>2.5</text:p>
          </table:table-cell>
          <table:table-cell office:value-type="float" office:value="193" calcext:value-type="float">
            <text:p>19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4528" calcext:value-type="float">
            <text:p>34528</text:p>
          </table:table-cell>
          <table:table-cell table:formula="of:=[.D29]/1024 *5" office:value-type="float" office:value="1.0009765625" calcext:value-type="float">
            <text:p>1.0009765625</text:p>
          </table:table-cell>
          <table:table-cell table:formula="of:=[.E29]/1024*2.5" office:value-type="float" office:value="2.5" calcext:value-type="float">
            <text:p>2.5</text:p>
          </table:table-cell>
          <table:table-cell office:value-type="float" office:value="205" calcext:value-type="float">
            <text:p>20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6056" calcext:value-type="float">
            <text:p>36056</text:p>
          </table:table-cell>
          <table:table-cell table:formula="of:=[.D30]/1024 *5" office:value-type="float" office:value="1.0546875" calcext:value-type="float">
            <text:p>1.0546875</text:p>
          </table:table-cell>
          <table:table-cell table:formula="of:=[.E30]/1024*2.5" office:value-type="float" office:value="2.5" calcext:value-type="float">
            <text:p>2.5</text:p>
          </table:table-cell>
          <table:table-cell office:value-type="float" office:value="216" calcext:value-type="float">
            <text:p>21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7592" calcext:value-type="float">
            <text:p>37592</text:p>
          </table:table-cell>
          <table:table-cell table:formula="of:=[.D31]/1024 *5" office:value-type="float" office:value="1.11328125" calcext:value-type="float">
            <text:p>1.11328125</text:p>
          </table:table-cell>
          <table:table-cell table:formula="of:=[.E31]/1024*2.5" office:value-type="float" office:value="2.5" calcext:value-type="float">
            <text:p>2.5</text:p>
          </table:table-cell>
          <table:table-cell office:value-type="float" office:value="228" calcext:value-type="float">
            <text:p>228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string" calcext:value-type="string">
            <text:p>tau</text:p>
          </table:table-cell>
          <table:table-cell table:formula="of:=[.A42]-[.A7]" office:value-type="float" office:value="46288" calcext:value-type="float">
            <text:p>46288</text:p>
          </table:table-cell>
        </table:table-row>
        <table:table-row table:style-name="ro1">
          <table:table-cell office:value-type="float" office:value="39120" calcext:value-type="float">
            <text:p>39120</text:p>
          </table:table-cell>
          <table:table-cell table:formula="of:=[.D32]/1024 *5" office:value-type="float" office:value="1.171875" calcext:value-type="float">
            <text:p>1.171875</text:p>
          </table:table-cell>
          <table:table-cell table:formula="of:=[.E32]/1024*2.5" office:value-type="float" office:value="2.5" calcext:value-type="float">
            <text:p>2.5</text:p>
          </table:table-cell>
          <table:table-cell office:value-type="float" office:value="240" calcext:value-type="float">
            <text:p>24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0648" calcext:value-type="float">
            <text:p>40648</text:p>
          </table:table-cell>
          <table:table-cell table:formula="of:=[.D33]/1024 *5" office:value-type="float" office:value="1.2255859375" calcext:value-type="float">
            <text:p>1.2255859375</text:p>
          </table:table-cell>
          <table:table-cell table:formula="of:=[.E33]/1024*2.5" office:value-type="float" office:value="2.5" calcext:value-type="float">
            <text:p>2.5</text:p>
          </table:table-cell>
          <table:table-cell office:value-type="float" office:value="251" calcext:value-type="float">
            <text:p>25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string" calcext:value-type="string">
            <text:p>K0</text:p>
          </table:table-cell>
          <table:table-cell table:formula="of:=[.B411]/[.C411]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42176" calcext:value-type="float">
            <text:p>42176</text:p>
          </table:table-cell>
          <table:table-cell table:formula="of:=[.D34]/1024 *5" office:value-type="float" office:value="1.26953125" calcext:value-type="float">
            <text:p>1.26953125</text:p>
          </table:table-cell>
          <table:table-cell table:formula="of:=[.E34]/1024*2.5" office:value-type="float" office:value="2.5" calcext:value-type="float">
            <text:p>2.5</text:p>
          </table:table-cell>
          <table:table-cell office:value-type="float" office:value="260" calcext:value-type="float">
            <text:p>26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formula="of:=[.D35]/1024 *5" office:value-type="float" office:value="1.318359375" calcext:value-type="float">
            <text:p>1.318359375</text:p>
          </table:table-cell>
          <table:table-cell table:formula="of:=[.E35]/1024*2.5" office:value-type="float" office:value="2.5" calcext:value-type="float">
            <text:p>2.5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5240" calcext:value-type="float">
            <text:p>45240</text:p>
          </table:table-cell>
          <table:table-cell table:formula="of:=[.D36]/1024 *5" office:value-type="float" office:value="1.3623046875" calcext:value-type="float">
            <text:p>1.3623046875</text:p>
          </table:table-cell>
          <table:table-cell table:formula="of:=[.E36]/1024*2.5" office:value-type="float" office:value="2.5" calcext:value-type="float">
            <text:p>2.5</text:p>
          </table:table-cell>
          <table:table-cell office:value-type="float" office:value="279" calcext:value-type="float">
            <text:p>27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6768" calcext:value-type="float">
            <text:p>46768</text:p>
          </table:table-cell>
          <table:table-cell table:formula="of:=[.D37]/1024 *5" office:value-type="float" office:value="1.40625" calcext:value-type="float">
            <text:p>1.40625</text:p>
          </table:table-cell>
          <table:table-cell table:formula="of:=[.E37]/1024*2.5" office:value-type="float" office:value="2.5" calcext:value-type="float">
            <text:p>2.5</text:p>
          </table:table-cell>
          <table:table-cell office:value-type="float" office:value="288" calcext:value-type="float">
            <text:p>28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8296" calcext:value-type="float">
            <text:p>48296</text:p>
          </table:table-cell>
          <table:table-cell table:formula="of:=[.D38]/1024 *5" office:value-type="float" office:value="1.4404296875" calcext:value-type="float">
            <text:p>1.4404296875</text:p>
          </table:table-cell>
          <table:table-cell table:formula="of:=[.E38]/1024*2.5"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9832" calcext:value-type="float">
            <text:p>49832</text:p>
          </table:table-cell>
          <table:table-cell table:formula="of:=[.D39]/1024 *5" office:value-type="float" office:value="1.474609375" calcext:value-type="float">
            <text:p>1.474609375</text:p>
          </table:table-cell>
          <table:table-cell table:formula="of:=[.E39]/1024*2.5" office:value-type="float" office:value="2.5" calcext:value-type="float">
            <text:p>2.5</text:p>
          </table:table-cell>
          <table:table-cell office:value-type="float" office:value="302" calcext:value-type="float">
            <text:p>30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1360" calcext:value-type="float">
            <text:p>51360</text:p>
          </table:table-cell>
          <table:table-cell table:formula="of:=[.D40]/1024 *5" office:value-type="float" office:value="1.513671875" calcext:value-type="float">
            <text:p>1.513671875</text:p>
          </table:table-cell>
          <table:table-cell table:formula="of:=[.E40]/1024*2.5" office:value-type="float" office:value="2.5" calcext:value-type="float">
            <text:p>2.5</text:p>
          </table:table-cell>
          <table:table-cell office:value-type="float" office:value="310" calcext:value-type="float">
            <text:p>31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2888" calcext:value-type="float">
            <text:p>52888</text:p>
          </table:table-cell>
          <table:table-cell table:formula="of:=[.D41]/1024 *5" office:value-type="float" office:value="1.54296875" calcext:value-type="float">
            <text:p>1.54296875</text:p>
          </table:table-cell>
          <table:table-cell table:formula="of:=[.E41]/1024*2.5" office:value-type="float" office:value="2.5" calcext:value-type="float">
            <text:p>2.5</text:p>
          </table:table-cell>
          <table:table-cell office:value-type="float" office:value="316" calcext:value-type="float">
            <text:p>31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4416" calcext:value-type="float">
            <text:p>54416</text:p>
          </table:table-cell>
          <table:table-cell table:formula="of:=[.D42]/1024 *5" office:value-type="float" office:value="1.572265625" calcext:value-type="float">
            <text:p>1.572265625</text:p>
          </table:table-cell>
          <table:table-cell table:formula="of:=[.E42]/1024*2.5" office:value-type="float" office:value="2.5" calcext:value-type="float">
            <text:p>2.5</text:p>
          </table:table-cell>
          <table:table-cell office:value-type="float" office:value="322" calcext:value-type="float">
            <text:p>32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5952" calcext:value-type="float">
            <text:p>55952</text:p>
          </table:table-cell>
          <table:table-cell table:formula="of:=[.D43]/1024 *5" office:value-type="float" office:value="1.6015625" calcext:value-type="float">
            <text:p>1.6015625</text:p>
          </table:table-cell>
          <table:table-cell table:formula="of:=[.E43]/1024*2.5" office:value-type="float" office:value="2.5" calcext:value-type="float">
            <text:p>2.5</text:p>
          </table:table-cell>
          <table:table-cell office:value-type="float" office:value="328" calcext:value-type="float">
            <text:p>32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7480" calcext:value-type="float">
            <text:p>57480</text:p>
          </table:table-cell>
          <table:table-cell table:formula="of:=[.D44]/1024 *5" office:value-type="float" office:value="1.630859375" calcext:value-type="float">
            <text:p>1.630859375</text:p>
          </table:table-cell>
          <table:table-cell table:formula="of:=[.E44]/1024*2.5" office:value-type="float" office:value="2.5" calcext:value-type="float">
            <text:p>2.5</text:p>
          </table:table-cell>
          <table:table-cell office:value-type="float" office:value="334" calcext:value-type="float">
            <text:p>33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9008" calcext:value-type="float">
            <text:p>59008</text:p>
          </table:table-cell>
          <table:table-cell table:formula="of:=[.D45]/1024 *5" office:value-type="float" office:value="1.6552734375" calcext:value-type="float">
            <text:p>1.6552734375</text:p>
          </table:table-cell>
          <table:table-cell table:formula="of:=[.E45]/1024*2.5" office:value-type="float" office:value="2.5" calcext:value-type="float">
            <text:p>2.5</text:p>
          </table:table-cell>
          <table:table-cell office:value-type="float" office:value="339" calcext:value-type="float">
            <text:p>33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0544" calcext:value-type="float">
            <text:p>60544</text:p>
          </table:table-cell>
          <table:table-cell table:formula="of:=[.D46]/1024 *5" office:value-type="float" office:value="1.6748046875" calcext:value-type="float">
            <text:p>1.6748046875</text:p>
          </table:table-cell>
          <table:table-cell table:formula="of:=[.E46]/1024*2.5" office:value-type="float" office:value="2.5" calcext:value-type="float">
            <text:p>2.5</text:p>
          </table:table-cell>
          <table:table-cell office:value-type="float" office:value="343" calcext:value-type="float">
            <text:p>34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2072" calcext:value-type="float">
            <text:p>62072</text:p>
          </table:table-cell>
          <table:table-cell table:formula="of:=[.D47]/1024 *5" office:value-type="float" office:value="1.69921875" calcext:value-type="float">
            <text:p>1.69921875</text:p>
          </table:table-cell>
          <table:table-cell table:formula="of:=[.E47]/1024*2.5" office:value-type="float" office:value="2.5" calcext:value-type="float">
            <text:p>2.5</text:p>
          </table:table-cell>
          <table:table-cell office:value-type="float" office:value="348" calcext:value-type="float">
            <text:p>3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3608" calcext:value-type="float">
            <text:p>63608</text:p>
          </table:table-cell>
          <table:table-cell table:formula="of:=[.D48]/1024 *5" office:value-type="float" office:value="1.71875" calcext:value-type="float">
            <text:p>1.71875</text:p>
          </table:table-cell>
          <table:table-cell table:formula="of:=[.E48]/1024*2.5" office:value-type="float" office:value="2.5" calcext:value-type="float">
            <text:p>2.5</text:p>
          </table:table-cell>
          <table:table-cell office:value-type="float" office:value="352" calcext:value-type="float">
            <text:p>3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5128" calcext:value-type="float">
            <text:p>65128</text:p>
          </table:table-cell>
          <table:table-cell table:formula="of:=[.D49]/1024 *5" office:value-type="float" office:value="1.73828125" calcext:value-type="float">
            <text:p>1.73828125</text:p>
          </table:table-cell>
          <table:table-cell table:formula="of:=[.E49]/1024*2.5" office:value-type="float" office:value="2.5" calcext:value-type="float">
            <text:p>2.5</text:p>
          </table:table-cell>
          <table:table-cell office:value-type="float" office:value="356" calcext:value-type="float">
            <text:p>3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6656" calcext:value-type="float">
            <text:p>66656</text:p>
          </table:table-cell>
          <table:table-cell table:formula="of:=[.D50]/1024 *5" office:value-type="float" office:value="1.7529296875" calcext:value-type="float">
            <text:p>1.7529296875</text:p>
          </table:table-cell>
          <table:table-cell table:formula="of:=[.E50]/1024*2.5" office:value-type="float" office:value="2.5" calcext:value-type="float">
            <text:p>2.5</text:p>
          </table:table-cell>
          <table:table-cell office:value-type="float" office:value="359" calcext:value-type="float">
            <text:p>35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8192" calcext:value-type="float">
            <text:p>68192</text:p>
          </table:table-cell>
          <table:table-cell table:formula="of:=[.D51]/1024 *5" office:value-type="float" office:value="1.7724609375" calcext:value-type="float">
            <text:p>1.7724609375</text:p>
          </table:table-cell>
          <table:table-cell table:formula="of:=[.E51]/1024*2.5" office:value-type="float" office:value="2.5" calcext:value-type="float">
            <text:p>2.5</text:p>
          </table:table-cell>
          <table:table-cell office:value-type="float" office:value="363" calcext:value-type="float">
            <text:p>36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9720" calcext:value-type="float">
            <text:p>69720</text:p>
          </table:table-cell>
          <table:table-cell table:formula="of:=[.D52]/1024 *5" office:value-type="float" office:value="1.796875" calcext:value-type="float">
            <text:p>1.796875</text:p>
          </table:table-cell>
          <table:table-cell table:formula="of:=[.E52]/1024*2.5" office:value-type="float" office:value="2.5" calcext:value-type="float">
            <text:p>2.5</text:p>
          </table:table-cell>
          <table:table-cell office:value-type="float" office:value="368" calcext:value-type="float">
            <text:p>36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71248" calcext:value-type="float">
            <text:p>71248</text:p>
          </table:table-cell>
          <table:table-cell table:formula="of:=[.D53]/1024 *5" office:value-type="float" office:value="1.806640625" calcext:value-type="float">
            <text:p>1.806640625</text:p>
          </table:table-cell>
          <table:table-cell table:formula="of:=[.E53]/1024*2.5" office:value-type="float" office:value="2.5" calcext:value-type="float">
            <text:p>2.5</text:p>
          </table:table-cell>
          <table:table-cell office:value-type="float" office:value="370" calcext:value-type="float">
            <text:p>37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72776" calcext:value-type="float">
            <text:p>72776</text:p>
          </table:table-cell>
          <table:table-cell table:formula="of:=[.D54]/1024 *5" office:value-type="float" office:value="1.8212890625" calcext:value-type="float">
            <text:p>1.8212890625</text:p>
          </table:table-cell>
          <table:table-cell table:formula="of:=[.E54]/1024*2.5" office:value-type="float" office:value="2.5" calcext:value-type="float">
            <text:p>2.5</text:p>
          </table:table-cell>
          <table:table-cell office:value-type="float" office:value="373" calcext:value-type="float">
            <text:p>37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74312" calcext:value-type="float">
            <text:p>74312</text:p>
          </table:table-cell>
          <table:table-cell table:formula="of:=[.D55]/1024 *5" office:value-type="float" office:value="1.8359375" calcext:value-type="float">
            <text:p>1.8359375</text:p>
          </table:table-cell>
          <table:table-cell table:formula="of:=[.E55]/1024*2.5" office:value-type="float" office:value="2.5" calcext:value-type="float">
            <text:p>2.5</text:p>
          </table:table-cell>
          <table:table-cell office:value-type="float" office:value="376" calcext:value-type="float">
            <text:p>37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75840" calcext:value-type="float">
            <text:p>75840</text:p>
          </table:table-cell>
          <table:table-cell table:formula="of:=[.D56]/1024 *5" office:value-type="float" office:value="1.85546875" calcext:value-type="float">
            <text:p>1.85546875</text:p>
          </table:table-cell>
          <table:table-cell table:formula="of:=[.E56]/1024*2.5" office:value-type="float" office:value="2.5" calcext:value-type="float">
            <text:p>2.5</text:p>
          </table:table-cell>
          <table:table-cell office:value-type="float" office:value="380" calcext:value-type="float">
            <text:p>38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77368" calcext:value-type="float">
            <text:p>77368</text:p>
          </table:table-cell>
          <table:table-cell table:formula="of:=[.D57]/1024 *5" office:value-type="float" office:value="1.865234375" calcext:value-type="float">
            <text:p>1.865234375</text:p>
          </table:table-cell>
          <table:table-cell table:formula="of:=[.E57]/1024*2.5" office:value-type="float" office:value="2.5" calcext:value-type="float">
            <text:p>2.5</text:p>
          </table:table-cell>
          <table:table-cell office:value-type="float" office:value="382" calcext:value-type="float">
            <text:p>38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78896" calcext:value-type="float">
            <text:p>78896</text:p>
          </table:table-cell>
          <table:table-cell table:formula="of:=[.D58]/1024 *5" office:value-type="float" office:value="1.8701171875" calcext:value-type="float">
            <text:p>1.8701171875</text:p>
          </table:table-cell>
          <table:table-cell table:formula="of:=[.E58]/1024*2.5" office:value-type="float" office:value="2.5" calcext:value-type="float">
            <text:p>2.5</text:p>
          </table:table-cell>
          <table:table-cell office:value-type="float" office:value="383" calcext:value-type="float">
            <text:p>38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80432" calcext:value-type="float">
            <text:p>80432</text:p>
          </table:table-cell>
          <table:table-cell table:formula="of:=[.D59]/1024 *5" office:value-type="float" office:value="1.884765625" calcext:value-type="float">
            <text:p>1.884765625</text:p>
          </table:table-cell>
          <table:table-cell table:formula="of:=[.E59]/1024*2.5" office:value-type="float" office:value="2.5" calcext:value-type="float">
            <text:p>2.5</text:p>
          </table:table-cell>
          <table:table-cell office:value-type="float" office:value="386" calcext:value-type="float">
            <text:p>38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81960" calcext:value-type="float">
            <text:p>81960</text:p>
          </table:table-cell>
          <table:table-cell table:formula="of:=[.D60]/1024 *5" office:value-type="float" office:value="1.8994140625" calcext:value-type="float">
            <text:p>1.8994140625</text:p>
          </table:table-cell>
          <table:table-cell table:formula="of:=[.E60]/1024*2.5" office:value-type="float" office:value="2.5" calcext:value-type="float">
            <text:p>2.5</text:p>
          </table:table-cell>
          <table:table-cell office:value-type="float" office:value="389" calcext:value-type="float">
            <text:p>38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83488" calcext:value-type="float">
            <text:p>83488</text:p>
          </table:table-cell>
          <table:table-cell table:formula="of:=[.D61]/1024 *5" office:value-type="float" office:value="1.9091796875" calcext:value-type="float">
            <text:p>1.9091796875</text:p>
          </table:table-cell>
          <table:table-cell table:formula="of:=[.E61]/1024*2.5" office:value-type="float" office:value="2.5" calcext:value-type="float">
            <text:p>2.5</text:p>
          </table:table-cell>
          <table:table-cell office:value-type="float" office:value="391" calcext:value-type="float">
            <text:p>39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85016" calcext:value-type="float">
            <text:p>85016</text:p>
          </table:table-cell>
          <table:table-cell table:formula="of:=[.D62]/1024 *5" office:value-type="float" office:value="1.9091796875" calcext:value-type="float">
            <text:p>1.9091796875</text:p>
          </table:table-cell>
          <table:table-cell table:formula="of:=[.E62]/1024*2.5" office:value-type="float" office:value="2.5" calcext:value-type="float">
            <text:p>2.5</text:p>
          </table:table-cell>
          <table:table-cell office:value-type="float" office:value="391" calcext:value-type="float">
            <text:p>39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86552" calcext:value-type="float">
            <text:p>86552</text:p>
          </table:table-cell>
          <table:table-cell table:formula="of:=[.D63]/1024 *5" office:value-type="float" office:value="1.923828125" calcext:value-type="float">
            <text:p>1.923828125</text:p>
          </table:table-cell>
          <table:table-cell table:formula="of:=[.E63]/1024*2.5" office:value-type="float" office:value="2.5" calcext:value-type="float">
            <text:p>2.5</text:p>
          </table:table-cell>
          <table:table-cell office:value-type="float" office:value="394" calcext:value-type="float">
            <text:p>39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88080" calcext:value-type="float">
            <text:p>88080</text:p>
          </table:table-cell>
          <table:table-cell table:formula="of:=[.D64]/1024 *5" office:value-type="float" office:value="1.9384765625" calcext:value-type="float">
            <text:p>1.9384765625</text:p>
          </table:table-cell>
          <table:table-cell table:formula="of:=[.E64]/1024*2.5" office:value-type="float" office:value="2.5" calcext:value-type="float">
            <text:p>2.5</text:p>
          </table:table-cell>
          <table:table-cell office:value-type="float" office:value="397" calcext:value-type="float">
            <text:p>39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89608" calcext:value-type="float">
            <text:p>89608</text:p>
          </table:table-cell>
          <table:table-cell table:formula="of:=[.D65]/1024 *5" office:value-type="float" office:value="1.943359375" calcext:value-type="float">
            <text:p>1.943359375</text:p>
          </table:table-cell>
          <table:table-cell table:formula="of:=[.E65]/1024*2.5" office:value-type="float" office:value="2.5" calcext:value-type="float">
            <text:p>2.5</text:p>
          </table:table-cell>
          <table:table-cell office:value-type="float" office:value="398" calcext:value-type="float">
            <text:p>39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91144" calcext:value-type="float">
            <text:p>91144</text:p>
          </table:table-cell>
          <table:table-cell table:formula="of:=[.D66]/1024 *5" office:value-type="float" office:value="1.9482421875" calcext:value-type="float">
            <text:p>1.9482421875</text:p>
          </table:table-cell>
          <table:table-cell table:formula="of:=[.E66]/1024*2.5" office:value-type="float" office:value="2.5" calcext:value-type="float">
            <text:p>2.5</text:p>
          </table:table-cell>
          <table:table-cell office:value-type="float" office:value="399" calcext:value-type="float">
            <text:p>39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92672" calcext:value-type="float">
            <text:p>92672</text:p>
          </table:table-cell>
          <table:table-cell table:formula="of:=[.D67]/1024 *5" office:value-type="float" office:value="1.9580078125" calcext:value-type="float">
            <text:p>1.9580078125</text:p>
          </table:table-cell>
          <table:table-cell table:formula="of:=[.E67]/1024*2.5" office:value-type="float" office:value="2.5" calcext:value-type="float">
            <text:p>2.5</text:p>
          </table:table-cell>
          <table:table-cell office:value-type="float" office:value="401" calcext:value-type="float">
            <text:p>40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94200" calcext:value-type="float">
            <text:p>94200</text:p>
          </table:table-cell>
          <table:table-cell table:formula="of:=[.D68]/1024 *5" office:value-type="float" office:value="1.97265625" calcext:value-type="float">
            <text:p>1.97265625</text:p>
          </table:table-cell>
          <table:table-cell table:formula="of:=[.E68]/1024*2.5" office:value-type="float" office:value="2.5" calcext:value-type="float">
            <text:p>2.5</text:p>
          </table:table-cell>
          <table:table-cell office:value-type="float" office:value="404" calcext:value-type="float">
            <text:p>40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95728" calcext:value-type="float">
            <text:p>95728</text:p>
          </table:table-cell>
          <table:table-cell table:formula="of:=[.D69]/1024 *5" office:value-type="float" office:value="1.9775390625" calcext:value-type="float">
            <text:p>1.9775390625</text:p>
          </table:table-cell>
          <table:table-cell table:formula="of:=[.E69]/1024*2.5" office:value-type="float" office:value="2.5" calcext:value-type="float">
            <text:p>2.5</text:p>
          </table:table-cell>
          <table:table-cell office:value-type="float" office:value="405" calcext:value-type="float">
            <text:p>40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97256" calcext:value-type="float">
            <text:p>97256</text:p>
          </table:table-cell>
          <table:table-cell table:formula="of:=[.D70]/1024 *5" office:value-type="float" office:value="1.9775390625" calcext:value-type="float">
            <text:p>1.9775390625</text:p>
          </table:table-cell>
          <table:table-cell table:formula="of:=[.E70]/1024*2.5" office:value-type="float" office:value="2.5" calcext:value-type="float">
            <text:p>2.5</text:p>
          </table:table-cell>
          <table:table-cell office:value-type="float" office:value="405" calcext:value-type="float">
            <text:p>40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98792" calcext:value-type="float">
            <text:p>98792</text:p>
          </table:table-cell>
          <table:table-cell table:formula="of:=[.D71]/1024 *5" office:value-type="float" office:value="1.9873046875" calcext:value-type="float">
            <text:p>1.9873046875</text:p>
          </table:table-cell>
          <table:table-cell table:formula="of:=[.E71]/1024*2.5" office:value-type="float" office:value="2.5" calcext:value-type="float">
            <text:p>2.5</text:p>
          </table:table-cell>
          <table:table-cell office:value-type="float" office:value="407" calcext:value-type="float">
            <text:p>40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0320" calcext:value-type="float">
            <text:p>100320</text:p>
          </table:table-cell>
          <table:table-cell table:formula="of:=[.D72]/1024 *5" office:value-type="float" office:value="1.9970703125" calcext:value-type="float">
            <text:p>1.9970703125</text:p>
          </table:table-cell>
          <table:table-cell table:formula="of:=[.E72]/1024*2.5" office:value-type="float" office:value="2.5" calcext:value-type="float">
            <text:p>2.5</text:p>
          </table:table-cell>
          <table:table-cell office:value-type="float" office:value="409" calcext:value-type="float">
            <text:p>40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1936" calcext:value-type="float">
            <text:p>101936</text:p>
          </table:table-cell>
          <table:table-cell table:formula="of:=[.D73]/1024 *5" office:value-type="float" office:value="2.001953125" calcext:value-type="float">
            <text:p>2.001953125</text:p>
          </table:table-cell>
          <table:table-cell table:formula="of:=[.E73]/1024*2.5" office:value-type="float" office:value="2.5" calcext:value-type="float">
            <text:p>2.5</text:p>
          </table:table-cell>
          <table:table-cell office:value-type="float" office:value="410" calcext:value-type="float">
            <text:p>41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3552" calcext:value-type="float">
            <text:p>103552</text:p>
          </table:table-cell>
          <table:table-cell table:formula="of:=[.D74]/1024 *5" office:value-type="float" office:value="1.9970703125" calcext:value-type="float">
            <text:p>1.9970703125</text:p>
          </table:table-cell>
          <table:table-cell table:formula="of:=[.E74]/1024*2.5" office:value-type="float" office:value="2.5" calcext:value-type="float">
            <text:p>2.5</text:p>
          </table:table-cell>
          <table:table-cell office:value-type="float" office:value="409" calcext:value-type="float">
            <text:p>40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5160" calcext:value-type="float">
            <text:p>105160</text:p>
          </table:table-cell>
          <table:table-cell table:formula="of:=[.D75]/1024 *5" office:value-type="float" office:value="2.0068359375" calcext:value-type="float">
            <text:p>2.0068359375</text:p>
          </table:table-cell>
          <table:table-cell table:formula="of:=[.E75]/1024*2.5" office:value-type="float" office:value="2.5" calcext:value-type="float">
            <text:p>2.5</text:p>
          </table:table-cell>
          <table:table-cell office:value-type="float" office:value="411" calcext:value-type="float">
            <text:p>41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6776" calcext:value-type="float">
            <text:p>106776</text:p>
          </table:table-cell>
          <table:table-cell table:formula="of:=[.D76]/1024 *5" office:value-type="float" office:value="2.0166015625" calcext:value-type="float">
            <text:p>2.0166015625</text:p>
          </table:table-cell>
          <table:table-cell table:formula="of:=[.E76]/1024*2.5" office:value-type="float" office:value="2.5" calcext:value-type="float">
            <text:p>2.5</text:p>
          </table:table-cell>
          <table:table-cell office:value-type="float" office:value="413" calcext:value-type="float">
            <text:p>41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8392" calcext:value-type="float">
            <text:p>108392</text:p>
          </table:table-cell>
          <table:table-cell table:formula="of:=[.D77]/1024 *5" office:value-type="float" office:value="2.0263671875" calcext:value-type="float">
            <text:p>2.0263671875</text:p>
          </table:table-cell>
          <table:table-cell table:formula="of:=[.E77]/1024*2.5" office:value-type="float" office:value="2.5" calcext:value-type="float">
            <text:p>2.5</text:p>
          </table:table-cell>
          <table:table-cell office:value-type="float" office:value="415" calcext:value-type="float">
            <text:p>41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10008" calcext:value-type="float">
            <text:p>110008</text:p>
          </table:table-cell>
          <table:table-cell table:formula="of:=[.D78]/1024 *5" office:value-type="float" office:value="2.03125" calcext:value-type="float">
            <text:p>2.03125</text:p>
          </table:table-cell>
          <table:table-cell table:formula="of:=[.E78]/1024*2.5" office:value-type="float" office:value="2.5" calcext:value-type="float">
            <text:p>2.5</text:p>
          </table:table-cell>
          <table:table-cell office:value-type="float" office:value="416" calcext:value-type="float">
            <text:p>41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11624" calcext:value-type="float">
            <text:p>111624</text:p>
          </table:table-cell>
          <table:table-cell table:formula="of:=[.D79]/1024 *5" office:value-type="float" office:value="2.03125" calcext:value-type="float">
            <text:p>2.03125</text:p>
          </table:table-cell>
          <table:table-cell table:formula="of:=[.E79]/1024*2.5" office:value-type="float" office:value="2.5" calcext:value-type="float">
            <text:p>2.5</text:p>
          </table:table-cell>
          <table:table-cell office:value-type="float" office:value="416" calcext:value-type="float">
            <text:p>41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13240" calcext:value-type="float">
            <text:p>113240</text:p>
          </table:table-cell>
          <table:table-cell table:formula="of:=[.D80]/1024 *5" office:value-type="float" office:value="2.0361328125" calcext:value-type="float">
            <text:p>2.0361328125</text:p>
          </table:table-cell>
          <table:table-cell table:formula="of:=[.E80]/1024*2.5" office:value-type="float" office:value="2.5" calcext:value-type="float">
            <text:p>2.5</text:p>
          </table:table-cell>
          <table:table-cell office:value-type="float" office:value="417" calcext:value-type="float">
            <text:p>41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14856" calcext:value-type="float">
            <text:p>114856</text:p>
          </table:table-cell>
          <table:table-cell table:formula="of:=[.D81]/1024 *5" office:value-type="float" office:value="2.041015625" calcext:value-type="float">
            <text:p>2.041015625</text:p>
          </table:table-cell>
          <table:table-cell table:formula="of:=[.E81]/1024*2.5" office:value-type="float" office:value="2.5" calcext:value-type="float">
            <text:p>2.5</text:p>
          </table:table-cell>
          <table:table-cell office:value-type="float" office:value="418" calcext:value-type="float">
            <text:p>41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16472" calcext:value-type="float">
            <text:p>116472</text:p>
          </table:table-cell>
          <table:table-cell table:formula="of:=[.D82]/1024 *5" office:value-type="float" office:value="2.05078125" calcext:value-type="float">
            <text:p>2.05078125</text:p>
          </table:table-cell>
          <table:table-cell table:formula="of:=[.E82]/1024*2.5" office:value-type="float" office:value="2.5" calcext:value-type="float">
            <text:p>2.5</text:p>
          </table:table-cell>
          <table:table-cell office:value-type="float" office:value="420" calcext:value-type="float">
            <text:p>42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18088" calcext:value-type="float">
            <text:p>118088</text:p>
          </table:table-cell>
          <table:table-cell table:formula="of:=[.D83]/1024 *5" office:value-type="float" office:value="2.0556640625" calcext:value-type="float">
            <text:p>2.0556640625</text:p>
          </table:table-cell>
          <table:table-cell table:formula="of:=[.E83]/1024*2.5" office:value-type="float" office:value="2.5" calcext:value-type="float">
            <text:p>2.5</text:p>
          </table:table-cell>
          <table:table-cell office:value-type="float" office:value="421" calcext:value-type="float">
            <text:p>4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19696" calcext:value-type="float">
            <text:p>119696</text:p>
          </table:table-cell>
          <table:table-cell table:formula="of:=[.D84]/1024 *5" office:value-type="float" office:value="2.0556640625" calcext:value-type="float">
            <text:p>2.0556640625</text:p>
          </table:table-cell>
          <table:table-cell table:formula="of:=[.E84]/1024*2.5" office:value-type="float" office:value="2.5" calcext:value-type="float">
            <text:p>2.5</text:p>
          </table:table-cell>
          <table:table-cell office:value-type="float" office:value="421" calcext:value-type="float">
            <text:p>4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21312" calcext:value-type="float">
            <text:p>121312</text:p>
          </table:table-cell>
          <table:table-cell table:formula="of:=[.D85]/1024 *5" office:value-type="float" office:value="2.0556640625" calcext:value-type="float">
            <text:p>2.0556640625</text:p>
          </table:table-cell>
          <table:table-cell table:formula="of:=[.E85]/1024*2.5" office:value-type="float" office:value="2.5" calcext:value-type="float">
            <text:p>2.5</text:p>
          </table:table-cell>
          <table:table-cell office:value-type="float" office:value="421" calcext:value-type="float">
            <text:p>4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22928" calcext:value-type="float">
            <text:p>122928</text:p>
          </table:table-cell>
          <table:table-cell table:formula="of:=[.D86]/1024 *5" office:value-type="float" office:value="2.0703125" calcext:value-type="float">
            <text:p>2.0703125</text:p>
          </table:table-cell>
          <table:table-cell table:formula="of:=[.E86]/1024*2.5" office:value-type="float" office:value="2.5" calcext:value-type="float">
            <text:p>2.5</text:p>
          </table:table-cell>
          <table:table-cell office:value-type="float" office:value="424" calcext:value-type="float">
            <text:p>42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24544" calcext:value-type="float">
            <text:p>124544</text:p>
          </table:table-cell>
          <table:table-cell table:formula="of:=[.D87]/1024 *5" office:value-type="float" office:value="2.0703125" calcext:value-type="float">
            <text:p>2.0703125</text:p>
          </table:table-cell>
          <table:table-cell table:formula="of:=[.E87]/1024*2.5" office:value-type="float" office:value="2.5" calcext:value-type="float">
            <text:p>2.5</text:p>
          </table:table-cell>
          <table:table-cell office:value-type="float" office:value="424" calcext:value-type="float">
            <text:p>42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26160" calcext:value-type="float">
            <text:p>126160</text:p>
          </table:table-cell>
          <table:table-cell table:formula="of:=[.D88]/1024 *5" office:value-type="float" office:value="2.0703125" calcext:value-type="float">
            <text:p>2.0703125</text:p>
          </table:table-cell>
          <table:table-cell table:formula="of:=[.E88]/1024*2.5" office:value-type="float" office:value="2.5" calcext:value-type="float">
            <text:p>2.5</text:p>
          </table:table-cell>
          <table:table-cell office:value-type="float" office:value="424" calcext:value-type="float">
            <text:p>42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27776" calcext:value-type="float">
            <text:p>127776</text:p>
          </table:table-cell>
          <table:table-cell table:formula="of:=[.D89]/1024 *5" office:value-type="float" office:value="2.0703125" calcext:value-type="float">
            <text:p>2.0703125</text:p>
          </table:table-cell>
          <table:table-cell table:formula="of:=[.E89]/1024*2.5" office:value-type="float" office:value="2.5" calcext:value-type="float">
            <text:p>2.5</text:p>
          </table:table-cell>
          <table:table-cell office:value-type="float" office:value="424" calcext:value-type="float">
            <text:p>42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29392" calcext:value-type="float">
            <text:p>129392</text:p>
          </table:table-cell>
          <table:table-cell table:formula="of:=[.D90]/1024 *5" office:value-type="float" office:value="2.0703125" calcext:value-type="float">
            <text:p>2.0703125</text:p>
          </table:table-cell>
          <table:table-cell table:formula="of:=[.E90]/1024*2.5" office:value-type="float" office:value="2.5" calcext:value-type="float">
            <text:p>2.5</text:p>
          </table:table-cell>
          <table:table-cell office:value-type="float" office:value="424" calcext:value-type="float">
            <text:p>42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31008" calcext:value-type="float">
            <text:p>131008</text:p>
          </table:table-cell>
          <table:table-cell table:formula="of:=[.D91]/1024 *5" office:value-type="float" office:value="2.0849609375" calcext:value-type="float">
            <text:p>2.0849609375</text:p>
          </table:table-cell>
          <table:table-cell table:formula="of:=[.E91]/1024*2.5" office:value-type="float" office:value="2.5" calcext:value-type="float">
            <text:p>2.5</text:p>
          </table:table-cell>
          <table:table-cell office:value-type="float" office:value="427" calcext:value-type="float">
            <text:p>42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32616" calcext:value-type="float">
            <text:p>132616</text:p>
          </table:table-cell>
          <table:table-cell table:formula="of:=[.D92]/1024 *5" office:value-type="float" office:value="2.0849609375" calcext:value-type="float">
            <text:p>2.0849609375</text:p>
          </table:table-cell>
          <table:table-cell table:formula="of:=[.E92]/1024*2.5" office:value-type="float" office:value="2.5" calcext:value-type="float">
            <text:p>2.5</text:p>
          </table:table-cell>
          <table:table-cell office:value-type="float" office:value="427" calcext:value-type="float">
            <text:p>42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34232" calcext:value-type="float">
            <text:p>134232</text:p>
          </table:table-cell>
          <table:table-cell table:formula="of:=[.D93]/1024 *5" office:value-type="float" office:value="2.08984375" calcext:value-type="float">
            <text:p>2.08984375</text:p>
          </table:table-cell>
          <table:table-cell table:formula="of:=[.E93]/1024*2.5" office:value-type="float" office:value="2.5" calcext:value-type="float">
            <text:p>2.5</text:p>
          </table:table-cell>
          <table:table-cell office:value-type="float" office:value="428" calcext:value-type="float">
            <text:p>42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35848" calcext:value-type="float">
            <text:p>135848</text:p>
          </table:table-cell>
          <table:table-cell table:formula="of:=[.D94]/1024 *5" office:value-type="float" office:value="2.08984375" calcext:value-type="float">
            <text:p>2.08984375</text:p>
          </table:table-cell>
          <table:table-cell table:formula="of:=[.E94]/1024*2.5" office:value-type="float" office:value="2.5" calcext:value-type="float">
            <text:p>2.5</text:p>
          </table:table-cell>
          <table:table-cell office:value-type="float" office:value="428" calcext:value-type="float">
            <text:p>42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37464" calcext:value-type="float">
            <text:p>137464</text:p>
          </table:table-cell>
          <table:table-cell table:formula="of:=[.D95]/1024 *5" office:value-type="float" office:value="2.08984375" calcext:value-type="float">
            <text:p>2.08984375</text:p>
          </table:table-cell>
          <table:table-cell table:formula="of:=[.E95]/1024*2.5" office:value-type="float" office:value="2.5" calcext:value-type="float">
            <text:p>2.5</text:p>
          </table:table-cell>
          <table:table-cell office:value-type="float" office:value="428" calcext:value-type="float">
            <text:p>42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39080" calcext:value-type="float">
            <text:p>139080</text:p>
          </table:table-cell>
          <table:table-cell table:formula="of:=[.D96]/1024 *5" office:value-type="float" office:value="2.099609375" calcext:value-type="float">
            <text:p>2.099609375</text:p>
          </table:table-cell>
          <table:table-cell table:formula="of:=[.E96]/1024*2.5" office:value-type="float" office:value="2.5" calcext:value-type="float">
            <text:p>2.5</text:p>
          </table:table-cell>
          <table:table-cell office:value-type="float" office:value="430" calcext:value-type="float">
            <text:p>43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40696" calcext:value-type="float">
            <text:p>140696</text:p>
          </table:table-cell>
          <table:table-cell table:formula="of:=[.D97]/1024 *5" office:value-type="float" office:value="2.099609375" calcext:value-type="float">
            <text:p>2.099609375</text:p>
          </table:table-cell>
          <table:table-cell table:formula="of:=[.E97]/1024*2.5" office:value-type="float" office:value="2.5" calcext:value-type="float">
            <text:p>2.5</text:p>
          </table:table-cell>
          <table:table-cell office:value-type="float" office:value="430" calcext:value-type="float">
            <text:p>43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42312" calcext:value-type="float">
            <text:p>142312</text:p>
          </table:table-cell>
          <table:table-cell table:formula="of:=[.D98]/1024 *5" office:value-type="float" office:value="2.08984375" calcext:value-type="float">
            <text:p>2.08984375</text:p>
          </table:table-cell>
          <table:table-cell table:formula="of:=[.E98]/1024*2.5" office:value-type="float" office:value="2.5" calcext:value-type="float">
            <text:p>2.5</text:p>
          </table:table-cell>
          <table:table-cell office:value-type="float" office:value="428" calcext:value-type="float">
            <text:p>42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43920" calcext:value-type="float">
            <text:p>143920</text:p>
          </table:table-cell>
          <table:table-cell table:formula="of:=[.D99]/1024 *5" office:value-type="float" office:value="2.099609375" calcext:value-type="float">
            <text:p>2.099609375</text:p>
          </table:table-cell>
          <table:table-cell table:formula="of:=[.E99]/1024*2.5" office:value-type="float" office:value="2.5" calcext:value-type="float">
            <text:p>2.5</text:p>
          </table:table-cell>
          <table:table-cell office:value-type="float" office:value="430" calcext:value-type="float">
            <text:p>43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45536" calcext:value-type="float">
            <text:p>145536</text:p>
          </table:table-cell>
          <table:table-cell table:formula="of:=[.D100]/1024 *5" office:value-type="float" office:value="2.1044921875" calcext:value-type="float">
            <text:p>2.1044921875</text:p>
          </table:table-cell>
          <table:table-cell table:formula="of:=[.E100]/1024*2.5" office:value-type="float" office:value="2.5" calcext:value-type="float">
            <text:p>2.5</text:p>
          </table:table-cell>
          <table:table-cell office:value-type="float" office:value="431" calcext:value-type="float">
            <text:p>43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47152" calcext:value-type="float">
            <text:p>147152</text:p>
          </table:table-cell>
          <table:table-cell table:formula="of:=[.D101]/1024 *5" office:value-type="float" office:value="2.109375" calcext:value-type="float">
            <text:p>2.109375</text:p>
          </table:table-cell>
          <table:table-cell table:formula="of:=[.E101]/1024*2.5" office:value-type="float" office:value="2.5" calcext:value-type="float">
            <text:p>2.5</text:p>
          </table:table-cell>
          <table:table-cell office:value-type="float" office:value="432" calcext:value-type="float">
            <text:p>43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48768" calcext:value-type="float">
            <text:p>148768</text:p>
          </table:table-cell>
          <table:table-cell table:formula="of:=[.D102]/1024 *5" office:value-type="float" office:value="2.1142578125" calcext:value-type="float">
            <text:p>2.1142578125</text:p>
          </table:table-cell>
          <table:table-cell table:formula="of:=[.E102]/1024*2.5" office:value-type="float" office:value="2.5" calcext:value-type="float">
            <text:p>2.5</text:p>
          </table:table-cell>
          <table:table-cell office:value-type="float" office:value="433" calcext:value-type="float">
            <text:p>43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50384" calcext:value-type="float">
            <text:p>150384</text:p>
          </table:table-cell>
          <table:table-cell table:formula="of:=[.D103]/1024 *5" office:value-type="float" office:value="2.109375" calcext:value-type="float">
            <text:p>2.109375</text:p>
          </table:table-cell>
          <table:table-cell table:formula="of:=[.E103]/1024*2.5" office:value-type="float" office:value="2.5" calcext:value-type="float">
            <text:p>2.5</text:p>
          </table:table-cell>
          <table:table-cell office:value-type="float" office:value="432" calcext:value-type="float">
            <text:p>43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52000" calcext:value-type="float">
            <text:p>152000</text:p>
          </table:table-cell>
          <table:table-cell table:formula="of:=[.D104]/1024 *5" office:value-type="float" office:value="2.109375" calcext:value-type="float">
            <text:p>2.109375</text:p>
          </table:table-cell>
          <table:table-cell table:formula="of:=[.E104]/1024*2.5" office:value-type="float" office:value="2.5" calcext:value-type="float">
            <text:p>2.5</text:p>
          </table:table-cell>
          <table:table-cell office:value-type="float" office:value="432" calcext:value-type="float">
            <text:p>43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53616" calcext:value-type="float">
            <text:p>153616</text:p>
          </table:table-cell>
          <table:table-cell table:formula="of:=[.D105]/1024 *5" office:value-type="float" office:value="2.1142578125" calcext:value-type="float">
            <text:p>2.1142578125</text:p>
          </table:table-cell>
          <table:table-cell table:formula="of:=[.E105]/1024*2.5" office:value-type="float" office:value="2.5" calcext:value-type="float">
            <text:p>2.5</text:p>
          </table:table-cell>
          <table:table-cell office:value-type="float" office:value="433" calcext:value-type="float">
            <text:p>43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55232" calcext:value-type="float">
            <text:p>155232</text:p>
          </table:table-cell>
          <table:table-cell table:formula="of:=[.D106]/1024 *5" office:value-type="float" office:value="2.119140625" calcext:value-type="float">
            <text:p>2.119140625</text:p>
          </table:table-cell>
          <table:table-cell table:formula="of:=[.E106]/1024*2.5" office:value-type="float" office:value="2.5" calcext:value-type="float">
            <text:p>2.5</text:p>
          </table:table-cell>
          <table:table-cell office:value-type="float" office:value="434" calcext:value-type="float">
            <text:p>43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56848" calcext:value-type="float">
            <text:p>156848</text:p>
          </table:table-cell>
          <table:table-cell table:formula="of:=[.D107]/1024 *5" office:value-type="float" office:value="2.1240234375" calcext:value-type="float">
            <text:p>2.1240234375</text:p>
          </table:table-cell>
          <table:table-cell table:formula="of:=[.E107]/1024*2.5" office:value-type="float" office:value="2.5" calcext:value-type="float">
            <text:p>2.5</text:p>
          </table:table-cell>
          <table:table-cell office:value-type="float" office:value="435" calcext:value-type="float">
            <text:p>43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58456" calcext:value-type="float">
            <text:p>158456</text:p>
          </table:table-cell>
          <table:table-cell table:formula="of:=[.D108]/1024 *5" office:value-type="float" office:value="2.119140625" calcext:value-type="float">
            <text:p>2.119140625</text:p>
          </table:table-cell>
          <table:table-cell table:formula="of:=[.E108]/1024*2.5" office:value-type="float" office:value="2.5" calcext:value-type="float">
            <text:p>2.5</text:p>
          </table:table-cell>
          <table:table-cell office:value-type="float" office:value="434" calcext:value-type="float">
            <text:p>43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60072" calcext:value-type="float">
            <text:p>160072</text:p>
          </table:table-cell>
          <table:table-cell table:formula="of:=[.D109]/1024 *5" office:value-type="float" office:value="2.1240234375" calcext:value-type="float">
            <text:p>2.1240234375</text:p>
          </table:table-cell>
          <table:table-cell table:formula="of:=[.E109]/1024*2.5" office:value-type="float" office:value="2.5" calcext:value-type="float">
            <text:p>2.5</text:p>
          </table:table-cell>
          <table:table-cell office:value-type="float" office:value="435" calcext:value-type="float">
            <text:p>43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61688" calcext:value-type="float">
            <text:p>161688</text:p>
          </table:table-cell>
          <table:table-cell table:formula="of:=[.D110]/1024 *5" office:value-type="float" office:value="2.1337890625" calcext:value-type="float">
            <text:p>2.1337890625</text:p>
          </table:table-cell>
          <table:table-cell table:formula="of:=[.E110]/1024*2.5" office:value-type="float" office:value="2.5" calcext:value-type="float">
            <text:p>2.5</text:p>
          </table:table-cell>
          <table:table-cell office:value-type="float" office:value="437" calcext:value-type="float">
            <text:p>43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63304" calcext:value-type="float">
            <text:p>163304</text:p>
          </table:table-cell>
          <table:table-cell table:formula="of:=[.D111]/1024 *5" office:value-type="float" office:value="2.12890625" calcext:value-type="float">
            <text:p>2.12890625</text:p>
          </table:table-cell>
          <table:table-cell table:formula="of:=[.E111]/1024*2.5" office:value-type="float" office:value="2.5" calcext:value-type="float">
            <text:p>2.5</text:p>
          </table:table-cell>
          <table:table-cell office:value-type="float" office:value="436" calcext:value-type="float">
            <text:p>43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64920" calcext:value-type="float">
            <text:p>164920</text:p>
          </table:table-cell>
          <table:table-cell table:formula="of:=[.D112]/1024 *5" office:value-type="float" office:value="2.12890625" calcext:value-type="float">
            <text:p>2.12890625</text:p>
          </table:table-cell>
          <table:table-cell table:formula="of:=[.E112]/1024*2.5" office:value-type="float" office:value="2.5" calcext:value-type="float">
            <text:p>2.5</text:p>
          </table:table-cell>
          <table:table-cell office:value-type="float" office:value="436" calcext:value-type="float">
            <text:p>43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66536" calcext:value-type="float">
            <text:p>166536</text:p>
          </table:table-cell>
          <table:table-cell table:formula="of:=[.D113]/1024 *5" office:value-type="float" office:value="2.1240234375" calcext:value-type="float">
            <text:p>2.1240234375</text:p>
          </table:table-cell>
          <table:table-cell table:formula="of:=[.E113]/1024*2.5" office:value-type="float" office:value="2.5" calcext:value-type="float">
            <text:p>2.5</text:p>
          </table:table-cell>
          <table:table-cell office:value-type="float" office:value="435" calcext:value-type="float">
            <text:p>43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68152" calcext:value-type="float">
            <text:p>168152</text:p>
          </table:table-cell>
          <table:table-cell table:formula="of:=[.D114]/1024 *5" office:value-type="float" office:value="2.12890625" calcext:value-type="float">
            <text:p>2.12890625</text:p>
          </table:table-cell>
          <table:table-cell table:formula="of:=[.E114]/1024*2.5" office:value-type="float" office:value="2.5" calcext:value-type="float">
            <text:p>2.5</text:p>
          </table:table-cell>
          <table:table-cell office:value-type="float" office:value="436" calcext:value-type="float">
            <text:p>43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69768" calcext:value-type="float">
            <text:p>169768</text:p>
          </table:table-cell>
          <table:table-cell table:formula="of:=[.D115]/1024 *5" office:value-type="float" office:value="2.138671875" calcext:value-type="float">
            <text:p>2.138671875</text:p>
          </table:table-cell>
          <table:table-cell table:formula="of:=[.E115]/1024*2.5" office:value-type="float" office:value="2.5" calcext:value-type="float">
            <text:p>2.5</text:p>
          </table:table-cell>
          <table:table-cell office:value-type="float" office:value="438" calcext:value-type="float">
            <text:p>43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71376" calcext:value-type="float">
            <text:p>171376</text:p>
          </table:table-cell>
          <table:table-cell table:formula="of:=[.D116]/1024 *5" office:value-type="float" office:value="2.138671875" calcext:value-type="float">
            <text:p>2.138671875</text:p>
          </table:table-cell>
          <table:table-cell table:formula="of:=[.E116]/1024*2.5" office:value-type="float" office:value="2.5" calcext:value-type="float">
            <text:p>2.5</text:p>
          </table:table-cell>
          <table:table-cell office:value-type="float" office:value="438" calcext:value-type="float">
            <text:p>43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72992" calcext:value-type="float">
            <text:p>172992</text:p>
          </table:table-cell>
          <table:table-cell table:formula="of:=[.D117]/1024 *5" office:value-type="float" office:value="2.138671875" calcext:value-type="float">
            <text:p>2.138671875</text:p>
          </table:table-cell>
          <table:table-cell table:formula="of:=[.E117]/1024*2.5" office:value-type="float" office:value="2.5" calcext:value-type="float">
            <text:p>2.5</text:p>
          </table:table-cell>
          <table:table-cell office:value-type="float" office:value="438" calcext:value-type="float">
            <text:p>43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74608" calcext:value-type="float">
            <text:p>174608</text:p>
          </table:table-cell>
          <table:table-cell table:formula="of:=[.D118]/1024 *5" office:value-type="float" office:value="2.138671875" calcext:value-type="float">
            <text:p>2.138671875</text:p>
          </table:table-cell>
          <table:table-cell table:formula="of:=[.E118]/1024*2.5" office:value-type="float" office:value="2.5" calcext:value-type="float">
            <text:p>2.5</text:p>
          </table:table-cell>
          <table:table-cell office:value-type="float" office:value="438" calcext:value-type="float">
            <text:p>43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76224" calcext:value-type="float">
            <text:p>176224</text:p>
          </table:table-cell>
          <table:table-cell table:formula="of:=[.D119]/1024 *5" office:value-type="float" office:value="2.138671875" calcext:value-type="float">
            <text:p>2.138671875</text:p>
          </table:table-cell>
          <table:table-cell table:formula="of:=[.E119]/1024*2.5" office:value-type="float" office:value="2.5" calcext:value-type="float">
            <text:p>2.5</text:p>
          </table:table-cell>
          <table:table-cell office:value-type="float" office:value="438" calcext:value-type="float">
            <text:p>43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77840" calcext:value-type="float">
            <text:p>177840</text:p>
          </table:table-cell>
          <table:table-cell table:formula="of:=[.D120]/1024 *5" office:value-type="float" office:value="2.1484375" calcext:value-type="float">
            <text:p>2.1484375</text:p>
          </table:table-cell>
          <table:table-cell table:formula="of:=[.E120]/1024*2.5" office:value-type="float" office:value="2.5" calcext:value-type="float">
            <text:p>2.5</text:p>
          </table:table-cell>
          <table:table-cell office:value-type="float" office:value="440" calcext:value-type="float">
            <text:p>44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79456" calcext:value-type="float">
            <text:p>179456</text:p>
          </table:table-cell>
          <table:table-cell table:formula="of:=[.D121]/1024 *5" office:value-type="float" office:value="2.1435546875" calcext:value-type="float">
            <text:p>2.1435546875</text:p>
          </table:table-cell>
          <table:table-cell table:formula="of:=[.E121]/1024*2.5" office:value-type="float" office:value="2.5" calcext:value-type="float">
            <text:p>2.5</text:p>
          </table:table-cell>
          <table:table-cell office:value-type="float" office:value="439" calcext:value-type="float">
            <text:p>43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81072" calcext:value-type="float">
            <text:p>181072</text:p>
          </table:table-cell>
          <table:table-cell table:formula="of:=[.D122]/1024 *5" office:value-type="float" office:value="2.138671875" calcext:value-type="float">
            <text:p>2.138671875</text:p>
          </table:table-cell>
          <table:table-cell table:formula="of:=[.E122]/1024*2.5" office:value-type="float" office:value="2.5" calcext:value-type="float">
            <text:p>2.5</text:p>
          </table:table-cell>
          <table:table-cell office:value-type="float" office:value="438" calcext:value-type="float">
            <text:p>43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82688" calcext:value-type="float">
            <text:p>182688</text:p>
          </table:table-cell>
          <table:table-cell table:formula="of:=[.D123]/1024 *5" office:value-type="float" office:value="2.1435546875" calcext:value-type="float">
            <text:p>2.1435546875</text:p>
          </table:table-cell>
          <table:table-cell table:formula="of:=[.E123]/1024*2.5" office:value-type="float" office:value="2.5" calcext:value-type="float">
            <text:p>2.5</text:p>
          </table:table-cell>
          <table:table-cell office:value-type="float" office:value="439" calcext:value-type="float">
            <text:p>43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84296" calcext:value-type="float">
            <text:p>184296</text:p>
          </table:table-cell>
          <table:table-cell table:formula="of:=[.D124]/1024 *5" office:value-type="float" office:value="2.1435546875" calcext:value-type="float">
            <text:p>2.1435546875</text:p>
          </table:table-cell>
          <table:table-cell table:formula="of:=[.E124]/1024*2.5" office:value-type="float" office:value="2.5" calcext:value-type="float">
            <text:p>2.5</text:p>
          </table:table-cell>
          <table:table-cell office:value-type="float" office:value="439" calcext:value-type="float">
            <text:p>43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85912" calcext:value-type="float">
            <text:p>185912</text:p>
          </table:table-cell>
          <table:table-cell table:formula="of:=[.D125]/1024 *5" office:value-type="float" office:value="2.1533203125" calcext:value-type="float">
            <text:p>2.1533203125</text:p>
          </table:table-cell>
          <table:table-cell table:formula="of:=[.E125]/1024*2.5" office:value-type="float" office:value="2.5" calcext:value-type="float">
            <text:p>2.5</text:p>
          </table:table-cell>
          <table:table-cell office:value-type="float" office:value="441" calcext:value-type="float">
            <text:p>44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87528" calcext:value-type="float">
            <text:p>187528</text:p>
          </table:table-cell>
          <table:table-cell table:formula="of:=[.D126]/1024 *5" office:value-type="float" office:value="2.1533203125" calcext:value-type="float">
            <text:p>2.1533203125</text:p>
          </table:table-cell>
          <table:table-cell table:formula="of:=[.E126]/1024*2.5" office:value-type="float" office:value="2.5" calcext:value-type="float">
            <text:p>2.5</text:p>
          </table:table-cell>
          <table:table-cell office:value-type="float" office:value="441" calcext:value-type="float">
            <text:p>44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89144" calcext:value-type="float">
            <text:p>189144</text:p>
          </table:table-cell>
          <table:table-cell table:formula="of:=[.D127]/1024 *5" office:value-type="float" office:value="2.1435546875" calcext:value-type="float">
            <text:p>2.1435546875</text:p>
          </table:table-cell>
          <table:table-cell table:formula="of:=[.E127]/1024*2.5" office:value-type="float" office:value="2.5" calcext:value-type="float">
            <text:p>2.5</text:p>
          </table:table-cell>
          <table:table-cell office:value-type="float" office:value="439" calcext:value-type="float">
            <text:p>43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90760" calcext:value-type="float">
            <text:p>190760</text:p>
          </table:table-cell>
          <table:table-cell table:formula="of:=[.D128]/1024 *5" office:value-type="float" office:value="2.1484375" calcext:value-type="float">
            <text:p>2.1484375</text:p>
          </table:table-cell>
          <table:table-cell table:formula="of:=[.E128]/1024*2.5" office:value-type="float" office:value="2.5" calcext:value-type="float">
            <text:p>2.5</text:p>
          </table:table-cell>
          <table:table-cell office:value-type="float" office:value="440" calcext:value-type="float">
            <text:p>44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92376" calcext:value-type="float">
            <text:p>192376</text:p>
          </table:table-cell>
          <table:table-cell table:formula="of:=[.D129]/1024 *5" office:value-type="float" office:value="2.1484375" calcext:value-type="float">
            <text:p>2.1484375</text:p>
          </table:table-cell>
          <table:table-cell table:formula="of:=[.E129]/1024*2.5" office:value-type="float" office:value="2.5" calcext:value-type="float">
            <text:p>2.5</text:p>
          </table:table-cell>
          <table:table-cell office:value-type="float" office:value="440" calcext:value-type="float">
            <text:p>44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93992" calcext:value-type="float">
            <text:p>193992</text:p>
          </table:table-cell>
          <table:table-cell table:formula="of:=[.D130]/1024 *5" office:value-type="float" office:value="2.158203125" calcext:value-type="float">
            <text:p>2.158203125</text:p>
          </table:table-cell>
          <table:table-cell table:formula="of:=[.E130]/1024*2.5" office:value-type="float" office:value="2.5" calcext:value-type="float">
            <text:p>2.5</text:p>
          </table:table-cell>
          <table:table-cell office:value-type="float" office:value="442" calcext:value-type="float">
            <text:p>44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95600" calcext:value-type="float">
            <text:p>195600</text:p>
          </table:table-cell>
          <table:table-cell table:formula="of:=[.D131]/1024 *5" office:value-type="float" office:value="2.158203125" calcext:value-type="float">
            <text:p>2.158203125</text:p>
          </table:table-cell>
          <table:table-cell table:formula="of:=[.E131]/1024*2.5" office:value-type="float" office:value="2.5" calcext:value-type="float">
            <text:p>2.5</text:p>
          </table:table-cell>
          <table:table-cell office:value-type="float" office:value="442" calcext:value-type="float">
            <text:p>44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97216" calcext:value-type="float">
            <text:p>197216</text:p>
          </table:table-cell>
          <table:table-cell table:formula="of:=[.D132]/1024 *5" office:value-type="float" office:value="2.1533203125" calcext:value-type="float">
            <text:p>2.1533203125</text:p>
          </table:table-cell>
          <table:table-cell table:formula="of:=[.E132]/1024*2.5" office:value-type="float" office:value="2.5" calcext:value-type="float">
            <text:p>2.5</text:p>
          </table:table-cell>
          <table:table-cell office:value-type="float" office:value="441" calcext:value-type="float">
            <text:p>44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98832" calcext:value-type="float">
            <text:p>198832</text:p>
          </table:table-cell>
          <table:table-cell table:formula="of:=[.D133]/1024 *5" office:value-type="float" office:value="2.158203125" calcext:value-type="float">
            <text:p>2.158203125</text:p>
          </table:table-cell>
          <table:table-cell table:formula="of:=[.E133]/1024*2.5" office:value-type="float" office:value="2.5" calcext:value-type="float">
            <text:p>2.5</text:p>
          </table:table-cell>
          <table:table-cell office:value-type="float" office:value="442" calcext:value-type="float">
            <text:p>44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0448" calcext:value-type="float">
            <text:p>200448</text:p>
          </table:table-cell>
          <table:table-cell table:formula="of:=[.D134]/1024 *5" office:value-type="float" office:value="2.1630859375" calcext:value-type="float">
            <text:p>2.1630859375</text:p>
          </table:table-cell>
          <table:table-cell table:formula="of:=[.E134]/1024*2.5" office:value-type="float" office:value="2.5" calcext:value-type="float">
            <text:p>2.5</text:p>
          </table:table-cell>
          <table:table-cell office:value-type="float" office:value="443" calcext:value-type="float">
            <text:p>44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2064" calcext:value-type="float">
            <text:p>202064</text:p>
          </table:table-cell>
          <table:table-cell table:formula="of:=[.D135]/1024 *5" office:value-type="float" office:value="2.1630859375" calcext:value-type="float">
            <text:p>2.1630859375</text:p>
          </table:table-cell>
          <table:table-cell table:formula="of:=[.E135]/1024*2.5" office:value-type="float" office:value="2.5" calcext:value-type="float">
            <text:p>2.5</text:p>
          </table:table-cell>
          <table:table-cell office:value-type="float" office:value="443" calcext:value-type="float">
            <text:p>44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3680" calcext:value-type="float">
            <text:p>203680</text:p>
          </table:table-cell>
          <table:table-cell table:formula="of:=[.D136]/1024 *5" office:value-type="float" office:value="2.1630859375" calcext:value-type="float">
            <text:p>2.1630859375</text:p>
          </table:table-cell>
          <table:table-cell table:formula="of:=[.E136]/1024*2.5" office:value-type="float" office:value="2.5" calcext:value-type="float">
            <text:p>2.5</text:p>
          </table:table-cell>
          <table:table-cell office:value-type="float" office:value="443" calcext:value-type="float">
            <text:p>44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5296" calcext:value-type="float">
            <text:p>205296</text:p>
          </table:table-cell>
          <table:table-cell table:formula="of:=[.D137]/1024 *5" office:value-type="float" office:value="2.1533203125" calcext:value-type="float">
            <text:p>2.1533203125</text:p>
          </table:table-cell>
          <table:table-cell table:formula="of:=[.E137]/1024*2.5" office:value-type="float" office:value="2.5" calcext:value-type="float">
            <text:p>2.5</text:p>
          </table:table-cell>
          <table:table-cell office:value-type="float" office:value="441" calcext:value-type="float">
            <text:p>44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6912" calcext:value-type="float">
            <text:p>206912</text:p>
          </table:table-cell>
          <table:table-cell table:formula="of:=[.D138]/1024 *5" office:value-type="float" office:value="2.158203125" calcext:value-type="float">
            <text:p>2.158203125</text:p>
          </table:table-cell>
          <table:table-cell table:formula="of:=[.E138]/1024*2.5" office:value-type="float" office:value="2.5" calcext:value-type="float">
            <text:p>2.5</text:p>
          </table:table-cell>
          <table:table-cell office:value-type="float" office:value="442" calcext:value-type="float">
            <text:p>44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8528" calcext:value-type="float">
            <text:p>208528</text:p>
          </table:table-cell>
          <table:table-cell table:formula="of:=[.D139]/1024 *5" office:value-type="float" office:value="2.16796875" calcext:value-type="float">
            <text:p>2.16796875</text:p>
          </table:table-cell>
          <table:table-cell table:formula="of:=[.E139]/1024*2.5" office:value-type="float" office:value="2.5" calcext:value-type="float">
            <text:p>2.5</text:p>
          </table:table-cell>
          <table:table-cell office:value-type="float" office:value="444" calcext:value-type="float">
            <text:p>44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10136" calcext:value-type="float">
            <text:p>210136</text:p>
          </table:table-cell>
          <table:table-cell table:formula="of:=[.D140]/1024 *5" office:value-type="float" office:value="2.16796875" calcext:value-type="float">
            <text:p>2.16796875</text:p>
          </table:table-cell>
          <table:table-cell table:formula="of:=[.E140]/1024*2.5" office:value-type="float" office:value="2.5" calcext:value-type="float">
            <text:p>2.5</text:p>
          </table:table-cell>
          <table:table-cell office:value-type="float" office:value="444" calcext:value-type="float">
            <text:p>44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11752" calcext:value-type="float">
            <text:p>211752</text:p>
          </table:table-cell>
          <table:table-cell table:formula="of:=[.D141]/1024 *5" office:value-type="float" office:value="2.16796875" calcext:value-type="float">
            <text:p>2.16796875</text:p>
          </table:table-cell>
          <table:table-cell table:formula="of:=[.E141]/1024*2.5" office:value-type="float" office:value="2.5" calcext:value-type="float">
            <text:p>2.5</text:p>
          </table:table-cell>
          <table:table-cell office:value-type="float" office:value="444" calcext:value-type="float">
            <text:p>44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13368" calcext:value-type="float">
            <text:p>213368</text:p>
          </table:table-cell>
          <table:table-cell table:formula="of:=[.D142]/1024 *5" office:value-type="float" office:value="2.1630859375" calcext:value-type="float">
            <text:p>2.1630859375</text:p>
          </table:table-cell>
          <table:table-cell table:formula="of:=[.E142]/1024*2.5" office:value-type="float" office:value="2.5" calcext:value-type="float">
            <text:p>2.5</text:p>
          </table:table-cell>
          <table:table-cell office:value-type="float" office:value="443" calcext:value-type="float">
            <text:p>44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14984" calcext:value-type="float">
            <text:p>214984</text:p>
          </table:table-cell>
          <table:table-cell table:formula="of:=[.D143]/1024 *5" office:value-type="float" office:value="2.1630859375" calcext:value-type="float">
            <text:p>2.1630859375</text:p>
          </table:table-cell>
          <table:table-cell table:formula="of:=[.E143]/1024*2.5" office:value-type="float" office:value="2.5" calcext:value-type="float">
            <text:p>2.5</text:p>
          </table:table-cell>
          <table:table-cell office:value-type="float" office:value="443" calcext:value-type="float">
            <text:p>44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16600" calcext:value-type="float">
            <text:p>216600</text:p>
          </table:table-cell>
          <table:table-cell table:formula="of:=[.D144]/1024 *5" office:value-type="float" office:value="2.1728515625" calcext:value-type="float">
            <text:p>2.1728515625</text:p>
          </table:table-cell>
          <table:table-cell table:formula="of:=[.E144]/1024*2.5" office:value-type="float" office:value="2.5" calcext:value-type="float">
            <text:p>2.5</text:p>
          </table:table-cell>
          <table:table-cell office:value-type="float" office:value="445" calcext:value-type="float">
            <text:p>44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18216" calcext:value-type="float">
            <text:p>218216</text:p>
          </table:table-cell>
          <table:table-cell table:formula="of:=[.D145]/1024 *5" office:value-type="float" office:value="2.1728515625" calcext:value-type="float">
            <text:p>2.1728515625</text:p>
          </table:table-cell>
          <table:table-cell table:formula="of:=[.E145]/1024*2.5" office:value-type="float" office:value="2.5" calcext:value-type="float">
            <text:p>2.5</text:p>
          </table:table-cell>
          <table:table-cell office:value-type="float" office:value="445" calcext:value-type="float">
            <text:p>44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19832" calcext:value-type="float">
            <text:p>219832</text:p>
          </table:table-cell>
          <table:table-cell table:formula="of:=[.D146]/1024 *5" office:value-type="float" office:value="2.1630859375" calcext:value-type="float">
            <text:p>2.1630859375</text:p>
          </table:table-cell>
          <table:table-cell table:formula="of:=[.E146]/1024*2.5" office:value-type="float" office:value="2.5" calcext:value-type="float">
            <text:p>2.5</text:p>
          </table:table-cell>
          <table:table-cell office:value-type="float" office:value="443" calcext:value-type="float">
            <text:p>44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21448" calcext:value-type="float">
            <text:p>221448</text:p>
          </table:table-cell>
          <table:table-cell table:formula="of:=[.D147]/1024 *5" office:value-type="float" office:value="2.16796875" calcext:value-type="float">
            <text:p>2.16796875</text:p>
          </table:table-cell>
          <table:table-cell table:formula="of:=[.E147]/1024*2.5" office:value-type="float" office:value="2.5" calcext:value-type="float">
            <text:p>2.5</text:p>
          </table:table-cell>
          <table:table-cell office:value-type="float" office:value="444" calcext:value-type="float">
            <text:p>44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23056" calcext:value-type="float">
            <text:p>223056</text:p>
          </table:table-cell>
          <table:table-cell table:formula="of:=[.D148]/1024 *5" office:value-type="float" office:value="2.16796875" calcext:value-type="float">
            <text:p>2.16796875</text:p>
          </table:table-cell>
          <table:table-cell table:formula="of:=[.E148]/1024*2.5" office:value-type="float" office:value="2.5" calcext:value-type="float">
            <text:p>2.5</text:p>
          </table:table-cell>
          <table:table-cell office:value-type="float" office:value="444" calcext:value-type="float">
            <text:p>44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24672" calcext:value-type="float">
            <text:p>224672</text:p>
          </table:table-cell>
          <table:table-cell table:formula="of:=[.D149]/1024 *5" office:value-type="float" office:value="2.1728515625" calcext:value-type="float">
            <text:p>2.1728515625</text:p>
          </table:table-cell>
          <table:table-cell table:formula="of:=[.E149]/1024*2.5" office:value-type="float" office:value="2.5" calcext:value-type="float">
            <text:p>2.5</text:p>
          </table:table-cell>
          <table:table-cell office:value-type="float" office:value="445" calcext:value-type="float">
            <text:p>44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26288" calcext:value-type="float">
            <text:p>226288</text:p>
          </table:table-cell>
          <table:table-cell table:formula="of:=[.D150]/1024 *5" office:value-type="float" office:value="2.1728515625" calcext:value-type="float">
            <text:p>2.1728515625</text:p>
          </table:table-cell>
          <table:table-cell table:formula="of:=[.E150]/1024*2.5" office:value-type="float" office:value="2.5" calcext:value-type="float">
            <text:p>2.5</text:p>
          </table:table-cell>
          <table:table-cell office:value-type="float" office:value="445" calcext:value-type="float">
            <text:p>44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27904" calcext:value-type="float">
            <text:p>227904</text:p>
          </table:table-cell>
          <table:table-cell table:formula="of:=[.D151]/1024 *5" office:value-type="float" office:value="2.16796875" calcext:value-type="float">
            <text:p>2.16796875</text:p>
          </table:table-cell>
          <table:table-cell table:formula="of:=[.E151]/1024*2.5" office:value-type="float" office:value="2.5" calcext:value-type="float">
            <text:p>2.5</text:p>
          </table:table-cell>
          <table:table-cell office:value-type="float" office:value="444" calcext:value-type="float">
            <text:p>44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formula="of:=[.D152]/1024 *5" office:value-type="float" office:value="2.1728515625" calcext:value-type="float">
            <text:p>2.1728515625</text:p>
          </table:table-cell>
          <table:table-cell table:formula="of:=[.E152]/1024*2.5" office:value-type="float" office:value="2.5" calcext:value-type="float">
            <text:p>2.5</text:p>
          </table:table-cell>
          <table:table-cell office:value-type="float" office:value="445" calcext:value-type="float">
            <text:p>44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31136" calcext:value-type="float">
            <text:p>231136</text:p>
          </table:table-cell>
          <table:table-cell table:formula="of:=[.D153]/1024 *5" office:value-type="float" office:value="2.177734375" calcext:value-type="float">
            <text:p>2.177734375</text:p>
          </table:table-cell>
          <table:table-cell table:formula="of:=[.E153]/1024*2.5" office:value-type="float" office:value="2.5" calcext:value-type="float">
            <text:p>2.5</text:p>
          </table:table-cell>
          <table:table-cell office:value-type="float" office:value="446" calcext:value-type="float">
            <text:p>44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32752" calcext:value-type="float">
            <text:p>232752</text:p>
          </table:table-cell>
          <table:table-cell table:formula="of:=[.D154]/1024 *5" office:value-type="float" office:value="2.177734375" calcext:value-type="float">
            <text:p>2.177734375</text:p>
          </table:table-cell>
          <table:table-cell table:formula="of:=[.E154]/1024*2.5" office:value-type="float" office:value="2.5" calcext:value-type="float">
            <text:p>2.5</text:p>
          </table:table-cell>
          <table:table-cell office:value-type="float" office:value="446" calcext:value-type="float">
            <text:p>44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34368" calcext:value-type="float">
            <text:p>234368</text:p>
          </table:table-cell>
          <table:table-cell table:formula="of:=[.D155]/1024 *5" office:value-type="float" office:value="2.177734375" calcext:value-type="float">
            <text:p>2.177734375</text:p>
          </table:table-cell>
          <table:table-cell table:formula="of:=[.E155]/1024*2.5" office:value-type="float" office:value="2.5" calcext:value-type="float">
            <text:p>2.5</text:p>
          </table:table-cell>
          <table:table-cell office:value-type="float" office:value="446" calcext:value-type="float">
            <text:p>44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35976" calcext:value-type="float">
            <text:p>235976</text:p>
          </table:table-cell>
          <table:table-cell table:formula="of:=[.D156]/1024 *5" office:value-type="float" office:value="2.1728515625" calcext:value-type="float">
            <text:p>2.1728515625</text:p>
          </table:table-cell>
          <table:table-cell table:formula="of:=[.E156]/1024*2.5" office:value-type="float" office:value="2.5" calcext:value-type="float">
            <text:p>2.5</text:p>
          </table:table-cell>
          <table:table-cell office:value-type="float" office:value="445" calcext:value-type="float">
            <text:p>44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37592" calcext:value-type="float">
            <text:p>237592</text:p>
          </table:table-cell>
          <table:table-cell table:formula="of:=[.D157]/1024 *5" office:value-type="float" office:value="2.1728515625" calcext:value-type="float">
            <text:p>2.1728515625</text:p>
          </table:table-cell>
          <table:table-cell table:formula="of:=[.E157]/1024*2.5" office:value-type="float" office:value="2.5" calcext:value-type="float">
            <text:p>2.5</text:p>
          </table:table-cell>
          <table:table-cell office:value-type="float" office:value="445" calcext:value-type="float">
            <text:p>44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39208" calcext:value-type="float">
            <text:p>239208</text:p>
          </table:table-cell>
          <table:table-cell table:formula="of:=[.D158]/1024 *5" office:value-type="float" office:value="2.1826171875" calcext:value-type="float">
            <text:p>2.1826171875</text:p>
          </table:table-cell>
          <table:table-cell table:formula="of:=[.E158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40824" calcext:value-type="float">
            <text:p>240824</text:p>
          </table:table-cell>
          <table:table-cell table:formula="of:=[.D159]/1024 *5" office:value-type="float" office:value="2.1826171875" calcext:value-type="float">
            <text:p>2.1826171875</text:p>
          </table:table-cell>
          <table:table-cell table:formula="of:=[.E159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42440" calcext:value-type="float">
            <text:p>242440</text:p>
          </table:table-cell>
          <table:table-cell table:formula="of:=[.D160]/1024 *5" office:value-type="float" office:value="2.1826171875" calcext:value-type="float">
            <text:p>2.1826171875</text:p>
          </table:table-cell>
          <table:table-cell table:formula="of:=[.E160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44056" calcext:value-type="float">
            <text:p>244056</text:p>
          </table:table-cell>
          <table:table-cell table:formula="of:=[.D161]/1024 *5" office:value-type="float" office:value="2.1728515625" calcext:value-type="float">
            <text:p>2.1728515625</text:p>
          </table:table-cell>
          <table:table-cell table:formula="of:=[.E161]/1024*2.5" office:value-type="float" office:value="2.5" calcext:value-type="float">
            <text:p>2.5</text:p>
          </table:table-cell>
          <table:table-cell office:value-type="float" office:value="445" calcext:value-type="float">
            <text:p>44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45672" calcext:value-type="float">
            <text:p>245672</text:p>
          </table:table-cell>
          <table:table-cell table:formula="of:=[.D162]/1024 *5" office:value-type="float" office:value="2.1728515625" calcext:value-type="float">
            <text:p>2.1728515625</text:p>
          </table:table-cell>
          <table:table-cell table:formula="of:=[.E162]/1024*2.5" office:value-type="float" office:value="2.5" calcext:value-type="float">
            <text:p>2.5</text:p>
          </table:table-cell>
          <table:table-cell office:value-type="float" office:value="445" calcext:value-type="float">
            <text:p>44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47288" calcext:value-type="float">
            <text:p>247288</text:p>
          </table:table-cell>
          <table:table-cell table:formula="of:=[.D163]/1024 *5" office:value-type="float" office:value="2.1826171875" calcext:value-type="float">
            <text:p>2.1826171875</text:p>
          </table:table-cell>
          <table:table-cell table:formula="of:=[.E163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48896" calcext:value-type="float">
            <text:p>248896</text:p>
          </table:table-cell>
          <table:table-cell table:formula="of:=[.D164]/1024 *5" office:value-type="float" office:value="2.1875" calcext:value-type="float">
            <text:p>2.1875</text:p>
          </table:table-cell>
          <table:table-cell table:formula="of:=[.E164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50512" calcext:value-type="float">
            <text:p>250512</text:p>
          </table:table-cell>
          <table:table-cell table:formula="of:=[.D165]/1024 *5" office:value-type="float" office:value="2.1826171875" calcext:value-type="float">
            <text:p>2.1826171875</text:p>
          </table:table-cell>
          <table:table-cell table:formula="of:=[.E165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52128" calcext:value-type="float">
            <text:p>252128</text:p>
          </table:table-cell>
          <table:table-cell table:formula="of:=[.D166]/1024 *5" office:value-type="float" office:value="2.1826171875" calcext:value-type="float">
            <text:p>2.1826171875</text:p>
          </table:table-cell>
          <table:table-cell table:formula="of:=[.E166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53744" calcext:value-type="float">
            <text:p>253744</text:p>
          </table:table-cell>
          <table:table-cell table:formula="of:=[.D167]/1024 *5" office:value-type="float" office:value="2.1826171875" calcext:value-type="float">
            <text:p>2.1826171875</text:p>
          </table:table-cell>
          <table:table-cell table:formula="of:=[.E167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55360" calcext:value-type="float">
            <text:p>255360</text:p>
          </table:table-cell>
          <table:table-cell table:formula="of:=[.D168]/1024 *5" office:value-type="float" office:value="2.1875" calcext:value-type="float">
            <text:p>2.1875</text:p>
          </table:table-cell>
          <table:table-cell table:formula="of:=[.E168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56976" calcext:value-type="float">
            <text:p>256976</text:p>
          </table:table-cell>
          <table:table-cell table:formula="of:=[.D169]/1024 *5" office:value-type="float" office:value="2.1875" calcext:value-type="float">
            <text:p>2.1875</text:p>
          </table:table-cell>
          <table:table-cell table:formula="of:=[.E169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58592" calcext:value-type="float">
            <text:p>258592</text:p>
          </table:table-cell>
          <table:table-cell table:formula="of:=[.D170]/1024 *5" office:value-type="float" office:value="2.177734375" calcext:value-type="float">
            <text:p>2.177734375</text:p>
          </table:table-cell>
          <table:table-cell table:formula="of:=[.E170]/1024*2.5" office:value-type="float" office:value="2.5" calcext:value-type="float">
            <text:p>2.5</text:p>
          </table:table-cell>
          <table:table-cell office:value-type="float" office:value="446" calcext:value-type="float">
            <text:p>44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60200" calcext:value-type="float">
            <text:p>260200</text:p>
          </table:table-cell>
          <table:table-cell table:formula="of:=[.D171]/1024 *5" office:value-type="float" office:value="2.1826171875" calcext:value-type="float">
            <text:p>2.1826171875</text:p>
          </table:table-cell>
          <table:table-cell table:formula="of:=[.E171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61816" calcext:value-type="float">
            <text:p>261816</text:p>
          </table:table-cell>
          <table:table-cell table:formula="of:=[.D172]/1024 *5" office:value-type="float" office:value="2.1826171875" calcext:value-type="float">
            <text:p>2.1826171875</text:p>
          </table:table-cell>
          <table:table-cell table:formula="of:=[.E172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63432" calcext:value-type="float">
            <text:p>263432</text:p>
          </table:table-cell>
          <table:table-cell table:formula="of:=[.D173]/1024 *5" office:value-type="float" office:value="2.1923828125" calcext:value-type="float">
            <text:p>2.1923828125</text:p>
          </table:table-cell>
          <table:table-cell table:formula="of:=[.E173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65048" calcext:value-type="float">
            <text:p>265048</text:p>
          </table:table-cell>
          <table:table-cell table:formula="of:=[.D174]/1024 *5" office:value-type="float" office:value="2.1875" calcext:value-type="float">
            <text:p>2.1875</text:p>
          </table:table-cell>
          <table:table-cell table:formula="of:=[.E174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66664" calcext:value-type="float">
            <text:p>266664</text:p>
          </table:table-cell>
          <table:table-cell table:formula="of:=[.D175]/1024 *5" office:value-type="float" office:value="2.1826171875" calcext:value-type="float">
            <text:p>2.1826171875</text:p>
          </table:table-cell>
          <table:table-cell table:formula="of:=[.E175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68280" calcext:value-type="float">
            <text:p>268280</text:p>
          </table:table-cell>
          <table:table-cell table:formula="of:=[.D176]/1024 *5" office:value-type="float" office:value="2.1826171875" calcext:value-type="float">
            <text:p>2.1826171875</text:p>
          </table:table-cell>
          <table:table-cell table:formula="of:=[.E176]/1024*2.5" office:value-type="float" office:value="2.5" calcext:value-type="float">
            <text:p>2.5</text:p>
          </table:table-cell>
          <table:table-cell office:value-type="float" office:value="447" calcext:value-type="float">
            <text:p>44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69896" calcext:value-type="float">
            <text:p>269896</text:p>
          </table:table-cell>
          <table:table-cell table:formula="of:=[.D177]/1024 *5" office:value-type="float" office:value="2.1875" calcext:value-type="float">
            <text:p>2.1875</text:p>
          </table:table-cell>
          <table:table-cell table:formula="of:=[.E177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71512" calcext:value-type="float">
            <text:p>271512</text:p>
          </table:table-cell>
          <table:table-cell table:formula="of:=[.D178]/1024 *5" office:value-type="float" office:value="2.1923828125" calcext:value-type="float">
            <text:p>2.1923828125</text:p>
          </table:table-cell>
          <table:table-cell table:formula="of:=[.E178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73128" calcext:value-type="float">
            <text:p>273128</text:p>
          </table:table-cell>
          <table:table-cell table:formula="of:=[.D179]/1024 *5" office:value-type="float" office:value="2.1923828125" calcext:value-type="float">
            <text:p>2.1923828125</text:p>
          </table:table-cell>
          <table:table-cell table:formula="of:=[.E179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74736" calcext:value-type="float">
            <text:p>274736</text:p>
          </table:table-cell>
          <table:table-cell table:formula="of:=[.D180]/1024 *5" office:value-type="float" office:value="2.1875" calcext:value-type="float">
            <text:p>2.1875</text:p>
          </table:table-cell>
          <table:table-cell table:formula="of:=[.E180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76352" calcext:value-type="float">
            <text:p>276352</text:p>
          </table:table-cell>
          <table:table-cell table:formula="of:=[.D181]/1024 *5" office:value-type="float" office:value="2.1923828125" calcext:value-type="float">
            <text:p>2.1923828125</text:p>
          </table:table-cell>
          <table:table-cell table:formula="of:=[.E181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77968" calcext:value-type="float">
            <text:p>277968</text:p>
          </table:table-cell>
          <table:table-cell table:formula="of:=[.D182]/1024 *5" office:value-type="float" office:value="2.197265625" calcext:value-type="float">
            <text:p>2.197265625</text:p>
          </table:table-cell>
          <table:table-cell table:formula="of:=[.E182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79584" calcext:value-type="float">
            <text:p>279584</text:p>
          </table:table-cell>
          <table:table-cell table:formula="of:=[.D183]/1024 *5" office:value-type="float" office:value="2.197265625" calcext:value-type="float">
            <text:p>2.197265625</text:p>
          </table:table-cell>
          <table:table-cell table:formula="of:=[.E183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81200" calcext:value-type="float">
            <text:p>281200</text:p>
          </table:table-cell>
          <table:table-cell table:formula="of:=[.D184]/1024 *5" office:value-type="float" office:value="2.197265625" calcext:value-type="float">
            <text:p>2.197265625</text:p>
          </table:table-cell>
          <table:table-cell table:formula="of:=[.E184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82816" calcext:value-type="float">
            <text:p>282816</text:p>
          </table:table-cell>
          <table:table-cell table:formula="of:=[.D185]/1024 *5" office:value-type="float" office:value="2.1875" calcext:value-type="float">
            <text:p>2.1875</text:p>
          </table:table-cell>
          <table:table-cell table:formula="of:=[.E185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84432" calcext:value-type="float">
            <text:p>284432</text:p>
          </table:table-cell>
          <table:table-cell table:formula="of:=[.D186]/1024 *5" office:value-type="float" office:value="2.1875" calcext:value-type="float">
            <text:p>2.1875</text:p>
          </table:table-cell>
          <table:table-cell table:formula="of:=[.E186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86048" calcext:value-type="float">
            <text:p>286048</text:p>
          </table:table-cell>
          <table:table-cell table:formula="of:=[.D187]/1024 *5" office:value-type="float" office:value="2.197265625" calcext:value-type="float">
            <text:p>2.197265625</text:p>
          </table:table-cell>
          <table:table-cell table:formula="of:=[.E187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87656" calcext:value-type="float">
            <text:p>287656</text:p>
          </table:table-cell>
          <table:table-cell table:formula="of:=[.D188]/1024 *5" office:value-type="float" office:value="2.1923828125" calcext:value-type="float">
            <text:p>2.1923828125</text:p>
          </table:table-cell>
          <table:table-cell table:formula="of:=[.E188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89272" calcext:value-type="float">
            <text:p>289272</text:p>
          </table:table-cell>
          <table:table-cell table:formula="of:=[.D189]/1024 *5" office:value-type="float" office:value="2.1923828125" calcext:value-type="float">
            <text:p>2.1923828125</text:p>
          </table:table-cell>
          <table:table-cell table:formula="of:=[.E189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90888" calcext:value-type="float">
            <text:p>290888</text:p>
          </table:table-cell>
          <table:table-cell table:formula="of:=[.D190]/1024 *5" office:value-type="float" office:value="2.1875" calcext:value-type="float">
            <text:p>2.1875</text:p>
          </table:table-cell>
          <table:table-cell table:formula="of:=[.E190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92504" calcext:value-type="float">
            <text:p>292504</text:p>
          </table:table-cell>
          <table:table-cell table:formula="of:=[.D191]/1024 *5" office:value-type="float" office:value="2.1923828125" calcext:value-type="float">
            <text:p>2.1923828125</text:p>
          </table:table-cell>
          <table:table-cell table:formula="of:=[.E191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94120" calcext:value-type="float">
            <text:p>294120</text:p>
          </table:table-cell>
          <table:table-cell table:formula="of:=[.D192]/1024 *5" office:value-type="float" office:value="2.197265625" calcext:value-type="float">
            <text:p>2.197265625</text:p>
          </table:table-cell>
          <table:table-cell table:formula="of:=[.E192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95736" calcext:value-type="float">
            <text:p>295736</text:p>
          </table:table-cell>
          <table:table-cell table:formula="of:=[.D193]/1024 *5" office:value-type="float" office:value="2.197265625" calcext:value-type="float">
            <text:p>2.197265625</text:p>
          </table:table-cell>
          <table:table-cell table:formula="of:=[.E193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97352" calcext:value-type="float">
            <text:p>297352</text:p>
          </table:table-cell>
          <table:table-cell table:formula="of:=[.D194]/1024 *5" office:value-type="float" office:value="2.1875" calcext:value-type="float">
            <text:p>2.1875</text:p>
          </table:table-cell>
          <table:table-cell table:formula="of:=[.E194]/1024*2.5" office:value-type="float" office:value="2.5" calcext:value-type="float">
            <text:p>2.5</text:p>
          </table:table-cell>
          <table:table-cell office:value-type="float" office:value="448" calcext:value-type="float">
            <text:p>448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98960" calcext:value-type="float">
            <text:p>298960</text:p>
          </table:table-cell>
          <table:table-cell table:formula="of:=[.D195]/1024 *5" office:value-type="float" office:value="2.1923828125" calcext:value-type="float">
            <text:p>2.1923828125</text:p>
          </table:table-cell>
          <table:table-cell table:formula="of:=[.E195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00576" calcext:value-type="float">
            <text:p>300576</text:p>
          </table:table-cell>
          <table:table-cell table:formula="of:=[.D196]/1024 *5" office:value-type="float" office:value="2.197265625" calcext:value-type="float">
            <text:p>2.197265625</text:p>
          </table:table-cell>
          <table:table-cell table:formula="of:=[.E196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02200" calcext:value-type="float">
            <text:p>302200</text:p>
          </table:table-cell>
          <table:table-cell table:formula="of:=[.D197]/1024 *5" office:value-type="float" office:value="2.2021484375" calcext:value-type="float">
            <text:p>2.2021484375</text:p>
          </table:table-cell>
          <table:table-cell table:formula="of:=[.E197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03808" calcext:value-type="float">
            <text:p>303808</text:p>
          </table:table-cell>
          <table:table-cell table:formula="of:=[.D198]/1024 *5" office:value-type="float" office:value="2.2021484375" calcext:value-type="float">
            <text:p>2.2021484375</text:p>
          </table:table-cell>
          <table:table-cell table:formula="of:=[.E198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05424" calcext:value-type="float">
            <text:p>305424</text:p>
          </table:table-cell>
          <table:table-cell table:formula="of:=[.D199]/1024 *5" office:value-type="float" office:value="2.1923828125" calcext:value-type="float">
            <text:p>2.1923828125</text:p>
          </table:table-cell>
          <table:table-cell table:formula="of:=[.E199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07040" calcext:value-type="float">
            <text:p>307040</text:p>
          </table:table-cell>
          <table:table-cell table:formula="of:=[.D200]/1024 *5" office:value-type="float" office:value="2.1923828125" calcext:value-type="float">
            <text:p>2.1923828125</text:p>
          </table:table-cell>
          <table:table-cell table:formula="of:=[.E200]/1024*2.5" office:value-type="float" office:value="2.5" calcext:value-type="float">
            <text:p>2.5</text:p>
          </table:table-cell>
          <table:table-cell office:value-type="float" office:value="449" calcext:value-type="float">
            <text:p>449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08656" calcext:value-type="float">
            <text:p>308656</text:p>
          </table:table-cell>
          <table:table-cell table:formula="of:=[.D201]/1024 *5" office:value-type="float" office:value="2.197265625" calcext:value-type="float">
            <text:p>2.197265625</text:p>
          </table:table-cell>
          <table:table-cell table:formula="of:=[.E201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10280" calcext:value-type="float">
            <text:p>310280</text:p>
          </table:table-cell>
          <table:table-cell table:formula="of:=[.D202]/1024 *5" office:value-type="float" office:value="2.2021484375" calcext:value-type="float">
            <text:p>2.2021484375</text:p>
          </table:table-cell>
          <table:table-cell table:formula="of:=[.E202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11888" calcext:value-type="float">
            <text:p>311888</text:p>
          </table:table-cell>
          <table:table-cell table:formula="of:=[.D203]/1024 *5" office:value-type="float" office:value="2.2021484375" calcext:value-type="float">
            <text:p>2.2021484375</text:p>
          </table:table-cell>
          <table:table-cell table:formula="of:=[.E203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13496" calcext:value-type="float">
            <text:p>313496</text:p>
          </table:table-cell>
          <table:table-cell table:formula="of:=[.D204]/1024 *5" office:value-type="float" office:value="2.197265625" calcext:value-type="float">
            <text:p>2.197265625</text:p>
          </table:table-cell>
          <table:table-cell table:formula="of:=[.E204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15112" calcext:value-type="float">
            <text:p>315112</text:p>
          </table:table-cell>
          <table:table-cell table:formula="of:=[.D205]/1024 *5" office:value-type="float" office:value="2.197265625" calcext:value-type="float">
            <text:p>2.197265625</text:p>
          </table:table-cell>
          <table:table-cell table:formula="of:=[.E205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16728" calcext:value-type="float">
            <text:p>316728</text:p>
          </table:table-cell>
          <table:table-cell table:formula="of:=[.D206]/1024 *5" office:value-type="float" office:value="2.20703125" calcext:value-type="float">
            <text:p>2.20703125</text:p>
          </table:table-cell>
          <table:table-cell table:formula="of:=[.E206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18344" calcext:value-type="float">
            <text:p>318344</text:p>
          </table:table-cell>
          <table:table-cell table:formula="of:=[.D207]/1024 *5" office:value-type="float" office:value="2.20703125" calcext:value-type="float">
            <text:p>2.20703125</text:p>
          </table:table-cell>
          <table:table-cell table:formula="of:=[.E207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19960" calcext:value-type="float">
            <text:p>319960</text:p>
          </table:table-cell>
          <table:table-cell table:formula="of:=[.D208]/1024 *5" office:value-type="float" office:value="2.2021484375" calcext:value-type="float">
            <text:p>2.2021484375</text:p>
          </table:table-cell>
          <table:table-cell table:formula="of:=[.E208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21576" calcext:value-type="float">
            <text:p>321576</text:p>
          </table:table-cell>
          <table:table-cell table:formula="of:=[.D209]/1024 *5" office:value-type="float" office:value="2.197265625" calcext:value-type="float">
            <text:p>2.197265625</text:p>
          </table:table-cell>
          <table:table-cell table:formula="of:=[.E209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23192" calcext:value-type="float">
            <text:p>323192</text:p>
          </table:table-cell>
          <table:table-cell table:formula="of:=[.D210]/1024 *5" office:value-type="float" office:value="2.197265625" calcext:value-type="float">
            <text:p>2.197265625</text:p>
          </table:table-cell>
          <table:table-cell table:formula="of:=[.E210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24808" calcext:value-type="float">
            <text:p>324808</text:p>
          </table:table-cell>
          <table:table-cell table:formula="of:=[.D211]/1024 *5" office:value-type="float" office:value="2.20703125" calcext:value-type="float">
            <text:p>2.20703125</text:p>
          </table:table-cell>
          <table:table-cell table:formula="of:=[.E211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26416" calcext:value-type="float">
            <text:p>326416</text:p>
          </table:table-cell>
          <table:table-cell table:formula="of:=[.D212]/1024 *5" office:value-type="float" office:value="2.2021484375" calcext:value-type="float">
            <text:p>2.2021484375</text:p>
          </table:table-cell>
          <table:table-cell table:formula="of:=[.E212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28032" calcext:value-type="float">
            <text:p>328032</text:p>
          </table:table-cell>
          <table:table-cell table:formula="of:=[.D213]/1024 *5" office:value-type="float" office:value="2.2021484375" calcext:value-type="float">
            <text:p>2.2021484375</text:p>
          </table:table-cell>
          <table:table-cell table:formula="of:=[.E213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29648" calcext:value-type="float">
            <text:p>329648</text:p>
          </table:table-cell>
          <table:table-cell table:formula="of:=[.D214]/1024 *5" office:value-type="float" office:value="2.197265625" calcext:value-type="float">
            <text:p>2.197265625</text:p>
          </table:table-cell>
          <table:table-cell table:formula="of:=[.E214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31264" calcext:value-type="float">
            <text:p>331264</text:p>
          </table:table-cell>
          <table:table-cell table:formula="of:=[.D215]/1024 *5" office:value-type="float" office:value="2.2021484375" calcext:value-type="float">
            <text:p>2.2021484375</text:p>
          </table:table-cell>
          <table:table-cell table:formula="of:=[.E215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32880" calcext:value-type="float">
            <text:p>332880</text:p>
          </table:table-cell>
          <table:table-cell table:formula="of:=[.D216]/1024 *5" office:value-type="float" office:value="2.20703125" calcext:value-type="float">
            <text:p>2.20703125</text:p>
          </table:table-cell>
          <table:table-cell table:formula="of:=[.E216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34496" calcext:value-type="float">
            <text:p>334496</text:p>
          </table:table-cell>
          <table:table-cell table:formula="of:=[.D217]/1024 *5" office:value-type="float" office:value="2.20703125" calcext:value-type="float">
            <text:p>2.20703125</text:p>
          </table:table-cell>
          <table:table-cell table:formula="of:=[.E217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36112" calcext:value-type="float">
            <text:p>336112</text:p>
          </table:table-cell>
          <table:table-cell table:formula="of:=[.D218]/1024 *5" office:value-type="float" office:value="2.197265625" calcext:value-type="float">
            <text:p>2.197265625</text:p>
          </table:table-cell>
          <table:table-cell table:formula="of:=[.E218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37720" calcext:value-type="float">
            <text:p>337720</text:p>
          </table:table-cell>
          <table:table-cell table:formula="of:=[.D219]/1024 *5" office:value-type="float" office:value="2.2021484375" calcext:value-type="float">
            <text:p>2.2021484375</text:p>
          </table:table-cell>
          <table:table-cell table:formula="of:=[.E219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39336" calcext:value-type="float">
            <text:p>339336</text:p>
          </table:table-cell>
          <table:table-cell table:formula="of:=[.D220]/1024 *5" office:value-type="float" office:value="2.2021484375" calcext:value-type="float">
            <text:p>2.2021484375</text:p>
          </table:table-cell>
          <table:table-cell table:formula="of:=[.E220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40952" calcext:value-type="float">
            <text:p>340952</text:p>
          </table:table-cell>
          <table:table-cell table:formula="of:=[.D221]/1024 *5" office:value-type="float" office:value="2.20703125" calcext:value-type="float">
            <text:p>2.20703125</text:p>
          </table:table-cell>
          <table:table-cell table:formula="of:=[.E221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42568" calcext:value-type="float">
            <text:p>342568</text:p>
          </table:table-cell>
          <table:table-cell table:formula="of:=[.D222]/1024 *5" office:value-type="float" office:value="2.20703125" calcext:value-type="float">
            <text:p>2.20703125</text:p>
          </table:table-cell>
          <table:table-cell table:formula="of:=[.E222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44192" calcext:value-type="float">
            <text:p>344192</text:p>
          </table:table-cell>
          <table:table-cell table:formula="of:=[.D223]/1024 *5" office:value-type="float" office:value="2.197265625" calcext:value-type="float">
            <text:p>2.197265625</text:p>
          </table:table-cell>
          <table:table-cell table:formula="of:=[.E223]/1024*2.5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45800" calcext:value-type="float">
            <text:p>345800</text:p>
          </table:table-cell>
          <table:table-cell table:formula="of:=[.D224]/1024 *5" office:value-type="float" office:value="2.2021484375" calcext:value-type="float">
            <text:p>2.2021484375</text:p>
          </table:table-cell>
          <table:table-cell table:formula="of:=[.E224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47416" calcext:value-type="float">
            <text:p>347416</text:p>
          </table:table-cell>
          <table:table-cell table:formula="of:=[.D225]/1024 *5" office:value-type="float" office:value="2.2021484375" calcext:value-type="float">
            <text:p>2.2021484375</text:p>
          </table:table-cell>
          <table:table-cell table:formula="of:=[.E225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49032" calcext:value-type="float">
            <text:p>349032</text:p>
          </table:table-cell>
          <table:table-cell table:formula="of:=[.D226]/1024 *5" office:value-type="float" office:value="2.20703125" calcext:value-type="float">
            <text:p>2.20703125</text:p>
          </table:table-cell>
          <table:table-cell table:formula="of:=[.E226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50640" calcext:value-type="float">
            <text:p>350640</text:p>
          </table:table-cell>
          <table:table-cell table:formula="of:=[.D227]/1024 *5" office:value-type="float" office:value="2.20703125" calcext:value-type="float">
            <text:p>2.20703125</text:p>
          </table:table-cell>
          <table:table-cell table:formula="of:=[.E227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52264" calcext:value-type="float">
            <text:p>352264</text:p>
          </table:table-cell>
          <table:table-cell table:formula="of:=[.D228]/1024 *5" office:value-type="float" office:value="2.2021484375" calcext:value-type="float">
            <text:p>2.2021484375</text:p>
          </table:table-cell>
          <table:table-cell table:formula="of:=[.E228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53872" calcext:value-type="float">
            <text:p>353872</text:p>
          </table:table-cell>
          <table:table-cell table:formula="of:=[.D229]/1024 *5" office:value-type="float" office:value="2.2021484375" calcext:value-type="float">
            <text:p>2.2021484375</text:p>
          </table:table-cell>
          <table:table-cell table:formula="of:=[.E229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55488" calcext:value-type="float">
            <text:p>355488</text:p>
          </table:table-cell>
          <table:table-cell table:formula="of:=[.D230]/1024 *5" office:value-type="float" office:value="2.2119140625" calcext:value-type="float">
            <text:p>2.2119140625</text:p>
          </table:table-cell>
          <table:table-cell table:formula="of:=[.E230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57104" calcext:value-type="float">
            <text:p>357104</text:p>
          </table:table-cell>
          <table:table-cell table:formula="of:=[.D231]/1024 *5" office:value-type="float" office:value="2.2119140625" calcext:value-type="float">
            <text:p>2.2119140625</text:p>
          </table:table-cell>
          <table:table-cell table:formula="of:=[.E231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58720" calcext:value-type="float">
            <text:p>358720</text:p>
          </table:table-cell>
          <table:table-cell table:formula="of:=[.D232]/1024 *5" office:value-type="float" office:value="2.20703125" calcext:value-type="float">
            <text:p>2.20703125</text:p>
          </table:table-cell>
          <table:table-cell table:formula="of:=[.E232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60336" calcext:value-type="float">
            <text:p>360336</text:p>
          </table:table-cell>
          <table:table-cell table:formula="of:=[.D233]/1024 *5" office:value-type="float" office:value="2.2021484375" calcext:value-type="float">
            <text:p>2.2021484375</text:p>
          </table:table-cell>
          <table:table-cell table:formula="of:=[.E233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61952" calcext:value-type="float">
            <text:p>361952</text:p>
          </table:table-cell>
          <table:table-cell table:formula="of:=[.D234]/1024 *5" office:value-type="float" office:value="2.2021484375" calcext:value-type="float">
            <text:p>2.2021484375</text:p>
          </table:table-cell>
          <table:table-cell table:formula="of:=[.E234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63568" calcext:value-type="float">
            <text:p>363568</text:p>
          </table:table-cell>
          <table:table-cell table:formula="of:=[.D235]/1024 *5" office:value-type="float" office:value="2.2119140625" calcext:value-type="float">
            <text:p>2.2119140625</text:p>
          </table:table-cell>
          <table:table-cell table:formula="of:=[.E235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65176" calcext:value-type="float">
            <text:p>365176</text:p>
          </table:table-cell>
          <table:table-cell table:formula="of:=[.D236]/1024 *5" office:value-type="float" office:value="2.2119140625" calcext:value-type="float">
            <text:p>2.2119140625</text:p>
          </table:table-cell>
          <table:table-cell table:formula="of:=[.E236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66792" calcext:value-type="float">
            <text:p>366792</text:p>
          </table:table-cell>
          <table:table-cell table:formula="of:=[.D237]/1024 *5" office:value-type="float" office:value="2.20703125" calcext:value-type="float">
            <text:p>2.20703125</text:p>
          </table:table-cell>
          <table:table-cell table:formula="of:=[.E237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68408" calcext:value-type="float">
            <text:p>368408</text:p>
          </table:table-cell>
          <table:table-cell table:formula="of:=[.D238]/1024 *5" office:value-type="float" office:value="2.20703125" calcext:value-type="float">
            <text:p>2.20703125</text:p>
          </table:table-cell>
          <table:table-cell table:formula="of:=[.E238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70024" calcext:value-type="float">
            <text:p>370024</text:p>
          </table:table-cell>
          <table:table-cell table:formula="of:=[.D239]/1024 *5" office:value-type="float" office:value="2.20703125" calcext:value-type="float">
            <text:p>2.20703125</text:p>
          </table:table-cell>
          <table:table-cell table:formula="of:=[.E239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71640" calcext:value-type="float">
            <text:p>371640</text:p>
          </table:table-cell>
          <table:table-cell table:formula="of:=[.D240]/1024 *5" office:value-type="float" office:value="2.2119140625" calcext:value-type="float">
            <text:p>2.2119140625</text:p>
          </table:table-cell>
          <table:table-cell table:formula="of:=[.E240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73256" calcext:value-type="float">
            <text:p>373256</text:p>
          </table:table-cell>
          <table:table-cell table:formula="of:=[.D241]/1024 *5" office:value-type="float" office:value="2.2119140625" calcext:value-type="float">
            <text:p>2.2119140625</text:p>
          </table:table-cell>
          <table:table-cell table:formula="of:=[.E241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74872" calcext:value-type="float">
            <text:p>374872</text:p>
          </table:table-cell>
          <table:table-cell table:formula="of:=[.D242]/1024 *5" office:value-type="float" office:value="2.2021484375" calcext:value-type="float">
            <text:p>2.2021484375</text:p>
          </table:table-cell>
          <table:table-cell table:formula="of:=[.E242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76488" calcext:value-type="float">
            <text:p>376488</text:p>
          </table:table-cell>
          <table:table-cell table:formula="of:=[.D243]/1024 *5" office:value-type="float" office:value="2.20703125" calcext:value-type="float">
            <text:p>2.20703125</text:p>
          </table:table-cell>
          <table:table-cell table:formula="of:=[.E243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78096" calcext:value-type="float">
            <text:p>378096</text:p>
          </table:table-cell>
          <table:table-cell table:formula="of:=[.D244]/1024 *5" office:value-type="float" office:value="2.20703125" calcext:value-type="float">
            <text:p>2.20703125</text:p>
          </table:table-cell>
          <table:table-cell table:formula="of:=[.E244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79712" calcext:value-type="float">
            <text:p>379712</text:p>
          </table:table-cell>
          <table:table-cell table:formula="of:=[.D245]/1024 *5" office:value-type="float" office:value="2.216796875" calcext:value-type="float">
            <text:p>2.216796875</text:p>
          </table:table-cell>
          <table:table-cell table:formula="of:=[.E245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81328" calcext:value-type="float">
            <text:p>381328</text:p>
          </table:table-cell>
          <table:table-cell table:formula="of:=[.D246]/1024 *5" office:value-type="float" office:value="2.2119140625" calcext:value-type="float">
            <text:p>2.2119140625</text:p>
          </table:table-cell>
          <table:table-cell table:formula="of:=[.E246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82944" calcext:value-type="float">
            <text:p>382944</text:p>
          </table:table-cell>
          <table:table-cell table:formula="of:=[.D247]/1024 *5" office:value-type="float" office:value="2.2021484375" calcext:value-type="float">
            <text:p>2.2021484375</text:p>
          </table:table-cell>
          <table:table-cell table:formula="of:=[.E247]/1024*2.5" office:value-type="float" office:value="2.5" calcext:value-type="float">
            <text:p>2.5</text:p>
          </table:table-cell>
          <table:table-cell office:value-type="float" office:value="451" calcext:value-type="float">
            <text:p>45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84560" calcext:value-type="float">
            <text:p>384560</text:p>
          </table:table-cell>
          <table:table-cell table:formula="of:=[.D248]/1024 *5" office:value-type="float" office:value="2.20703125" calcext:value-type="float">
            <text:p>2.20703125</text:p>
          </table:table-cell>
          <table:table-cell table:formula="of:=[.E248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86176" calcext:value-type="float">
            <text:p>386176</text:p>
          </table:table-cell>
          <table:table-cell table:formula="of:=[.D249]/1024 *5" office:value-type="float" office:value="2.20703125" calcext:value-type="float">
            <text:p>2.20703125</text:p>
          </table:table-cell>
          <table:table-cell table:formula="of:=[.E249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87792" calcext:value-type="float">
            <text:p>387792</text:p>
          </table:table-cell>
          <table:table-cell table:formula="of:=[.D250]/1024 *5" office:value-type="float" office:value="2.2119140625" calcext:value-type="float">
            <text:p>2.2119140625</text:p>
          </table:table-cell>
          <table:table-cell table:formula="of:=[.E250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89408" calcext:value-type="float">
            <text:p>389408</text:p>
          </table:table-cell>
          <table:table-cell table:formula="of:=[.D251]/1024 *5" office:value-type="float" office:value="2.2119140625" calcext:value-type="float">
            <text:p>2.2119140625</text:p>
          </table:table-cell>
          <table:table-cell table:formula="of:=[.E251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91016" calcext:value-type="float">
            <text:p>391016</text:p>
          </table:table-cell>
          <table:table-cell table:formula="of:=[.D252]/1024 *5" office:value-type="float" office:value="2.20703125" calcext:value-type="float">
            <text:p>2.20703125</text:p>
          </table:table-cell>
          <table:table-cell table:formula="of:=[.E252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92632" calcext:value-type="float">
            <text:p>392632</text:p>
          </table:table-cell>
          <table:table-cell table:formula="of:=[.D253]/1024 *5" office:value-type="float" office:value="2.20703125" calcext:value-type="float">
            <text:p>2.20703125</text:p>
          </table:table-cell>
          <table:table-cell table:formula="of:=[.E253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94248" calcext:value-type="float">
            <text:p>394248</text:p>
          </table:table-cell>
          <table:table-cell table:formula="of:=[.D254]/1024 *5" office:value-type="float" office:value="2.2216796875" calcext:value-type="float">
            <text:p>2.2216796875</text:p>
          </table:table-cell>
          <table:table-cell table:formula="of:=[.E254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95864" calcext:value-type="float">
            <text:p>395864</text:p>
          </table:table-cell>
          <table:table-cell table:formula="of:=[.D255]/1024 *5" office:value-type="float" office:value="2.216796875" calcext:value-type="float">
            <text:p>2.216796875</text:p>
          </table:table-cell>
          <table:table-cell table:formula="of:=[.E255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97480" calcext:value-type="float">
            <text:p>397480</text:p>
          </table:table-cell>
          <table:table-cell table:formula="of:=[.D256]/1024 *5" office:value-type="float" office:value="2.216796875" calcext:value-type="float">
            <text:p>2.216796875</text:p>
          </table:table-cell>
          <table:table-cell table:formula="of:=[.E256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99096" calcext:value-type="float">
            <text:p>399096</text:p>
          </table:table-cell>
          <table:table-cell table:formula="of:=[.D257]/1024 *5" office:value-type="float" office:value="2.20703125" calcext:value-type="float">
            <text:p>2.20703125</text:p>
          </table:table-cell>
          <table:table-cell table:formula="of:=[.E257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00712" calcext:value-type="float">
            <text:p>400712</text:p>
          </table:table-cell>
          <table:table-cell table:formula="of:=[.D258]/1024 *5" office:value-type="float" office:value="2.2119140625" calcext:value-type="float">
            <text:p>2.2119140625</text:p>
          </table:table-cell>
          <table:table-cell table:formula="of:=[.E258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02328" calcext:value-type="float">
            <text:p>402328</text:p>
          </table:table-cell>
          <table:table-cell table:formula="of:=[.D259]/1024 *5" office:value-type="float" office:value="2.216796875" calcext:value-type="float">
            <text:p>2.216796875</text:p>
          </table:table-cell>
          <table:table-cell table:formula="of:=[.E259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03936" calcext:value-type="float">
            <text:p>403936</text:p>
          </table:table-cell>
          <table:table-cell table:formula="of:=[.D260]/1024 *5" office:value-type="float" office:value="2.216796875" calcext:value-type="float">
            <text:p>2.216796875</text:p>
          </table:table-cell>
          <table:table-cell table:formula="of:=[.E260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05552" calcext:value-type="float">
            <text:p>405552</text:p>
          </table:table-cell>
          <table:table-cell table:formula="of:=[.D261]/1024 *5" office:value-type="float" office:value="2.2119140625" calcext:value-type="float">
            <text:p>2.2119140625</text:p>
          </table:table-cell>
          <table:table-cell table:formula="of:=[.E261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07168" calcext:value-type="float">
            <text:p>407168</text:p>
          </table:table-cell>
          <table:table-cell table:formula="of:=[.D262]/1024 *5" office:value-type="float" office:value="2.2119140625" calcext:value-type="float">
            <text:p>2.2119140625</text:p>
          </table:table-cell>
          <table:table-cell table:formula="of:=[.E262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08784" calcext:value-type="float">
            <text:p>408784</text:p>
          </table:table-cell>
          <table:table-cell table:formula="of:=[.D263]/1024 *5" office:value-type="float" office:value="2.20703125" calcext:value-type="float">
            <text:p>2.20703125</text:p>
          </table:table-cell>
          <table:table-cell table:formula="of:=[.E263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10400" calcext:value-type="float">
            <text:p>410400</text:p>
          </table:table-cell>
          <table:table-cell table:formula="of:=[.D264]/1024 *5" office:value-type="float" office:value="2.216796875" calcext:value-type="float">
            <text:p>2.216796875</text:p>
          </table:table-cell>
          <table:table-cell table:formula="of:=[.E264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12016" calcext:value-type="float">
            <text:p>412016</text:p>
          </table:table-cell>
          <table:table-cell table:formula="of:=[.D265]/1024 *5" office:value-type="float" office:value="2.216796875" calcext:value-type="float">
            <text:p>2.216796875</text:p>
          </table:table-cell>
          <table:table-cell table:formula="of:=[.E265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13632" calcext:value-type="float">
            <text:p>413632</text:p>
          </table:table-cell>
          <table:table-cell table:formula="of:=[.D266]/1024 *5" office:value-type="float" office:value="2.20703125" calcext:value-type="float">
            <text:p>2.20703125</text:p>
          </table:table-cell>
          <table:table-cell table:formula="of:=[.E266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15248" calcext:value-type="float">
            <text:p>415248</text:p>
          </table:table-cell>
          <table:table-cell table:formula="of:=[.D267]/1024 *5" office:value-type="float" office:value="2.2119140625" calcext:value-type="float">
            <text:p>2.2119140625</text:p>
          </table:table-cell>
          <table:table-cell table:formula="of:=[.E267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16856" calcext:value-type="float">
            <text:p>416856</text:p>
          </table:table-cell>
          <table:table-cell table:formula="of:=[.D268]/1024 *5" office:value-type="float" office:value="2.2119140625" calcext:value-type="float">
            <text:p>2.2119140625</text:p>
          </table:table-cell>
          <table:table-cell table:formula="of:=[.E268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18472" calcext:value-type="float">
            <text:p>418472</text:p>
          </table:table-cell>
          <table:table-cell table:formula="of:=[.D269]/1024 *5" office:value-type="float" office:value="2.2216796875" calcext:value-type="float">
            <text:p>2.2216796875</text:p>
          </table:table-cell>
          <table:table-cell table:formula="of:=[.E269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20088" calcext:value-type="float">
            <text:p>420088</text:p>
          </table:table-cell>
          <table:table-cell table:formula="of:=[.D270]/1024 *5" office:value-type="float" office:value="2.2216796875" calcext:value-type="float">
            <text:p>2.2216796875</text:p>
          </table:table-cell>
          <table:table-cell table:formula="of:=[.E270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21704" calcext:value-type="float">
            <text:p>421704</text:p>
          </table:table-cell>
          <table:table-cell table:formula="of:=[.D271]/1024 *5" office:value-type="float" office:value="2.20703125" calcext:value-type="float">
            <text:p>2.20703125</text:p>
          </table:table-cell>
          <table:table-cell table:formula="of:=[.E271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23320" calcext:value-type="float">
            <text:p>423320</text:p>
          </table:table-cell>
          <table:table-cell table:formula="of:=[.D272]/1024 *5" office:value-type="float" office:value="2.20703125" calcext:value-type="float">
            <text:p>2.20703125</text:p>
          </table:table-cell>
          <table:table-cell table:formula="of:=[.E272]/1024*2.5" office:value-type="float" office:value="2.5" calcext:value-type="float">
            <text:p>2.5</text:p>
          </table:table-cell>
          <table:table-cell office:value-type="float" office:value="452" calcext:value-type="float">
            <text:p>45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24936" calcext:value-type="float">
            <text:p>424936</text:p>
          </table:table-cell>
          <table:table-cell table:formula="of:=[.D273]/1024 *5" office:value-type="float" office:value="2.2119140625" calcext:value-type="float">
            <text:p>2.2119140625</text:p>
          </table:table-cell>
          <table:table-cell table:formula="of:=[.E273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26552" calcext:value-type="float">
            <text:p>426552</text:p>
          </table:table-cell>
          <table:table-cell table:formula="of:=[.D274]/1024 *5" office:value-type="float" office:value="2.216796875" calcext:value-type="float">
            <text:p>2.216796875</text:p>
          </table:table-cell>
          <table:table-cell table:formula="of:=[.E274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28160" calcext:value-type="float">
            <text:p>428160</text:p>
          </table:table-cell>
          <table:table-cell table:formula="of:=[.D275]/1024 *5" office:value-type="float" office:value="2.216796875" calcext:value-type="float">
            <text:p>2.216796875</text:p>
          </table:table-cell>
          <table:table-cell table:formula="of:=[.E275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29776" calcext:value-type="float">
            <text:p>429776</text:p>
          </table:table-cell>
          <table:table-cell table:formula="of:=[.D276]/1024 *5" office:value-type="float" office:value="2.2119140625" calcext:value-type="float">
            <text:p>2.2119140625</text:p>
          </table:table-cell>
          <table:table-cell table:formula="of:=[.E276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31392" calcext:value-type="float">
            <text:p>431392</text:p>
          </table:table-cell>
          <table:table-cell table:formula="of:=[.D277]/1024 *5" office:value-type="float" office:value="2.2119140625" calcext:value-type="float">
            <text:p>2.2119140625</text:p>
          </table:table-cell>
          <table:table-cell table:formula="of:=[.E277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33008" calcext:value-type="float">
            <text:p>433008</text:p>
          </table:table-cell>
          <table:table-cell table:formula="of:=[.D278]/1024 *5" office:value-type="float" office:value="2.2216796875" calcext:value-type="float">
            <text:p>2.2216796875</text:p>
          </table:table-cell>
          <table:table-cell table:formula="of:=[.E278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34624" calcext:value-type="float">
            <text:p>434624</text:p>
          </table:table-cell>
          <table:table-cell table:formula="of:=[.D279]/1024 *5" office:value-type="float" office:value="2.2216796875" calcext:value-type="float">
            <text:p>2.2216796875</text:p>
          </table:table-cell>
          <table:table-cell table:formula="of:=[.E279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36240" calcext:value-type="float">
            <text:p>436240</text:p>
          </table:table-cell>
          <table:table-cell table:formula="of:=[.D280]/1024 *5" office:value-type="float" office:value="2.216796875" calcext:value-type="float">
            <text:p>2.216796875</text:p>
          </table:table-cell>
          <table:table-cell table:formula="of:=[.E280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37856" calcext:value-type="float">
            <text:p>437856</text:p>
          </table:table-cell>
          <table:table-cell table:formula="of:=[.D281]/1024 *5" office:value-type="float" office:value="2.2119140625" calcext:value-type="float">
            <text:p>2.2119140625</text:p>
          </table:table-cell>
          <table:table-cell table:formula="of:=[.E281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39472" calcext:value-type="float">
            <text:p>439472</text:p>
          </table:table-cell>
          <table:table-cell table:formula="of:=[.D282]/1024 *5" office:value-type="float" office:value="2.2119140625" calcext:value-type="float">
            <text:p>2.2119140625</text:p>
          </table:table-cell>
          <table:table-cell table:formula="of:=[.E282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41088" calcext:value-type="float">
            <text:p>441088</text:p>
          </table:table-cell>
          <table:table-cell table:formula="of:=[.D283]/1024 *5" office:value-type="float" office:value="2.2216796875" calcext:value-type="float">
            <text:p>2.2216796875</text:p>
          </table:table-cell>
          <table:table-cell table:formula="of:=[.E283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42696" calcext:value-type="float">
            <text:p>442696</text:p>
          </table:table-cell>
          <table:table-cell table:formula="of:=[.D284]/1024 *5" office:value-type="float" office:value="2.216796875" calcext:value-type="float">
            <text:p>2.216796875</text:p>
          </table:table-cell>
          <table:table-cell table:formula="of:=[.E284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44312" calcext:value-type="float">
            <text:p>444312</text:p>
          </table:table-cell>
          <table:table-cell table:formula="of:=[.D285]/1024 *5" office:value-type="float" office:value="2.216796875" calcext:value-type="float">
            <text:p>2.216796875</text:p>
          </table:table-cell>
          <table:table-cell table:formula="of:=[.E285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45928" calcext:value-type="float">
            <text:p>445928</text:p>
          </table:table-cell>
          <table:table-cell table:formula="of:=[.D286]/1024 *5" office:value-type="float" office:value="2.2119140625" calcext:value-type="float">
            <text:p>2.2119140625</text:p>
          </table:table-cell>
          <table:table-cell table:formula="of:=[.E286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47544" calcext:value-type="float">
            <text:p>447544</text:p>
          </table:table-cell>
          <table:table-cell table:formula="of:=[.D287]/1024 *5" office:value-type="float" office:value="2.216796875" calcext:value-type="float">
            <text:p>2.216796875</text:p>
          </table:table-cell>
          <table:table-cell table:formula="of:=[.E287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49160" calcext:value-type="float">
            <text:p>449160</text:p>
          </table:table-cell>
          <table:table-cell table:formula="of:=[.D288]/1024 *5" office:value-type="float" office:value="2.2216796875" calcext:value-type="float">
            <text:p>2.2216796875</text:p>
          </table:table-cell>
          <table:table-cell table:formula="of:=[.E288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50776" calcext:value-type="float">
            <text:p>450776</text:p>
          </table:table-cell>
          <table:table-cell table:formula="of:=[.D289]/1024 *5" office:value-type="float" office:value="2.2216796875" calcext:value-type="float">
            <text:p>2.2216796875</text:p>
          </table:table-cell>
          <table:table-cell table:formula="of:=[.E289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52392" calcext:value-type="float">
            <text:p>452392</text:p>
          </table:table-cell>
          <table:table-cell table:formula="of:=[.D290]/1024 *5" office:value-type="float" office:value="2.2119140625" calcext:value-type="float">
            <text:p>2.2119140625</text:p>
          </table:table-cell>
          <table:table-cell table:formula="of:=[.E290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54008" calcext:value-type="float">
            <text:p>454008</text:p>
          </table:table-cell>
          <table:table-cell table:formula="of:=[.D291]/1024 *5" office:value-type="float" office:value="2.2119140625" calcext:value-type="float">
            <text:p>2.2119140625</text:p>
          </table:table-cell>
          <table:table-cell table:formula="of:=[.E291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55616" calcext:value-type="float">
            <text:p>455616</text:p>
          </table:table-cell>
          <table:table-cell table:formula="of:=[.D292]/1024 *5" office:value-type="float" office:value="2.216796875" calcext:value-type="float">
            <text:p>2.216796875</text:p>
          </table:table-cell>
          <table:table-cell table:formula="of:=[.E292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57232" calcext:value-type="float">
            <text:p>457232</text:p>
          </table:table-cell>
          <table:table-cell table:formula="of:=[.D293]/1024 *5" office:value-type="float" office:value="2.2265625" calcext:value-type="float">
            <text:p>2.2265625</text:p>
          </table:table-cell>
          <table:table-cell table:formula="of:=[.E293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58848" calcext:value-type="float">
            <text:p>458848</text:p>
          </table:table-cell>
          <table:table-cell table:formula="of:=[.D294]/1024 *5" office:value-type="float" office:value="2.2216796875" calcext:value-type="float">
            <text:p>2.2216796875</text:p>
          </table:table-cell>
          <table:table-cell table:formula="of:=[.E294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60464" calcext:value-type="float">
            <text:p>460464</text:p>
          </table:table-cell>
          <table:table-cell table:formula="of:=[.D295]/1024 *5" office:value-type="float" office:value="2.2119140625" calcext:value-type="float">
            <text:p>2.2119140625</text:p>
          </table:table-cell>
          <table:table-cell table:formula="of:=[.E295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62080" calcext:value-type="float">
            <text:p>462080</text:p>
          </table:table-cell>
          <table:table-cell table:formula="of:=[.D296]/1024 *5" office:value-type="float" office:value="2.216796875" calcext:value-type="float">
            <text:p>2.216796875</text:p>
          </table:table-cell>
          <table:table-cell table:formula="of:=[.E296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63696" calcext:value-type="float">
            <text:p>463696</text:p>
          </table:table-cell>
          <table:table-cell table:formula="of:=[.D297]/1024 *5" office:value-type="float" office:value="2.216796875" calcext:value-type="float">
            <text:p>2.216796875</text:p>
          </table:table-cell>
          <table:table-cell table:formula="of:=[.E297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65312" calcext:value-type="float">
            <text:p>465312</text:p>
          </table:table-cell>
          <table:table-cell table:formula="of:=[.D298]/1024 *5" office:value-type="float" office:value="2.2216796875" calcext:value-type="float">
            <text:p>2.2216796875</text:p>
          </table:table-cell>
          <table:table-cell table:formula="of:=[.E298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66920" calcext:value-type="float">
            <text:p>466920</text:p>
          </table:table-cell>
          <table:table-cell table:formula="of:=[.D299]/1024 *5" office:value-type="float" office:value="2.2216796875" calcext:value-type="float">
            <text:p>2.2216796875</text:p>
          </table:table-cell>
          <table:table-cell table:formula="of:=[.E299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68536" calcext:value-type="float">
            <text:p>468536</text:p>
          </table:table-cell>
          <table:table-cell table:formula="of:=[.D300]/1024 *5" office:value-type="float" office:value="2.2119140625" calcext:value-type="float">
            <text:p>2.2119140625</text:p>
          </table:table-cell>
          <table:table-cell table:formula="of:=[.E300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70152" calcext:value-type="float">
            <text:p>470152</text:p>
          </table:table-cell>
          <table:table-cell table:formula="of:=[.D301]/1024 *5" office:value-type="float" office:value="2.216796875" calcext:value-type="float">
            <text:p>2.216796875</text:p>
          </table:table-cell>
          <table:table-cell table:formula="of:=[.E301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71768" calcext:value-type="float">
            <text:p>471768</text:p>
          </table:table-cell>
          <table:table-cell table:formula="of:=[.D302]/1024 *5" office:value-type="float" office:value="2.2265625" calcext:value-type="float">
            <text:p>2.2265625</text:p>
          </table:table-cell>
          <table:table-cell table:formula="of:=[.E302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73384" calcext:value-type="float">
            <text:p>473384</text:p>
          </table:table-cell>
          <table:table-cell table:formula="of:=[.D303]/1024 *5" office:value-type="float" office:value="2.2216796875" calcext:value-type="float">
            <text:p>2.2216796875</text:p>
          </table:table-cell>
          <table:table-cell table:formula="of:=[.E303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75000" calcext:value-type="float">
            <text:p>475000</text:p>
          </table:table-cell>
          <table:table-cell table:formula="of:=[.D304]/1024 *5" office:value-type="float" office:value="2.2216796875" calcext:value-type="float">
            <text:p>2.2216796875</text:p>
          </table:table-cell>
          <table:table-cell table:formula="of:=[.E304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76616" calcext:value-type="float">
            <text:p>476616</text:p>
          </table:table-cell>
          <table:table-cell table:formula="of:=[.D305]/1024 *5" office:value-type="float" office:value="2.216796875" calcext:value-type="float">
            <text:p>2.216796875</text:p>
          </table:table-cell>
          <table:table-cell table:formula="of:=[.E305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78232" calcext:value-type="float">
            <text:p>478232</text:p>
          </table:table-cell>
          <table:table-cell table:formula="of:=[.D306]/1024 *5" office:value-type="float" office:value="2.216796875" calcext:value-type="float">
            <text:p>2.216796875</text:p>
          </table:table-cell>
          <table:table-cell table:formula="of:=[.E306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79848" calcext:value-type="float">
            <text:p>479848</text:p>
          </table:table-cell>
          <table:table-cell table:formula="of:=[.D307]/1024 *5" office:value-type="float" office:value="2.2265625" calcext:value-type="float">
            <text:p>2.2265625</text:p>
          </table:table-cell>
          <table:table-cell table:formula="of:=[.E307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81456" calcext:value-type="float">
            <text:p>481456</text:p>
          </table:table-cell>
          <table:table-cell table:formula="of:=[.D308]/1024 *5" office:value-type="float" office:value="2.2216796875" calcext:value-type="float">
            <text:p>2.2216796875</text:p>
          </table:table-cell>
          <table:table-cell table:formula="of:=[.E308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83072" calcext:value-type="float">
            <text:p>483072</text:p>
          </table:table-cell>
          <table:table-cell table:formula="of:=[.D309]/1024 *5" office:value-type="float" office:value="2.2216796875" calcext:value-type="float">
            <text:p>2.2216796875</text:p>
          </table:table-cell>
          <table:table-cell table:formula="of:=[.E309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84688" calcext:value-type="float">
            <text:p>484688</text:p>
          </table:table-cell>
          <table:table-cell table:formula="of:=[.D310]/1024 *5" office:value-type="float" office:value="2.216796875" calcext:value-type="float">
            <text:p>2.216796875</text:p>
          </table:table-cell>
          <table:table-cell table:formula="of:=[.E310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86304" calcext:value-type="float">
            <text:p>486304</text:p>
          </table:table-cell>
          <table:table-cell table:formula="of:=[.D311]/1024 *5" office:value-type="float" office:value="2.216796875" calcext:value-type="float">
            <text:p>2.216796875</text:p>
          </table:table-cell>
          <table:table-cell table:formula="of:=[.E311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87920" calcext:value-type="float">
            <text:p>487920</text:p>
          </table:table-cell>
          <table:table-cell table:formula="of:=[.D312]/1024 *5" office:value-type="float" office:value="2.2216796875" calcext:value-type="float">
            <text:p>2.2216796875</text:p>
          </table:table-cell>
          <table:table-cell table:formula="of:=[.E312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89536" calcext:value-type="float">
            <text:p>489536</text:p>
          </table:table-cell>
          <table:table-cell table:formula="of:=[.D313]/1024 *5" office:value-type="float" office:value="2.2216796875" calcext:value-type="float">
            <text:p>2.2216796875</text:p>
          </table:table-cell>
          <table:table-cell table:formula="of:=[.E313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91152" calcext:value-type="float">
            <text:p>491152</text:p>
          </table:table-cell>
          <table:table-cell table:formula="of:=[.D314]/1024 *5" office:value-type="float" office:value="2.2119140625" calcext:value-type="float">
            <text:p>2.2119140625</text:p>
          </table:table-cell>
          <table:table-cell table:formula="of:=[.E314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92760" calcext:value-type="float">
            <text:p>492760</text:p>
          </table:table-cell>
          <table:table-cell table:formula="of:=[.D315]/1024 *5" office:value-type="float" office:value="2.216796875" calcext:value-type="float">
            <text:p>2.216796875</text:p>
          </table:table-cell>
          <table:table-cell table:formula="of:=[.E315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94376" calcext:value-type="float">
            <text:p>494376</text:p>
          </table:table-cell>
          <table:table-cell table:formula="of:=[.D316]/1024 *5" office:value-type="float" office:value="2.2216796875" calcext:value-type="float">
            <text:p>2.2216796875</text:p>
          </table:table-cell>
          <table:table-cell table:formula="of:=[.E316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95992" calcext:value-type="float">
            <text:p>495992</text:p>
          </table:table-cell>
          <table:table-cell table:formula="of:=[.D317]/1024 *5" office:value-type="float" office:value="2.2265625" calcext:value-type="float">
            <text:p>2.2265625</text:p>
          </table:table-cell>
          <table:table-cell table:formula="of:=[.E317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97608" calcext:value-type="float">
            <text:p>497608</text:p>
          </table:table-cell>
          <table:table-cell table:formula="of:=[.D318]/1024 *5" office:value-type="float" office:value="2.2265625" calcext:value-type="float">
            <text:p>2.2265625</text:p>
          </table:table-cell>
          <table:table-cell table:formula="of:=[.E318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99224" calcext:value-type="float">
            <text:p>499224</text:p>
          </table:table-cell>
          <table:table-cell table:formula="of:=[.D319]/1024 *5" office:value-type="float" office:value="2.216796875" calcext:value-type="float">
            <text:p>2.216796875</text:p>
          </table:table-cell>
          <table:table-cell table:formula="of:=[.E319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00840" calcext:value-type="float">
            <text:p>500840</text:p>
          </table:table-cell>
          <table:table-cell table:formula="of:=[.D320]/1024 *5" office:value-type="float" office:value="2.2216796875" calcext:value-type="float">
            <text:p>2.2216796875</text:p>
          </table:table-cell>
          <table:table-cell table:formula="of:=[.E320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02456" calcext:value-type="float">
            <text:p>502456</text:p>
          </table:table-cell>
          <table:table-cell table:formula="of:=[.D321]/1024 *5" office:value-type="float" office:value="2.2216796875" calcext:value-type="float">
            <text:p>2.2216796875</text:p>
          </table:table-cell>
          <table:table-cell table:formula="of:=[.E321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04072" calcext:value-type="float">
            <text:p>504072</text:p>
          </table:table-cell>
          <table:table-cell table:formula="of:=[.D322]/1024 *5" office:value-type="float" office:value="2.2216796875" calcext:value-type="float">
            <text:p>2.2216796875</text:p>
          </table:table-cell>
          <table:table-cell table:formula="of:=[.E322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05688" calcext:value-type="float">
            <text:p>505688</text:p>
          </table:table-cell>
          <table:table-cell table:formula="of:=[.D323]/1024 *5" office:value-type="float" office:value="2.2216796875" calcext:value-type="float">
            <text:p>2.2216796875</text:p>
          </table:table-cell>
          <table:table-cell table:formula="of:=[.E323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07296" calcext:value-type="float">
            <text:p>507296</text:p>
          </table:table-cell>
          <table:table-cell table:formula="of:=[.D324]/1024 *5" office:value-type="float" office:value="2.216796875" calcext:value-type="float">
            <text:p>2.216796875</text:p>
          </table:table-cell>
          <table:table-cell table:formula="of:=[.E324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08912" calcext:value-type="float">
            <text:p>508912</text:p>
          </table:table-cell>
          <table:table-cell table:formula="of:=[.D325]/1024 *5" office:value-type="float" office:value="2.216796875" calcext:value-type="float">
            <text:p>2.216796875</text:p>
          </table:table-cell>
          <table:table-cell table:formula="of:=[.E325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10528" calcext:value-type="float">
            <text:p>510528</text:p>
          </table:table-cell>
          <table:table-cell table:formula="of:=[.D326]/1024 *5" office:value-type="float" office:value="2.2314453125" calcext:value-type="float">
            <text:p>2.2314453125</text:p>
          </table:table-cell>
          <table:table-cell table:formula="of:=[.E326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12144" calcext:value-type="float">
            <text:p>512144</text:p>
          </table:table-cell>
          <table:table-cell table:formula="of:=[.D327]/1024 *5" office:value-type="float" office:value="2.2265625" calcext:value-type="float">
            <text:p>2.2265625</text:p>
          </table:table-cell>
          <table:table-cell table:formula="of:=[.E327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13760" calcext:value-type="float">
            <text:p>513760</text:p>
          </table:table-cell>
          <table:table-cell table:formula="of:=[.D328]/1024 *5" office:value-type="float" office:value="2.2265625" calcext:value-type="float">
            <text:p>2.2265625</text:p>
          </table:table-cell>
          <table:table-cell table:formula="of:=[.E328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15376" calcext:value-type="float">
            <text:p>515376</text:p>
          </table:table-cell>
          <table:table-cell table:formula="of:=[.D329]/1024 *5" office:value-type="float" office:value="2.216796875" calcext:value-type="float">
            <text:p>2.216796875</text:p>
          </table:table-cell>
          <table:table-cell table:formula="of:=[.E329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16992" calcext:value-type="float">
            <text:p>516992</text:p>
          </table:table-cell>
          <table:table-cell table:formula="of:=[.D330]/1024 *5" office:value-type="float" office:value="2.216796875" calcext:value-type="float">
            <text:p>2.216796875</text:p>
          </table:table-cell>
          <table:table-cell table:formula="of:=[.E330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18608" calcext:value-type="float">
            <text:p>518608</text:p>
          </table:table-cell>
          <table:table-cell table:formula="of:=[.D331]/1024 *5" office:value-type="float" office:value="2.2314453125" calcext:value-type="float">
            <text:p>2.2314453125</text:p>
          </table:table-cell>
          <table:table-cell table:formula="of:=[.E331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20216" calcext:value-type="float">
            <text:p>520216</text:p>
          </table:table-cell>
          <table:table-cell table:formula="of:=[.D332]/1024 *5" office:value-type="float" office:value="2.2265625" calcext:value-type="float">
            <text:p>2.2265625</text:p>
          </table:table-cell>
          <table:table-cell table:formula="of:=[.E332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21832" calcext:value-type="float">
            <text:p>521832</text:p>
          </table:table-cell>
          <table:table-cell table:formula="of:=[.D333]/1024 *5" office:value-type="float" office:value="2.2216796875" calcext:value-type="float">
            <text:p>2.2216796875</text:p>
          </table:table-cell>
          <table:table-cell table:formula="of:=[.E333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23448" calcext:value-type="float">
            <text:p>523448</text:p>
          </table:table-cell>
          <table:table-cell table:formula="of:=[.D334]/1024 *5" office:value-type="float" office:value="2.2216796875" calcext:value-type="float">
            <text:p>2.2216796875</text:p>
          </table:table-cell>
          <table:table-cell table:formula="of:=[.E334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25064" calcext:value-type="float">
            <text:p>525064</text:p>
          </table:table-cell>
          <table:table-cell table:formula="of:=[.D335]/1024 *5" office:value-type="float" office:value="2.216796875" calcext:value-type="float">
            <text:p>2.216796875</text:p>
          </table:table-cell>
          <table:table-cell table:formula="of:=[.E335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26680" calcext:value-type="float">
            <text:p>526680</text:p>
          </table:table-cell>
          <table:table-cell table:formula="of:=[.D336]/1024 *5" office:value-type="float" office:value="2.2265625" calcext:value-type="float">
            <text:p>2.2265625</text:p>
          </table:table-cell>
          <table:table-cell table:formula="of:=[.E336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28296" calcext:value-type="float">
            <text:p>528296</text:p>
          </table:table-cell>
          <table:table-cell table:formula="of:=[.D337]/1024 *5" office:value-type="float" office:value="2.2216796875" calcext:value-type="float">
            <text:p>2.2216796875</text:p>
          </table:table-cell>
          <table:table-cell table:formula="of:=[.E337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29912" calcext:value-type="float">
            <text:p>529912</text:p>
          </table:table-cell>
          <table:table-cell table:formula="of:=[.D338]/1024 *5" office:value-type="float" office:value="2.2119140625" calcext:value-type="float">
            <text:p>2.2119140625</text:p>
          </table:table-cell>
          <table:table-cell table:formula="of:=[.E338]/1024*2.5" office:value-type="float" office:value="2.5" calcext:value-type="float">
            <text:p>2.5</text:p>
          </table:table-cell>
          <table:table-cell office:value-type="float" office:value="453" calcext:value-type="float">
            <text:p>4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31520" calcext:value-type="float">
            <text:p>531520</text:p>
          </table:table-cell>
          <table:table-cell table:formula="of:=[.D339]/1024 *5" office:value-type="float" office:value="2.2216796875" calcext:value-type="float">
            <text:p>2.2216796875</text:p>
          </table:table-cell>
          <table:table-cell table:formula="of:=[.E339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33136" calcext:value-type="float">
            <text:p>533136</text:p>
          </table:table-cell>
          <table:table-cell table:formula="of:=[.D340]/1024 *5" office:value-type="float" office:value="2.2216796875" calcext:value-type="float">
            <text:p>2.2216796875</text:p>
          </table:table-cell>
          <table:table-cell table:formula="of:=[.E340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34752" calcext:value-type="float">
            <text:p>534752</text:p>
          </table:table-cell>
          <table:table-cell table:formula="of:=[.D341]/1024 *5" office:value-type="float" office:value="2.2265625" calcext:value-type="float">
            <text:p>2.2265625</text:p>
          </table:table-cell>
          <table:table-cell table:formula="of:=[.E341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36368" calcext:value-type="float">
            <text:p>536368</text:p>
          </table:table-cell>
          <table:table-cell table:formula="of:=[.D342]/1024 *5" office:value-type="float" office:value="2.2265625" calcext:value-type="float">
            <text:p>2.2265625</text:p>
          </table:table-cell>
          <table:table-cell table:formula="of:=[.E342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37984" calcext:value-type="float">
            <text:p>537984</text:p>
          </table:table-cell>
          <table:table-cell table:formula="of:=[.D343]/1024 *5" office:value-type="float" office:value="2.216796875" calcext:value-type="float">
            <text:p>2.216796875</text:p>
          </table:table-cell>
          <table:table-cell table:formula="of:=[.E343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39600" calcext:value-type="float">
            <text:p>539600</text:p>
          </table:table-cell>
          <table:table-cell table:formula="of:=[.D344]/1024 *5" office:value-type="float" office:value="2.2216796875" calcext:value-type="float">
            <text:p>2.2216796875</text:p>
          </table:table-cell>
          <table:table-cell table:formula="of:=[.E344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41216" calcext:value-type="float">
            <text:p>541216</text:p>
          </table:table-cell>
          <table:table-cell table:formula="of:=[.D345]/1024 *5" office:value-type="float" office:value="2.2216796875" calcext:value-type="float">
            <text:p>2.2216796875</text:p>
          </table:table-cell>
          <table:table-cell table:formula="of:=[.E345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42832" calcext:value-type="float">
            <text:p>542832</text:p>
          </table:table-cell>
          <table:table-cell table:formula="of:=[.D346]/1024 *5" office:value-type="float" office:value="2.2265625" calcext:value-type="float">
            <text:p>2.2265625</text:p>
          </table:table-cell>
          <table:table-cell table:formula="of:=[.E346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44440" calcext:value-type="float">
            <text:p>544440</text:p>
          </table:table-cell>
          <table:table-cell table:formula="of:=[.D347]/1024 *5" office:value-type="float" office:value="2.2265625" calcext:value-type="float">
            <text:p>2.2265625</text:p>
          </table:table-cell>
          <table:table-cell table:formula="of:=[.E347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46056" calcext:value-type="float">
            <text:p>546056</text:p>
          </table:table-cell>
          <table:table-cell table:formula="of:=[.D348]/1024 *5" office:value-type="float" office:value="2.216796875" calcext:value-type="float">
            <text:p>2.216796875</text:p>
          </table:table-cell>
          <table:table-cell table:formula="of:=[.E348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47672" calcext:value-type="float">
            <text:p>547672</text:p>
          </table:table-cell>
          <table:table-cell table:formula="of:=[.D349]/1024 *5" office:value-type="float" office:value="2.2216796875" calcext:value-type="float">
            <text:p>2.2216796875</text:p>
          </table:table-cell>
          <table:table-cell table:formula="of:=[.E349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49288" calcext:value-type="float">
            <text:p>549288</text:p>
          </table:table-cell>
          <table:table-cell table:formula="of:=[.D350]/1024 *5" office:value-type="float" office:value="2.2314453125" calcext:value-type="float">
            <text:p>2.2314453125</text:p>
          </table:table-cell>
          <table:table-cell table:formula="of:=[.E350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50904" calcext:value-type="float">
            <text:p>550904</text:p>
          </table:table-cell>
          <table:table-cell table:formula="of:=[.D351]/1024 *5" office:value-type="float" office:value="2.2314453125" calcext:value-type="float">
            <text:p>2.2314453125</text:p>
          </table:table-cell>
          <table:table-cell table:formula="of:=[.E351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52520" calcext:value-type="float">
            <text:p>552520</text:p>
          </table:table-cell>
          <table:table-cell table:formula="of:=[.D352]/1024 *5" office:value-type="float" office:value="2.2265625" calcext:value-type="float">
            <text:p>2.2265625</text:p>
          </table:table-cell>
          <table:table-cell table:formula="of:=[.E352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54136" calcext:value-type="float">
            <text:p>554136</text:p>
          </table:table-cell>
          <table:table-cell table:formula="of:=[.D353]/1024 *5" office:value-type="float" office:value="2.2216796875" calcext:value-type="float">
            <text:p>2.2216796875</text:p>
          </table:table-cell>
          <table:table-cell table:formula="of:=[.E353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55752" calcext:value-type="float">
            <text:p>555752</text:p>
          </table:table-cell>
          <table:table-cell table:formula="of:=[.D354]/1024 *5" office:value-type="float" office:value="2.2216796875" calcext:value-type="float">
            <text:p>2.2216796875</text:p>
          </table:table-cell>
          <table:table-cell table:formula="of:=[.E354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57368" calcext:value-type="float">
            <text:p>557368</text:p>
          </table:table-cell>
          <table:table-cell table:formula="of:=[.D355]/1024 *5" office:value-type="float" office:value="2.2314453125" calcext:value-type="float">
            <text:p>2.2314453125</text:p>
          </table:table-cell>
          <table:table-cell table:formula="of:=[.E355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58976" calcext:value-type="float">
            <text:p>558976</text:p>
          </table:table-cell>
          <table:table-cell table:formula="of:=[.D356]/1024 *5" office:value-type="float" office:value="2.2265625" calcext:value-type="float">
            <text:p>2.2265625</text:p>
          </table:table-cell>
          <table:table-cell table:formula="of:=[.E356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60592" calcext:value-type="float">
            <text:p>560592</text:p>
          </table:table-cell>
          <table:table-cell table:formula="of:=[.D357]/1024 *5" office:value-type="float" office:value="2.2265625" calcext:value-type="float">
            <text:p>2.2265625</text:p>
          </table:table-cell>
          <table:table-cell table:formula="of:=[.E357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62208" calcext:value-type="float">
            <text:p>562208</text:p>
          </table:table-cell>
          <table:table-cell table:formula="of:=[.D358]/1024 *5" office:value-type="float" office:value="2.2216796875" calcext:value-type="float">
            <text:p>2.2216796875</text:p>
          </table:table-cell>
          <table:table-cell table:formula="of:=[.E358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63824" calcext:value-type="float">
            <text:p>563824</text:p>
          </table:table-cell>
          <table:table-cell table:formula="of:=[.D359]/1024 *5" office:value-type="float" office:value="2.2216796875" calcext:value-type="float">
            <text:p>2.2216796875</text:p>
          </table:table-cell>
          <table:table-cell table:formula="of:=[.E359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65440" calcext:value-type="float">
            <text:p>565440</text:p>
          </table:table-cell>
          <table:table-cell table:formula="of:=[.D360]/1024 *5" office:value-type="float" office:value="2.2265625" calcext:value-type="float">
            <text:p>2.2265625</text:p>
          </table:table-cell>
          <table:table-cell table:formula="of:=[.E360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67056" calcext:value-type="float">
            <text:p>567056</text:p>
          </table:table-cell>
          <table:table-cell table:formula="of:=[.D361]/1024 *5" office:value-type="float" office:value="2.2265625" calcext:value-type="float">
            <text:p>2.2265625</text:p>
          </table:table-cell>
          <table:table-cell table:formula="of:=[.E361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68672" calcext:value-type="float">
            <text:p>568672</text:p>
          </table:table-cell>
          <table:table-cell table:formula="of:=[.D362]/1024 *5" office:value-type="float" office:value="2.2216796875" calcext:value-type="float">
            <text:p>2.2216796875</text:p>
          </table:table-cell>
          <table:table-cell table:formula="of:=[.E362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70288" calcext:value-type="float">
            <text:p>570288</text:p>
          </table:table-cell>
          <table:table-cell table:formula="of:=[.D363]/1024 *5" office:value-type="float" office:value="2.2216796875" calcext:value-type="float">
            <text:p>2.2216796875</text:p>
          </table:table-cell>
          <table:table-cell table:formula="of:=[.E363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71896" calcext:value-type="float">
            <text:p>571896</text:p>
          </table:table-cell>
          <table:table-cell table:formula="of:=[.D364]/1024 *5" office:value-type="float" office:value="2.2216796875" calcext:value-type="float">
            <text:p>2.2216796875</text:p>
          </table:table-cell>
          <table:table-cell table:formula="of:=[.E364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73512" calcext:value-type="float">
            <text:p>573512</text:p>
          </table:table-cell>
          <table:table-cell table:formula="of:=[.D365]/1024 *5" office:value-type="float" office:value="2.2314453125" calcext:value-type="float">
            <text:p>2.2314453125</text:p>
          </table:table-cell>
          <table:table-cell table:formula="of:=[.E365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75128" calcext:value-type="float">
            <text:p>575128</text:p>
          </table:table-cell>
          <table:table-cell table:formula="of:=[.D366]/1024 *5" office:value-type="float" office:value="2.2314453125" calcext:value-type="float">
            <text:p>2.2314453125</text:p>
          </table:table-cell>
          <table:table-cell table:formula="of:=[.E366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76744" calcext:value-type="float">
            <text:p>576744</text:p>
          </table:table-cell>
          <table:table-cell table:formula="of:=[.D367]/1024 *5" office:value-type="float" office:value="2.2216796875" calcext:value-type="float">
            <text:p>2.2216796875</text:p>
          </table:table-cell>
          <table:table-cell table:formula="of:=[.E367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78360" calcext:value-type="float">
            <text:p>578360</text:p>
          </table:table-cell>
          <table:table-cell table:formula="of:=[.D368]/1024 *5" office:value-type="float" office:value="2.2216796875" calcext:value-type="float">
            <text:p>2.2216796875</text:p>
          </table:table-cell>
          <table:table-cell table:formula="of:=[.E368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79976" calcext:value-type="float">
            <text:p>579976</text:p>
          </table:table-cell>
          <table:table-cell table:formula="of:=[.D369]/1024 *5" office:value-type="float" office:value="2.2216796875" calcext:value-type="float">
            <text:p>2.2216796875</text:p>
          </table:table-cell>
          <table:table-cell table:formula="of:=[.E369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81592" calcext:value-type="float">
            <text:p>581592</text:p>
          </table:table-cell>
          <table:table-cell table:formula="of:=[.D370]/1024 *5" office:value-type="float" office:value="2.2314453125" calcext:value-type="float">
            <text:p>2.2314453125</text:p>
          </table:table-cell>
          <table:table-cell table:formula="of:=[.E370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83208" calcext:value-type="float">
            <text:p>583208</text:p>
          </table:table-cell>
          <table:table-cell table:formula="of:=[.D371]/1024 *5" office:value-type="float" office:value="2.2265625" calcext:value-type="float">
            <text:p>2.2265625</text:p>
          </table:table-cell>
          <table:table-cell table:formula="of:=[.E371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84824" calcext:value-type="float">
            <text:p>584824</text:p>
          </table:table-cell>
          <table:table-cell table:formula="of:=[.D372]/1024 *5" office:value-type="float" office:value="2.2216796875" calcext:value-type="float">
            <text:p>2.2216796875</text:p>
          </table:table-cell>
          <table:table-cell table:formula="of:=[.E372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86432" calcext:value-type="float">
            <text:p>586432</text:p>
          </table:table-cell>
          <table:table-cell table:formula="of:=[.D373]/1024 *5" office:value-type="float" office:value="2.2265625" calcext:value-type="float">
            <text:p>2.2265625</text:p>
          </table:table-cell>
          <table:table-cell table:formula="of:=[.E373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88048" calcext:value-type="float">
            <text:p>588048</text:p>
          </table:table-cell>
          <table:table-cell table:formula="of:=[.D374]/1024 *5" office:value-type="float" office:value="2.2314453125" calcext:value-type="float">
            <text:p>2.2314453125</text:p>
          </table:table-cell>
          <table:table-cell table:formula="of:=[.E374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89664" calcext:value-type="float">
            <text:p>589664</text:p>
          </table:table-cell>
          <table:table-cell table:formula="of:=[.D375]/1024 *5" office:value-type="float" office:value="2.2265625" calcext:value-type="float">
            <text:p>2.2265625</text:p>
          </table:table-cell>
          <table:table-cell table:formula="of:=[.E375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91280" calcext:value-type="float">
            <text:p>591280</text:p>
          </table:table-cell>
          <table:table-cell table:formula="of:=[.D376]/1024 *5" office:value-type="float" office:value="2.2314453125" calcext:value-type="float">
            <text:p>2.2314453125</text:p>
          </table:table-cell>
          <table:table-cell table:formula="of:=[.E376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92904" calcext:value-type="float">
            <text:p>592904</text:p>
          </table:table-cell>
          <table:table-cell table:formula="of:=[.D377]/1024 *5" office:value-type="float" office:value="2.2216796875" calcext:value-type="float">
            <text:p>2.2216796875</text:p>
          </table:table-cell>
          <table:table-cell table:formula="of:=[.E377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94512" calcext:value-type="float">
            <text:p>594512</text:p>
          </table:table-cell>
          <table:table-cell table:formula="of:=[.D378]/1024 *5" office:value-type="float" office:value="2.2216796875" calcext:value-type="float">
            <text:p>2.2216796875</text:p>
          </table:table-cell>
          <table:table-cell table:formula="of:=[.E378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96128" calcext:value-type="float">
            <text:p>596128</text:p>
          </table:table-cell>
          <table:table-cell table:formula="of:=[.D379]/1024 *5" office:value-type="float" office:value="2.2314453125" calcext:value-type="float">
            <text:p>2.2314453125</text:p>
          </table:table-cell>
          <table:table-cell table:formula="of:=[.E379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97736" calcext:value-type="float">
            <text:p>597736</text:p>
          </table:table-cell>
          <table:table-cell table:formula="of:=[.D380]/1024 *5" office:value-type="float" office:value="2.2314453125" calcext:value-type="float">
            <text:p>2.2314453125</text:p>
          </table:table-cell>
          <table:table-cell table:formula="of:=[.E380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99352" calcext:value-type="float">
            <text:p>599352</text:p>
          </table:table-cell>
          <table:table-cell table:formula="of:=[.D381]/1024 *5" office:value-type="float" office:value="2.2265625" calcext:value-type="float">
            <text:p>2.2265625</text:p>
          </table:table-cell>
          <table:table-cell table:formula="of:=[.E381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00968" calcext:value-type="float">
            <text:p>600968</text:p>
          </table:table-cell>
          <table:table-cell table:formula="of:=[.D382]/1024 *5" office:value-type="float" office:value="2.2265625" calcext:value-type="float">
            <text:p>2.2265625</text:p>
          </table:table-cell>
          <table:table-cell table:formula="of:=[.E382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02584" calcext:value-type="float">
            <text:p>602584</text:p>
          </table:table-cell>
          <table:table-cell table:formula="of:=[.D383]/1024 *5" office:value-type="float" office:value="2.2265625" calcext:value-type="float">
            <text:p>2.2265625</text:p>
          </table:table-cell>
          <table:table-cell table:formula="of:=[.E383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04200" calcext:value-type="float">
            <text:p>604200</text:p>
          </table:table-cell>
          <table:table-cell table:formula="of:=[.D384]/1024 *5" office:value-type="float" office:value="2.2265625" calcext:value-type="float">
            <text:p>2.2265625</text:p>
          </table:table-cell>
          <table:table-cell table:formula="of:=[.E384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05816" calcext:value-type="float">
            <text:p>605816</text:p>
          </table:table-cell>
          <table:table-cell table:formula="of:=[.D385]/1024 *5" office:value-type="float" office:value="2.2265625" calcext:value-type="float">
            <text:p>2.2265625</text:p>
          </table:table-cell>
          <table:table-cell table:formula="of:=[.E385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07432" calcext:value-type="float">
            <text:p>607432</text:p>
          </table:table-cell>
          <table:table-cell table:formula="of:=[.D386]/1024 *5" office:value-type="float" office:value="2.216796875" calcext:value-type="float">
            <text:p>2.216796875</text:p>
          </table:table-cell>
          <table:table-cell table:formula="of:=[.E386]/1024*2.5" office:value-type="float" office:value="2.5" calcext:value-type="float">
            <text:p>2.5</text:p>
          </table:table-cell>
          <table:table-cell office:value-type="float" office:value="454" calcext:value-type="float">
            <text:p>454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09040" calcext:value-type="float">
            <text:p>609040</text:p>
          </table:table-cell>
          <table:table-cell table:formula="of:=[.D387]/1024 *5" office:value-type="float" office:value="2.2216796875" calcext:value-type="float">
            <text:p>2.2216796875</text:p>
          </table:table-cell>
          <table:table-cell table:formula="of:=[.E387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10656" calcext:value-type="float">
            <text:p>610656</text:p>
          </table:table-cell>
          <table:table-cell table:formula="of:=[.D388]/1024 *5" office:value-type="float" office:value="2.2265625" calcext:value-type="float">
            <text:p>2.2265625</text:p>
          </table:table-cell>
          <table:table-cell table:formula="of:=[.E388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12272" calcext:value-type="float">
            <text:p>612272</text:p>
          </table:table-cell>
          <table:table-cell table:formula="of:=[.D389]/1024 *5" office:value-type="float" office:value="2.2314453125" calcext:value-type="float">
            <text:p>2.2314453125</text:p>
          </table:table-cell>
          <table:table-cell table:formula="of:=[.E389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13888" calcext:value-type="float">
            <text:p>613888</text:p>
          </table:table-cell>
          <table:table-cell table:formula="of:=[.D390]/1024 *5" office:value-type="float" office:value="2.2314453125" calcext:value-type="float">
            <text:p>2.2314453125</text:p>
          </table:table-cell>
          <table:table-cell table:formula="of:=[.E390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15504" calcext:value-type="float">
            <text:p>615504</text:p>
          </table:table-cell>
          <table:table-cell table:formula="of:=[.D391]/1024 *5" office:value-type="float" office:value="2.2216796875" calcext:value-type="float">
            <text:p>2.2216796875</text:p>
          </table:table-cell>
          <table:table-cell table:formula="of:=[.E391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17120" calcext:value-type="float">
            <text:p>617120</text:p>
          </table:table-cell>
          <table:table-cell table:formula="of:=[.D392]/1024 *5" office:value-type="float" office:value="2.2265625" calcext:value-type="float">
            <text:p>2.2265625</text:p>
          </table:table-cell>
          <table:table-cell table:formula="of:=[.E392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18736" calcext:value-type="float">
            <text:p>618736</text:p>
          </table:table-cell>
          <table:table-cell table:formula="of:=[.D393]/1024 *5" office:value-type="float" office:value="2.2265625" calcext:value-type="float">
            <text:p>2.2265625</text:p>
          </table:table-cell>
          <table:table-cell table:formula="of:=[.E393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20352" calcext:value-type="float">
            <text:p>620352</text:p>
          </table:table-cell>
          <table:table-cell table:formula="of:=[.D394]/1024 *5" office:value-type="float" office:value="2.2314453125" calcext:value-type="float">
            <text:p>2.2314453125</text:p>
          </table:table-cell>
          <table:table-cell table:formula="of:=[.E394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21960" calcext:value-type="float">
            <text:p>621960</text:p>
          </table:table-cell>
          <table:table-cell table:formula="of:=[.D395]/1024 *5" office:value-type="float" office:value="2.2314453125" calcext:value-type="float">
            <text:p>2.2314453125</text:p>
          </table:table-cell>
          <table:table-cell table:formula="of:=[.E395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23576" calcext:value-type="float">
            <text:p>623576</text:p>
          </table:table-cell>
          <table:table-cell table:formula="of:=[.D396]/1024 *5" office:value-type="float" office:value="2.2216796875" calcext:value-type="float">
            <text:p>2.2216796875</text:p>
          </table:table-cell>
          <table:table-cell table:formula="of:=[.E396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25192" calcext:value-type="float">
            <text:p>625192</text:p>
          </table:table-cell>
          <table:table-cell table:formula="of:=[.D397]/1024 *5" office:value-type="float" office:value="2.2216796875" calcext:value-type="float">
            <text:p>2.2216796875</text:p>
          </table:table-cell>
          <table:table-cell table:formula="of:=[.E397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26816" calcext:value-type="float">
            <text:p>626816</text:p>
          </table:table-cell>
          <table:table-cell table:formula="of:=[.D398]/1024 *5" office:value-type="float" office:value="2.2314453125" calcext:value-type="float">
            <text:p>2.2314453125</text:p>
          </table:table-cell>
          <table:table-cell table:formula="of:=[.E398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28424" calcext:value-type="float">
            <text:p>628424</text:p>
          </table:table-cell>
          <table:table-cell table:formula="of:=[.D399]/1024 *5" office:value-type="float" office:value="2.2314453125" calcext:value-type="float">
            <text:p>2.2314453125</text:p>
          </table:table-cell>
          <table:table-cell table:formula="of:=[.E399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30040" calcext:value-type="float">
            <text:p>630040</text:p>
          </table:table-cell>
          <table:table-cell table:formula="of:=[.D400]/1024 *5" office:value-type="float" office:value="2.2314453125" calcext:value-type="float">
            <text:p>2.2314453125</text:p>
          </table:table-cell>
          <table:table-cell table:formula="of:=[.E400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31656" calcext:value-type="float">
            <text:p>631656</text:p>
          </table:table-cell>
          <table:table-cell table:formula="of:=[.D401]/1024 *5" office:value-type="float" office:value="2.2216796875" calcext:value-type="float">
            <text:p>2.2216796875</text:p>
          </table:table-cell>
          <table:table-cell table:formula="of:=[.E401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33272" calcext:value-type="float">
            <text:p>633272</text:p>
          </table:table-cell>
          <table:table-cell table:formula="of:=[.D402]/1024 *5" office:value-type="float" office:value="2.2265625" calcext:value-type="float">
            <text:p>2.2265625</text:p>
          </table:table-cell>
          <table:table-cell table:formula="of:=[.E402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34888" calcext:value-type="float">
            <text:p>634888</text:p>
          </table:table-cell>
          <table:table-cell table:formula="of:=[.D403]/1024 *5" office:value-type="float" office:value="2.2314453125" calcext:value-type="float">
            <text:p>2.2314453125</text:p>
          </table:table-cell>
          <table:table-cell table:formula="of:=[.E403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36496" calcext:value-type="float">
            <text:p>636496</text:p>
          </table:table-cell>
          <table:table-cell table:formula="of:=[.D404]/1024 *5" office:value-type="float" office:value="2.2314453125" calcext:value-type="float">
            <text:p>2.2314453125</text:p>
          </table:table-cell>
          <table:table-cell table:formula="of:=[.E404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38112" calcext:value-type="float">
            <text:p>638112</text:p>
          </table:table-cell>
          <table:table-cell table:formula="of:=[.D405]/1024 *5" office:value-type="float" office:value="2.2314453125" calcext:value-type="float">
            <text:p>2.2314453125</text:p>
          </table:table-cell>
          <table:table-cell table:formula="of:=[.E405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39728" calcext:value-type="float">
            <text:p>639728</text:p>
          </table:table-cell>
          <table:table-cell table:formula="of:=[.D406]/1024 *5" office:value-type="float" office:value="2.2265625" calcext:value-type="float">
            <text:p>2.2265625</text:p>
          </table:table-cell>
          <table:table-cell table:formula="of:=[.E406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41344" calcext:value-type="float">
            <text:p>641344</text:p>
          </table:table-cell>
          <table:table-cell table:formula="of:=[.D407]/1024 *5" office:value-type="float" office:value="2.2265625" calcext:value-type="float">
            <text:p>2.2265625</text:p>
          </table:table-cell>
          <table:table-cell table:formula="of:=[.E407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42960" calcext:value-type="float">
            <text:p>642960</text:p>
          </table:table-cell>
          <table:table-cell table:formula="of:=[.D408]/1024 *5" office:value-type="float" office:value="2.2314453125" calcext:value-type="float">
            <text:p>2.2314453125</text:p>
          </table:table-cell>
          <table:table-cell table:formula="of:=[.E408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44576" calcext:value-type="float">
            <text:p>644576</text:p>
          </table:table-cell>
          <table:table-cell table:formula="of:=[.D409]/1024 *5" office:value-type="float" office:value="2.2314453125" calcext:value-type="float">
            <text:p>2.2314453125</text:p>
          </table:table-cell>
          <table:table-cell table:formula="of:=[.E409]/1024*2.5" office:value-type="float" office:value="2.5" calcext:value-type="float">
            <text:p>2.5</text:p>
          </table:table-cell>
          <table:table-cell office:value-type="float" office:value="457" calcext:value-type="float">
            <text:p>45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46192" calcext:value-type="float">
            <text:p>646192</text:p>
          </table:table-cell>
          <table:table-cell table:formula="of:=[.D410]/1024 *5" office:value-type="float" office:value="2.2216796875" calcext:value-type="float">
            <text:p>2.2216796875</text:p>
          </table:table-cell>
          <table:table-cell table:formula="of:=[.E410]/1024*2.5" office:value-type="float" office:value="2.5" calcext:value-type="float">
            <text:p>2.5</text:p>
          </table:table-cell>
          <table:table-cell office:value-type="float" office:value="455" calcext:value-type="float">
            <text:p>455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647808" calcext:value-type="float">
            <text:p>647808</text:p>
          </table:table-cell>
          <table:table-cell table:formula="of:=[.D411]/1024 *5" office:value-type="float" office:value="2.2265625" calcext:value-type="float">
            <text:p>2.2265625</text:p>
          </table:table-cell>
          <table:table-cell table:formula="of:=[.E411]/1024*2.5" office:value-type="float" office:value="2.5" calcext:value-type="float">
            <text:p>2.5</text:p>
          </table:table-cell>
          <table:table-cell office:value-type="float" office:value="456" calcext:value-type="float">
            <text:p>456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table table:name="Characteristic" table:style-name="ta1">
        <table:shapes>
          <draw:frame draw:z-index="0" draw:style-name="gr1" draw:text-style-name="P1" svg:width="12.8563in" svg:height="5.9189in" svg:x="3.0681in" svg:y="0in">
            <draw:object draw:notify-on-update-of-ranges="Characteristic.A1:Characteristic.A1 Characteristic.A2:Characteristic.A256 Characteristic.B1:Characteristic.B1 Characteristic.B2:Characteristic.B25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<text:s/>LD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82" calcext:value-type="float">
            <text:p>582</text:p>
          </table:table-cell>
        </table:table-row>
      </table:table>
      <table:table table:name="Incremental Step" table:style-name="ta1">
        <table:shapes>
          <draw:frame draw:z-index="0" draw:style-name="gr1" draw:text-style-name="P1" svg:width="11.2886in" svg:height="4.9071in" svg:x="5.3185in" svg:y="0.7819in">
            <draw:object draw:notify-on-update-of-ranges="'Incremental Step'.A1:'Incremental Step'.A1 'Incremental Step'.A2:'Incremental Step'.A1234 'Incremental Step'.B1:'Incremental Step'.B1 'Incremental Step'.B2:'Incremental Step'.B1234 'Incremental Step'.C1:'Incremental Step'.C1 'Incremental Step'.C2:'Incremental Step'.C123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DR (V)</text:p>
          </table:table-cell>
          <table:table-cell office:value-type="string" calcext:value-type="string">
            <text:p>LED (V)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D2]/1024 * 5" office:value-type="float" office:value="0.029296875" calcext:value-type="float">
            <text:p>0.029296875</text:p>
          </table:table-cell>
          <table:table-cell table:formula="of:=[.E2]/255 * 5" office:value-type="float" office:value="2.50980392156863" calcext:value-type="float">
            <text:p>2.509803921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D3]/1024 * 5" office:value-type="float" office:value="0.0341796875" calcext:value-type="float">
            <text:p>0.0341796875</text:p>
          </table:table-cell>
          <table:table-cell table:formula="of:=[.E3]/255 * 5" office:value-type="float" office:value="2.50980392156863" calcext:value-type="float">
            <text:p>2.5098039216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[.D4]/1024 * 5" office:value-type="float" office:value="0.048828125" calcext:value-type="float">
            <text:p>0.048828125</text:p>
          </table:table-cell>
          <table:table-cell table:formula="of:=[.E4]/255 * 5" office:value-type="float" office:value="2.50980392156863" calcext:value-type="float">
            <text:p>2.5098039216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formula="of:=[.D5]/1024 * 5" office:value-type="float" office:value="0.0830078125" calcext:value-type="float">
            <text:p>0.0830078125</text:p>
          </table:table-cell>
          <table:table-cell table:formula="of:=[.E5]/255 * 5" office:value-type="float" office:value="2.50980392156863" calcext:value-type="float">
            <text:p>2.5098039216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formula="of:=[.D6]/1024 * 5" office:value-type="float" office:value="0.1318359375" calcext:value-type="float">
            <text:p>0.1318359375</text:p>
          </table:table-cell>
          <table:table-cell table:formula="of:=[.E6]/255 * 5" office:value-type="float" office:value="2.50980392156863" calcext:value-type="float">
            <text:p>2.5098039216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formula="of:=[.D7]/1024 * 5" office:value-type="float" office:value="0.185546875" calcext:value-type="float">
            <text:p>0.185546875</text:p>
          </table:table-cell>
          <table:table-cell table:formula="of:=[.E7]/255 * 5" office:value-type="float" office:value="2.50980392156863" calcext:value-type="float">
            <text:p>2.5098039216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formula="of:=[.D8]/1024 * 5" office:value-type="float" office:value="0.2490234375" calcext:value-type="float">
            <text:p>0.2490234375</text:p>
          </table:table-cell>
          <table:table-cell table:formula="of:=[.E8]/255 * 5" office:value-type="float" office:value="2.50980392156863" calcext:value-type="float">
            <text:p>2.5098039216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696" calcext:value-type="float">
            <text:p>11696</text:p>
          </table:table-cell>
          <table:table-cell table:formula="of:=[.D9]/1024 * 5" office:value-type="float" office:value="0.322265625" calcext:value-type="float">
            <text:p>0.322265625</text:p>
          </table:table-cell>
          <table:table-cell table:formula="of:=[.E9]/255 * 5" office:value-type="float" office:value="2.50980392156863" calcext:value-type="float">
            <text:p>2.5098039216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60" calcext:value-type="float">
            <text:p>13360</text:p>
          </table:table-cell>
          <table:table-cell table:formula="of:=[.D10]/1024 * 5" office:value-type="float" office:value="0.400390625" calcext:value-type="float">
            <text:p>0.400390625</text:p>
          </table:table-cell>
          <table:table-cell table:formula="of:=[.E10]/255 * 5" office:value-type="float" office:value="2.50980392156863" calcext:value-type="float">
            <text:p>2.5098039216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24" calcext:value-type="float">
            <text:p>15024</text:p>
          </table:table-cell>
          <table:table-cell table:formula="of:=[.D11]/1024 * 5" office:value-type="float" office:value="0.478515625" calcext:value-type="float">
            <text:p>0.478515625</text:p>
          </table:table-cell>
          <table:table-cell table:formula="of:=[.E11]/255 * 5" office:value-type="float" office:value="2.50980392156863" calcext:value-type="float">
            <text:p>2.5098039216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696" calcext:value-type="float">
            <text:p>16696</text:p>
          </table:table-cell>
          <table:table-cell table:formula="of:=[.D12]/1024 * 5" office:value-type="float" office:value="0.5615234375" calcext:value-type="float">
            <text:p>0.5615234375</text:p>
          </table:table-cell>
          <table:table-cell table:formula="of:=[.E12]/255 * 5" office:value-type="float" office:value="2.50980392156863" calcext:value-type="float">
            <text:p>2.5098039216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8416" calcext:value-type="float">
            <text:p>18416</text:p>
          </table:table-cell>
          <table:table-cell table:formula="of:=[.D13]/1024 * 5" office:value-type="float" office:value="0.64453125" calcext:value-type="float">
            <text:p>0.64453125</text:p>
          </table:table-cell>
          <table:table-cell table:formula="of:=[.E13]/255 * 5" office:value-type="float" office:value="2.50980392156863" calcext:value-type="float">
            <text:p>2.5098039216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0144" calcext:value-type="float">
            <text:p>20144</text:p>
          </table:table-cell>
          <table:table-cell table:formula="of:=[.D14]/1024 * 5" office:value-type="float" office:value="0.7275390625" calcext:value-type="float">
            <text:p>0.7275390625</text:p>
          </table:table-cell>
          <table:table-cell table:formula="of:=[.E14]/255 * 5" office:value-type="float" office:value="2.50980392156863" calcext:value-type="float">
            <text:p>2.5098039216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1872" calcext:value-type="float">
            <text:p>21872</text:p>
          </table:table-cell>
          <table:table-cell table:formula="of:=[.D15]/1024 * 5" office:value-type="float" office:value="0.8056640625" calcext:value-type="float">
            <text:p>0.8056640625</text:p>
          </table:table-cell>
          <table:table-cell table:formula="of:=[.E15]/255 * 5" office:value-type="float" office:value="2.50980392156863" calcext:value-type="float">
            <text:p>2.5098039216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3592" calcext:value-type="float">
            <text:p>23592</text:p>
          </table:table-cell>
          <table:table-cell table:formula="of:=[.D16]/1024 * 5" office:value-type="float" office:value="0.8837890625" calcext:value-type="float">
            <text:p>0.8837890625</text:p>
          </table:table-cell>
          <table:table-cell table:formula="of:=[.E16]/255 * 5" office:value-type="float" office:value="2.50980392156863" calcext:value-type="float">
            <text:p>2.5098039216</text:p>
          </table:table-cell>
          <table:table-cell office:value-type="float" office:value="181" calcext:value-type="float">
            <text:p>18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312" calcext:value-type="float">
            <text:p>25312</text:p>
          </table:table-cell>
          <table:table-cell table:formula="of:=[.D17]/1024 * 5" office:value-type="float" office:value="0.95703125" calcext:value-type="float">
            <text:p>0.95703125</text:p>
          </table:table-cell>
          <table:table-cell table:formula="of:=[.E17]/255 * 5" office:value-type="float" office:value="2.50980392156863" calcext:value-type="float">
            <text:p>2.5098039216</text:p>
          </table:table-cell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7040" calcext:value-type="float">
            <text:p>27040</text:p>
          </table:table-cell>
          <table:table-cell table:formula="of:=[.D18]/1024 * 5" office:value-type="float" office:value="1.03515625" calcext:value-type="float">
            <text:p>1.03515625</text:p>
          </table:table-cell>
          <table:table-cell table:formula="of:=[.E18]/255 * 5" office:value-type="float" office:value="2.50980392156863" calcext:value-type="float">
            <text:p>2.5098039216</text:p>
          </table:table-cell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8760" calcext:value-type="float">
            <text:p>28760</text:p>
          </table:table-cell>
          <table:table-cell table:formula="of:=[.D19]/1024 * 5" office:value-type="float" office:value="1.0986328125" calcext:value-type="float">
            <text:p>1.0986328125</text:p>
          </table:table-cell>
          <table:table-cell table:formula="of:=[.E19]/255 * 5" office:value-type="float" office:value="2.50980392156863" calcext:value-type="float">
            <text:p>2.5098039216</text:p>
          </table:table-cell>
          <table:table-cell office:value-type="float" office:value="225" calcext:value-type="float">
            <text:p>22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0480" calcext:value-type="float">
            <text:p>30480</text:p>
          </table:table-cell>
          <table:table-cell table:formula="of:=[.D20]/1024 * 5" office:value-type="float" office:value="1.162109375" calcext:value-type="float">
            <text:p>1.162109375</text:p>
          </table:table-cell>
          <table:table-cell table:formula="of:=[.E20]/255 * 5" office:value-type="float" office:value="2.50980392156863" calcext:value-type="float">
            <text:p>2.5098039216</text:p>
          </table:table-cell>
          <table:table-cell office:value-type="float" office:value="238" calcext:value-type="float">
            <text:p>23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208" calcext:value-type="float">
            <text:p>32208</text:p>
          </table:table-cell>
          <table:table-cell table:formula="of:=[.D21]/1024 * 5" office:value-type="float" office:value="1.2158203125" calcext:value-type="float">
            <text:p>1.2158203125</text:p>
          </table:table-cell>
          <table:table-cell table:formula="of:=[.E21]/255 * 5" office:value-type="float" office:value="2.50980392156863" calcext:value-type="float">
            <text:p>2.5098039216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3936" calcext:value-type="float">
            <text:p>33936</text:p>
          </table:table-cell>
          <table:table-cell table:formula="of:=[.D22]/1024 * 5" office:value-type="float" office:value="1.279296875" calcext:value-type="float">
            <text:p>1.279296875</text:p>
          </table:table-cell>
          <table:table-cell table:formula="of:=[.E22]/255 * 5" office:value-type="float" office:value="2.50980392156863" calcext:value-type="float">
            <text:p>2.5098039216</text:p>
          </table:table-cell>
          <table:table-cell office:value-type="float" office:value="262" calcext:value-type="float">
            <text:p>2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5656" calcext:value-type="float">
            <text:p>35656</text:p>
          </table:table-cell>
          <table:table-cell table:formula="of:=[.D23]/1024 * 5" office:value-type="float" office:value="1.3330078125" calcext:value-type="float">
            <text:p>1.3330078125</text:p>
          </table:table-cell>
          <table:table-cell table:formula="of:=[.E23]/255 * 5" office:value-type="float" office:value="2.50980392156863" calcext:value-type="float">
            <text:p>2.5098039216</text:p>
          </table:table-cell>
          <table:table-cell office:value-type="float" office:value="273" calcext:value-type="float">
            <text:p>27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7384" calcext:value-type="float">
            <text:p>37384</text:p>
          </table:table-cell>
          <table:table-cell table:formula="of:=[.D24]/1024 * 5" office:value-type="float" office:value="1.3818359375" calcext:value-type="float">
            <text:p>1.3818359375</text:p>
          </table:table-cell>
          <table:table-cell table:formula="of:=[.E24]/255 * 5" office:value-type="float" office:value="2.50980392156863" calcext:value-type="float">
            <text:p>2.5098039216</text:p>
          </table:table-cell>
          <table:table-cell office:value-type="float" office:value="283" calcext:value-type="float">
            <text:p>28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9112" calcext:value-type="float">
            <text:p>39112</text:p>
          </table:table-cell>
          <table:table-cell table:formula="of:=[.D25]/1024 * 5" office:value-type="float" office:value="1.435546875" calcext:value-type="float">
            <text:p>1.435546875</text:p>
          </table:table-cell>
          <table:table-cell table:formula="of:=[.E25]/255 * 5" office:value-type="float" office:value="2.50980392156863" calcext:value-type="float">
            <text:p>2.5098039216</text:p>
          </table:table-cell>
          <table:table-cell office:value-type="float" office:value="294" calcext:value-type="float">
            <text:p>29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0832" calcext:value-type="float">
            <text:p>40832</text:p>
          </table:table-cell>
          <table:table-cell table:formula="of:=[.D26]/1024 * 5" office:value-type="float" office:value="1.474609375" calcext:value-type="float">
            <text:p>1.474609375</text:p>
          </table:table-cell>
          <table:table-cell table:formula="of:=[.E26]/255 * 5" office:value-type="float" office:value="2.50980392156863" calcext:value-type="float">
            <text:p>2.5098039216</text:p>
          </table:table-cell>
          <table:table-cell office:value-type="float" office:value="302" calcext:value-type="float">
            <text:p>30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2560" calcext:value-type="float">
            <text:p>42560</text:p>
          </table:table-cell>
          <table:table-cell table:formula="of:=[.D27]/1024 * 5" office:value-type="float" office:value="1.513671875" calcext:value-type="float">
            <text:p>1.513671875</text:p>
          </table:table-cell>
          <table:table-cell table:formula="of:=[.E27]/255 * 5" office:value-type="float" office:value="2.50980392156863" calcext:value-type="float">
            <text:p>2.5098039216</text:p>
          </table:table-cell>
          <table:table-cell office:value-type="float" office:value="310" calcext:value-type="float">
            <text:p>31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formula="of:=[.D28]/1024 * 5" office:value-type="float" office:value="1.5478515625" calcext:value-type="float">
            <text:p>1.5478515625</text:p>
          </table:table-cell>
          <table:table-cell table:formula="of:=[.E28]/255 * 5" office:value-type="float" office:value="2.50980392156863" calcext:value-type="float">
            <text:p>2.5098039216</text:p>
          </table:table-cell>
          <table:table-cell office:value-type="float" office:value="317" calcext:value-type="float">
            <text:p>31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6008" calcext:value-type="float">
            <text:p>46008</text:p>
          </table:table-cell>
          <table:table-cell table:formula="of:=[.D29]/1024 * 5" office:value-type="float" office:value="1.58203125" calcext:value-type="float">
            <text:p>1.58203125</text:p>
          </table:table-cell>
          <table:table-cell table:formula="of:=[.E29]/255 * 5" office:value-type="float" office:value="2.50980392156863" calcext:value-type="float">
            <text:p>2.5098039216</text:p>
          </table:table-cell>
          <table:table-cell office:value-type="float" office:value="324" calcext:value-type="float">
            <text:p>32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7736" calcext:value-type="float">
            <text:p>47736</text:p>
          </table:table-cell>
          <table:table-cell table:formula="of:=[.D30]/1024 * 5" office:value-type="float" office:value="1.6162109375" calcext:value-type="float">
            <text:p>1.6162109375</text:p>
          </table:table-cell>
          <table:table-cell table:formula="of:=[.E30]/255 * 5" office:value-type="float" office:value="2.50980392156863" calcext:value-type="float">
            <text:p>2.5098039216</text:p>
          </table:table-cell>
          <table:table-cell office:value-type="float" office:value="331" calcext:value-type="float">
            <text:p>33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9464" calcext:value-type="float">
            <text:p>49464</text:p>
          </table:table-cell>
          <table:table-cell table:formula="of:=[.D31]/1024 * 5" office:value-type="float" office:value="1.6552734375" calcext:value-type="float">
            <text:p>1.6552734375</text:p>
          </table:table-cell>
          <table:table-cell table:formula="of:=[.E31]/255 * 5" office:value-type="float" office:value="2.50980392156863" calcext:value-type="float">
            <text:p>2.5098039216</text:p>
          </table:table-cell>
          <table:table-cell office:value-type="float" office:value="339" calcext:value-type="float">
            <text:p>33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1184" calcext:value-type="float">
            <text:p>51184</text:p>
          </table:table-cell>
          <table:table-cell table:formula="of:=[.D32]/1024 * 5" office:value-type="float" office:value="1.6796875" calcext:value-type="float">
            <text:p>1.6796875</text:p>
          </table:table-cell>
          <table:table-cell table:formula="of:=[.E32]/255 * 5" office:value-type="float" office:value="2.50980392156863" calcext:value-type="float">
            <text:p>2.5098039216</text:p>
          </table:table-cell>
          <table:table-cell office:value-type="float" office:value="344" calcext:value-type="float">
            <text:p>34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2912" calcext:value-type="float">
            <text:p>52912</text:p>
          </table:table-cell>
          <table:table-cell table:formula="of:=[.D33]/1024 * 5" office:value-type="float" office:value="1.7041015625" calcext:value-type="float">
            <text:p>1.7041015625</text:p>
          </table:table-cell>
          <table:table-cell table:formula="of:=[.E33]/255 * 5" office:value-type="float" office:value="2.50980392156863" calcext:value-type="float">
            <text:p>2.5098039216</text:p>
          </table:table-cell>
          <table:table-cell office:value-type="float" office:value="349" calcext:value-type="float">
            <text:p>34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4640" calcext:value-type="float">
            <text:p>54640</text:p>
          </table:table-cell>
          <table:table-cell table:formula="of:=[.D34]/1024 * 5" office:value-type="float" office:value="1.7236328125" calcext:value-type="float">
            <text:p>1.7236328125</text:p>
          </table:table-cell>
          <table:table-cell table:formula="of:=[.E34]/255 * 5" office:value-type="float" office:value="2.50980392156863" calcext:value-type="float">
            <text:p>2.5098039216</text:p>
          </table:table-cell>
          <table:table-cell office:value-type="float" office:value="353" calcext:value-type="float">
            <text:p>3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6360" calcext:value-type="float">
            <text:p>56360</text:p>
          </table:table-cell>
          <table:table-cell table:formula="of:=[.D35]/1024 * 5" office:value-type="float" office:value="1.748046875" calcext:value-type="float">
            <text:p>1.748046875</text:p>
          </table:table-cell>
          <table:table-cell table:formula="of:=[.E35]/255 * 5" office:value-type="float" office:value="2.50980392156863" calcext:value-type="float">
            <text:p>2.5098039216</text:p>
          </table:table-cell>
          <table:table-cell office:value-type="float" office:value="358" calcext:value-type="float">
            <text:p>3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8080" calcext:value-type="float">
            <text:p>58080</text:p>
          </table:table-cell>
          <table:table-cell table:formula="of:=[.D36]/1024 * 5" office:value-type="float" office:value="1.7724609375" calcext:value-type="float">
            <text:p>1.7724609375</text:p>
          </table:table-cell>
          <table:table-cell table:formula="of:=[.E36]/255 * 5" office:value-type="float" office:value="2.50980392156863" calcext:value-type="float">
            <text:p>2.5098039216</text:p>
          </table:table-cell>
          <table:table-cell office:value-type="float" office:value="363" calcext:value-type="float">
            <text:p>3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9808" calcext:value-type="float">
            <text:p>59808</text:p>
          </table:table-cell>
          <table:table-cell table:formula="of:=[.D37]/1024 * 5" office:value-type="float" office:value="1.7919921875" calcext:value-type="float">
            <text:p>1.7919921875</text:p>
          </table:table-cell>
          <table:table-cell table:formula="of:=[.E37]/255 * 5" office:value-type="float" office:value="2.50980392156863" calcext:value-type="float">
            <text:p>2.5098039216</text:p>
          </table:table-cell>
          <table:table-cell office:value-type="float" office:value="367" calcext:value-type="float">
            <text:p>36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1528" calcext:value-type="float">
            <text:p>61528</text:p>
          </table:table-cell>
          <table:table-cell table:formula="of:=[.D38]/1024 * 5" office:value-type="float" office:value="1.81640625" calcext:value-type="float">
            <text:p>1.81640625</text:p>
          </table:table-cell>
          <table:table-cell table:formula="of:=[.E38]/255 * 5" office:value-type="float" office:value="2.50980392156863" calcext:value-type="float">
            <text:p>2.5098039216</text:p>
          </table:table-cell>
          <table:table-cell office:value-type="float" office:value="372" calcext:value-type="float">
            <text:p>37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3248" calcext:value-type="float">
            <text:p>63248</text:p>
          </table:table-cell>
          <table:table-cell table:formula="of:=[.D39]/1024 * 5" office:value-type="float" office:value="1.8310546875" calcext:value-type="float">
            <text:p>1.8310546875</text:p>
          </table:table-cell>
          <table:table-cell table:formula="of:=[.E39]/255 * 5" office:value-type="float" office:value="2.50980392156863" calcext:value-type="float">
            <text:p>2.5098039216</text:p>
          </table:table-cell>
          <table:table-cell office:value-type="float" office:value="375" calcext:value-type="float">
            <text:p>37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4976" calcext:value-type="float">
            <text:p>64976</text:p>
          </table:table-cell>
          <table:table-cell table:formula="of:=[.D40]/1024 * 5" office:value-type="float" office:value="1.8505859375" calcext:value-type="float">
            <text:p>1.8505859375</text:p>
          </table:table-cell>
          <table:table-cell table:formula="of:=[.E40]/255 * 5" office:value-type="float" office:value="2.50980392156863" calcext:value-type="float">
            <text:p>2.5098039216</text:p>
          </table:table-cell>
          <table:table-cell office:value-type="float" office:value="379" calcext:value-type="float">
            <text:p>37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6704" calcext:value-type="float">
            <text:p>66704</text:p>
          </table:table-cell>
          <table:table-cell table:formula="of:=[.D41]/1024 * 5" office:value-type="float" office:value="1.8603515625" calcext:value-type="float">
            <text:p>1.8603515625</text:p>
          </table:table-cell>
          <table:table-cell table:formula="of:=[.E41]/255 * 5" office:value-type="float" office:value="2.50980392156863" calcext:value-type="float">
            <text:p>2.5098039216</text:p>
          </table:table-cell>
          <table:table-cell office:value-type="float" office:value="381" calcext:value-type="float">
            <text:p>38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8424" calcext:value-type="float">
            <text:p>68424</text:p>
          </table:table-cell>
          <table:table-cell table:formula="of:=[.D42]/1024 * 5" office:value-type="float" office:value="1.875" calcext:value-type="float">
            <text:p>1.875</text:p>
          </table:table-cell>
          <table:table-cell table:formula="of:=[.E42]/255 * 5" office:value-type="float" office:value="2.50980392156863" calcext:value-type="float">
            <text:p>2.5098039216</text:p>
          </table:table-cell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0152" calcext:value-type="float">
            <text:p>70152</text:p>
          </table:table-cell>
          <table:table-cell table:formula="of:=[.D43]/1024 * 5" office:value-type="float" office:value="1.8896484375" calcext:value-type="float">
            <text:p>1.8896484375</text:p>
          </table:table-cell>
          <table:table-cell table:formula="of:=[.E43]/255 * 5" office:value-type="float" office:value="2.50980392156863" calcext:value-type="float">
            <text:p>2.5098039216</text:p>
          </table:table-cell>
          <table:table-cell office:value-type="float" office:value="387" calcext:value-type="float">
            <text:p>38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1880" calcext:value-type="float">
            <text:p>71880</text:p>
          </table:table-cell>
          <table:table-cell table:formula="of:=[.D44]/1024 * 5" office:value-type="float" office:value="1.9091796875" calcext:value-type="float">
            <text:p>1.9091796875</text:p>
          </table:table-cell>
          <table:table-cell table:formula="of:=[.E44]/255 * 5" office:value-type="float" office:value="2.50980392156863" calcext:value-type="float">
            <text:p>2.5098039216</text:p>
          </table:table-cell>
          <table:table-cell office:value-type="float" office:value="391" calcext:value-type="float">
            <text:p>39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3600" calcext:value-type="float">
            <text:p>73600</text:p>
          </table:table-cell>
          <table:table-cell table:formula="of:=[.D45]/1024 * 5" office:value-type="float" office:value="1.9189453125" calcext:value-type="float">
            <text:p>1.9189453125</text:p>
          </table:table-cell>
          <table:table-cell table:formula="of:=[.E45]/255 * 5" office:value-type="float" office:value="2.50980392156863" calcext:value-type="float">
            <text:p>2.5098039216</text:p>
          </table:table-cell>
          <table:table-cell office:value-type="float" office:value="393" calcext:value-type="float">
            <text:p>39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5328" calcext:value-type="float">
            <text:p>75328</text:p>
          </table:table-cell>
          <table:table-cell table:formula="of:=[.D46]/1024 * 5" office:value-type="float" office:value="1.93359375" calcext:value-type="float">
            <text:p>1.93359375</text:p>
          </table:table-cell>
          <table:table-cell table:formula="of:=[.E46]/255 * 5" office:value-type="float" office:value="2.50980392156863" calcext:value-type="float">
            <text:p>2.5098039216</text:p>
          </table:table-cell>
          <table:table-cell office:value-type="float" office:value="396" calcext:value-type="float">
            <text:p>39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7056" calcext:value-type="float">
            <text:p>77056</text:p>
          </table:table-cell>
          <table:table-cell table:formula="of:=[.D47]/1024 * 5" office:value-type="float" office:value="1.93359375" calcext:value-type="float">
            <text:p>1.93359375</text:p>
          </table:table-cell>
          <table:table-cell table:formula="of:=[.E47]/255 * 5" office:value-type="float" office:value="2.50980392156863" calcext:value-type="float">
            <text:p>2.5098039216</text:p>
          </table:table-cell>
          <table:table-cell office:value-type="float" office:value="396" calcext:value-type="float">
            <text:p>39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8776" calcext:value-type="float">
            <text:p>78776</text:p>
          </table:table-cell>
          <table:table-cell table:formula="of:=[.D48]/1024 * 5" office:value-type="float" office:value="1.9482421875" calcext:value-type="float">
            <text:p>1.9482421875</text:p>
          </table:table-cell>
          <table:table-cell table:formula="of:=[.E48]/255 * 5" office:value-type="float" office:value="2.50980392156863" calcext:value-type="float">
            <text:p>2.5098039216</text:p>
          </table:table-cell>
          <table:table-cell office:value-type="float" office:value="399" calcext:value-type="float">
            <text:p>39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0504" calcext:value-type="float">
            <text:p>80504</text:p>
          </table:table-cell>
          <table:table-cell table:formula="of:=[.D49]/1024 * 5" office:value-type="float" office:value="1.9580078125" calcext:value-type="float">
            <text:p>1.9580078125</text:p>
          </table:table-cell>
          <table:table-cell table:formula="of:=[.E49]/255 * 5" office:value-type="float" office:value="2.50980392156863" calcext:value-type="float">
            <text:p>2.5098039216</text:p>
          </table:table-cell>
          <table:table-cell office:value-type="float" office:value="401" calcext:value-type="float">
            <text:p>40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2232" calcext:value-type="float">
            <text:p>82232</text:p>
          </table:table-cell>
          <table:table-cell table:formula="of:=[.D50]/1024 * 5" office:value-type="float" office:value="1.9677734375" calcext:value-type="float">
            <text:p>1.9677734375</text:p>
          </table:table-cell>
          <table:table-cell table:formula="of:=[.E50]/255 * 5" office:value-type="float" office:value="2.50980392156863" calcext:value-type="float">
            <text:p>2.5098039216</text:p>
          </table:table-cell>
          <table:table-cell office:value-type="float" office:value="403" calcext:value-type="float">
            <text:p>40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3952" calcext:value-type="float">
            <text:p>83952</text:p>
          </table:table-cell>
          <table:table-cell table:formula="of:=[.D51]/1024 * 5" office:value-type="float" office:value="1.982421875" calcext:value-type="float">
            <text:p>1.982421875</text:p>
          </table:table-cell>
          <table:table-cell table:formula="of:=[.E51]/255 * 5" office:value-type="float" office:value="2.50980392156863" calcext:value-type="float">
            <text:p>2.5098039216</text:p>
          </table:table-cell>
          <table:table-cell office:value-type="float" office:value="406" calcext:value-type="float">
            <text:p>40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5680" calcext:value-type="float">
            <text:p>85680</text:p>
          </table:table-cell>
          <table:table-cell table:formula="of:=[.D52]/1024 * 5" office:value-type="float" office:value="1.9921875" calcext:value-type="float">
            <text:p>1.9921875</text:p>
          </table:table-cell>
          <table:table-cell table:formula="of:=[.E52]/255 * 5" office:value-type="float" office:value="2.50980392156863" calcext:value-type="float">
            <text:p>2.5098039216</text:p>
          </table:table-cell>
          <table:table-cell office:value-type="float" office:value="408" calcext:value-type="float">
            <text:p>40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7408" calcext:value-type="float">
            <text:p>87408</text:p>
          </table:table-cell>
          <table:table-cell table:formula="of:=[.D53]/1024 * 5" office:value-type="float" office:value="1.9970703125" calcext:value-type="float">
            <text:p>1.9970703125</text:p>
          </table:table-cell>
          <table:table-cell table:formula="of:=[.E53]/255 * 5" office:value-type="float" office:value="2.50980392156863" calcext:value-type="float">
            <text:p>2.5098039216</text:p>
          </table:table-cell>
          <table:table-cell office:value-type="float" office:value="409" calcext:value-type="float">
            <text:p>40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9128" calcext:value-type="float">
            <text:p>89128</text:p>
          </table:table-cell>
          <table:table-cell table:formula="of:=[.D54]/1024 * 5" office:value-type="float" office:value="1.9970703125" calcext:value-type="float">
            <text:p>1.9970703125</text:p>
          </table:table-cell>
          <table:table-cell table:formula="of:=[.E54]/255 * 5" office:value-type="float" office:value="2.50980392156863" calcext:value-type="float">
            <text:p>2.5098039216</text:p>
          </table:table-cell>
          <table:table-cell office:value-type="float" office:value="409" calcext:value-type="float">
            <text:p>40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0848" calcext:value-type="float">
            <text:p>90848</text:p>
          </table:table-cell>
          <table:table-cell table:formula="of:=[.D55]/1024 * 5" office:value-type="float" office:value="2.0068359375" calcext:value-type="float">
            <text:p>2.0068359375</text:p>
          </table:table-cell>
          <table:table-cell table:formula="of:=[.E55]/255 * 5" office:value-type="float" office:value="2.50980392156863" calcext:value-type="float">
            <text:p>2.5098039216</text:p>
          </table:table-cell>
          <table:table-cell office:value-type="float" office:value="411" calcext:value-type="float">
            <text:p>41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2576" calcext:value-type="float">
            <text:p>92576</text:p>
          </table:table-cell>
          <table:table-cell table:formula="of:=[.D56]/1024 * 5" office:value-type="float" office:value="2.0166015625" calcext:value-type="float">
            <text:p>2.0166015625</text:p>
          </table:table-cell>
          <table:table-cell table:formula="of:=[.E56]/255 * 5" office:value-type="float" office:value="2.50980392156863" calcext:value-type="float">
            <text:p>2.5098039216</text:p>
          </table:table-cell>
          <table:table-cell office:value-type="float" office:value="413" calcext:value-type="float">
            <text:p>41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4296" calcext:value-type="float">
            <text:p>94296</text:p>
          </table:table-cell>
          <table:table-cell table:formula="of:=[.D57]/1024 * 5" office:value-type="float" office:value="2.03125" calcext:value-type="float">
            <text:p>2.03125</text:p>
          </table:table-cell>
          <table:table-cell table:formula="of:=[.E57]/255 * 5" office:value-type="float" office:value="2.50980392156863" calcext:value-type="float">
            <text:p>2.5098039216</text:p>
          </table:table-cell>
          <table:table-cell office:value-type="float" office:value="416" calcext:value-type="float">
            <text:p>41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6016" calcext:value-type="float">
            <text:p>96016</text:p>
          </table:table-cell>
          <table:table-cell table:formula="of:=[.D58]/1024 * 5" office:value-type="float" office:value="2.0361328125" calcext:value-type="float">
            <text:p>2.0361328125</text:p>
          </table:table-cell>
          <table:table-cell table:formula="of:=[.E58]/255 * 5" office:value-type="float" office:value="2.50980392156863" calcext:value-type="float">
            <text:p>2.5098039216</text:p>
          </table:table-cell>
          <table:table-cell office:value-type="float" office:value="417" calcext:value-type="float">
            <text:p>41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7744" calcext:value-type="float">
            <text:p>97744</text:p>
          </table:table-cell>
          <table:table-cell table:formula="of:=[.D59]/1024 * 5" office:value-type="float" office:value="2.041015625" calcext:value-type="float">
            <text:p>2.041015625</text:p>
          </table:table-cell>
          <table:table-cell table:formula="of:=[.E59]/255 * 5" office:value-type="float" office:value="2.50980392156863" calcext:value-type="float">
            <text:p>2.5098039216</text:p>
          </table:table-cell>
          <table:table-cell office:value-type="float" office:value="418" calcext:value-type="float">
            <text:p>41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9472" calcext:value-type="float">
            <text:p>99472</text:p>
          </table:table-cell>
          <table:table-cell table:formula="of:=[.D60]/1024 * 5" office:value-type="float" office:value="2.0361328125" calcext:value-type="float">
            <text:p>2.0361328125</text:p>
          </table:table-cell>
          <table:table-cell table:formula="of:=[.E60]/255 * 5" office:value-type="float" office:value="2.50980392156863" calcext:value-type="float">
            <text:p>2.5098039216</text:p>
          </table:table-cell>
          <table:table-cell office:value-type="float" office:value="417" calcext:value-type="float">
            <text:p>41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1192" calcext:value-type="float">
            <text:p>101192</text:p>
          </table:table-cell>
          <table:table-cell table:formula="of:=[.D61]/1024 * 5" office:value-type="float" office:value="2.0458984375" calcext:value-type="float">
            <text:p>2.0458984375</text:p>
          </table:table-cell>
          <table:table-cell table:formula="of:=[.E61]/255 * 5" office:value-type="float" office:value="2.50980392156863" calcext:value-type="float">
            <text:p>2.5098039216</text:p>
          </table:table-cell>
          <table:table-cell office:value-type="float" office:value="419" calcext:value-type="float">
            <text:p>41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2968" calcext:value-type="float">
            <text:p>102968</text:p>
          </table:table-cell>
          <table:table-cell table:formula="of:=[.D62]/1024 * 5" office:value-type="float" office:value="2.05078125" calcext:value-type="float">
            <text:p>2.05078125</text:p>
          </table:table-cell>
          <table:table-cell table:formula="of:=[.E62]/255 * 5" office:value-type="float" office:value="2.50980392156863" calcext:value-type="float">
            <text:p>2.5098039216</text:p>
          </table:table-cell>
          <table:table-cell office:value-type="float" office:value="420" calcext:value-type="float">
            <text:p>42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4744" calcext:value-type="float">
            <text:p>104744</text:p>
          </table:table-cell>
          <table:table-cell table:formula="of:=[.D63]/1024 * 5" office:value-type="float" office:value="2.0556640625" calcext:value-type="float">
            <text:p>2.0556640625</text:p>
          </table:table-cell>
          <table:table-cell table:formula="of:=[.E63]/255 * 5" office:value-type="float" office:value="2.50980392156863" calcext:value-type="float">
            <text:p>2.5098039216</text:p>
          </table:table-cell>
          <table:table-cell office:value-type="float" office:value="421" calcext:value-type="float">
            <text:p>42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512" calcext:value-type="float">
            <text:p>106512</text:p>
          </table:table-cell>
          <table:table-cell table:formula="of:=[.D64]/1024 * 5" office:value-type="float" office:value="2.0703125" calcext:value-type="float">
            <text:p>2.0703125</text:p>
          </table:table-cell>
          <table:table-cell table:formula="of:=[.E64]/255 * 5" office:value-type="float" office:value="2.50980392156863" calcext:value-type="float">
            <text:p>2.5098039216</text:p>
          </table:table-cell>
          <table:table-cell office:value-type="float" office:value="424" calcext:value-type="float">
            <text:p>42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8280" calcext:value-type="float">
            <text:p>108280</text:p>
          </table:table-cell>
          <table:table-cell table:formula="of:=[.D65]/1024 * 5" office:value-type="float" office:value="2.0703125" calcext:value-type="float">
            <text:p>2.0703125</text:p>
          </table:table-cell>
          <table:table-cell table:formula="of:=[.E65]/255 * 5" office:value-type="float" office:value="2.50980392156863" calcext:value-type="float">
            <text:p>2.5098039216</text:p>
          </table:table-cell>
          <table:table-cell office:value-type="float" office:value="424" calcext:value-type="float">
            <text:p>42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0056" calcext:value-type="float">
            <text:p>110056</text:p>
          </table:table-cell>
          <table:table-cell table:formula="of:=[.D66]/1024 * 5" office:value-type="float" office:value="2.0751953125" calcext:value-type="float">
            <text:p>2.0751953125</text:p>
          </table:table-cell>
          <table:table-cell table:formula="of:=[.E66]/255 * 5" office:value-type="float" office:value="2.50980392156863" calcext:value-type="float">
            <text:p>2.5098039216</text:p>
          </table:table-cell>
          <table:table-cell office:value-type="float" office:value="425" calcext:value-type="float">
            <text:p>42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832" calcext:value-type="float">
            <text:p>111832</text:p>
          </table:table-cell>
          <table:table-cell table:formula="of:=[.D67]/1024 * 5" office:value-type="float" office:value="2.080078125" calcext:value-type="float">
            <text:p>2.080078125</text:p>
          </table:table-cell>
          <table:table-cell table:formula="of:=[.E67]/255 * 5" office:value-type="float" office:value="2.50980392156863" calcext:value-type="float">
            <text:p>2.5098039216</text:p>
          </table:table-cell>
          <table:table-cell office:value-type="float" office:value="426" calcext:value-type="float">
            <text:p>42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3600" calcext:value-type="float">
            <text:p>113600</text:p>
          </table:table-cell>
          <table:table-cell table:formula="of:=[.D68]/1024 * 5" office:value-type="float" office:value="2.0751953125" calcext:value-type="float">
            <text:p>2.0751953125</text:p>
          </table:table-cell>
          <table:table-cell table:formula="of:=[.E68]/255 * 5" office:value-type="float" office:value="2.50980392156863" calcext:value-type="float">
            <text:p>2.5098039216</text:p>
          </table:table-cell>
          <table:table-cell office:value-type="float" office:value="425" calcext:value-type="float">
            <text:p>42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5376" calcext:value-type="float">
            <text:p>115376</text:p>
          </table:table-cell>
          <table:table-cell table:formula="of:=[.D69]/1024 * 5" office:value-type="float" office:value="2.0849609375" calcext:value-type="float">
            <text:p>2.0849609375</text:p>
          </table:table-cell>
          <table:table-cell table:formula="of:=[.E69]/255 * 5" office:value-type="float" office:value="2.50980392156863" calcext:value-type="float">
            <text:p>2.5098039216</text:p>
          </table:table-cell>
          <table:table-cell office:value-type="float" office:value="427" calcext:value-type="float">
            <text:p>42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7152" calcext:value-type="float">
            <text:p>117152</text:p>
          </table:table-cell>
          <table:table-cell table:formula="of:=[.D70]/1024 * 5" office:value-type="float" office:value="2.08984375" calcext:value-type="float">
            <text:p>2.08984375</text:p>
          </table:table-cell>
          <table:table-cell table:formula="of:=[.E70]/255 * 5" office:value-type="float" office:value="2.50980392156863" calcext:value-type="float">
            <text:p>2.5098039216</text:p>
          </table:table-cell>
          <table:table-cell office:value-type="float" office:value="428" calcext:value-type="float">
            <text:p>42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8928" calcext:value-type="float">
            <text:p>118928</text:p>
          </table:table-cell>
          <table:table-cell table:formula="of:=[.D71]/1024 * 5" office:value-type="float" office:value="2.0947265625" calcext:value-type="float">
            <text:p>2.0947265625</text:p>
          </table:table-cell>
          <table:table-cell table:formula="of:=[.E71]/255 * 5" office:value-type="float" office:value="2.50980392156863" calcext:value-type="float">
            <text:p>2.5098039216</text:p>
          </table:table-cell>
          <table:table-cell office:value-type="float" office:value="429" calcext:value-type="float">
            <text:p>42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0696" calcext:value-type="float">
            <text:p>120696</text:p>
          </table:table-cell>
          <table:table-cell table:formula="of:=[.D72]/1024 * 5" office:value-type="float" office:value="2.1044921875" calcext:value-type="float">
            <text:p>2.1044921875</text:p>
          </table:table-cell>
          <table:table-cell table:formula="of:=[.E72]/255 * 5" office:value-type="float" office:value="2.50980392156863" calcext:value-type="float">
            <text:p>2.5098039216</text:p>
          </table:table-cell>
          <table:table-cell office:value-type="float" office:value="431" calcext:value-type="float">
            <text:p>43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472" calcext:value-type="float">
            <text:p>122472</text:p>
          </table:table-cell>
          <table:table-cell table:formula="of:=[.D73]/1024 * 5" office:value-type="float" office:value="2.1044921875" calcext:value-type="float">
            <text:p>2.1044921875</text:p>
          </table:table-cell>
          <table:table-cell table:formula="of:=[.E73]/255 * 5" office:value-type="float" office:value="2.50980392156863" calcext:value-type="float">
            <text:p>2.5098039216</text:p>
          </table:table-cell>
          <table:table-cell office:value-type="float" office:value="431" calcext:value-type="float">
            <text:p>43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4248" calcext:value-type="float">
            <text:p>124248</text:p>
          </table:table-cell>
          <table:table-cell table:formula="of:=[.D74]/1024 * 5" office:value-type="float" office:value="2.109375" calcext:value-type="float">
            <text:p>2.109375</text:p>
          </table:table-cell>
          <table:table-cell table:formula="of:=[.E74]/255 * 5" office:value-type="float" office:value="2.50980392156863" calcext:value-type="float">
            <text:p>2.5098039216</text:p>
          </table:table-cell>
          <table:table-cell office:value-type="float" office:value="432" calcext:value-type="float">
            <text:p>43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6016" calcext:value-type="float">
            <text:p>126016</text:p>
          </table:table-cell>
          <table:table-cell table:formula="of:=[.D75]/1024 * 5" office:value-type="float" office:value="2.099609375" calcext:value-type="float">
            <text:p>2.099609375</text:p>
          </table:table-cell>
          <table:table-cell table:formula="of:=[.E75]/255 * 5" office:value-type="float" office:value="2.50980392156863" calcext:value-type="float">
            <text:p>2.5098039216</text:p>
          </table:table-cell>
          <table:table-cell office:value-type="float" office:value="430" calcext:value-type="float">
            <text:p>43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7784" calcext:value-type="float">
            <text:p>127784</text:p>
          </table:table-cell>
          <table:table-cell table:formula="of:=[.D76]/1024 * 5" office:value-type="float" office:value="2.109375" calcext:value-type="float">
            <text:p>2.109375</text:p>
          </table:table-cell>
          <table:table-cell table:formula="of:=[.E76]/255 * 5" office:value-type="float" office:value="2.50980392156863" calcext:value-type="float">
            <text:p>2.5098039216</text:p>
          </table:table-cell>
          <table:table-cell office:value-type="float" office:value="432" calcext:value-type="float">
            <text:p>43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560" calcext:value-type="float">
            <text:p>129560</text:p>
          </table:table-cell>
          <table:table-cell table:formula="of:=[.D77]/1024 * 5" office:value-type="float" office:value="2.109375" calcext:value-type="float">
            <text:p>2.109375</text:p>
          </table:table-cell>
          <table:table-cell table:formula="of:=[.E77]/255 * 5" office:value-type="float" office:value="2.50980392156863" calcext:value-type="float">
            <text:p>2.5098039216</text:p>
          </table:table-cell>
          <table:table-cell office:value-type="float" office:value="432" calcext:value-type="float">
            <text:p>43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1336" calcext:value-type="float">
            <text:p>131336</text:p>
          </table:table-cell>
          <table:table-cell table:formula="of:=[.D78]/1024 * 5" office:value-type="float" office:value="2.1142578125" calcext:value-type="float">
            <text:p>2.1142578125</text:p>
          </table:table-cell>
          <table:table-cell table:formula="of:=[.E78]/255 * 5" office:value-type="float" office:value="2.50980392156863" calcext:value-type="float">
            <text:p>2.5098039216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104" calcext:value-type="float">
            <text:p>133104</text:p>
          </table:table-cell>
          <table:table-cell table:formula="of:=[.D79]/1024 * 5" office:value-type="float" office:value="2.1240234375" calcext:value-type="float">
            <text:p>2.1240234375</text:p>
          </table:table-cell>
          <table:table-cell table:formula="of:=[.E79]/255 * 5" office:value-type="float" office:value="2.50980392156863" calcext:value-type="float">
            <text:p>2.5098039216</text:p>
          </table:table-cell>
          <table:table-cell office:value-type="float" office:value="435" calcext:value-type="float">
            <text:p>43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4880" calcext:value-type="float">
            <text:p>134880</text:p>
          </table:table-cell>
          <table:table-cell table:formula="of:=[.D80]/1024 * 5" office:value-type="float" office:value="2.12890625" calcext:value-type="float">
            <text:p>2.12890625</text:p>
          </table:table-cell>
          <table:table-cell table:formula="of:=[.E80]/255 * 5" office:value-type="float" office:value="2.50980392156863" calcext:value-type="float">
            <text:p>2.5098039216</text:p>
          </table:table-cell>
          <table:table-cell office:value-type="float" office:value="436" calcext:value-type="float">
            <text:p>43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656" calcext:value-type="float">
            <text:p>136656</text:p>
          </table:table-cell>
          <table:table-cell table:formula="of:=[.D81]/1024 * 5" office:value-type="float" office:value="2.12890625" calcext:value-type="float">
            <text:p>2.12890625</text:p>
          </table:table-cell>
          <table:table-cell table:formula="of:=[.E81]/255 * 5" office:value-type="float" office:value="2.50980392156863" calcext:value-type="float">
            <text:p>2.5098039216</text:p>
          </table:table-cell>
          <table:table-cell office:value-type="float" office:value="436" calcext:value-type="float">
            <text:p>43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432" calcext:value-type="float">
            <text:p>138432</text:p>
          </table:table-cell>
          <table:table-cell table:formula="of:=[.D82]/1024 * 5" office:value-type="float" office:value="2.12890625" calcext:value-type="float">
            <text:p>2.12890625</text:p>
          </table:table-cell>
          <table:table-cell table:formula="of:=[.E82]/255 * 5" office:value-type="float" office:value="2.50980392156863" calcext:value-type="float">
            <text:p>2.5098039216</text:p>
          </table:table-cell>
          <table:table-cell office:value-type="float" office:value="436" calcext:value-type="float">
            <text:p>43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0200" calcext:value-type="float">
            <text:p>140200</text:p>
          </table:table-cell>
          <table:table-cell table:formula="of:=[.D83]/1024 * 5" office:value-type="float" office:value="2.1240234375" calcext:value-type="float">
            <text:p>2.1240234375</text:p>
          </table:table-cell>
          <table:table-cell table:formula="of:=[.E83]/255 * 5" office:value-type="float" office:value="2.50980392156863" calcext:value-type="float">
            <text:p>2.5098039216</text:p>
          </table:table-cell>
          <table:table-cell office:value-type="float" office:value="435" calcext:value-type="float">
            <text:p>43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1976" calcext:value-type="float">
            <text:p>141976</text:p>
          </table:table-cell>
          <table:table-cell table:formula="of:=[.D84]/1024 * 5" office:value-type="float" office:value="2.12890625" calcext:value-type="float">
            <text:p>2.12890625</text:p>
          </table:table-cell>
          <table:table-cell table:formula="of:=[.E84]/255 * 5" office:value-type="float" office:value="2.50980392156863" calcext:value-type="float">
            <text:p>2.5098039216</text:p>
          </table:table-cell>
          <table:table-cell office:value-type="float" office:value="436" calcext:value-type="float">
            <text:p>43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3752" calcext:value-type="float">
            <text:p>143752</text:p>
          </table:table-cell>
          <table:table-cell table:formula="of:=[.D85]/1024 * 5" office:value-type="float" office:value="2.1337890625" calcext:value-type="float">
            <text:p>2.1337890625</text:p>
          </table:table-cell>
          <table:table-cell table:formula="of:=[.E85]/255 * 5" office:value-type="float" office:value="2.50980392156863" calcext:value-type="float">
            <text:p>2.5098039216</text:p>
          </table:table-cell>
          <table:table-cell office:value-type="float" office:value="437" calcext:value-type="float">
            <text:p>43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5528" calcext:value-type="float">
            <text:p>145528</text:p>
          </table:table-cell>
          <table:table-cell table:formula="of:=[.D86]/1024 * 5" office:value-type="float" office:value="2.1337890625" calcext:value-type="float">
            <text:p>2.1337890625</text:p>
          </table:table-cell>
          <table:table-cell table:formula="of:=[.E86]/255 * 5" office:value-type="float" office:value="2.50980392156863" calcext:value-type="float">
            <text:p>2.5098039216</text:p>
          </table:table-cell>
          <table:table-cell office:value-type="float" office:value="437" calcext:value-type="float">
            <text:p>43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7296" calcext:value-type="float">
            <text:p>147296</text:p>
          </table:table-cell>
          <table:table-cell table:formula="of:=[.D87]/1024 * 5" office:value-type="float" office:value="2.1435546875" calcext:value-type="float">
            <text:p>2.1435546875</text:p>
          </table:table-cell>
          <table:table-cell table:formula="of:=[.E87]/255 * 5" office:value-type="float" office:value="2.50980392156863" calcext:value-type="float">
            <text:p>2.5098039216</text:p>
          </table:table-cell>
          <table:table-cell office:value-type="float" office:value="439" calcext:value-type="float">
            <text:p>43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9072" calcext:value-type="float">
            <text:p>149072</text:p>
          </table:table-cell>
          <table:table-cell table:formula="of:=[.D88]/1024 * 5" office:value-type="float" office:value="2.1435546875" calcext:value-type="float">
            <text:p>2.1435546875</text:p>
          </table:table-cell>
          <table:table-cell table:formula="of:=[.E88]/255 * 5" office:value-type="float" office:value="2.50980392156863" calcext:value-type="float">
            <text:p>2.5098039216</text:p>
          </table:table-cell>
          <table:table-cell office:value-type="float" office:value="439" calcext:value-type="float">
            <text:p>43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848" calcext:value-type="float">
            <text:p>150848</text:p>
          </table:table-cell>
          <table:table-cell table:formula="of:=[.D89]/1024 * 5" office:value-type="float" office:value="2.1435546875" calcext:value-type="float">
            <text:p>2.1435546875</text:p>
          </table:table-cell>
          <table:table-cell table:formula="of:=[.E89]/255 * 5" office:value-type="float" office:value="2.50980392156863" calcext:value-type="float">
            <text:p>2.5098039216</text:p>
          </table:table-cell>
          <table:table-cell office:value-type="float" office:value="439" calcext:value-type="float">
            <text:p>43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2616" calcext:value-type="float">
            <text:p>152616</text:p>
          </table:table-cell>
          <table:table-cell table:formula="of:=[.D90]/1024 * 5" office:value-type="float" office:value="2.1484375" calcext:value-type="float">
            <text:p>2.1484375</text:p>
          </table:table-cell>
          <table:table-cell table:formula="of:=[.E90]/255 * 5" office:value-type="float" office:value="2.50980392156863" calcext:value-type="float">
            <text:p>2.5098039216</text:p>
          </table:table-cell>
          <table:table-cell office:value-type="float" office:value="440" calcext:value-type="float">
            <text:p>44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4384" calcext:value-type="float">
            <text:p>154384</text:p>
          </table:table-cell>
          <table:table-cell table:formula="of:=[.D91]/1024 * 5" office:value-type="float" office:value="2.1435546875" calcext:value-type="float">
            <text:p>2.1435546875</text:p>
          </table:table-cell>
          <table:table-cell table:formula="of:=[.E91]/255 * 5" office:value-type="float" office:value="2.50980392156863" calcext:value-type="float">
            <text:p>2.5098039216</text:p>
          </table:table-cell>
          <table:table-cell office:value-type="float" office:value="439" calcext:value-type="float">
            <text:p>43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6160" calcext:value-type="float">
            <text:p>156160</text:p>
          </table:table-cell>
          <table:table-cell table:formula="of:=[.D92]/1024 * 5" office:value-type="float" office:value="2.1435546875" calcext:value-type="float">
            <text:p>2.1435546875</text:p>
          </table:table-cell>
          <table:table-cell table:formula="of:=[.E92]/255 * 5" office:value-type="float" office:value="2.50980392156863" calcext:value-type="float">
            <text:p>2.5098039216</text:p>
          </table:table-cell>
          <table:table-cell office:value-type="float" office:value="439" calcext:value-type="float">
            <text:p>43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7936" calcext:value-type="float">
            <text:p>157936</text:p>
          </table:table-cell>
          <table:table-cell table:formula="of:=[.D93]/1024 * 5" office:value-type="float" office:value="2.1484375" calcext:value-type="float">
            <text:p>2.1484375</text:p>
          </table:table-cell>
          <table:table-cell table:formula="of:=[.E93]/255 * 5" office:value-type="float" office:value="2.50980392156863" calcext:value-type="float">
            <text:p>2.5098039216</text:p>
          </table:table-cell>
          <table:table-cell office:value-type="float" office:value="440" calcext:value-type="float">
            <text:p>44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9704" calcext:value-type="float">
            <text:p>159704</text:p>
          </table:table-cell>
          <table:table-cell table:formula="of:=[.D94]/1024 * 5" office:value-type="float" office:value="2.158203125" calcext:value-type="float">
            <text:p>2.158203125</text:p>
          </table:table-cell>
          <table:table-cell table:formula="of:=[.E94]/255 * 5" office:value-type="float" office:value="2.50980392156863" calcext:value-type="float">
            <text:p>2.5098039216</text:p>
          </table:table-cell>
          <table:table-cell office:value-type="float" office:value="442" calcext:value-type="float">
            <text:p>44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480" calcext:value-type="float">
            <text:p>161480</text:p>
          </table:table-cell>
          <table:table-cell table:formula="of:=[.D95]/1024 * 5" office:value-type="float" office:value="2.158203125" calcext:value-type="float">
            <text:p>2.158203125</text:p>
          </table:table-cell>
          <table:table-cell table:formula="of:=[.E95]/255 * 5" office:value-type="float" office:value="2.50980392156863" calcext:value-type="float">
            <text:p>2.5098039216</text:p>
          </table:table-cell>
          <table:table-cell office:value-type="float" office:value="442" calcext:value-type="float">
            <text:p>44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3256" calcext:value-type="float">
            <text:p>163256</text:p>
          </table:table-cell>
          <table:table-cell table:formula="of:=[.D96]/1024 * 5" office:value-type="float" office:value="2.158203125" calcext:value-type="float">
            <text:p>2.158203125</text:p>
          </table:table-cell>
          <table:table-cell table:formula="of:=[.E96]/255 * 5" office:value-type="float" office:value="2.50980392156863" calcext:value-type="float">
            <text:p>2.5098039216</text:p>
          </table:table-cell>
          <table:table-cell office:value-type="float" office:value="442" calcext:value-type="float">
            <text:p>44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5032" calcext:value-type="float">
            <text:p>165032</text:p>
          </table:table-cell>
          <table:table-cell table:formula="of:=[.D97]/1024 * 5" office:value-type="float" office:value="2.158203125" calcext:value-type="float">
            <text:p>2.158203125</text:p>
          </table:table-cell>
          <table:table-cell table:formula="of:=[.E97]/255 * 5" office:value-type="float" office:value="2.50980392156863" calcext:value-type="float">
            <text:p>2.5098039216</text:p>
          </table:table-cell>
          <table:table-cell office:value-type="float" office:value="442" calcext:value-type="float">
            <text:p>44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6800" calcext:value-type="float">
            <text:p>166800</text:p>
          </table:table-cell>
          <table:table-cell table:formula="of:=[.D98]/1024 * 5" office:value-type="float" office:value="2.1533203125" calcext:value-type="float">
            <text:p>2.1533203125</text:p>
          </table:table-cell>
          <table:table-cell table:formula="of:=[.E98]/255 * 5" office:value-type="float" office:value="2.50980392156863" calcext:value-type="float">
            <text:p>2.5098039216</text:p>
          </table:table-cell>
          <table:table-cell office:value-type="float" office:value="441" calcext:value-type="float">
            <text:p>44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8576" calcext:value-type="float">
            <text:p>168576</text:p>
          </table:table-cell>
          <table:table-cell table:formula="of:=[.D99]/1024 * 5" office:value-type="float" office:value="2.158203125" calcext:value-type="float">
            <text:p>2.158203125</text:p>
          </table:table-cell>
          <table:table-cell table:formula="of:=[.E99]/255 * 5" office:value-type="float" office:value="2.50980392156863" calcext:value-type="float">
            <text:p>2.5098039216</text:p>
          </table:table-cell>
          <table:table-cell office:value-type="float" office:value="442" calcext:value-type="float">
            <text:p>44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0352" calcext:value-type="float">
            <text:p>170352</text:p>
          </table:table-cell>
          <table:table-cell table:formula="of:=[.D100]/1024 * 5" office:value-type="float" office:value="2.158203125" calcext:value-type="float">
            <text:p>2.158203125</text:p>
          </table:table-cell>
          <table:table-cell table:formula="of:=[.E100]/255 * 5" office:value-type="float" office:value="2.50980392156863" calcext:value-type="float">
            <text:p>2.5098039216</text:p>
          </table:table-cell>
          <table:table-cell office:value-type="float" office:value="442" calcext:value-type="float">
            <text:p>44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2120" calcext:value-type="float">
            <text:p>172120</text:p>
          </table:table-cell>
          <table:table-cell table:formula="of:=[.D101]/1024 * 5" office:value-type="float" office:value="2.1630859375" calcext:value-type="float">
            <text:p>2.1630859375</text:p>
          </table:table-cell>
          <table:table-cell table:formula="of:=[.E101]/255 * 5" office:value-type="float" office:value="2.50980392156863" calcext:value-type="float">
            <text:p>2.5098039216</text:p>
          </table:table-cell>
          <table:table-cell office:value-type="float" office:value="443" calcext:value-type="float">
            <text:p>44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3888" calcext:value-type="float">
            <text:p>173888</text:p>
          </table:table-cell>
          <table:table-cell table:formula="of:=[.D102]/1024 * 5" office:value-type="float" office:value="2.16796875" calcext:value-type="float">
            <text:p>2.16796875</text:p>
          </table:table-cell>
          <table:table-cell table:formula="of:=[.E102]/255 * 5" office:value-type="float" office:value="2.50980392156863" calcext:value-type="float">
            <text:p>2.5098039216</text:p>
          </table:table-cell>
          <table:table-cell office:value-type="float" office:value="444" calcext:value-type="float">
            <text:p>44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5664" calcext:value-type="float">
            <text:p>175664</text:p>
          </table:table-cell>
          <table:table-cell table:formula="of:=[.D103]/1024 * 5" office:value-type="float" office:value="2.16796875" calcext:value-type="float">
            <text:p>2.16796875</text:p>
          </table:table-cell>
          <table:table-cell table:formula="of:=[.E103]/255 * 5" office:value-type="float" office:value="2.50980392156863" calcext:value-type="float">
            <text:p>2.5098039216</text:p>
          </table:table-cell>
          <table:table-cell office:value-type="float" office:value="444" calcext:value-type="float">
            <text:p>44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7440" calcext:value-type="float">
            <text:p>177440</text:p>
          </table:table-cell>
          <table:table-cell table:formula="of:=[.D104]/1024 * 5" office:value-type="float" office:value="2.1728515625" calcext:value-type="float">
            <text:p>2.1728515625</text:p>
          </table:table-cell>
          <table:table-cell table:formula="of:=[.E104]/255 * 5" office:value-type="float" office:value="2.50980392156863" calcext:value-type="float">
            <text:p>2.5098039216</text:p>
          </table:table-cell>
          <table:table-cell office:value-type="float" office:value="445" calcext:value-type="float">
            <text:p>44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9208" calcext:value-type="float">
            <text:p>179208</text:p>
          </table:table-cell>
          <table:table-cell table:formula="of:=[.D105]/1024 * 5" office:value-type="float" office:value="2.1728515625" calcext:value-type="float">
            <text:p>2.1728515625</text:p>
          </table:table-cell>
          <table:table-cell table:formula="of:=[.E105]/255 * 5" office:value-type="float" office:value="2.50980392156863" calcext:value-type="float">
            <text:p>2.5098039216</text:p>
          </table:table-cell>
          <table:table-cell office:value-type="float" office:value="445" calcext:value-type="float">
            <text:p>44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80976" calcext:value-type="float">
            <text:p>180976</text:p>
          </table:table-cell>
          <table:table-cell table:formula="of:=[.D106]/1024 * 5" office:value-type="float" office:value="2.1630859375" calcext:value-type="float">
            <text:p>2.1630859375</text:p>
          </table:table-cell>
          <table:table-cell table:formula="of:=[.E106]/255 * 5" office:value-type="float" office:value="2.50980392156863" calcext:value-type="float">
            <text:p>2.5098039216</text:p>
          </table:table-cell>
          <table:table-cell office:value-type="float" office:value="443" calcext:value-type="float">
            <text:p>44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82752" calcext:value-type="float">
            <text:p>182752</text:p>
          </table:table-cell>
          <table:table-cell table:formula="of:=[.D107]/1024 * 5" office:value-type="float" office:value="2.16796875" calcext:value-type="float">
            <text:p>2.16796875</text:p>
          </table:table-cell>
          <table:table-cell table:formula="of:=[.E107]/255 * 5" office:value-type="float" office:value="2.50980392156863" calcext:value-type="float">
            <text:p>2.5098039216</text:p>
          </table:table-cell>
          <table:table-cell office:value-type="float" office:value="444" calcext:value-type="float">
            <text:p>44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84528" calcext:value-type="float">
            <text:p>184528</text:p>
          </table:table-cell>
          <table:table-cell table:formula="of:=[.D108]/1024 * 5" office:value-type="float" office:value="2.1728515625" calcext:value-type="float">
            <text:p>2.1728515625</text:p>
          </table:table-cell>
          <table:table-cell table:formula="of:=[.E108]/255 * 5" office:value-type="float" office:value="2.50980392156863" calcext:value-type="float">
            <text:p>2.5098039216</text:p>
          </table:table-cell>
          <table:table-cell office:value-type="float" office:value="445" calcext:value-type="float">
            <text:p>44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86296" calcext:value-type="float">
            <text:p>186296</text:p>
          </table:table-cell>
          <table:table-cell table:formula="of:=[.D109]/1024 * 5" office:value-type="float" office:value="2.1728515625" calcext:value-type="float">
            <text:p>2.1728515625</text:p>
          </table:table-cell>
          <table:table-cell table:formula="of:=[.E109]/255 * 5" office:value-type="float" office:value="2.50980392156863" calcext:value-type="float">
            <text:p>2.5098039216</text:p>
          </table:table-cell>
          <table:table-cell office:value-type="float" office:value="445" calcext:value-type="float">
            <text:p>44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88072" calcext:value-type="float">
            <text:p>188072</text:p>
          </table:table-cell>
          <table:table-cell table:formula="of:=[.D110]/1024 * 5" office:value-type="float" office:value="2.1826171875" calcext:value-type="float">
            <text:p>2.1826171875</text:p>
          </table:table-cell>
          <table:table-cell table:formula="of:=[.E110]/255 * 5" office:value-type="float" office:value="2.50980392156863" calcext:value-type="float">
            <text:p>2.5098039216</text:p>
          </table:table-cell>
          <table:table-cell office:value-type="float" office:value="447" calcext:value-type="float">
            <text:p>44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89848" calcext:value-type="float">
            <text:p>189848</text:p>
          </table:table-cell>
          <table:table-cell table:formula="of:=[.D111]/1024 * 5" office:value-type="float" office:value="2.177734375" calcext:value-type="float">
            <text:p>2.177734375</text:p>
          </table:table-cell>
          <table:table-cell table:formula="of:=[.E111]/255 * 5" office:value-type="float" office:value="2.50980392156863" calcext:value-type="float">
            <text:p>2.5098039216</text:p>
          </table:table-cell>
          <table:table-cell office:value-type="float" office:value="446" calcext:value-type="float">
            <text:p>44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91624" calcext:value-type="float">
            <text:p>191624</text:p>
          </table:table-cell>
          <table:table-cell table:formula="of:=[.D112]/1024 * 5" office:value-type="float" office:value="2.177734375" calcext:value-type="float">
            <text:p>2.177734375</text:p>
          </table:table-cell>
          <table:table-cell table:formula="of:=[.E112]/255 * 5" office:value-type="float" office:value="2.50980392156863" calcext:value-type="float">
            <text:p>2.5098039216</text:p>
          </table:table-cell>
          <table:table-cell office:value-type="float" office:value="446" calcext:value-type="float">
            <text:p>44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93392" calcext:value-type="float">
            <text:p>193392</text:p>
          </table:table-cell>
          <table:table-cell table:formula="of:=[.D113]/1024 * 5" office:value-type="float" office:value="2.177734375" calcext:value-type="float">
            <text:p>2.177734375</text:p>
          </table:table-cell>
          <table:table-cell table:formula="of:=[.E113]/255 * 5" office:value-type="float" office:value="2.50980392156863" calcext:value-type="float">
            <text:p>2.5098039216</text:p>
          </table:table-cell>
          <table:table-cell office:value-type="float" office:value="446" calcext:value-type="float">
            <text:p>44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95168" calcext:value-type="float">
            <text:p>195168</text:p>
          </table:table-cell>
          <table:table-cell table:formula="of:=[.D114]/1024 * 5" office:value-type="float" office:value="2.177734375" calcext:value-type="float">
            <text:p>2.177734375</text:p>
          </table:table-cell>
          <table:table-cell table:formula="of:=[.E114]/255 * 5" office:value-type="float" office:value="2.50980392156863" calcext:value-type="float">
            <text:p>2.5098039216</text:p>
          </table:table-cell>
          <table:table-cell office:value-type="float" office:value="446" calcext:value-type="float">
            <text:p>44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96944" calcext:value-type="float">
            <text:p>196944</text:p>
          </table:table-cell>
          <table:table-cell table:formula="of:=[.D115]/1024 * 5" office:value-type="float" office:value="2.177734375" calcext:value-type="float">
            <text:p>2.177734375</text:p>
          </table:table-cell>
          <table:table-cell table:formula="of:=[.E115]/255 * 5" office:value-type="float" office:value="2.50980392156863" calcext:value-type="float">
            <text:p>2.5098039216</text:p>
          </table:table-cell>
          <table:table-cell office:value-type="float" office:value="446" calcext:value-type="float">
            <text:p>44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98712" calcext:value-type="float">
            <text:p>198712</text:p>
          </table:table-cell>
          <table:table-cell table:formula="of:=[.D116]/1024 * 5" office:value-type="float" office:value="2.177734375" calcext:value-type="float">
            <text:p>2.177734375</text:p>
          </table:table-cell>
          <table:table-cell table:formula="of:=[.E116]/255 * 5" office:value-type="float" office:value="2.50980392156863" calcext:value-type="float">
            <text:p>2.5098039216</text:p>
          </table:table-cell>
          <table:table-cell office:value-type="float" office:value="446" calcext:value-type="float">
            <text:p>44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00480" calcext:value-type="float">
            <text:p>200480</text:p>
          </table:table-cell>
          <table:table-cell table:formula="of:=[.D117]/1024 * 5" office:value-type="float" office:value="2.1875" calcext:value-type="float">
            <text:p>2.1875</text:p>
          </table:table-cell>
          <table:table-cell table:formula="of:=[.E117]/255 * 5" office:value-type="float" office:value="2.50980392156863" calcext:value-type="float">
            <text:p>2.5098039216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02256" calcext:value-type="float">
            <text:p>202256</text:p>
          </table:table-cell>
          <table:table-cell table:formula="of:=[.D118]/1024 * 5" office:value-type="float" office:value="2.1875" calcext:value-type="float">
            <text:p>2.1875</text:p>
          </table:table-cell>
          <table:table-cell table:formula="of:=[.E118]/255 * 5" office:value-type="float" office:value="2.50980392156863" calcext:value-type="float">
            <text:p>2.5098039216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04032" calcext:value-type="float">
            <text:p>204032</text:p>
          </table:table-cell>
          <table:table-cell table:formula="of:=[.D119]/1024 * 5" office:value-type="float" office:value="2.1875" calcext:value-type="float">
            <text:p>2.1875</text:p>
          </table:table-cell>
          <table:table-cell table:formula="of:=[.E119]/255 * 5" office:value-type="float" office:value="2.50980392156863" calcext:value-type="float">
            <text:p>2.5098039216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05800" calcext:value-type="float">
            <text:p>205800</text:p>
          </table:table-cell>
          <table:table-cell table:formula="of:=[.D120]/1024 * 5" office:value-type="float" office:value="2.1875" calcext:value-type="float">
            <text:p>2.1875</text:p>
          </table:table-cell>
          <table:table-cell table:formula="of:=[.E120]/255 * 5" office:value-type="float" office:value="2.50980392156863" calcext:value-type="float">
            <text:p>2.5098039216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07576" calcext:value-type="float">
            <text:p>207576</text:p>
          </table:table-cell>
          <table:table-cell table:formula="of:=[.D121]/1024 * 5" office:value-type="float" office:value="2.1826171875" calcext:value-type="float">
            <text:p>2.1826171875</text:p>
          </table:table-cell>
          <table:table-cell table:formula="of:=[.E121]/255 * 5" office:value-type="float" office:value="2.50980392156863" calcext:value-type="float">
            <text:p>2.5098039216</text:p>
          </table:table-cell>
          <table:table-cell office:value-type="float" office:value="447" calcext:value-type="float">
            <text:p>44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09352" calcext:value-type="float">
            <text:p>209352</text:p>
          </table:table-cell>
          <table:table-cell table:formula="of:=[.D122]/1024 * 5" office:value-type="float" office:value="2.1826171875" calcext:value-type="float">
            <text:p>2.1826171875</text:p>
          </table:table-cell>
          <table:table-cell table:formula="of:=[.E122]/255 * 5" office:value-type="float" office:value="2.50980392156863" calcext:value-type="float">
            <text:p>2.5098039216</text:p>
          </table:table-cell>
          <table:table-cell office:value-type="float" office:value="447" calcext:value-type="float">
            <text:p>44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11128" calcext:value-type="float">
            <text:p>211128</text:p>
          </table:table-cell>
          <table:table-cell table:formula="of:=[.D123]/1024 * 5" office:value-type="float" office:value="2.1875" calcext:value-type="float">
            <text:p>2.1875</text:p>
          </table:table-cell>
          <table:table-cell table:formula="of:=[.E123]/255 * 5" office:value-type="float" office:value="2.50980392156863" calcext:value-type="float">
            <text:p>2.5098039216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12896" calcext:value-type="float">
            <text:p>212896</text:p>
          </table:table-cell>
          <table:table-cell table:formula="of:=[.D124]/1024 * 5" office:value-type="float" office:value="2.1875" calcext:value-type="float">
            <text:p>2.1875</text:p>
          </table:table-cell>
          <table:table-cell table:formula="of:=[.E124]/255 * 5" office:value-type="float" office:value="2.50980392156863" calcext:value-type="float">
            <text:p>2.5098039216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14672" calcext:value-type="float">
            <text:p>214672</text:p>
          </table:table-cell>
          <table:table-cell table:formula="of:=[.D125]/1024 * 5" office:value-type="float" office:value="2.197265625" calcext:value-type="float">
            <text:p>2.197265625</text:p>
          </table:table-cell>
          <table:table-cell table:formula="of:=[.E125]/255 * 5" office:value-type="float" office:value="2.50980392156863" calcext:value-type="float">
            <text:p>2.5098039216</text:p>
          </table:table-cell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16448" calcext:value-type="float">
            <text:p>216448</text:p>
          </table:table-cell>
          <table:table-cell table:formula="of:=[.D126]/1024 * 5" office:value-type="float" office:value="2.197265625" calcext:value-type="float">
            <text:p>2.197265625</text:p>
          </table:table-cell>
          <table:table-cell table:formula="of:=[.E126]/255 * 5" office:value-type="float" office:value="2.50980392156863" calcext:value-type="float">
            <text:p>2.5098039216</text:p>
          </table:table-cell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18216" calcext:value-type="float">
            <text:p>218216</text:p>
          </table:table-cell>
          <table:table-cell table:formula="of:=[.D127]/1024 * 5" office:value-type="float" office:value="2.197265625" calcext:value-type="float">
            <text:p>2.197265625</text:p>
          </table:table-cell>
          <table:table-cell table:formula="of:=[.E127]/255 * 5" office:value-type="float" office:value="2.50980392156863" calcext:value-type="float">
            <text:p>2.5098039216</text:p>
          </table:table-cell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19984" calcext:value-type="float">
            <text:p>219984</text:p>
          </table:table-cell>
          <table:table-cell table:formula="of:=[.D128]/1024 * 5" office:value-type="float" office:value="2.197265625" calcext:value-type="float">
            <text:p>2.197265625</text:p>
          </table:table-cell>
          <table:table-cell table:formula="of:=[.E128]/255 * 5" office:value-type="float" office:value="2.50980392156863" calcext:value-type="float">
            <text:p>2.5098039216</text:p>
          </table:table-cell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21760" calcext:value-type="float">
            <text:p>221760</text:p>
          </table:table-cell>
          <table:table-cell table:formula="of:=[.D129]/1024 * 5" office:value-type="float" office:value="2.1875" calcext:value-type="float">
            <text:p>2.1875</text:p>
          </table:table-cell>
          <table:table-cell table:formula="of:=[.E129]/255 * 5" office:value-type="float" office:value="2.50980392156863" calcext:value-type="float">
            <text:p>2.5098039216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23536" calcext:value-type="float">
            <text:p>223536</text:p>
          </table:table-cell>
          <table:table-cell table:formula="of:=[.D130]/1024 * 5" office:value-type="float" office:value="2.1923828125" calcext:value-type="float">
            <text:p>2.1923828125</text:p>
          </table:table-cell>
          <table:table-cell table:formula="of:=[.E130]/255 * 5" office:value-type="float" office:value="2.50980392156863" calcext:value-type="float">
            <text:p>2.5098039216</text:p>
          </table:table-cell>
          <table:table-cell office:value-type="float" office:value="449" calcext:value-type="float">
            <text:p>44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25304" calcext:value-type="float">
            <text:p>225304</text:p>
          </table:table-cell>
          <table:table-cell table:formula="of:=[.D131]/1024 * 5" office:value-type="float" office:value="2.1923828125" calcext:value-type="float">
            <text:p>2.1923828125</text:p>
          </table:table-cell>
          <table:table-cell table:formula="of:=[.E131]/255 * 5" office:value-type="float" office:value="2.50980392156863" calcext:value-type="float">
            <text:p>2.5098039216</text:p>
          </table:table-cell>
          <table:table-cell office:value-type="float" office:value="449" calcext:value-type="float">
            <text:p>44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27072" calcext:value-type="float">
            <text:p>227072</text:p>
          </table:table-cell>
          <table:table-cell table:formula="of:=[.D132]/1024 * 5" office:value-type="float" office:value="2.1923828125" calcext:value-type="float">
            <text:p>2.1923828125</text:p>
          </table:table-cell>
          <table:table-cell table:formula="of:=[.E132]/255 * 5" office:value-type="float" office:value="2.50980392156863" calcext:value-type="float">
            <text:p>2.5098039216</text:p>
          </table:table-cell>
          <table:table-cell office:value-type="float" office:value="449" calcext:value-type="float">
            <text:p>44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28848" calcext:value-type="float">
            <text:p>228848</text:p>
          </table:table-cell>
          <table:table-cell table:formula="of:=[.D133]/1024 * 5" office:value-type="float" office:value="2.2021484375" calcext:value-type="float">
            <text:p>2.2021484375</text:p>
          </table:table-cell>
          <table:table-cell table:formula="of:=[.E133]/255 * 5" office:value-type="float" office:value="2.50980392156863" calcext:value-type="float">
            <text:p>2.5098039216</text:p>
          </table:table-cell>
          <table:table-cell office:value-type="float" office:value="451" calcext:value-type="float">
            <text:p>45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30624" calcext:value-type="float">
            <text:p>230624</text:p>
          </table:table-cell>
          <table:table-cell table:formula="of:=[.D134]/1024 * 5" office:value-type="float" office:value="2.2021484375" calcext:value-type="float">
            <text:p>2.2021484375</text:p>
          </table:table-cell>
          <table:table-cell table:formula="of:=[.E134]/255 * 5" office:value-type="float" office:value="2.50980392156863" calcext:value-type="float">
            <text:p>2.5098039216</text:p>
          </table:table-cell>
          <table:table-cell office:value-type="float" office:value="451" calcext:value-type="float">
            <text:p>45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32392" calcext:value-type="float">
            <text:p>232392</text:p>
          </table:table-cell>
          <table:table-cell table:formula="of:=[.D135]/1024 * 5" office:value-type="float" office:value="2.2021484375" calcext:value-type="float">
            <text:p>2.2021484375</text:p>
          </table:table-cell>
          <table:table-cell table:formula="of:=[.E135]/255 * 5" office:value-type="float" office:value="2.50980392156863" calcext:value-type="float">
            <text:p>2.5098039216</text:p>
          </table:table-cell>
          <table:table-cell office:value-type="float" office:value="451" calcext:value-type="float">
            <text:p>45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34168" calcext:value-type="float">
            <text:p>234168</text:p>
          </table:table-cell>
          <table:table-cell table:formula="of:=[.D136]/1024 * 5" office:value-type="float" office:value="2.1923828125" calcext:value-type="float">
            <text:p>2.1923828125</text:p>
          </table:table-cell>
          <table:table-cell table:formula="of:=[.E136]/255 * 5" office:value-type="float" office:value="2.50980392156863" calcext:value-type="float">
            <text:p>2.5098039216</text:p>
          </table:table-cell>
          <table:table-cell office:value-type="float" office:value="449" calcext:value-type="float">
            <text:p>44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35944" calcext:value-type="float">
            <text:p>235944</text:p>
          </table:table-cell>
          <table:table-cell table:formula="of:=[.D137]/1024 * 5" office:value-type="float" office:value="2.197265625" calcext:value-type="float">
            <text:p>2.197265625</text:p>
          </table:table-cell>
          <table:table-cell table:formula="of:=[.E137]/255 * 5" office:value-type="float" office:value="2.50980392156863" calcext:value-type="float">
            <text:p>2.5098039216</text:p>
          </table:table-cell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37720" calcext:value-type="float">
            <text:p>237720</text:p>
          </table:table-cell>
          <table:table-cell table:formula="of:=[.D138]/1024 * 5" office:value-type="float" office:value="2.197265625" calcext:value-type="float">
            <text:p>2.197265625</text:p>
          </table:table-cell>
          <table:table-cell table:formula="of:=[.E138]/255 * 5" office:value-type="float" office:value="2.50980392156863" calcext:value-type="float">
            <text:p>2.5098039216</text:p>
          </table:table-cell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39488" calcext:value-type="float">
            <text:p>239488</text:p>
          </table:table-cell>
          <table:table-cell table:formula="of:=[.D139]/1024 * 5" office:value-type="float" office:value="2.197265625" calcext:value-type="float">
            <text:p>2.197265625</text:p>
          </table:table-cell>
          <table:table-cell table:formula="of:=[.E139]/255 * 5" office:value-type="float" office:value="2.50980392156863" calcext:value-type="float">
            <text:p>2.5098039216</text:p>
          </table:table-cell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41264" calcext:value-type="float">
            <text:p>241264</text:p>
          </table:table-cell>
          <table:table-cell table:formula="of:=[.D140]/1024 * 5" office:value-type="float" office:value="2.20703125" calcext:value-type="float">
            <text:p>2.20703125</text:p>
          </table:table-cell>
          <table:table-cell table:formula="of:=[.E140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43040" calcext:value-type="float">
            <text:p>243040</text:p>
          </table:table-cell>
          <table:table-cell table:formula="of:=[.D141]/1024 * 5" office:value-type="float" office:value="2.20703125" calcext:value-type="float">
            <text:p>2.20703125</text:p>
          </table:table-cell>
          <table:table-cell table:formula="of:=[.E141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44808" calcext:value-type="float">
            <text:p>244808</text:p>
          </table:table-cell>
          <table:table-cell table:formula="of:=[.D142]/1024 * 5" office:value-type="float" office:value="2.20703125" calcext:value-type="float">
            <text:p>2.20703125</text:p>
          </table:table-cell>
          <table:table-cell table:formula="of:=[.E142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46576" calcext:value-type="float">
            <text:p>246576</text:p>
          </table:table-cell>
          <table:table-cell table:formula="of:=[.D143]/1024 * 5" office:value-type="float" office:value="2.20703125" calcext:value-type="float">
            <text:p>2.20703125</text:p>
          </table:table-cell>
          <table:table-cell table:formula="of:=[.E143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48352" calcext:value-type="float">
            <text:p>248352</text:p>
          </table:table-cell>
          <table:table-cell table:formula="of:=[.D144]/1024 * 5" office:value-type="float" office:value="2.197265625" calcext:value-type="float">
            <text:p>2.197265625</text:p>
          </table:table-cell>
          <table:table-cell table:formula="of:=[.E144]/255 * 5" office:value-type="float" office:value="2.50980392156863" calcext:value-type="float">
            <text:p>2.5098039216</text:p>
          </table:table-cell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0128" calcext:value-type="float">
            <text:p>250128</text:p>
          </table:table-cell>
          <table:table-cell table:formula="of:=[.D145]/1024 * 5" office:value-type="float" office:value="2.2021484375" calcext:value-type="float">
            <text:p>2.2021484375</text:p>
          </table:table-cell>
          <table:table-cell table:formula="of:=[.E145]/255 * 5" office:value-type="float" office:value="2.50980392156863" calcext:value-type="float">
            <text:p>2.5098039216</text:p>
          </table:table-cell>
          <table:table-cell office:value-type="float" office:value="451" calcext:value-type="float">
            <text:p>45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1896" calcext:value-type="float">
            <text:p>251896</text:p>
          </table:table-cell>
          <table:table-cell table:formula="of:=[.D146]/1024 * 5" office:value-type="float" office:value="2.2021484375" calcext:value-type="float">
            <text:p>2.2021484375</text:p>
          </table:table-cell>
          <table:table-cell table:formula="of:=[.E146]/255 * 5" office:value-type="float" office:value="2.50980392156863" calcext:value-type="float">
            <text:p>2.5098039216</text:p>
          </table:table-cell>
          <table:table-cell office:value-type="float" office:value="451" calcext:value-type="float">
            <text:p>45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3672" calcext:value-type="float">
            <text:p>253672</text:p>
          </table:table-cell>
          <table:table-cell table:formula="of:=[.D147]/1024 * 5" office:value-type="float" office:value="2.2021484375" calcext:value-type="float">
            <text:p>2.2021484375</text:p>
          </table:table-cell>
          <table:table-cell table:formula="of:=[.E147]/255 * 5" office:value-type="float" office:value="2.50980392156863" calcext:value-type="float">
            <text:p>2.5098039216</text:p>
          </table:table-cell>
          <table:table-cell office:value-type="float" office:value="451" calcext:value-type="float">
            <text:p>45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5448" calcext:value-type="float">
            <text:p>255448</text:p>
          </table:table-cell>
          <table:table-cell table:formula="of:=[.D148]/1024 * 5" office:value-type="float" office:value="2.2119140625" calcext:value-type="float">
            <text:p>2.2119140625</text:p>
          </table:table-cell>
          <table:table-cell table:formula="of:=[.E148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7224" calcext:value-type="float">
            <text:p>257224</text:p>
          </table:table-cell>
          <table:table-cell table:formula="of:=[.D149]/1024 * 5" office:value-type="float" office:value="2.2119140625" calcext:value-type="float">
            <text:p>2.2119140625</text:p>
          </table:table-cell>
          <table:table-cell table:formula="of:=[.E149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8992" calcext:value-type="float">
            <text:p>258992</text:p>
          </table:table-cell>
          <table:table-cell table:formula="of:=[.D150]/1024 * 5" office:value-type="float" office:value="2.20703125" calcext:value-type="float">
            <text:p>2.20703125</text:p>
          </table:table-cell>
          <table:table-cell table:formula="of:=[.E150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60768" calcext:value-type="float">
            <text:p>260768</text:p>
          </table:table-cell>
          <table:table-cell table:formula="of:=[.D151]/1024 * 5" office:value-type="float" office:value="2.2119140625" calcext:value-type="float">
            <text:p>2.2119140625</text:p>
          </table:table-cell>
          <table:table-cell table:formula="of:=[.E151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62544" calcext:value-type="float">
            <text:p>262544</text:p>
          </table:table-cell>
          <table:table-cell table:formula="of:=[.D152]/1024 * 5" office:value-type="float" office:value="2.2021484375" calcext:value-type="float">
            <text:p>2.2021484375</text:p>
          </table:table-cell>
          <table:table-cell table:formula="of:=[.E152]/255 * 5" office:value-type="float" office:value="2.50980392156863" calcext:value-type="float">
            <text:p>2.5098039216</text:p>
          </table:table-cell>
          <table:table-cell office:value-type="float" office:value="451" calcext:value-type="float">
            <text:p>45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64320" calcext:value-type="float">
            <text:p>264320</text:p>
          </table:table-cell>
          <table:table-cell table:formula="of:=[.D153]/1024 * 5" office:value-type="float" office:value="2.20703125" calcext:value-type="float">
            <text:p>2.20703125</text:p>
          </table:table-cell>
          <table:table-cell table:formula="of:=[.E153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66088" calcext:value-type="float">
            <text:p>266088</text:p>
          </table:table-cell>
          <table:table-cell table:formula="of:=[.D154]/1024 * 5" office:value-type="float" office:value="2.20703125" calcext:value-type="float">
            <text:p>2.20703125</text:p>
          </table:table-cell>
          <table:table-cell table:formula="of:=[.E154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67864" calcext:value-type="float">
            <text:p>267864</text:p>
          </table:table-cell>
          <table:table-cell table:formula="of:=[.D155]/1024 * 5" office:value-type="float" office:value="2.20703125" calcext:value-type="float">
            <text:p>2.20703125</text:p>
          </table:table-cell>
          <table:table-cell table:formula="of:=[.E155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69640" calcext:value-type="float">
            <text:p>269640</text:p>
          </table:table-cell>
          <table:table-cell table:formula="of:=[.D156]/1024 * 5" office:value-type="float" office:value="2.2119140625" calcext:value-type="float">
            <text:p>2.2119140625</text:p>
          </table:table-cell>
          <table:table-cell table:formula="of:=[.E156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71408" calcext:value-type="float">
            <text:p>271408</text:p>
          </table:table-cell>
          <table:table-cell table:formula="of:=[.D157]/1024 * 5" office:value-type="float" office:value="2.2119140625" calcext:value-type="float">
            <text:p>2.2119140625</text:p>
          </table:table-cell>
          <table:table-cell table:formula="of:=[.E157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73176" calcext:value-type="float">
            <text:p>273176</text:p>
          </table:table-cell>
          <table:table-cell table:formula="of:=[.D158]/1024 * 5" office:value-type="float" office:value="2.2119140625" calcext:value-type="float">
            <text:p>2.2119140625</text:p>
          </table:table-cell>
          <table:table-cell table:formula="of:=[.E158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74952" calcext:value-type="float">
            <text:p>274952</text:p>
          </table:table-cell>
          <table:table-cell table:formula="of:=[.D159]/1024 * 5" office:value-type="float" office:value="2.2021484375" calcext:value-type="float">
            <text:p>2.2021484375</text:p>
          </table:table-cell>
          <table:table-cell table:formula="of:=[.E159]/255 * 5" office:value-type="float" office:value="2.50980392156863" calcext:value-type="float">
            <text:p>2.5098039216</text:p>
          </table:table-cell>
          <table:table-cell office:value-type="float" office:value="451" calcext:value-type="float">
            <text:p>45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76728" calcext:value-type="float">
            <text:p>276728</text:p>
          </table:table-cell>
          <table:table-cell table:formula="of:=[.D160]/1024 * 5" office:value-type="float" office:value="2.20703125" calcext:value-type="float">
            <text:p>2.20703125</text:p>
          </table:table-cell>
          <table:table-cell table:formula="of:=[.E160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78496" calcext:value-type="float">
            <text:p>278496</text:p>
          </table:table-cell>
          <table:table-cell table:formula="of:=[.D161]/1024 * 5" office:value-type="float" office:value="2.2119140625" calcext:value-type="float">
            <text:p>2.2119140625</text:p>
          </table:table-cell>
          <table:table-cell table:formula="of:=[.E161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80272" calcext:value-type="float">
            <text:p>280272</text:p>
          </table:table-cell>
          <table:table-cell table:formula="of:=[.D162]/1024 * 5" office:value-type="float" office:value="2.2119140625" calcext:value-type="float">
            <text:p>2.2119140625</text:p>
          </table:table-cell>
          <table:table-cell table:formula="of:=[.E162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82048" calcext:value-type="float">
            <text:p>282048</text:p>
          </table:table-cell>
          <table:table-cell table:formula="of:=[.D163]/1024 * 5" office:value-type="float" office:value="2.2216796875" calcext:value-type="float">
            <text:p>2.2216796875</text:p>
          </table:table-cell>
          <table:table-cell table:formula="of:=[.E163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83824" calcext:value-type="float">
            <text:p>283824</text:p>
          </table:table-cell>
          <table:table-cell table:formula="of:=[.D164]/1024 * 5" office:value-type="float" office:value="2.216796875" calcext:value-type="float">
            <text:p>2.216796875</text:p>
          </table:table-cell>
          <table:table-cell table:formula="of:=[.E164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85592" calcext:value-type="float">
            <text:p>285592</text:p>
          </table:table-cell>
          <table:table-cell table:formula="of:=[.D165]/1024 * 5" office:value-type="float" office:value="2.216796875" calcext:value-type="float">
            <text:p>2.216796875</text:p>
          </table:table-cell>
          <table:table-cell table:formula="of:=[.E165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87368" calcext:value-type="float">
            <text:p>287368</text:p>
          </table:table-cell>
          <table:table-cell table:formula="of:=[.D166]/1024 * 5" office:value-type="float" office:value="2.216796875" calcext:value-type="float">
            <text:p>2.216796875</text:p>
          </table:table-cell>
          <table:table-cell table:formula="of:=[.E166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89144" calcext:value-type="float">
            <text:p>289144</text:p>
          </table:table-cell>
          <table:table-cell table:formula="of:=[.D167]/1024 * 5" office:value-type="float" office:value="2.20703125" calcext:value-type="float">
            <text:p>2.20703125</text:p>
          </table:table-cell>
          <table:table-cell table:formula="of:=[.E167]/255 * 5" office:value-type="float" office:value="2.50980392156863" calcext:value-type="float">
            <text:p>2.5098039216</text:p>
          </table:table-cell>
          <table:table-cell office:value-type="float" office:value="452" calcext:value-type="float">
            <text:p>45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90912" calcext:value-type="float">
            <text:p>290912</text:p>
          </table:table-cell>
          <table:table-cell table:formula="of:=[.D168]/1024 * 5" office:value-type="float" office:value="2.2119140625" calcext:value-type="float">
            <text:p>2.2119140625</text:p>
          </table:table-cell>
          <table:table-cell table:formula="of:=[.E168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92680" calcext:value-type="float">
            <text:p>292680</text:p>
          </table:table-cell>
          <table:table-cell table:formula="of:=[.D169]/1024 * 5" office:value-type="float" office:value="2.2119140625" calcext:value-type="float">
            <text:p>2.2119140625</text:p>
          </table:table-cell>
          <table:table-cell table:formula="of:=[.E169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94456" calcext:value-type="float">
            <text:p>294456</text:p>
          </table:table-cell>
          <table:table-cell table:formula="of:=[.D170]/1024 * 5" office:value-type="float" office:value="2.2119140625" calcext:value-type="float">
            <text:p>2.2119140625</text:p>
          </table:table-cell>
          <table:table-cell table:formula="of:=[.E170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96232" calcext:value-type="float">
            <text:p>296232</text:p>
          </table:table-cell>
          <table:table-cell table:formula="of:=[.D171]/1024 * 5" office:value-type="float" office:value="2.2216796875" calcext:value-type="float">
            <text:p>2.2216796875</text:p>
          </table:table-cell>
          <table:table-cell table:formula="of:=[.E171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98000" calcext:value-type="float">
            <text:p>298000</text:p>
          </table:table-cell>
          <table:table-cell table:formula="of:=[.D172]/1024 * 5" office:value-type="float" office:value="2.2216796875" calcext:value-type="float">
            <text:p>2.2216796875</text:p>
          </table:table-cell>
          <table:table-cell table:formula="of:=[.E172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99768" calcext:value-type="float">
            <text:p>299768</text:p>
          </table:table-cell>
          <table:table-cell table:formula="of:=[.D173]/1024 * 5" office:value-type="float" office:value="2.2216796875" calcext:value-type="float">
            <text:p>2.2216796875</text:p>
          </table:table-cell>
          <table:table-cell table:formula="of:=[.E173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01544" calcext:value-type="float">
            <text:p>301544</text:p>
          </table:table-cell>
          <table:table-cell table:formula="of:=[.D174]/1024 * 5" office:value-type="float" office:value="2.216796875" calcext:value-type="float">
            <text:p>2.216796875</text:p>
          </table:table-cell>
          <table:table-cell table:formula="of:=[.E174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03320" calcext:value-type="float">
            <text:p>303320</text:p>
          </table:table-cell>
          <table:table-cell table:formula="of:=[.D175]/1024 * 5" office:value-type="float" office:value="2.2119140625" calcext:value-type="float">
            <text:p>2.2119140625</text:p>
          </table:table-cell>
          <table:table-cell table:formula="of:=[.E175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05088" calcext:value-type="float">
            <text:p>305088</text:p>
          </table:table-cell>
          <table:table-cell table:formula="of:=[.D176]/1024 * 5" office:value-type="float" office:value="2.216796875" calcext:value-type="float">
            <text:p>2.216796875</text:p>
          </table:table-cell>
          <table:table-cell table:formula="of:=[.E176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06864" calcext:value-type="float">
            <text:p>306864</text:p>
          </table:table-cell>
          <table:table-cell table:formula="of:=[.D177]/1024 * 5" office:value-type="float" office:value="2.216796875" calcext:value-type="float">
            <text:p>2.216796875</text:p>
          </table:table-cell>
          <table:table-cell table:formula="of:=[.E177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08640" calcext:value-type="float">
            <text:p>308640</text:p>
          </table:table-cell>
          <table:table-cell table:formula="of:=[.D178]/1024 * 5" office:value-type="float" office:value="2.2265625" calcext:value-type="float">
            <text:p>2.2265625</text:p>
          </table:table-cell>
          <table:table-cell table:formula="of:=[.E178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10416" calcext:value-type="float">
            <text:p>310416</text:p>
          </table:table-cell>
          <table:table-cell table:formula="of:=[.D179]/1024 * 5" office:value-type="float" office:value="2.2216796875" calcext:value-type="float">
            <text:p>2.2216796875</text:p>
          </table:table-cell>
          <table:table-cell table:formula="of:=[.E179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12184" calcext:value-type="float">
            <text:p>312184</text:p>
          </table:table-cell>
          <table:table-cell table:formula="of:=[.D180]/1024 * 5" office:value-type="float" office:value="2.2216796875" calcext:value-type="float">
            <text:p>2.2216796875</text:p>
          </table:table-cell>
          <table:table-cell table:formula="of:=[.E180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13960" calcext:value-type="float">
            <text:p>313960</text:p>
          </table:table-cell>
          <table:table-cell table:formula="of:=[.D181]/1024 * 5" office:value-type="float" office:value="2.2216796875" calcext:value-type="float">
            <text:p>2.2216796875</text:p>
          </table:table-cell>
          <table:table-cell table:formula="of:=[.E181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15736" calcext:value-type="float">
            <text:p>315736</text:p>
          </table:table-cell>
          <table:table-cell table:formula="of:=[.D182]/1024 * 5" office:value-type="float" office:value="2.2119140625" calcext:value-type="float">
            <text:p>2.2119140625</text:p>
          </table:table-cell>
          <table:table-cell table:formula="of:=[.E182]/255 * 5" office:value-type="float" office:value="2.50980392156863" calcext:value-type="float">
            <text:p>2.5098039216</text:p>
          </table:table-cell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17504" calcext:value-type="float">
            <text:p>317504</text:p>
          </table:table-cell>
          <table:table-cell table:formula="of:=[.D183]/1024 * 5" office:value-type="float" office:value="2.216796875" calcext:value-type="float">
            <text:p>2.216796875</text:p>
          </table:table-cell>
          <table:table-cell table:formula="of:=[.E183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19272" calcext:value-type="float">
            <text:p>319272</text:p>
          </table:table-cell>
          <table:table-cell table:formula="of:=[.D184]/1024 * 5" office:value-type="float" office:value="2.216796875" calcext:value-type="float">
            <text:p>2.216796875</text:p>
          </table:table-cell>
          <table:table-cell table:formula="of:=[.E184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1048" calcext:value-type="float">
            <text:p>321048</text:p>
          </table:table-cell>
          <table:table-cell table:formula="of:=[.D185]/1024 * 5" office:value-type="float" office:value="2.216796875" calcext:value-type="float">
            <text:p>2.216796875</text:p>
          </table:table-cell>
          <table:table-cell table:formula="of:=[.E185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2824" calcext:value-type="float">
            <text:p>322824</text:p>
          </table:table-cell>
          <table:table-cell table:formula="of:=[.D186]/1024 * 5" office:value-type="float" office:value="2.2265625" calcext:value-type="float">
            <text:p>2.2265625</text:p>
          </table:table-cell>
          <table:table-cell table:formula="of:=[.E186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4592" calcext:value-type="float">
            <text:p>324592</text:p>
          </table:table-cell>
          <table:table-cell table:formula="of:=[.D187]/1024 * 5" office:value-type="float" office:value="2.2265625" calcext:value-type="float">
            <text:p>2.2265625</text:p>
          </table:table-cell>
          <table:table-cell table:formula="of:=[.E187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6368" calcext:value-type="float">
            <text:p>326368</text:p>
          </table:table-cell>
          <table:table-cell table:formula="of:=[.D188]/1024 * 5" office:value-type="float" office:value="2.2265625" calcext:value-type="float">
            <text:p>2.2265625</text:p>
          </table:table-cell>
          <table:table-cell table:formula="of:=[.E188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8144" calcext:value-type="float">
            <text:p>328144</text:p>
          </table:table-cell>
          <table:table-cell table:formula="of:=[.D189]/1024 * 5" office:value-type="float" office:value="2.2216796875" calcext:value-type="float">
            <text:p>2.2216796875</text:p>
          </table:table-cell>
          <table:table-cell table:formula="of:=[.E189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9920" calcext:value-type="float">
            <text:p>329920</text:p>
          </table:table-cell>
          <table:table-cell table:formula="of:=[.D190]/1024 * 5" office:value-type="float" office:value="2.216796875" calcext:value-type="float">
            <text:p>2.216796875</text:p>
          </table:table-cell>
          <table:table-cell table:formula="of:=[.E190]/255 * 5" office:value-type="float" office:value="2.50980392156863" calcext:value-type="float">
            <text:p>2.5098039216</text:p>
          </table:table-cell>
          <table:table-cell office:value-type="float" office:value="454" calcext:value-type="float">
            <text:p>45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31688" calcext:value-type="float">
            <text:p>331688</text:p>
          </table:table-cell>
          <table:table-cell table:formula="of:=[.D191]/1024 * 5" office:value-type="float" office:value="2.2216796875" calcext:value-type="float">
            <text:p>2.2216796875</text:p>
          </table:table-cell>
          <table:table-cell table:formula="of:=[.E191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33464" calcext:value-type="float">
            <text:p>333464</text:p>
          </table:table-cell>
          <table:table-cell table:formula="of:=[.D192]/1024 * 5" office:value-type="float" office:value="2.2216796875" calcext:value-type="float">
            <text:p>2.2216796875</text:p>
          </table:table-cell>
          <table:table-cell table:formula="of:=[.E192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35240" calcext:value-type="float">
            <text:p>335240</text:p>
          </table:table-cell>
          <table:table-cell table:formula="of:=[.D193]/1024 * 5" office:value-type="float" office:value="2.2216796875" calcext:value-type="float">
            <text:p>2.2216796875</text:p>
          </table:table-cell>
          <table:table-cell table:formula="of:=[.E193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37016" calcext:value-type="float">
            <text:p>337016</text:p>
          </table:table-cell>
          <table:table-cell table:formula="of:=[.D194]/1024 * 5" office:value-type="float" office:value="2.2314453125" calcext:value-type="float">
            <text:p>2.2314453125</text:p>
          </table:table-cell>
          <table:table-cell table:formula="of:=[.E194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38784" calcext:value-type="float">
            <text:p>338784</text:p>
          </table:table-cell>
          <table:table-cell table:formula="of:=[.D195]/1024 * 5" office:value-type="float" office:value="2.2265625" calcext:value-type="float">
            <text:p>2.2265625</text:p>
          </table:table-cell>
          <table:table-cell table:formula="of:=[.E195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40560" calcext:value-type="float">
            <text:p>340560</text:p>
          </table:table-cell>
          <table:table-cell table:formula="of:=[.D196]/1024 * 5" office:value-type="float" office:value="2.2265625" calcext:value-type="float">
            <text:p>2.2265625</text:p>
          </table:table-cell>
          <table:table-cell table:formula="of:=[.E196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42336" calcext:value-type="float">
            <text:p>342336</text:p>
          </table:table-cell>
          <table:table-cell table:formula="of:=[.D197]/1024 * 5" office:value-type="float" office:value="2.2265625" calcext:value-type="float">
            <text:p>2.2265625</text:p>
          </table:table-cell>
          <table:table-cell table:formula="of:=[.E197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44104" calcext:value-type="float">
            <text:p>344104</text:p>
          </table:table-cell>
          <table:table-cell table:formula="of:=[.D198]/1024 * 5" office:value-type="float" office:value="2.2216796875" calcext:value-type="float">
            <text:p>2.2216796875</text:p>
          </table:table-cell>
          <table:table-cell table:formula="of:=[.E198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45872" calcext:value-type="float">
            <text:p>345872</text:p>
          </table:table-cell>
          <table:table-cell table:formula="of:=[.D199]/1024 * 5" office:value-type="float" office:value="2.2216796875" calcext:value-type="float">
            <text:p>2.2216796875</text:p>
          </table:table-cell>
          <table:table-cell table:formula="of:=[.E199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47648" calcext:value-type="float">
            <text:p>347648</text:p>
          </table:table-cell>
          <table:table-cell table:formula="of:=[.D200]/1024 * 5" office:value-type="float" office:value="2.2216796875" calcext:value-type="float">
            <text:p>2.2216796875</text:p>
          </table:table-cell>
          <table:table-cell table:formula="of:=[.E200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49424" calcext:value-type="float">
            <text:p>349424</text:p>
          </table:table-cell>
          <table:table-cell table:formula="of:=[.D201]/1024 * 5" office:value-type="float" office:value="2.2314453125" calcext:value-type="float">
            <text:p>2.2314453125</text:p>
          </table:table-cell>
          <table:table-cell table:formula="of:=[.E201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51192" calcext:value-type="float">
            <text:p>351192</text:p>
          </table:table-cell>
          <table:table-cell table:formula="of:=[.D202]/1024 * 5" office:value-type="float" office:value="2.2265625" calcext:value-type="float">
            <text:p>2.2265625</text:p>
          </table:table-cell>
          <table:table-cell table:formula="of:=[.E202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52968" calcext:value-type="float">
            <text:p>352968</text:p>
          </table:table-cell>
          <table:table-cell table:formula="of:=[.D203]/1024 * 5" office:value-type="float" office:value="2.2265625" calcext:value-type="float">
            <text:p>2.2265625</text:p>
          </table:table-cell>
          <table:table-cell table:formula="of:=[.E203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54744" calcext:value-type="float">
            <text:p>354744</text:p>
          </table:table-cell>
          <table:table-cell table:formula="of:=[.D204]/1024 * 5" office:value-type="float" office:value="2.2314453125" calcext:value-type="float">
            <text:p>2.2314453125</text:p>
          </table:table-cell>
          <table:table-cell table:formula="of:=[.E204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56520" calcext:value-type="float">
            <text:p>356520</text:p>
          </table:table-cell>
          <table:table-cell table:formula="of:=[.D205]/1024 * 5" office:value-type="float" office:value="2.2216796875" calcext:value-type="float">
            <text:p>2.2216796875</text:p>
          </table:table-cell>
          <table:table-cell table:formula="of:=[.E205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58288" calcext:value-type="float">
            <text:p>358288</text:p>
          </table:table-cell>
          <table:table-cell table:formula="of:=[.D206]/1024 * 5" office:value-type="float" office:value="2.2216796875" calcext:value-type="float">
            <text:p>2.2216796875</text:p>
          </table:table-cell>
          <table:table-cell table:formula="of:=[.E206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60064" calcext:value-type="float">
            <text:p>360064</text:p>
          </table:table-cell>
          <table:table-cell table:formula="of:=[.D207]/1024 * 5" office:value-type="float" office:value="2.2265625" calcext:value-type="float">
            <text:p>2.2265625</text:p>
          </table:table-cell>
          <table:table-cell table:formula="of:=[.E207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61840" calcext:value-type="float">
            <text:p>361840</text:p>
          </table:table-cell>
          <table:table-cell table:formula="of:=[.D208]/1024 * 5" office:value-type="float" office:value="2.2265625" calcext:value-type="float">
            <text:p>2.2265625</text:p>
          </table:table-cell>
          <table:table-cell table:formula="of:=[.E208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63608" calcext:value-type="float">
            <text:p>363608</text:p>
          </table:table-cell>
          <table:table-cell table:formula="of:=[.D209]/1024 * 5" office:value-type="float" office:value="2.236328125" calcext:value-type="float">
            <text:p>2.236328125</text:p>
          </table:table-cell>
          <table:table-cell table:formula="of:=[.E209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65376" calcext:value-type="float">
            <text:p>365376</text:p>
          </table:table-cell>
          <table:table-cell table:formula="of:=[.D210]/1024 * 5" office:value-type="float" office:value="2.2314453125" calcext:value-type="float">
            <text:p>2.2314453125</text:p>
          </table:table-cell>
          <table:table-cell table:formula="of:=[.E210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67152" calcext:value-type="float">
            <text:p>367152</text:p>
          </table:table-cell>
          <table:table-cell table:formula="of:=[.D211]/1024 * 5" office:value-type="float" office:value="2.2314453125" calcext:value-type="float">
            <text:p>2.2314453125</text:p>
          </table:table-cell>
          <table:table-cell table:formula="of:=[.E211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68928" calcext:value-type="float">
            <text:p>368928</text:p>
          </table:table-cell>
          <table:table-cell table:formula="of:=[.D212]/1024 * 5" office:value-type="float" office:value="2.2314453125" calcext:value-type="float">
            <text:p>2.2314453125</text:p>
          </table:table-cell>
          <table:table-cell table:formula="of:=[.E212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70696" calcext:value-type="float">
            <text:p>370696</text:p>
          </table:table-cell>
          <table:table-cell table:formula="of:=[.D213]/1024 * 5" office:value-type="float" office:value="2.2216796875" calcext:value-type="float">
            <text:p>2.2216796875</text:p>
          </table:table-cell>
          <table:table-cell table:formula="of:=[.E213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72464" calcext:value-type="float">
            <text:p>372464</text:p>
          </table:table-cell>
          <table:table-cell table:formula="of:=[.D214]/1024 * 5" office:value-type="float" office:value="2.2216796875" calcext:value-type="float">
            <text:p>2.2216796875</text:p>
          </table:table-cell>
          <table:table-cell table:formula="of:=[.E214]/255 * 5" office:value-type="float" office:value="2.50980392156863" calcext:value-type="float">
            <text:p>2.5098039216</text:p>
          </table:table-cell>
          <table:table-cell office:value-type="float" office:value="455" calcext:value-type="float">
            <text:p>4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74240" calcext:value-type="float">
            <text:p>374240</text:p>
          </table:table-cell>
          <table:table-cell table:formula="of:=[.D215]/1024 * 5" office:value-type="float" office:value="2.2265625" calcext:value-type="float">
            <text:p>2.2265625</text:p>
          </table:table-cell>
          <table:table-cell table:formula="of:=[.E215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76016" calcext:value-type="float">
            <text:p>376016</text:p>
          </table:table-cell>
          <table:table-cell table:formula="of:=[.D216]/1024 * 5" office:value-type="float" office:value="2.2265625" calcext:value-type="float">
            <text:p>2.2265625</text:p>
          </table:table-cell>
          <table:table-cell table:formula="of:=[.E216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77784" calcext:value-type="float">
            <text:p>377784</text:p>
          </table:table-cell>
          <table:table-cell table:formula="of:=[.D217]/1024 * 5" office:value-type="float" office:value="2.236328125" calcext:value-type="float">
            <text:p>2.236328125</text:p>
          </table:table-cell>
          <table:table-cell table:formula="of:=[.E217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79560" calcext:value-type="float">
            <text:p>379560</text:p>
          </table:table-cell>
          <table:table-cell table:formula="of:=[.D218]/1024 * 5" office:value-type="float" office:value="2.2314453125" calcext:value-type="float">
            <text:p>2.2314453125</text:p>
          </table:table-cell>
          <table:table-cell table:formula="of:=[.E218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81336" calcext:value-type="float">
            <text:p>381336</text:p>
          </table:table-cell>
          <table:table-cell table:formula="of:=[.D219]/1024 * 5" office:value-type="float" office:value="2.2314453125" calcext:value-type="float">
            <text:p>2.2314453125</text:p>
          </table:table-cell>
          <table:table-cell table:formula="of:=[.E219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83112" calcext:value-type="float">
            <text:p>383112</text:p>
          </table:table-cell>
          <table:table-cell table:formula="of:=[.D220]/1024 * 5" office:value-type="float" office:value="2.2314453125" calcext:value-type="float">
            <text:p>2.2314453125</text:p>
          </table:table-cell>
          <table:table-cell table:formula="of:=[.E220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84880" calcext:value-type="float">
            <text:p>384880</text:p>
          </table:table-cell>
          <table:table-cell table:formula="of:=[.D221]/1024 * 5" office:value-type="float" office:value="2.2265625" calcext:value-type="float">
            <text:p>2.2265625</text:p>
          </table:table-cell>
          <table:table-cell table:formula="of:=[.E221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86656" calcext:value-type="float">
            <text:p>386656</text:p>
          </table:table-cell>
          <table:table-cell table:formula="of:=[.D222]/1024 * 5" office:value-type="float" office:value="2.2265625" calcext:value-type="float">
            <text:p>2.2265625</text:p>
          </table:table-cell>
          <table:table-cell table:formula="of:=[.E222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88432" calcext:value-type="float">
            <text:p>388432</text:p>
          </table:table-cell>
          <table:table-cell table:formula="of:=[.D223]/1024 * 5" office:value-type="float" office:value="2.2265625" calcext:value-type="float">
            <text:p>2.2265625</text:p>
          </table:table-cell>
          <table:table-cell table:formula="of:=[.E223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90200" calcext:value-type="float">
            <text:p>390200</text:p>
          </table:table-cell>
          <table:table-cell table:formula="of:=[.D224]/1024 * 5" office:value-type="float" office:value="2.236328125" calcext:value-type="float">
            <text:p>2.236328125</text:p>
          </table:table-cell>
          <table:table-cell table:formula="of:=[.E224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91968" calcext:value-type="float">
            <text:p>391968</text:p>
          </table:table-cell>
          <table:table-cell table:formula="of:=[.D225]/1024 * 5" office:value-type="float" office:value="2.236328125" calcext:value-type="float">
            <text:p>2.236328125</text:p>
          </table:table-cell>
          <table:table-cell table:formula="of:=[.E225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93744" calcext:value-type="float">
            <text:p>393744</text:p>
          </table:table-cell>
          <table:table-cell table:formula="of:=[.D226]/1024 * 5" office:value-type="float" office:value="2.2314453125" calcext:value-type="float">
            <text:p>2.2314453125</text:p>
          </table:table-cell>
          <table:table-cell table:formula="of:=[.E226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95520" calcext:value-type="float">
            <text:p>395520</text:p>
          </table:table-cell>
          <table:table-cell table:formula="of:=[.D227]/1024 * 5" office:value-type="float" office:value="2.236328125" calcext:value-type="float">
            <text:p>2.236328125</text:p>
          </table:table-cell>
          <table:table-cell table:formula="of:=[.E227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97288" calcext:value-type="float">
            <text:p>397288</text:p>
          </table:table-cell>
          <table:table-cell table:formula="of:=[.D228]/1024 * 5" office:value-type="float" office:value="2.2265625" calcext:value-type="float">
            <text:p>2.2265625</text:p>
          </table:table-cell>
          <table:table-cell table:formula="of:=[.E228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99064" calcext:value-type="float">
            <text:p>399064</text:p>
          </table:table-cell>
          <table:table-cell table:formula="of:=[.D229]/1024 * 5" office:value-type="float" office:value="2.2265625" calcext:value-type="float">
            <text:p>2.2265625</text:p>
          </table:table-cell>
          <table:table-cell table:formula="of:=[.E229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00840" calcext:value-type="float">
            <text:p>400840</text:p>
          </table:table-cell>
          <table:table-cell table:formula="of:=[.D230]/1024 * 5" office:value-type="float" office:value="2.2314453125" calcext:value-type="float">
            <text:p>2.2314453125</text:p>
          </table:table-cell>
          <table:table-cell table:formula="of:=[.E230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02616" calcext:value-type="float">
            <text:p>402616</text:p>
          </table:table-cell>
          <table:table-cell table:formula="of:=[.D231]/1024 * 5" office:value-type="float" office:value="2.2314453125" calcext:value-type="float">
            <text:p>2.2314453125</text:p>
          </table:table-cell>
          <table:table-cell table:formula="of:=[.E231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04384" calcext:value-type="float">
            <text:p>404384</text:p>
          </table:table-cell>
          <table:table-cell table:formula="of:=[.D232]/1024 * 5" office:value-type="float" office:value="2.236328125" calcext:value-type="float">
            <text:p>2.236328125</text:p>
          </table:table-cell>
          <table:table-cell table:formula="of:=[.E232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06160" calcext:value-type="float">
            <text:p>406160</text:p>
          </table:table-cell>
          <table:table-cell table:formula="of:=[.D233]/1024 * 5" office:value-type="float" office:value="2.236328125" calcext:value-type="float">
            <text:p>2.236328125</text:p>
          </table:table-cell>
          <table:table-cell table:formula="of:=[.E233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07936" calcext:value-type="float">
            <text:p>407936</text:p>
          </table:table-cell>
          <table:table-cell table:formula="of:=[.D234]/1024 * 5" office:value-type="float" office:value="2.236328125" calcext:value-type="float">
            <text:p>2.236328125</text:p>
          </table:table-cell>
          <table:table-cell table:formula="of:=[.E234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09704" calcext:value-type="float">
            <text:p>409704</text:p>
          </table:table-cell>
          <table:table-cell table:formula="of:=[.D235]/1024 * 5" office:value-type="float" office:value="2.236328125" calcext:value-type="float">
            <text:p>2.236328125</text:p>
          </table:table-cell>
          <table:table-cell table:formula="of:=[.E235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11472" calcext:value-type="float">
            <text:p>411472</text:p>
          </table:table-cell>
          <table:table-cell table:formula="of:=[.D236]/1024 * 5" office:value-type="float" office:value="2.2265625" calcext:value-type="float">
            <text:p>2.2265625</text:p>
          </table:table-cell>
          <table:table-cell table:formula="of:=[.E236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13248" calcext:value-type="float">
            <text:p>413248</text:p>
          </table:table-cell>
          <table:table-cell table:formula="of:=[.D237]/1024 * 5" office:value-type="float" office:value="2.2314453125" calcext:value-type="float">
            <text:p>2.2314453125</text:p>
          </table:table-cell>
          <table:table-cell table:formula="of:=[.E237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15024" calcext:value-type="float">
            <text:p>415024</text:p>
          </table:table-cell>
          <table:table-cell table:formula="of:=[.D238]/1024 * 5" office:value-type="float" office:value="2.2314453125" calcext:value-type="float">
            <text:p>2.2314453125</text:p>
          </table:table-cell>
          <table:table-cell table:formula="of:=[.E238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16792" calcext:value-type="float">
            <text:p>416792</text:p>
          </table:table-cell>
          <table:table-cell table:formula="of:=[.D239]/1024 * 5" office:value-type="float" office:value="2.2314453125" calcext:value-type="float">
            <text:p>2.2314453125</text:p>
          </table:table-cell>
          <table:table-cell table:formula="of:=[.E239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18560" calcext:value-type="float">
            <text:p>418560</text:p>
          </table:table-cell>
          <table:table-cell table:formula="of:=[.D240]/1024 * 5" office:value-type="float" office:value="2.2412109375" calcext:value-type="float">
            <text:p>2.2412109375</text:p>
          </table:table-cell>
          <table:table-cell table:formula="of:=[.E240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20336" calcext:value-type="float">
            <text:p>420336</text:p>
          </table:table-cell>
          <table:table-cell table:formula="of:=[.D241]/1024 * 5" office:value-type="float" office:value="2.236328125" calcext:value-type="float">
            <text:p>2.236328125</text:p>
          </table:table-cell>
          <table:table-cell table:formula="of:=[.E241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22112" calcext:value-type="float">
            <text:p>422112</text:p>
          </table:table-cell>
          <table:table-cell table:formula="of:=[.D242]/1024 * 5" office:value-type="float" office:value="2.236328125" calcext:value-type="float">
            <text:p>2.236328125</text:p>
          </table:table-cell>
          <table:table-cell table:formula="of:=[.E242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23880" calcext:value-type="float">
            <text:p>423880</text:p>
          </table:table-cell>
          <table:table-cell table:formula="of:=[.D243]/1024 * 5" office:value-type="float" office:value="2.2265625" calcext:value-type="float">
            <text:p>2.2265625</text:p>
          </table:table-cell>
          <table:table-cell table:formula="of:=[.E243]/255 * 5" office:value-type="float" office:value="2.50980392156863" calcext:value-type="float">
            <text:p>2.5098039216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25656" calcext:value-type="float">
            <text:p>425656</text:p>
          </table:table-cell>
          <table:table-cell table:formula="of:=[.D244]/1024 * 5" office:value-type="float" office:value="2.2314453125" calcext:value-type="float">
            <text:p>2.2314453125</text:p>
          </table:table-cell>
          <table:table-cell table:formula="of:=[.E244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27432" calcext:value-type="float">
            <text:p>427432</text:p>
          </table:table-cell>
          <table:table-cell table:formula="of:=[.D245]/1024 * 5" office:value-type="float" office:value="2.2314453125" calcext:value-type="float">
            <text:p>2.2314453125</text:p>
          </table:table-cell>
          <table:table-cell table:formula="of:=[.E245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29208" calcext:value-type="float">
            <text:p>429208</text:p>
          </table:table-cell>
          <table:table-cell table:formula="of:=[.D246]/1024 * 5" office:value-type="float" office:value="2.2314453125" calcext:value-type="float">
            <text:p>2.2314453125</text:p>
          </table:table-cell>
          <table:table-cell table:formula="of:=[.E246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30976" calcext:value-type="float">
            <text:p>430976</text:p>
          </table:table-cell>
          <table:table-cell table:formula="of:=[.D247]/1024 * 5" office:value-type="float" office:value="2.2412109375" calcext:value-type="float">
            <text:p>2.2412109375</text:p>
          </table:table-cell>
          <table:table-cell table:formula="of:=[.E247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32752" calcext:value-type="float">
            <text:p>432752</text:p>
          </table:table-cell>
          <table:table-cell table:formula="of:=[.D248]/1024 * 5" office:value-type="float" office:value="2.236328125" calcext:value-type="float">
            <text:p>2.236328125</text:p>
          </table:table-cell>
          <table:table-cell table:formula="of:=[.E248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34528" calcext:value-type="float">
            <text:p>434528</text:p>
          </table:table-cell>
          <table:table-cell table:formula="of:=[.D249]/1024 * 5" office:value-type="float" office:value="2.236328125" calcext:value-type="float">
            <text:p>2.236328125</text:p>
          </table:table-cell>
          <table:table-cell table:formula="of:=[.E249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36296" calcext:value-type="float">
            <text:p>436296</text:p>
          </table:table-cell>
          <table:table-cell table:formula="of:=[.D250]/1024 * 5" office:value-type="float" office:value="2.236328125" calcext:value-type="float">
            <text:p>2.236328125</text:p>
          </table:table-cell>
          <table:table-cell table:formula="of:=[.E250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38064" calcext:value-type="float">
            <text:p>438064</text:p>
          </table:table-cell>
          <table:table-cell table:formula="of:=[.D251]/1024 * 5" office:value-type="float" office:value="2.2314453125" calcext:value-type="float">
            <text:p>2.2314453125</text:p>
          </table:table-cell>
          <table:table-cell table:formula="of:=[.E251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39840" calcext:value-type="float">
            <text:p>439840</text:p>
          </table:table-cell>
          <table:table-cell table:formula="of:=[.D252]/1024 * 5" office:value-type="float" office:value="2.2314453125" calcext:value-type="float">
            <text:p>2.2314453125</text:p>
          </table:table-cell>
          <table:table-cell table:formula="of:=[.E252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41616" calcext:value-type="float">
            <text:p>441616</text:p>
          </table:table-cell>
          <table:table-cell table:formula="of:=[.D253]/1024 * 5" office:value-type="float" office:value="2.2314453125" calcext:value-type="float">
            <text:p>2.2314453125</text:p>
          </table:table-cell>
          <table:table-cell table:formula="of:=[.E253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43384" calcext:value-type="float">
            <text:p>443384</text:p>
          </table:table-cell>
          <table:table-cell table:formula="of:=[.D254]/1024 * 5" office:value-type="float" office:value="2.236328125" calcext:value-type="float">
            <text:p>2.236328125</text:p>
          </table:table-cell>
          <table:table-cell table:formula="of:=[.E254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45160" calcext:value-type="float">
            <text:p>445160</text:p>
          </table:table-cell>
          <table:table-cell table:formula="of:=[.D255]/1024 * 5" office:value-type="float" office:value="2.2412109375" calcext:value-type="float">
            <text:p>2.2412109375</text:p>
          </table:table-cell>
          <table:table-cell table:formula="of:=[.E255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46936" calcext:value-type="float">
            <text:p>446936</text:p>
          </table:table-cell>
          <table:table-cell table:formula="of:=[.D256]/1024 * 5" office:value-type="float" office:value="2.2412109375" calcext:value-type="float">
            <text:p>2.2412109375</text:p>
          </table:table-cell>
          <table:table-cell table:formula="of:=[.E256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48712" calcext:value-type="float">
            <text:p>448712</text:p>
          </table:table-cell>
          <table:table-cell table:formula="of:=[.D257]/1024 * 5" office:value-type="float" office:value="2.2412109375" calcext:value-type="float">
            <text:p>2.2412109375</text:p>
          </table:table-cell>
          <table:table-cell table:formula="of:=[.E257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50480" calcext:value-type="float">
            <text:p>450480</text:p>
          </table:table-cell>
          <table:table-cell table:formula="of:=[.D258]/1024 * 5" office:value-type="float" office:value="2.236328125" calcext:value-type="float">
            <text:p>2.236328125</text:p>
          </table:table-cell>
          <table:table-cell table:formula="of:=[.E258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52256" calcext:value-type="float">
            <text:p>452256</text:p>
          </table:table-cell>
          <table:table-cell table:formula="of:=[.D259]/1024 * 5" office:value-type="float" office:value="2.2314453125" calcext:value-type="float">
            <text:p>2.2314453125</text:p>
          </table:table-cell>
          <table:table-cell table:formula="of:=[.E259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54032" calcext:value-type="float">
            <text:p>454032</text:p>
          </table:table-cell>
          <table:table-cell table:formula="of:=[.D260]/1024 * 5" office:value-type="float" office:value="2.2314453125" calcext:value-type="float">
            <text:p>2.2314453125</text:p>
          </table:table-cell>
          <table:table-cell table:formula="of:=[.E260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55808" calcext:value-type="float">
            <text:p>455808</text:p>
          </table:table-cell>
          <table:table-cell table:formula="of:=[.D261]/1024 * 5" office:value-type="float" office:value="2.236328125" calcext:value-type="float">
            <text:p>2.236328125</text:p>
          </table:table-cell>
          <table:table-cell table:formula="of:=[.E261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57576" calcext:value-type="float">
            <text:p>457576</text:p>
          </table:table-cell>
          <table:table-cell table:formula="of:=[.D262]/1024 * 5" office:value-type="float" office:value="2.236328125" calcext:value-type="float">
            <text:p>2.236328125</text:p>
          </table:table-cell>
          <table:table-cell table:formula="of:=[.E262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59352" calcext:value-type="float">
            <text:p>459352</text:p>
          </table:table-cell>
          <table:table-cell table:formula="of:=[.D263]/1024 * 5" office:value-type="float" office:value="2.2412109375" calcext:value-type="float">
            <text:p>2.2412109375</text:p>
          </table:table-cell>
          <table:table-cell table:formula="of:=[.E263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61128" calcext:value-type="float">
            <text:p>461128</text:p>
          </table:table-cell>
          <table:table-cell table:formula="of:=[.D264]/1024 * 5" office:value-type="float" office:value="2.2412109375" calcext:value-type="float">
            <text:p>2.2412109375</text:p>
          </table:table-cell>
          <table:table-cell table:formula="of:=[.E264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62896" calcext:value-type="float">
            <text:p>462896</text:p>
          </table:table-cell>
          <table:table-cell table:formula="of:=[.D265]/1024 * 5" office:value-type="float" office:value="2.2412109375" calcext:value-type="float">
            <text:p>2.2412109375</text:p>
          </table:table-cell>
          <table:table-cell table:formula="of:=[.E265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64664" calcext:value-type="float">
            <text:p>464664</text:p>
          </table:table-cell>
          <table:table-cell table:formula="of:=[.D266]/1024 * 5" office:value-type="float" office:value="2.2314453125" calcext:value-type="float">
            <text:p>2.2314453125</text:p>
          </table:table-cell>
          <table:table-cell table:formula="of:=[.E266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66440" calcext:value-type="float">
            <text:p>466440</text:p>
          </table:table-cell>
          <table:table-cell table:formula="of:=[.D267]/1024 * 5" office:value-type="float" office:value="2.2314453125" calcext:value-type="float">
            <text:p>2.2314453125</text:p>
          </table:table-cell>
          <table:table-cell table:formula="of:=[.E267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68216" calcext:value-type="float">
            <text:p>468216</text:p>
          </table:table-cell>
          <table:table-cell table:formula="of:=[.D268]/1024 * 5" office:value-type="float" office:value="2.236328125" calcext:value-type="float">
            <text:p>2.236328125</text:p>
          </table:table-cell>
          <table:table-cell table:formula="of:=[.E268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69984" calcext:value-type="float">
            <text:p>469984</text:p>
          </table:table-cell>
          <table:table-cell table:formula="of:=[.D269]/1024 * 5" office:value-type="float" office:value="2.236328125" calcext:value-type="float">
            <text:p>2.236328125</text:p>
          </table:table-cell>
          <table:table-cell table:formula="of:=[.E269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71760" calcext:value-type="float">
            <text:p>471760</text:p>
          </table:table-cell>
          <table:table-cell table:formula="of:=[.D270]/1024 * 5" office:value-type="float" office:value="2.24609375" calcext:value-type="float">
            <text:p>2.24609375</text:p>
          </table:table-cell>
          <table:table-cell table:formula="of:=[.E270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73536" calcext:value-type="float">
            <text:p>473536</text:p>
          </table:table-cell>
          <table:table-cell table:formula="of:=[.D271]/1024 * 5" office:value-type="float" office:value="2.2412109375" calcext:value-type="float">
            <text:p>2.2412109375</text:p>
          </table:table-cell>
          <table:table-cell table:formula="of:=[.E271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75312" calcext:value-type="float">
            <text:p>475312</text:p>
          </table:table-cell>
          <table:table-cell table:formula="of:=[.D272]/1024 * 5" office:value-type="float" office:value="2.2412109375" calcext:value-type="float">
            <text:p>2.2412109375</text:p>
          </table:table-cell>
          <table:table-cell table:formula="of:=[.E272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77080" calcext:value-type="float">
            <text:p>477080</text:p>
          </table:table-cell>
          <table:table-cell table:formula="of:=[.D273]/1024 * 5" office:value-type="float" office:value="2.2412109375" calcext:value-type="float">
            <text:p>2.2412109375</text:p>
          </table:table-cell>
          <table:table-cell table:formula="of:=[.E273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78856" calcext:value-type="float">
            <text:p>478856</text:p>
          </table:table-cell>
          <table:table-cell table:formula="of:=[.D274]/1024 * 5" office:value-type="float" office:value="2.2314453125" calcext:value-type="float">
            <text:p>2.2314453125</text:p>
          </table:table-cell>
          <table:table-cell table:formula="of:=[.E274]/255 * 5" office:value-type="float" office:value="2.50980392156863" calcext:value-type="float">
            <text:p>2.5098039216</text:p>
          </table:table-cell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80632" calcext:value-type="float">
            <text:p>480632</text:p>
          </table:table-cell>
          <table:table-cell table:formula="of:=[.D275]/1024 * 5" office:value-type="float" office:value="2.236328125" calcext:value-type="float">
            <text:p>2.236328125</text:p>
          </table:table-cell>
          <table:table-cell table:formula="of:=[.E275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82400" calcext:value-type="float">
            <text:p>482400</text:p>
          </table:table-cell>
          <table:table-cell table:formula="of:=[.D276]/1024 * 5" office:value-type="float" office:value="2.236328125" calcext:value-type="float">
            <text:p>2.236328125</text:p>
          </table:table-cell>
          <table:table-cell table:formula="of:=[.E276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84168" calcext:value-type="float">
            <text:p>484168</text:p>
          </table:table-cell>
          <table:table-cell table:formula="of:=[.D277]/1024 * 5" office:value-type="float" office:value="2.236328125" calcext:value-type="float">
            <text:p>2.236328125</text:p>
          </table:table-cell>
          <table:table-cell table:formula="of:=[.E277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85944" calcext:value-type="float">
            <text:p>485944</text:p>
          </table:table-cell>
          <table:table-cell table:formula="of:=[.D278]/1024 * 5" office:value-type="float" office:value="2.2412109375" calcext:value-type="float">
            <text:p>2.2412109375</text:p>
          </table:table-cell>
          <table:table-cell table:formula="of:=[.E278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87720" calcext:value-type="float">
            <text:p>487720</text:p>
          </table:table-cell>
          <table:table-cell table:formula="of:=[.D279]/1024 * 5" office:value-type="float" office:value="2.2412109375" calcext:value-type="float">
            <text:p>2.2412109375</text:p>
          </table:table-cell>
          <table:table-cell table:formula="of:=[.E279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89488" calcext:value-type="float">
            <text:p>489488</text:p>
          </table:table-cell>
          <table:table-cell table:formula="of:=[.D280]/1024 * 5" office:value-type="float" office:value="2.2412109375" calcext:value-type="float">
            <text:p>2.2412109375</text:p>
          </table:table-cell>
          <table:table-cell table:formula="of:=[.E280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91256" calcext:value-type="float">
            <text:p>491256</text:p>
          </table:table-cell>
          <table:table-cell table:formula="of:=[.D281]/1024 * 5" office:value-type="float" office:value="2.2412109375" calcext:value-type="float">
            <text:p>2.2412109375</text:p>
          </table:table-cell>
          <table:table-cell table:formula="of:=[.E281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93032" calcext:value-type="float">
            <text:p>493032</text:p>
          </table:table-cell>
          <table:table-cell table:formula="of:=[.D282]/1024 * 5" office:value-type="float" office:value="2.236328125" calcext:value-type="float">
            <text:p>2.236328125</text:p>
          </table:table-cell>
          <table:table-cell table:formula="of:=[.E282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94808" calcext:value-type="float">
            <text:p>494808</text:p>
          </table:table-cell>
          <table:table-cell table:formula="of:=[.D283]/1024 * 5" office:value-type="float" office:value="2.236328125" calcext:value-type="float">
            <text:p>2.236328125</text:p>
          </table:table-cell>
          <table:table-cell table:formula="of:=[.E283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96576" calcext:value-type="float">
            <text:p>496576</text:p>
          </table:table-cell>
          <table:table-cell table:formula="of:=[.D284]/1024 * 5" office:value-type="float" office:value="2.236328125" calcext:value-type="float">
            <text:p>2.236328125</text:p>
          </table:table-cell>
          <table:table-cell table:formula="of:=[.E284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98352" calcext:value-type="float">
            <text:p>498352</text:p>
          </table:table-cell>
          <table:table-cell table:formula="of:=[.D285]/1024 * 5" office:value-type="float" office:value="2.24609375" calcext:value-type="float">
            <text:p>2.24609375</text:p>
          </table:table-cell>
          <table:table-cell table:formula="of:=[.E28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00128" calcext:value-type="float">
            <text:p>500128</text:p>
          </table:table-cell>
          <table:table-cell table:formula="of:=[.D286]/1024 * 5" office:value-type="float" office:value="2.24609375" calcext:value-type="float">
            <text:p>2.24609375</text:p>
          </table:table-cell>
          <table:table-cell table:formula="of:=[.E28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01904" calcext:value-type="float">
            <text:p>501904</text:p>
          </table:table-cell>
          <table:table-cell table:formula="of:=[.D287]/1024 * 5" office:value-type="float" office:value="2.2412109375" calcext:value-type="float">
            <text:p>2.2412109375</text:p>
          </table:table-cell>
          <table:table-cell table:formula="of:=[.E287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03672" calcext:value-type="float">
            <text:p>503672</text:p>
          </table:table-cell>
          <table:table-cell table:formula="of:=[.D288]/1024 * 5" office:value-type="float" office:value="2.2412109375" calcext:value-type="float">
            <text:p>2.2412109375</text:p>
          </table:table-cell>
          <table:table-cell table:formula="of:=[.E288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05448" calcext:value-type="float">
            <text:p>505448</text:p>
          </table:table-cell>
          <table:table-cell table:formula="of:=[.D289]/1024 * 5" office:value-type="float" office:value="2.236328125" calcext:value-type="float">
            <text:p>2.236328125</text:p>
          </table:table-cell>
          <table:table-cell table:formula="of:=[.E289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07224" calcext:value-type="float">
            <text:p>507224</text:p>
          </table:table-cell>
          <table:table-cell table:formula="of:=[.D290]/1024 * 5" office:value-type="float" office:value="2.236328125" calcext:value-type="float">
            <text:p>2.236328125</text:p>
          </table:table-cell>
          <table:table-cell table:formula="of:=[.E290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08992" calcext:value-type="float">
            <text:p>508992</text:p>
          </table:table-cell>
          <table:table-cell table:formula="of:=[.D291]/1024 * 5" office:value-type="float" office:value="2.236328125" calcext:value-type="float">
            <text:p>2.236328125</text:p>
          </table:table-cell>
          <table:table-cell table:formula="of:=[.E291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10760" calcext:value-type="float">
            <text:p>510760</text:p>
          </table:table-cell>
          <table:table-cell table:formula="of:=[.D292]/1024 * 5" office:value-type="float" office:value="2.236328125" calcext:value-type="float">
            <text:p>2.236328125</text:p>
          </table:table-cell>
          <table:table-cell table:formula="of:=[.E292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12536" calcext:value-type="float">
            <text:p>512536</text:p>
          </table:table-cell>
          <table:table-cell table:formula="of:=[.D293]/1024 * 5" office:value-type="float" office:value="2.24609375" calcext:value-type="float">
            <text:p>2.24609375</text:p>
          </table:table-cell>
          <table:table-cell table:formula="of:=[.E29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14312" calcext:value-type="float">
            <text:p>514312</text:p>
          </table:table-cell>
          <table:table-cell table:formula="of:=[.D294]/1024 * 5" office:value-type="float" office:value="2.24609375" calcext:value-type="float">
            <text:p>2.24609375</text:p>
          </table:table-cell>
          <table:table-cell table:formula="of:=[.E29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16080" calcext:value-type="float">
            <text:p>516080</text:p>
          </table:table-cell>
          <table:table-cell table:formula="of:=[.D295]/1024 * 5" office:value-type="float" office:value="2.24609375" calcext:value-type="float">
            <text:p>2.24609375</text:p>
          </table:table-cell>
          <table:table-cell table:formula="of:=[.E29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17856" calcext:value-type="float">
            <text:p>517856</text:p>
          </table:table-cell>
          <table:table-cell table:formula="of:=[.D296]/1024 * 5" office:value-type="float" office:value="2.2412109375" calcext:value-type="float">
            <text:p>2.2412109375</text:p>
          </table:table-cell>
          <table:table-cell table:formula="of:=[.E296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19632" calcext:value-type="float">
            <text:p>519632</text:p>
          </table:table-cell>
          <table:table-cell table:formula="of:=[.D297]/1024 * 5" office:value-type="float" office:value="2.236328125" calcext:value-type="float">
            <text:p>2.236328125</text:p>
          </table:table-cell>
          <table:table-cell table:formula="of:=[.E297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21408" calcext:value-type="float">
            <text:p>521408</text:p>
          </table:table-cell>
          <table:table-cell table:formula="of:=[.D298]/1024 * 5" office:value-type="float" office:value="2.236328125" calcext:value-type="float">
            <text:p>2.236328125</text:p>
          </table:table-cell>
          <table:table-cell table:formula="of:=[.E298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23176" calcext:value-type="float">
            <text:p>523176</text:p>
          </table:table-cell>
          <table:table-cell table:formula="of:=[.D299]/1024 * 5" office:value-type="float" office:value="2.2412109375" calcext:value-type="float">
            <text:p>2.2412109375</text:p>
          </table:table-cell>
          <table:table-cell table:formula="of:=[.E299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24952" calcext:value-type="float">
            <text:p>524952</text:p>
          </table:table-cell>
          <table:table-cell table:formula="of:=[.D300]/1024 * 5" office:value-type="float" office:value="2.236328125" calcext:value-type="float">
            <text:p>2.236328125</text:p>
          </table:table-cell>
          <table:table-cell table:formula="of:=[.E300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26728" calcext:value-type="float">
            <text:p>526728</text:p>
          </table:table-cell>
          <table:table-cell table:formula="of:=[.D301]/1024 * 5" office:value-type="float" office:value="2.24609375" calcext:value-type="float">
            <text:p>2.24609375</text:p>
          </table:table-cell>
          <table:table-cell table:formula="of:=[.E301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28504" calcext:value-type="float">
            <text:p>528504</text:p>
          </table:table-cell>
          <table:table-cell table:formula="of:=[.D302]/1024 * 5" office:value-type="float" office:value="2.24609375" calcext:value-type="float">
            <text:p>2.24609375</text:p>
          </table:table-cell>
          <table:table-cell table:formula="of:=[.E30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30272" calcext:value-type="float">
            <text:p>530272</text:p>
          </table:table-cell>
          <table:table-cell table:formula="of:=[.D303]/1024 * 5" office:value-type="float" office:value="2.24609375" calcext:value-type="float">
            <text:p>2.24609375</text:p>
          </table:table-cell>
          <table:table-cell table:formula="of:=[.E30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32048" calcext:value-type="float">
            <text:p>532048</text:p>
          </table:table-cell>
          <table:table-cell table:formula="of:=[.D304]/1024 * 5" office:value-type="float" office:value="2.2412109375" calcext:value-type="float">
            <text:p>2.2412109375</text:p>
          </table:table-cell>
          <table:table-cell table:formula="of:=[.E304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33824" calcext:value-type="float">
            <text:p>533824</text:p>
          </table:table-cell>
          <table:table-cell table:formula="of:=[.D305]/1024 * 5" office:value-type="float" office:value="2.236328125" calcext:value-type="float">
            <text:p>2.236328125</text:p>
          </table:table-cell>
          <table:table-cell table:formula="of:=[.E305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35592" calcext:value-type="float">
            <text:p>535592</text:p>
          </table:table-cell>
          <table:table-cell table:formula="of:=[.D306]/1024 * 5" office:value-type="float" office:value="2.236328125" calcext:value-type="float">
            <text:p>2.236328125</text:p>
          </table:table-cell>
          <table:table-cell table:formula="of:=[.E306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37360" calcext:value-type="float">
            <text:p>537360</text:p>
          </table:table-cell>
          <table:table-cell table:formula="of:=[.D307]/1024 * 5" office:value-type="float" office:value="2.236328125" calcext:value-type="float">
            <text:p>2.236328125</text:p>
          </table:table-cell>
          <table:table-cell table:formula="of:=[.E307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39136" calcext:value-type="float">
            <text:p>539136</text:p>
          </table:table-cell>
          <table:table-cell table:formula="of:=[.D308]/1024 * 5" office:value-type="float" office:value="2.2509765625" calcext:value-type="float">
            <text:p>2.2509765625</text:p>
          </table:table-cell>
          <table:table-cell table:formula="of:=[.E30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40912" calcext:value-type="float">
            <text:p>540912</text:p>
          </table:table-cell>
          <table:table-cell table:formula="of:=[.D309]/1024 * 5" office:value-type="float" office:value="2.24609375" calcext:value-type="float">
            <text:p>2.24609375</text:p>
          </table:table-cell>
          <table:table-cell table:formula="of:=[.E30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42680" calcext:value-type="float">
            <text:p>542680</text:p>
          </table:table-cell>
          <table:table-cell table:formula="of:=[.D310]/1024 * 5" office:value-type="float" office:value="2.24609375" calcext:value-type="float">
            <text:p>2.24609375</text:p>
          </table:table-cell>
          <table:table-cell table:formula="of:=[.E310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44456" calcext:value-type="float">
            <text:p>544456</text:p>
          </table:table-cell>
          <table:table-cell table:formula="of:=[.D311]/1024 * 5" office:value-type="float" office:value="2.24609375" calcext:value-type="float">
            <text:p>2.24609375</text:p>
          </table:table-cell>
          <table:table-cell table:formula="of:=[.E311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46232" calcext:value-type="float">
            <text:p>546232</text:p>
          </table:table-cell>
          <table:table-cell table:formula="of:=[.D312]/1024 * 5" office:value-type="float" office:value="2.236328125" calcext:value-type="float">
            <text:p>2.236328125</text:p>
          </table:table-cell>
          <table:table-cell table:formula="of:=[.E312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48008" calcext:value-type="float">
            <text:p>548008</text:p>
          </table:table-cell>
          <table:table-cell table:formula="of:=[.D313]/1024 * 5" office:value-type="float" office:value="2.2412109375" calcext:value-type="float">
            <text:p>2.2412109375</text:p>
          </table:table-cell>
          <table:table-cell table:formula="of:=[.E313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49776" calcext:value-type="float">
            <text:p>549776</text:p>
          </table:table-cell>
          <table:table-cell table:formula="of:=[.D314]/1024 * 5" office:value-type="float" office:value="2.2412109375" calcext:value-type="float">
            <text:p>2.2412109375</text:p>
          </table:table-cell>
          <table:table-cell table:formula="of:=[.E314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51552" calcext:value-type="float">
            <text:p>551552</text:p>
          </table:table-cell>
          <table:table-cell table:formula="of:=[.D315]/1024 * 5" office:value-type="float" office:value="2.2412109375" calcext:value-type="float">
            <text:p>2.2412109375</text:p>
          </table:table-cell>
          <table:table-cell table:formula="of:=[.E315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53328" calcext:value-type="float">
            <text:p>553328</text:p>
          </table:table-cell>
          <table:table-cell table:formula="of:=[.D316]/1024 * 5" office:value-type="float" office:value="2.24609375" calcext:value-type="float">
            <text:p>2.24609375</text:p>
          </table:table-cell>
          <table:table-cell table:formula="of:=[.E31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55096" calcext:value-type="float">
            <text:p>555096</text:p>
          </table:table-cell>
          <table:table-cell table:formula="of:=[.D317]/1024 * 5" office:value-type="float" office:value="2.24609375" calcext:value-type="float">
            <text:p>2.24609375</text:p>
          </table:table-cell>
          <table:table-cell table:formula="of:=[.E317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56864" calcext:value-type="float">
            <text:p>556864</text:p>
          </table:table-cell>
          <table:table-cell table:formula="of:=[.D318]/1024 * 5" office:value-type="float" office:value="2.24609375" calcext:value-type="float">
            <text:p>2.24609375</text:p>
          </table:table-cell>
          <table:table-cell table:formula="of:=[.E318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58640" calcext:value-type="float">
            <text:p>558640</text:p>
          </table:table-cell>
          <table:table-cell table:formula="of:=[.D319]/1024 * 5" office:value-type="float" office:value="2.24609375" calcext:value-type="float">
            <text:p>2.24609375</text:p>
          </table:table-cell>
          <table:table-cell table:formula="of:=[.E31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60416" calcext:value-type="float">
            <text:p>560416</text:p>
          </table:table-cell>
          <table:table-cell table:formula="of:=[.D320]/1024 * 5" office:value-type="float" office:value="2.236328125" calcext:value-type="float">
            <text:p>2.236328125</text:p>
          </table:table-cell>
          <table:table-cell table:formula="of:=[.E320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62184" calcext:value-type="float">
            <text:p>562184</text:p>
          </table:table-cell>
          <table:table-cell table:formula="of:=[.D321]/1024 * 5" office:value-type="float" office:value="2.2412109375" calcext:value-type="float">
            <text:p>2.2412109375</text:p>
          </table:table-cell>
          <table:table-cell table:formula="of:=[.E321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63952" calcext:value-type="float">
            <text:p>563952</text:p>
          </table:table-cell>
          <table:table-cell table:formula="of:=[.D322]/1024 * 5" office:value-type="float" office:value="2.2412109375" calcext:value-type="float">
            <text:p>2.2412109375</text:p>
          </table:table-cell>
          <table:table-cell table:formula="of:=[.E322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65728" calcext:value-type="float">
            <text:p>565728</text:p>
          </table:table-cell>
          <table:table-cell table:formula="of:=[.D323]/1024 * 5" office:value-type="float" office:value="2.2412109375" calcext:value-type="float">
            <text:p>2.2412109375</text:p>
          </table:table-cell>
          <table:table-cell table:formula="of:=[.E323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67504" calcext:value-type="float">
            <text:p>567504</text:p>
          </table:table-cell>
          <table:table-cell table:formula="of:=[.D324]/1024 * 5" office:value-type="float" office:value="2.24609375" calcext:value-type="float">
            <text:p>2.24609375</text:p>
          </table:table-cell>
          <table:table-cell table:formula="of:=[.E32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69272" calcext:value-type="float">
            <text:p>569272</text:p>
          </table:table-cell>
          <table:table-cell table:formula="of:=[.D325]/1024 * 5" office:value-type="float" office:value="2.24609375" calcext:value-type="float">
            <text:p>2.24609375</text:p>
          </table:table-cell>
          <table:table-cell table:formula="of:=[.E32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71048" calcext:value-type="float">
            <text:p>571048</text:p>
          </table:table-cell>
          <table:table-cell table:formula="of:=[.D326]/1024 * 5" office:value-type="float" office:value="2.24609375" calcext:value-type="float">
            <text:p>2.24609375</text:p>
          </table:table-cell>
          <table:table-cell table:formula="of:=[.E32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72824" calcext:value-type="float">
            <text:p>572824</text:p>
          </table:table-cell>
          <table:table-cell table:formula="of:=[.D327]/1024 * 5" office:value-type="float" office:value="2.24609375" calcext:value-type="float">
            <text:p>2.24609375</text:p>
          </table:table-cell>
          <table:table-cell table:formula="of:=[.E327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74600" calcext:value-type="float">
            <text:p>574600</text:p>
          </table:table-cell>
          <table:table-cell table:formula="of:=[.D328]/1024 * 5" office:value-type="float" office:value="2.2412109375" calcext:value-type="float">
            <text:p>2.2412109375</text:p>
          </table:table-cell>
          <table:table-cell table:formula="of:=[.E328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76368" calcext:value-type="float">
            <text:p>576368</text:p>
          </table:table-cell>
          <table:table-cell table:formula="of:=[.D329]/1024 * 5" office:value-type="float" office:value="2.2412109375" calcext:value-type="float">
            <text:p>2.2412109375</text:p>
          </table:table-cell>
          <table:table-cell table:formula="of:=[.E329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78144" calcext:value-type="float">
            <text:p>578144</text:p>
          </table:table-cell>
          <table:table-cell table:formula="of:=[.D330]/1024 * 5" office:value-type="float" office:value="2.2412109375" calcext:value-type="float">
            <text:p>2.2412109375</text:p>
          </table:table-cell>
          <table:table-cell table:formula="of:=[.E330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79920" calcext:value-type="float">
            <text:p>579920</text:p>
          </table:table-cell>
          <table:table-cell table:formula="of:=[.D331]/1024 * 5" office:value-type="float" office:value="2.2509765625" calcext:value-type="float">
            <text:p>2.2509765625</text:p>
          </table:table-cell>
          <table:table-cell table:formula="of:=[.E33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81688" calcext:value-type="float">
            <text:p>581688</text:p>
          </table:table-cell>
          <table:table-cell table:formula="of:=[.D332]/1024 * 5" office:value-type="float" office:value="2.24609375" calcext:value-type="float">
            <text:p>2.24609375</text:p>
          </table:table-cell>
          <table:table-cell table:formula="of:=[.E33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83456" calcext:value-type="float">
            <text:p>583456</text:p>
          </table:table-cell>
          <table:table-cell table:formula="of:=[.D333]/1024 * 5" office:value-type="float" office:value="2.24609375" calcext:value-type="float">
            <text:p>2.24609375</text:p>
          </table:table-cell>
          <table:table-cell table:formula="of:=[.E33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85232" calcext:value-type="float">
            <text:p>585232</text:p>
          </table:table-cell>
          <table:table-cell table:formula="of:=[.D334]/1024 * 5" office:value-type="float" office:value="2.24609375" calcext:value-type="float">
            <text:p>2.24609375</text:p>
          </table:table-cell>
          <table:table-cell table:formula="of:=[.E33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87008" calcext:value-type="float">
            <text:p>587008</text:p>
          </table:table-cell>
          <table:table-cell table:formula="of:=[.D335]/1024 * 5" office:value-type="float" office:value="2.236328125" calcext:value-type="float">
            <text:p>2.236328125</text:p>
          </table:table-cell>
          <table:table-cell table:formula="of:=[.E335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88776" calcext:value-type="float">
            <text:p>588776</text:p>
          </table:table-cell>
          <table:table-cell table:formula="of:=[.D336]/1024 * 5" office:value-type="float" office:value="2.2412109375" calcext:value-type="float">
            <text:p>2.2412109375</text:p>
          </table:table-cell>
          <table:table-cell table:formula="of:=[.E336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90552" calcext:value-type="float">
            <text:p>590552</text:p>
          </table:table-cell>
          <table:table-cell table:formula="of:=[.D337]/1024 * 5" office:value-type="float" office:value="2.2412109375" calcext:value-type="float">
            <text:p>2.2412109375</text:p>
          </table:table-cell>
          <table:table-cell table:formula="of:=[.E337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92328" calcext:value-type="float">
            <text:p>592328</text:p>
          </table:table-cell>
          <table:table-cell table:formula="of:=[.D338]/1024 * 5" office:value-type="float" office:value="2.2412109375" calcext:value-type="float">
            <text:p>2.2412109375</text:p>
          </table:table-cell>
          <table:table-cell table:formula="of:=[.E338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94104" calcext:value-type="float">
            <text:p>594104</text:p>
          </table:table-cell>
          <table:table-cell table:formula="of:=[.D339]/1024 * 5" office:value-type="float" office:value="2.2509765625" calcext:value-type="float">
            <text:p>2.2509765625</text:p>
          </table:table-cell>
          <table:table-cell table:formula="of:=[.E33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95872" calcext:value-type="float">
            <text:p>595872</text:p>
          </table:table-cell>
          <table:table-cell table:formula="of:=[.D340]/1024 * 5" office:value-type="float" office:value="2.2509765625" calcext:value-type="float">
            <text:p>2.2509765625</text:p>
          </table:table-cell>
          <table:table-cell table:formula="of:=[.E34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97648" calcext:value-type="float">
            <text:p>597648</text:p>
          </table:table-cell>
          <table:table-cell table:formula="of:=[.D341]/1024 * 5" office:value-type="float" office:value="2.2509765625" calcext:value-type="float">
            <text:p>2.2509765625</text:p>
          </table:table-cell>
          <table:table-cell table:formula="of:=[.E34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99424" calcext:value-type="float">
            <text:p>599424</text:p>
          </table:table-cell>
          <table:table-cell table:formula="of:=[.D342]/1024 * 5" office:value-type="float" office:value="2.24609375" calcext:value-type="float">
            <text:p>2.24609375</text:p>
          </table:table-cell>
          <table:table-cell table:formula="of:=[.E34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01192" calcext:value-type="float">
            <text:p>601192</text:p>
          </table:table-cell>
          <table:table-cell table:formula="of:=[.D343]/1024 * 5" office:value-type="float" office:value="2.2412109375" calcext:value-type="float">
            <text:p>2.2412109375</text:p>
          </table:table-cell>
          <table:table-cell table:formula="of:=[.E343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02960" calcext:value-type="float">
            <text:p>602960</text:p>
          </table:table-cell>
          <table:table-cell table:formula="of:=[.D344]/1024 * 5" office:value-type="float" office:value="2.2412109375" calcext:value-type="float">
            <text:p>2.2412109375</text:p>
          </table:table-cell>
          <table:table-cell table:formula="of:=[.E344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04736" calcext:value-type="float">
            <text:p>604736</text:p>
          </table:table-cell>
          <table:table-cell table:formula="of:=[.D345]/1024 * 5" office:value-type="float" office:value="2.2412109375" calcext:value-type="float">
            <text:p>2.2412109375</text:p>
          </table:table-cell>
          <table:table-cell table:formula="of:=[.E345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06512" calcext:value-type="float">
            <text:p>606512</text:p>
          </table:table-cell>
          <table:table-cell table:formula="of:=[.D346]/1024 * 5" office:value-type="float" office:value="2.2412109375" calcext:value-type="float">
            <text:p>2.2412109375</text:p>
          </table:table-cell>
          <table:table-cell table:formula="of:=[.E346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08280" calcext:value-type="float">
            <text:p>608280</text:p>
          </table:table-cell>
          <table:table-cell table:formula="of:=[.D347]/1024 * 5" office:value-type="float" office:value="2.2509765625" calcext:value-type="float">
            <text:p>2.2509765625</text:p>
          </table:table-cell>
          <table:table-cell table:formula="of:=[.E34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10048" calcext:value-type="float">
            <text:p>610048</text:p>
          </table:table-cell>
          <table:table-cell table:formula="of:=[.D348]/1024 * 5" office:value-type="float" office:value="2.24609375" calcext:value-type="float">
            <text:p>2.24609375</text:p>
          </table:table-cell>
          <table:table-cell table:formula="of:=[.E348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11824" calcext:value-type="float">
            <text:p>611824</text:p>
          </table:table-cell>
          <table:table-cell table:formula="of:=[.D349]/1024 * 5" office:value-type="float" office:value="2.24609375" calcext:value-type="float">
            <text:p>2.24609375</text:p>
          </table:table-cell>
          <table:table-cell table:formula="of:=[.E34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13600" calcext:value-type="float">
            <text:p>613600</text:p>
          </table:table-cell>
          <table:table-cell table:formula="of:=[.D350]/1024 * 5" office:value-type="float" office:value="2.2412109375" calcext:value-type="float">
            <text:p>2.2412109375</text:p>
          </table:table-cell>
          <table:table-cell table:formula="of:=[.E350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15368" calcext:value-type="float">
            <text:p>615368</text:p>
          </table:table-cell>
          <table:table-cell table:formula="of:=[.D351]/1024 * 5" office:value-type="float" office:value="2.2412109375" calcext:value-type="float">
            <text:p>2.2412109375</text:p>
          </table:table-cell>
          <table:table-cell table:formula="of:=[.E351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17144" calcext:value-type="float">
            <text:p>617144</text:p>
          </table:table-cell>
          <table:table-cell table:formula="of:=[.D352]/1024 * 5" office:value-type="float" office:value="2.24609375" calcext:value-type="float">
            <text:p>2.24609375</text:p>
          </table:table-cell>
          <table:table-cell table:formula="of:=[.E35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18920" calcext:value-type="float">
            <text:p>618920</text:p>
          </table:table-cell>
          <table:table-cell table:formula="of:=[.D353]/1024 * 5" office:value-type="float" office:value="2.24609375" calcext:value-type="float">
            <text:p>2.24609375</text:p>
          </table:table-cell>
          <table:table-cell table:formula="of:=[.E35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20696" calcext:value-type="float">
            <text:p>620696</text:p>
          </table:table-cell>
          <table:table-cell table:formula="of:=[.D354]/1024 * 5" office:value-type="float" office:value="2.2509765625" calcext:value-type="float">
            <text:p>2.2509765625</text:p>
          </table:table-cell>
          <table:table-cell table:formula="of:=[.E35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22464" calcext:value-type="float">
            <text:p>622464</text:p>
          </table:table-cell>
          <table:table-cell table:formula="of:=[.D355]/1024 * 5" office:value-type="float" office:value="2.24609375" calcext:value-type="float">
            <text:p>2.24609375</text:p>
          </table:table-cell>
          <table:table-cell table:formula="of:=[.E35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24240" calcext:value-type="float">
            <text:p>624240</text:p>
          </table:table-cell>
          <table:table-cell table:formula="of:=[.D356]/1024 * 5" office:value-type="float" office:value="2.24609375" calcext:value-type="float">
            <text:p>2.24609375</text:p>
          </table:table-cell>
          <table:table-cell table:formula="of:=[.E35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26016" calcext:value-type="float">
            <text:p>626016</text:p>
          </table:table-cell>
          <table:table-cell table:formula="of:=[.D357]/1024 * 5" office:value-type="float" office:value="2.24609375" calcext:value-type="float">
            <text:p>2.24609375</text:p>
          </table:table-cell>
          <table:table-cell table:formula="of:=[.E357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27784" calcext:value-type="float">
            <text:p>627784</text:p>
          </table:table-cell>
          <table:table-cell table:formula="of:=[.D358]/1024 * 5" office:value-type="float" office:value="2.236328125" calcext:value-type="float">
            <text:p>2.236328125</text:p>
          </table:table-cell>
          <table:table-cell table:formula="of:=[.E358]/255 * 5" office:value-type="float" office:value="2.50980392156863" calcext:value-type="float">
            <text:p>2.5098039216</text:p>
          </table:table-cell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29552" calcext:value-type="float">
            <text:p>629552</text:p>
          </table:table-cell>
          <table:table-cell table:formula="of:=[.D359]/1024 * 5" office:value-type="float" office:value="2.2412109375" calcext:value-type="float">
            <text:p>2.2412109375</text:p>
          </table:table-cell>
          <table:table-cell table:formula="of:=[.E359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31328" calcext:value-type="float">
            <text:p>631328</text:p>
          </table:table-cell>
          <table:table-cell table:formula="of:=[.D360]/1024 * 5" office:value-type="float" office:value="2.2412109375" calcext:value-type="float">
            <text:p>2.2412109375</text:p>
          </table:table-cell>
          <table:table-cell table:formula="of:=[.E360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33104" calcext:value-type="float">
            <text:p>633104</text:p>
          </table:table-cell>
          <table:table-cell table:formula="of:=[.D361]/1024 * 5" office:value-type="float" office:value="2.2412109375" calcext:value-type="float">
            <text:p>2.2412109375</text:p>
          </table:table-cell>
          <table:table-cell table:formula="of:=[.E361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34872" calcext:value-type="float">
            <text:p>634872</text:p>
          </table:table-cell>
          <table:table-cell table:formula="of:=[.D362]/1024 * 5" office:value-type="float" office:value="2.2509765625" calcext:value-type="float">
            <text:p>2.2509765625</text:p>
          </table:table-cell>
          <table:table-cell table:formula="of:=[.E36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36648" calcext:value-type="float">
            <text:p>636648</text:p>
          </table:table-cell>
          <table:table-cell table:formula="of:=[.D363]/1024 * 5" office:value-type="float" office:value="2.2509765625" calcext:value-type="float">
            <text:p>2.2509765625</text:p>
          </table:table-cell>
          <table:table-cell table:formula="of:=[.E36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38424" calcext:value-type="float">
            <text:p>638424</text:p>
          </table:table-cell>
          <table:table-cell table:formula="of:=[.D364]/1024 * 5" office:value-type="float" office:value="2.2509765625" calcext:value-type="float">
            <text:p>2.2509765625</text:p>
          </table:table-cell>
          <table:table-cell table:formula="of:=[.E36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40200" calcext:value-type="float">
            <text:p>640200</text:p>
          </table:table-cell>
          <table:table-cell table:formula="of:=[.D365]/1024 * 5" office:value-type="float" office:value="2.2509765625" calcext:value-type="float">
            <text:p>2.2509765625</text:p>
          </table:table-cell>
          <table:table-cell table:formula="of:=[.E36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41968" calcext:value-type="float">
            <text:p>641968</text:p>
          </table:table-cell>
          <table:table-cell table:formula="of:=[.D366]/1024 * 5" office:value-type="float" office:value="2.2412109375" calcext:value-type="float">
            <text:p>2.2412109375</text:p>
          </table:table-cell>
          <table:table-cell table:formula="of:=[.E366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43744" calcext:value-type="float">
            <text:p>643744</text:p>
          </table:table-cell>
          <table:table-cell table:formula="of:=[.D367]/1024 * 5" office:value-type="float" office:value="2.2412109375" calcext:value-type="float">
            <text:p>2.2412109375</text:p>
          </table:table-cell>
          <table:table-cell table:formula="of:=[.E367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45520" calcext:value-type="float">
            <text:p>645520</text:p>
          </table:table-cell>
          <table:table-cell table:formula="of:=[.D368]/1024 * 5" office:value-type="float" office:value="2.2412109375" calcext:value-type="float">
            <text:p>2.2412109375</text:p>
          </table:table-cell>
          <table:table-cell table:formula="of:=[.E368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47296" calcext:value-type="float">
            <text:p>647296</text:p>
          </table:table-cell>
          <table:table-cell table:formula="of:=[.D369]/1024 * 5" office:value-type="float" office:value="2.24609375" calcext:value-type="float">
            <text:p>2.24609375</text:p>
          </table:table-cell>
          <table:table-cell table:formula="of:=[.E36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49064" calcext:value-type="float">
            <text:p>649064</text:p>
          </table:table-cell>
          <table:table-cell table:formula="of:=[.D370]/1024 * 5" office:value-type="float" office:value="2.2509765625" calcext:value-type="float">
            <text:p>2.2509765625</text:p>
          </table:table-cell>
          <table:table-cell table:formula="of:=[.E37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50840" calcext:value-type="float">
            <text:p>650840</text:p>
          </table:table-cell>
          <table:table-cell table:formula="of:=[.D371]/1024 * 5" office:value-type="float" office:value="2.2509765625" calcext:value-type="float">
            <text:p>2.2509765625</text:p>
          </table:table-cell>
          <table:table-cell table:formula="of:=[.E37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52616" calcext:value-type="float">
            <text:p>652616</text:p>
          </table:table-cell>
          <table:table-cell table:formula="of:=[.D372]/1024 * 5" office:value-type="float" office:value="2.2509765625" calcext:value-type="float">
            <text:p>2.2509765625</text:p>
          </table:table-cell>
          <table:table-cell table:formula="of:=[.E37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54384" calcext:value-type="float">
            <text:p>654384</text:p>
          </table:table-cell>
          <table:table-cell table:formula="of:=[.D373]/1024 * 5" office:value-type="float" office:value="2.2412109375" calcext:value-type="float">
            <text:p>2.2412109375</text:p>
          </table:table-cell>
          <table:table-cell table:formula="of:=[.E373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56152" calcext:value-type="float">
            <text:p>656152</text:p>
          </table:table-cell>
          <table:table-cell table:formula="of:=[.D374]/1024 * 5" office:value-type="float" office:value="2.2412109375" calcext:value-type="float">
            <text:p>2.2412109375</text:p>
          </table:table-cell>
          <table:table-cell table:formula="of:=[.E374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57928" calcext:value-type="float">
            <text:p>657928</text:p>
          </table:table-cell>
          <table:table-cell table:formula="of:=[.D375]/1024 * 5" office:value-type="float" office:value="2.2412109375" calcext:value-type="float">
            <text:p>2.2412109375</text:p>
          </table:table-cell>
          <table:table-cell table:formula="of:=[.E375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59704" calcext:value-type="float">
            <text:p>659704</text:p>
          </table:table-cell>
          <table:table-cell table:formula="of:=[.D376]/1024 * 5" office:value-type="float" office:value="2.24609375" calcext:value-type="float">
            <text:p>2.24609375</text:p>
          </table:table-cell>
          <table:table-cell table:formula="of:=[.E37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61472" calcext:value-type="float">
            <text:p>661472</text:p>
          </table:table-cell>
          <table:table-cell table:formula="of:=[.D377]/1024 * 5" office:value-type="float" office:value="2.2509765625" calcext:value-type="float">
            <text:p>2.2509765625</text:p>
          </table:table-cell>
          <table:table-cell table:formula="of:=[.E37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63248" calcext:value-type="float">
            <text:p>663248</text:p>
          </table:table-cell>
          <table:table-cell table:formula="of:=[.D378]/1024 * 5" office:value-type="float" office:value="2.2509765625" calcext:value-type="float">
            <text:p>2.2509765625</text:p>
          </table:table-cell>
          <table:table-cell table:formula="of:=[.E37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65024" calcext:value-type="float">
            <text:p>665024</text:p>
          </table:table-cell>
          <table:table-cell table:formula="of:=[.D379]/1024 * 5" office:value-type="float" office:value="2.2509765625" calcext:value-type="float">
            <text:p>2.2509765625</text:p>
          </table:table-cell>
          <table:table-cell table:formula="of:=[.E37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66800" calcext:value-type="float">
            <text:p>666800</text:p>
          </table:table-cell>
          <table:table-cell table:formula="of:=[.D380]/1024 * 5" office:value-type="float" office:value="2.2509765625" calcext:value-type="float">
            <text:p>2.2509765625</text:p>
          </table:table-cell>
          <table:table-cell table:formula="of:=[.E38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68568" calcext:value-type="float">
            <text:p>668568</text:p>
          </table:table-cell>
          <table:table-cell table:formula="of:=[.D381]/1024 * 5" office:value-type="float" office:value="2.2412109375" calcext:value-type="float">
            <text:p>2.2412109375</text:p>
          </table:table-cell>
          <table:table-cell table:formula="of:=[.E381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70344" calcext:value-type="float">
            <text:p>670344</text:p>
          </table:table-cell>
          <table:table-cell table:formula="of:=[.D382]/1024 * 5" office:value-type="float" office:value="2.2412109375" calcext:value-type="float">
            <text:p>2.2412109375</text:p>
          </table:table-cell>
          <table:table-cell table:formula="of:=[.E382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72120" calcext:value-type="float">
            <text:p>672120</text:p>
          </table:table-cell>
          <table:table-cell table:formula="of:=[.D383]/1024 * 5" office:value-type="float" office:value="2.24609375" calcext:value-type="float">
            <text:p>2.24609375</text:p>
          </table:table-cell>
          <table:table-cell table:formula="of:=[.E38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73888" calcext:value-type="float">
            <text:p>673888</text:p>
          </table:table-cell>
          <table:table-cell table:formula="of:=[.D384]/1024 * 5" office:value-type="float" office:value="2.24609375" calcext:value-type="float">
            <text:p>2.24609375</text:p>
          </table:table-cell>
          <table:table-cell table:formula="of:=[.E38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75656" calcext:value-type="float">
            <text:p>675656</text:p>
          </table:table-cell>
          <table:table-cell table:formula="of:=[.D385]/1024 * 5" office:value-type="float" office:value="2.255859375" calcext:value-type="float">
            <text:p>2.255859375</text:p>
          </table:table-cell>
          <table:table-cell table:formula="of:=[.E38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77432" calcext:value-type="float">
            <text:p>677432</text:p>
          </table:table-cell>
          <table:table-cell table:formula="of:=[.D386]/1024 * 5" office:value-type="float" office:value="2.2509765625" calcext:value-type="float">
            <text:p>2.2509765625</text:p>
          </table:table-cell>
          <table:table-cell table:formula="of:=[.E38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79208" calcext:value-type="float">
            <text:p>679208</text:p>
          </table:table-cell>
          <table:table-cell table:formula="of:=[.D387]/1024 * 5" office:value-type="float" office:value="2.2509765625" calcext:value-type="float">
            <text:p>2.2509765625</text:p>
          </table:table-cell>
          <table:table-cell table:formula="of:=[.E38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80976" calcext:value-type="float">
            <text:p>680976</text:p>
          </table:table-cell>
          <table:table-cell table:formula="of:=[.D388]/1024 * 5" office:value-type="float" office:value="2.2509765625" calcext:value-type="float">
            <text:p>2.2509765625</text:p>
          </table:table-cell>
          <table:table-cell table:formula="of:=[.E38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82744" calcext:value-type="float">
            <text:p>682744</text:p>
          </table:table-cell>
          <table:table-cell table:formula="of:=[.D389]/1024 * 5" office:value-type="float" office:value="2.2412109375" calcext:value-type="float">
            <text:p>2.2412109375</text:p>
          </table:table-cell>
          <table:table-cell table:formula="of:=[.E389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84520" calcext:value-type="float">
            <text:p>684520</text:p>
          </table:table-cell>
          <table:table-cell table:formula="of:=[.D390]/1024 * 5" office:value-type="float" office:value="2.2412109375" calcext:value-type="float">
            <text:p>2.2412109375</text:p>
          </table:table-cell>
          <table:table-cell table:formula="of:=[.E390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86296" calcext:value-type="float">
            <text:p>686296</text:p>
          </table:table-cell>
          <table:table-cell table:formula="of:=[.D391]/1024 * 5" office:value-type="float" office:value="2.24609375" calcext:value-type="float">
            <text:p>2.24609375</text:p>
          </table:table-cell>
          <table:table-cell table:formula="of:=[.E391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88064" calcext:value-type="float">
            <text:p>688064</text:p>
          </table:table-cell>
          <table:table-cell table:formula="of:=[.D392]/1024 * 5" office:value-type="float" office:value="2.255859375" calcext:value-type="float">
            <text:p>2.255859375</text:p>
          </table:table-cell>
          <table:table-cell table:formula="of:=[.E39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89840" calcext:value-type="float">
            <text:p>689840</text:p>
          </table:table-cell>
          <table:table-cell table:formula="of:=[.D393]/1024 * 5" office:value-type="float" office:value="2.2509765625" calcext:value-type="float">
            <text:p>2.2509765625</text:p>
          </table:table-cell>
          <table:table-cell table:formula="of:=[.E39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91616" calcext:value-type="float">
            <text:p>691616</text:p>
          </table:table-cell>
          <table:table-cell table:formula="of:=[.D394]/1024 * 5" office:value-type="float" office:value="2.2509765625" calcext:value-type="float">
            <text:p>2.2509765625</text:p>
          </table:table-cell>
          <table:table-cell table:formula="of:=[.E39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93392" calcext:value-type="float">
            <text:p>693392</text:p>
          </table:table-cell>
          <table:table-cell table:formula="of:=[.D395]/1024 * 5" office:value-type="float" office:value="2.2509765625" calcext:value-type="float">
            <text:p>2.2509765625</text:p>
          </table:table-cell>
          <table:table-cell table:formula="of:=[.E39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95160" calcext:value-type="float">
            <text:p>695160</text:p>
          </table:table-cell>
          <table:table-cell table:formula="of:=[.D396]/1024 * 5" office:value-type="float" office:value="2.2412109375" calcext:value-type="float">
            <text:p>2.2412109375</text:p>
          </table:table-cell>
          <table:table-cell table:formula="of:=[.E396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96936" calcext:value-type="float">
            <text:p>696936</text:p>
          </table:table-cell>
          <table:table-cell table:formula="of:=[.D397]/1024 * 5" office:value-type="float" office:value="2.24609375" calcext:value-type="float">
            <text:p>2.24609375</text:p>
          </table:table-cell>
          <table:table-cell table:formula="of:=[.E397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698712" calcext:value-type="float">
            <text:p>698712</text:p>
          </table:table-cell>
          <table:table-cell table:formula="of:=[.D398]/1024 * 5" office:value-type="float" office:value="2.24609375" calcext:value-type="float">
            <text:p>2.24609375</text:p>
          </table:table-cell>
          <table:table-cell table:formula="of:=[.E398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00480" calcext:value-type="float">
            <text:p>700480</text:p>
          </table:table-cell>
          <table:table-cell table:formula="of:=[.D399]/1024 * 5" office:value-type="float" office:value="2.24609375" calcext:value-type="float">
            <text:p>2.24609375</text:p>
          </table:table-cell>
          <table:table-cell table:formula="of:=[.E39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02248" calcext:value-type="float">
            <text:p>702248</text:p>
          </table:table-cell>
          <table:table-cell table:formula="of:=[.D400]/1024 * 5" office:value-type="float" office:value="2.2509765625" calcext:value-type="float">
            <text:p>2.2509765625</text:p>
          </table:table-cell>
          <table:table-cell table:formula="of:=[.E40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04024" calcext:value-type="float">
            <text:p>704024</text:p>
          </table:table-cell>
          <table:table-cell table:formula="of:=[.D401]/1024 * 5" office:value-type="float" office:value="2.2509765625" calcext:value-type="float">
            <text:p>2.2509765625</text:p>
          </table:table-cell>
          <table:table-cell table:formula="of:=[.E40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05800" calcext:value-type="float">
            <text:p>705800</text:p>
          </table:table-cell>
          <table:table-cell table:formula="of:=[.D402]/1024 * 5" office:value-type="float" office:value="2.2509765625" calcext:value-type="float">
            <text:p>2.2509765625</text:p>
          </table:table-cell>
          <table:table-cell table:formula="of:=[.E40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07568" calcext:value-type="float">
            <text:p>707568</text:p>
          </table:table-cell>
          <table:table-cell table:formula="of:=[.D403]/1024 * 5" office:value-type="float" office:value="2.2509765625" calcext:value-type="float">
            <text:p>2.2509765625</text:p>
          </table:table-cell>
          <table:table-cell table:formula="of:=[.E40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09344" calcext:value-type="float">
            <text:p>709344</text:p>
          </table:table-cell>
          <table:table-cell table:formula="of:=[.D404]/1024 * 5" office:value-type="float" office:value="2.2412109375" calcext:value-type="float">
            <text:p>2.2412109375</text:p>
          </table:table-cell>
          <table:table-cell table:formula="of:=[.E404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11120" calcext:value-type="float">
            <text:p>711120</text:p>
          </table:table-cell>
          <table:table-cell table:formula="of:=[.D405]/1024 * 5" office:value-type="float" office:value="2.24609375" calcext:value-type="float">
            <text:p>2.24609375</text:p>
          </table:table-cell>
          <table:table-cell table:formula="of:=[.E40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12896" calcext:value-type="float">
            <text:p>712896</text:p>
          </table:table-cell>
          <table:table-cell table:formula="of:=[.D406]/1024 * 5" office:value-type="float" office:value="2.24609375" calcext:value-type="float">
            <text:p>2.24609375</text:p>
          </table:table-cell>
          <table:table-cell table:formula="of:=[.E40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14664" calcext:value-type="float">
            <text:p>714664</text:p>
          </table:table-cell>
          <table:table-cell table:formula="of:=[.D407]/1024 * 5" office:value-type="float" office:value="2.24609375" calcext:value-type="float">
            <text:p>2.24609375</text:p>
          </table:table-cell>
          <table:table-cell table:formula="of:=[.E407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16440" calcext:value-type="float">
            <text:p>716440</text:p>
          </table:table-cell>
          <table:table-cell table:formula="of:=[.D408]/1024 * 5" office:value-type="float" office:value="2.255859375" calcext:value-type="float">
            <text:p>2.255859375</text:p>
          </table:table-cell>
          <table:table-cell table:formula="of:=[.E40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18216" calcext:value-type="float">
            <text:p>718216</text:p>
          </table:table-cell>
          <table:table-cell table:formula="of:=[.D409]/1024 * 5" office:value-type="float" office:value="2.255859375" calcext:value-type="float">
            <text:p>2.255859375</text:p>
          </table:table-cell>
          <table:table-cell table:formula="of:=[.E40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19992" calcext:value-type="float">
            <text:p>719992</text:p>
          </table:table-cell>
          <table:table-cell table:formula="of:=[.D410]/1024 * 5" office:value-type="float" office:value="2.2509765625" calcext:value-type="float">
            <text:p>2.2509765625</text:p>
          </table:table-cell>
          <table:table-cell table:formula="of:=[.E41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21760" calcext:value-type="float">
            <text:p>721760</text:p>
          </table:table-cell>
          <table:table-cell table:formula="of:=[.D411]/1024 * 5" office:value-type="float" office:value="2.2509765625" calcext:value-type="float">
            <text:p>2.2509765625</text:p>
          </table:table-cell>
          <table:table-cell table:formula="of:=[.E41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23536" calcext:value-type="float">
            <text:p>723536</text:p>
          </table:table-cell>
          <table:table-cell table:formula="of:=[.D412]/1024 * 5" office:value-type="float" office:value="2.24609375" calcext:value-type="float">
            <text:p>2.24609375</text:p>
          </table:table-cell>
          <table:table-cell table:formula="of:=[.E41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25312" calcext:value-type="float">
            <text:p>725312</text:p>
          </table:table-cell>
          <table:table-cell table:formula="of:=[.D413]/1024 * 5" office:value-type="float" office:value="2.24609375" calcext:value-type="float">
            <text:p>2.24609375</text:p>
          </table:table-cell>
          <table:table-cell table:formula="of:=[.E41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27080" calcext:value-type="float">
            <text:p>727080</text:p>
          </table:table-cell>
          <table:table-cell table:formula="of:=[.D414]/1024 * 5" office:value-type="float" office:value="2.24609375" calcext:value-type="float">
            <text:p>2.24609375</text:p>
          </table:table-cell>
          <table:table-cell table:formula="of:=[.E41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28848" calcext:value-type="float">
            <text:p>728848</text:p>
          </table:table-cell>
          <table:table-cell table:formula="of:=[.D415]/1024 * 5" office:value-type="float" office:value="2.255859375" calcext:value-type="float">
            <text:p>2.255859375</text:p>
          </table:table-cell>
          <table:table-cell table:formula="of:=[.E41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30624" calcext:value-type="float">
            <text:p>730624</text:p>
          </table:table-cell>
          <table:table-cell table:formula="of:=[.D416]/1024 * 5" office:value-type="float" office:value="2.2509765625" calcext:value-type="float">
            <text:p>2.2509765625</text:p>
          </table:table-cell>
          <table:table-cell table:formula="of:=[.E41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32400" calcext:value-type="float">
            <text:p>732400</text:p>
          </table:table-cell>
          <table:table-cell table:formula="of:=[.D417]/1024 * 5" office:value-type="float" office:value="2.2509765625" calcext:value-type="float">
            <text:p>2.2509765625</text:p>
          </table:table-cell>
          <table:table-cell table:formula="of:=[.E41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34168" calcext:value-type="float">
            <text:p>734168</text:p>
          </table:table-cell>
          <table:table-cell table:formula="of:=[.D418]/1024 * 5" office:value-type="float" office:value="2.2509765625" calcext:value-type="float">
            <text:p>2.2509765625</text:p>
          </table:table-cell>
          <table:table-cell table:formula="of:=[.E41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35944" calcext:value-type="float">
            <text:p>735944</text:p>
          </table:table-cell>
          <table:table-cell table:formula="of:=[.D419]/1024 * 5" office:value-type="float" office:value="2.2412109375" calcext:value-type="float">
            <text:p>2.2412109375</text:p>
          </table:table-cell>
          <table:table-cell table:formula="of:=[.E419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37720" calcext:value-type="float">
            <text:p>737720</text:p>
          </table:table-cell>
          <table:table-cell table:formula="of:=[.D420]/1024 * 5" office:value-type="float" office:value="2.24609375" calcext:value-type="float">
            <text:p>2.24609375</text:p>
          </table:table-cell>
          <table:table-cell table:formula="of:=[.E420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39496" calcext:value-type="float">
            <text:p>739496</text:p>
          </table:table-cell>
          <table:table-cell table:formula="of:=[.D421]/1024 * 5" office:value-type="float" office:value="2.24609375" calcext:value-type="float">
            <text:p>2.24609375</text:p>
          </table:table-cell>
          <table:table-cell table:formula="of:=[.E421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41264" calcext:value-type="float">
            <text:p>741264</text:p>
          </table:table-cell>
          <table:table-cell table:formula="of:=[.D422]/1024 * 5" office:value-type="float" office:value="2.24609375" calcext:value-type="float">
            <text:p>2.24609375</text:p>
          </table:table-cell>
          <table:table-cell table:formula="of:=[.E42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43040" calcext:value-type="float">
            <text:p>743040</text:p>
          </table:table-cell>
          <table:table-cell table:formula="of:=[.D423]/1024 * 5" office:value-type="float" office:value="2.255859375" calcext:value-type="float">
            <text:p>2.255859375</text:p>
          </table:table-cell>
          <table:table-cell table:formula="of:=[.E42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44816" calcext:value-type="float">
            <text:p>744816</text:p>
          </table:table-cell>
          <table:table-cell table:formula="of:=[.D424]/1024 * 5" office:value-type="float" office:value="2.2509765625" calcext:value-type="float">
            <text:p>2.2509765625</text:p>
          </table:table-cell>
          <table:table-cell table:formula="of:=[.E42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46584" calcext:value-type="float">
            <text:p>746584</text:p>
          </table:table-cell>
          <table:table-cell table:formula="of:=[.D425]/1024 * 5" office:value-type="float" office:value="2.2509765625" calcext:value-type="float">
            <text:p>2.2509765625</text:p>
          </table:table-cell>
          <table:table-cell table:formula="of:=[.E42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48352" calcext:value-type="float">
            <text:p>748352</text:p>
          </table:table-cell>
          <table:table-cell table:formula="of:=[.D426]/1024 * 5" office:value-type="float" office:value="2.2509765625" calcext:value-type="float">
            <text:p>2.2509765625</text:p>
          </table:table-cell>
          <table:table-cell table:formula="of:=[.E42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50128" calcext:value-type="float">
            <text:p>750128</text:p>
          </table:table-cell>
          <table:table-cell table:formula="of:=[.D427]/1024 * 5" office:value-type="float" office:value="2.2412109375" calcext:value-type="float">
            <text:p>2.2412109375</text:p>
          </table:table-cell>
          <table:table-cell table:formula="of:=[.E427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51904" calcext:value-type="float">
            <text:p>751904</text:p>
          </table:table-cell>
          <table:table-cell table:formula="of:=[.D428]/1024 * 5" office:value-type="float" office:value="2.24609375" calcext:value-type="float">
            <text:p>2.24609375</text:p>
          </table:table-cell>
          <table:table-cell table:formula="of:=[.E428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53672" calcext:value-type="float">
            <text:p>753672</text:p>
          </table:table-cell>
          <table:table-cell table:formula="of:=[.D429]/1024 * 5" office:value-type="float" office:value="2.24609375" calcext:value-type="float">
            <text:p>2.24609375</text:p>
          </table:table-cell>
          <table:table-cell table:formula="of:=[.E42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55440" calcext:value-type="float">
            <text:p>755440</text:p>
          </table:table-cell>
          <table:table-cell table:formula="of:=[.D430]/1024 * 5" office:value-type="float" office:value="2.24609375" calcext:value-type="float">
            <text:p>2.24609375</text:p>
          </table:table-cell>
          <table:table-cell table:formula="of:=[.E430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57216" calcext:value-type="float">
            <text:p>757216</text:p>
          </table:table-cell>
          <table:table-cell table:formula="of:=[.D431]/1024 * 5" office:value-type="float" office:value="2.255859375" calcext:value-type="float">
            <text:p>2.255859375</text:p>
          </table:table-cell>
          <table:table-cell table:formula="of:=[.E43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58992" calcext:value-type="float">
            <text:p>758992</text:p>
          </table:table-cell>
          <table:table-cell table:formula="of:=[.D432]/1024 * 5" office:value-type="float" office:value="2.2509765625" calcext:value-type="float">
            <text:p>2.2509765625</text:p>
          </table:table-cell>
          <table:table-cell table:formula="of:=[.E43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60760" calcext:value-type="float">
            <text:p>760760</text:p>
          </table:table-cell>
          <table:table-cell table:formula="of:=[.D433]/1024 * 5" office:value-type="float" office:value="2.2509765625" calcext:value-type="float">
            <text:p>2.2509765625</text:p>
          </table:table-cell>
          <table:table-cell table:formula="of:=[.E43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62536" calcext:value-type="float">
            <text:p>762536</text:p>
          </table:table-cell>
          <table:table-cell table:formula="of:=[.D434]/1024 * 5" office:value-type="float" office:value="2.2412109375" calcext:value-type="float">
            <text:p>2.2412109375</text:p>
          </table:table-cell>
          <table:table-cell table:formula="of:=[.E434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64312" calcext:value-type="float">
            <text:p>764312</text:p>
          </table:table-cell>
          <table:table-cell table:formula="of:=[.D435]/1024 * 5" office:value-type="float" office:value="2.24609375" calcext:value-type="float">
            <text:p>2.24609375</text:p>
          </table:table-cell>
          <table:table-cell table:formula="of:=[.E43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66088" calcext:value-type="float">
            <text:p>766088</text:p>
          </table:table-cell>
          <table:table-cell table:formula="of:=[.D436]/1024 * 5" office:value-type="float" office:value="2.24609375" calcext:value-type="float">
            <text:p>2.24609375</text:p>
          </table:table-cell>
          <table:table-cell table:formula="of:=[.E43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67856" calcext:value-type="float">
            <text:p>767856</text:p>
          </table:table-cell>
          <table:table-cell table:formula="of:=[.D437]/1024 * 5" office:value-type="float" office:value="2.24609375" calcext:value-type="float">
            <text:p>2.24609375</text:p>
          </table:table-cell>
          <table:table-cell table:formula="of:=[.E437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69632" calcext:value-type="float">
            <text:p>769632</text:p>
          </table:table-cell>
          <table:table-cell table:formula="of:=[.D438]/1024 * 5" office:value-type="float" office:value="2.255859375" calcext:value-type="float">
            <text:p>2.255859375</text:p>
          </table:table-cell>
          <table:table-cell table:formula="of:=[.E43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71408" calcext:value-type="float">
            <text:p>771408</text:p>
          </table:table-cell>
          <table:table-cell table:formula="of:=[.D439]/1024 * 5" office:value-type="float" office:value="2.2509765625" calcext:value-type="float">
            <text:p>2.2509765625</text:p>
          </table:table-cell>
          <table:table-cell table:formula="of:=[.E43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73176" calcext:value-type="float">
            <text:p>773176</text:p>
          </table:table-cell>
          <table:table-cell table:formula="of:=[.D440]/1024 * 5" office:value-type="float" office:value="2.2509765625" calcext:value-type="float">
            <text:p>2.2509765625</text:p>
          </table:table-cell>
          <table:table-cell table:formula="of:=[.E44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74944" calcext:value-type="float">
            <text:p>774944</text:p>
          </table:table-cell>
          <table:table-cell table:formula="of:=[.D441]/1024 * 5" office:value-type="float" office:value="2.2509765625" calcext:value-type="float">
            <text:p>2.2509765625</text:p>
          </table:table-cell>
          <table:table-cell table:formula="of:=[.E44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76720" calcext:value-type="float">
            <text:p>776720</text:p>
          </table:table-cell>
          <table:table-cell table:formula="of:=[.D442]/1024 * 5" office:value-type="float" office:value="2.2412109375" calcext:value-type="float">
            <text:p>2.2412109375</text:p>
          </table:table-cell>
          <table:table-cell table:formula="of:=[.E442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78496" calcext:value-type="float">
            <text:p>778496</text:p>
          </table:table-cell>
          <table:table-cell table:formula="of:=[.D443]/1024 * 5" office:value-type="float" office:value="2.24609375" calcext:value-type="float">
            <text:p>2.24609375</text:p>
          </table:table-cell>
          <table:table-cell table:formula="of:=[.E44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80264" calcext:value-type="float">
            <text:p>780264</text:p>
          </table:table-cell>
          <table:table-cell table:formula="of:=[.D444]/1024 * 5" office:value-type="float" office:value="2.24609375" calcext:value-type="float">
            <text:p>2.24609375</text:p>
          </table:table-cell>
          <table:table-cell table:formula="of:=[.E44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82040" calcext:value-type="float">
            <text:p>782040</text:p>
          </table:table-cell>
          <table:table-cell table:formula="of:=[.D445]/1024 * 5" office:value-type="float" office:value="2.24609375" calcext:value-type="float">
            <text:p>2.24609375</text:p>
          </table:table-cell>
          <table:table-cell table:formula="of:=[.E44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83816" calcext:value-type="float">
            <text:p>783816</text:p>
          </table:table-cell>
          <table:table-cell table:formula="of:=[.D446]/1024 * 5" office:value-type="float" office:value="2.255859375" calcext:value-type="float">
            <text:p>2.255859375</text:p>
          </table:table-cell>
          <table:table-cell table:formula="of:=[.E44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85592" calcext:value-type="float">
            <text:p>785592</text:p>
          </table:table-cell>
          <table:table-cell table:formula="of:=[.D447]/1024 * 5" office:value-type="float" office:value="2.2509765625" calcext:value-type="float">
            <text:p>2.2509765625</text:p>
          </table:table-cell>
          <table:table-cell table:formula="of:=[.E44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87360" calcext:value-type="float">
            <text:p>787360</text:p>
          </table:table-cell>
          <table:table-cell table:formula="of:=[.D448]/1024 * 5" office:value-type="float" office:value="2.2509765625" calcext:value-type="float">
            <text:p>2.2509765625</text:p>
          </table:table-cell>
          <table:table-cell table:formula="of:=[.E44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89136" calcext:value-type="float">
            <text:p>789136</text:p>
          </table:table-cell>
          <table:table-cell table:formula="of:=[.D449]/1024 * 5" office:value-type="float" office:value="2.2509765625" calcext:value-type="float">
            <text:p>2.2509765625</text:p>
          </table:table-cell>
          <table:table-cell table:formula="of:=[.E44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90912" calcext:value-type="float">
            <text:p>790912</text:p>
          </table:table-cell>
          <table:table-cell table:formula="of:=[.D450]/1024 * 5" office:value-type="float" office:value="2.24609375" calcext:value-type="float">
            <text:p>2.24609375</text:p>
          </table:table-cell>
          <table:table-cell table:formula="of:=[.E450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92680" calcext:value-type="float">
            <text:p>792680</text:p>
          </table:table-cell>
          <table:table-cell table:formula="of:=[.D451]/1024 * 5" office:value-type="float" office:value="2.24609375" calcext:value-type="float">
            <text:p>2.24609375</text:p>
          </table:table-cell>
          <table:table-cell table:formula="of:=[.E451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94448" calcext:value-type="float">
            <text:p>794448</text:p>
          </table:table-cell>
          <table:table-cell table:formula="of:=[.D452]/1024 * 5" office:value-type="float" office:value="2.24609375" calcext:value-type="float">
            <text:p>2.24609375</text:p>
          </table:table-cell>
          <table:table-cell table:formula="of:=[.E45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96224" calcext:value-type="float">
            <text:p>796224</text:p>
          </table:table-cell>
          <table:table-cell table:formula="of:=[.D453]/1024 * 5" office:value-type="float" office:value="2.2509765625" calcext:value-type="float">
            <text:p>2.2509765625</text:p>
          </table:table-cell>
          <table:table-cell table:formula="of:=[.E45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98000" calcext:value-type="float">
            <text:p>798000</text:p>
          </table:table-cell>
          <table:table-cell table:formula="of:=[.D454]/1024 * 5" office:value-type="float" office:value="2.255859375" calcext:value-type="float">
            <text:p>2.255859375</text:p>
          </table:table-cell>
          <table:table-cell table:formula="of:=[.E45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99768" calcext:value-type="float">
            <text:p>799768</text:p>
          </table:table-cell>
          <table:table-cell table:formula="of:=[.D455]/1024 * 5" office:value-type="float" office:value="2.2509765625" calcext:value-type="float">
            <text:p>2.2509765625</text:p>
          </table:table-cell>
          <table:table-cell table:formula="of:=[.E45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01536" calcext:value-type="float">
            <text:p>801536</text:p>
          </table:table-cell>
          <table:table-cell table:formula="of:=[.D456]/1024 * 5" office:value-type="float" office:value="2.2509765625" calcext:value-type="float">
            <text:p>2.2509765625</text:p>
          </table:table-cell>
          <table:table-cell table:formula="of:=[.E45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03312" calcext:value-type="float">
            <text:p>803312</text:p>
          </table:table-cell>
          <table:table-cell table:formula="of:=[.D457]/1024 * 5" office:value-type="float" office:value="2.2412109375" calcext:value-type="float">
            <text:p>2.2412109375</text:p>
          </table:table-cell>
          <table:table-cell table:formula="of:=[.E457]/255 * 5" office:value-type="float" office:value="2.50980392156863" calcext:value-type="float">
            <text:p>2.5098039216</text:p>
          </table:table-cell>
          <table:table-cell office:value-type="float" office:value="459" calcext:value-type="float">
            <text:p>45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05088" calcext:value-type="float">
            <text:p>805088</text:p>
          </table:table-cell>
          <table:table-cell table:formula="of:=[.D458]/1024 * 5" office:value-type="float" office:value="2.24609375" calcext:value-type="float">
            <text:p>2.24609375</text:p>
          </table:table-cell>
          <table:table-cell table:formula="of:=[.E458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06856" calcext:value-type="float">
            <text:p>806856</text:p>
          </table:table-cell>
          <table:table-cell table:formula="of:=[.D459]/1024 * 5" office:value-type="float" office:value="2.24609375" calcext:value-type="float">
            <text:p>2.24609375</text:p>
          </table:table-cell>
          <table:table-cell table:formula="of:=[.E45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08632" calcext:value-type="float">
            <text:p>808632</text:p>
          </table:table-cell>
          <table:table-cell table:formula="of:=[.D460]/1024 * 5" office:value-type="float" office:value="2.24609375" calcext:value-type="float">
            <text:p>2.24609375</text:p>
          </table:table-cell>
          <table:table-cell table:formula="of:=[.E460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10408" calcext:value-type="float">
            <text:p>810408</text:p>
          </table:table-cell>
          <table:table-cell table:formula="of:=[.D461]/1024 * 5" office:value-type="float" office:value="2.255859375" calcext:value-type="float">
            <text:p>2.255859375</text:p>
          </table:table-cell>
          <table:table-cell table:formula="of:=[.E46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12184" calcext:value-type="float">
            <text:p>812184</text:p>
          </table:table-cell>
          <table:table-cell table:formula="of:=[.D462]/1024 * 5" office:value-type="float" office:value="2.255859375" calcext:value-type="float">
            <text:p>2.255859375</text:p>
          </table:table-cell>
          <table:table-cell table:formula="of:=[.E46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13952" calcext:value-type="float">
            <text:p>813952</text:p>
          </table:table-cell>
          <table:table-cell table:formula="of:=[.D463]/1024 * 5" office:value-type="float" office:value="2.255859375" calcext:value-type="float">
            <text:p>2.255859375</text:p>
          </table:table-cell>
          <table:table-cell table:formula="of:=[.E46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15728" calcext:value-type="float">
            <text:p>815728</text:p>
          </table:table-cell>
          <table:table-cell table:formula="of:=[.D464]/1024 * 5" office:value-type="float" office:value="2.255859375" calcext:value-type="float">
            <text:p>2.255859375</text:p>
          </table:table-cell>
          <table:table-cell table:formula="of:=[.E46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17504" calcext:value-type="float">
            <text:p>817504</text:p>
          </table:table-cell>
          <table:table-cell table:formula="of:=[.D465]/1024 * 5" office:value-type="float" office:value="2.24609375" calcext:value-type="float">
            <text:p>2.24609375</text:p>
          </table:table-cell>
          <table:table-cell table:formula="of:=[.E46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19272" calcext:value-type="float">
            <text:p>819272</text:p>
          </table:table-cell>
          <table:table-cell table:formula="of:=[.D466]/1024 * 5" office:value-type="float" office:value="2.24609375" calcext:value-type="float">
            <text:p>2.24609375</text:p>
          </table:table-cell>
          <table:table-cell table:formula="of:=[.E46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21040" calcext:value-type="float">
            <text:p>821040</text:p>
          </table:table-cell>
          <table:table-cell table:formula="of:=[.D467]/1024 * 5" office:value-type="float" office:value="2.24609375" calcext:value-type="float">
            <text:p>2.24609375</text:p>
          </table:table-cell>
          <table:table-cell table:formula="of:=[.E467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22816" calcext:value-type="float">
            <text:p>822816</text:p>
          </table:table-cell>
          <table:table-cell table:formula="of:=[.D468]/1024 * 5" office:value-type="float" office:value="2.24609375" calcext:value-type="float">
            <text:p>2.24609375</text:p>
          </table:table-cell>
          <table:table-cell table:formula="of:=[.E468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24592" calcext:value-type="float">
            <text:p>824592</text:p>
          </table:table-cell>
          <table:table-cell table:formula="of:=[.D469]/1024 * 5" office:value-type="float" office:value="2.255859375" calcext:value-type="float">
            <text:p>2.255859375</text:p>
          </table:table-cell>
          <table:table-cell table:formula="of:=[.E46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26360" calcext:value-type="float">
            <text:p>826360</text:p>
          </table:table-cell>
          <table:table-cell table:formula="of:=[.D470]/1024 * 5" office:value-type="float" office:value="2.2509765625" calcext:value-type="float">
            <text:p>2.2509765625</text:p>
          </table:table-cell>
          <table:table-cell table:formula="of:=[.E47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28136" calcext:value-type="float">
            <text:p>828136</text:p>
          </table:table-cell>
          <table:table-cell table:formula="of:=[.D471]/1024 * 5" office:value-type="float" office:value="2.2509765625" calcext:value-type="float">
            <text:p>2.2509765625</text:p>
          </table:table-cell>
          <table:table-cell table:formula="of:=[.E47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29912" calcext:value-type="float">
            <text:p>829912</text:p>
          </table:table-cell>
          <table:table-cell table:formula="of:=[.D472]/1024 * 5" office:value-type="float" office:value="2.2509765625" calcext:value-type="float">
            <text:p>2.2509765625</text:p>
          </table:table-cell>
          <table:table-cell table:formula="of:=[.E47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31688" calcext:value-type="float">
            <text:p>831688</text:p>
          </table:table-cell>
          <table:table-cell table:formula="of:=[.D473]/1024 * 5" office:value-type="float" office:value="2.24609375" calcext:value-type="float">
            <text:p>2.24609375</text:p>
          </table:table-cell>
          <table:table-cell table:formula="of:=[.E47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33456" calcext:value-type="float">
            <text:p>833456</text:p>
          </table:table-cell>
          <table:table-cell table:formula="of:=[.D474]/1024 * 5" office:value-type="float" office:value="2.24609375" calcext:value-type="float">
            <text:p>2.24609375</text:p>
          </table:table-cell>
          <table:table-cell table:formula="of:=[.E47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35232" calcext:value-type="float">
            <text:p>835232</text:p>
          </table:table-cell>
          <table:table-cell table:formula="of:=[.D475]/1024 * 5" office:value-type="float" office:value="2.2509765625" calcext:value-type="float">
            <text:p>2.2509765625</text:p>
          </table:table-cell>
          <table:table-cell table:formula="of:=[.E47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37008" calcext:value-type="float">
            <text:p>837008</text:p>
          </table:table-cell>
          <table:table-cell table:formula="of:=[.D476]/1024 * 5" office:value-type="float" office:value="2.2509765625" calcext:value-type="float">
            <text:p>2.2509765625</text:p>
          </table:table-cell>
          <table:table-cell table:formula="of:=[.E47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38784" calcext:value-type="float">
            <text:p>838784</text:p>
          </table:table-cell>
          <table:table-cell table:formula="of:=[.D477]/1024 * 5" office:value-type="float" office:value="2.255859375" calcext:value-type="float">
            <text:p>2.255859375</text:p>
          </table:table-cell>
          <table:table-cell table:formula="of:=[.E47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40552" calcext:value-type="float">
            <text:p>840552</text:p>
          </table:table-cell>
          <table:table-cell table:formula="of:=[.D478]/1024 * 5" office:value-type="float" office:value="2.255859375" calcext:value-type="float">
            <text:p>2.255859375</text:p>
          </table:table-cell>
          <table:table-cell table:formula="of:=[.E47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42328" calcext:value-type="float">
            <text:p>842328</text:p>
          </table:table-cell>
          <table:table-cell table:formula="of:=[.D479]/1024 * 5" office:value-type="float" office:value="2.255859375" calcext:value-type="float">
            <text:p>2.255859375</text:p>
          </table:table-cell>
          <table:table-cell table:formula="of:=[.E47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44104" calcext:value-type="float">
            <text:p>844104</text:p>
          </table:table-cell>
          <table:table-cell table:formula="of:=[.D480]/1024 * 5" office:value-type="float" office:value="2.24609375" calcext:value-type="float">
            <text:p>2.24609375</text:p>
          </table:table-cell>
          <table:table-cell table:formula="of:=[.E480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45872" calcext:value-type="float">
            <text:p>845872</text:p>
          </table:table-cell>
          <table:table-cell table:formula="of:=[.D481]/1024 * 5" office:value-type="float" office:value="2.24609375" calcext:value-type="float">
            <text:p>2.24609375</text:p>
          </table:table-cell>
          <table:table-cell table:formula="of:=[.E481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47640" calcext:value-type="float">
            <text:p>847640</text:p>
          </table:table-cell>
          <table:table-cell table:formula="of:=[.D482]/1024 * 5" office:value-type="float" office:value="2.24609375" calcext:value-type="float">
            <text:p>2.24609375</text:p>
          </table:table-cell>
          <table:table-cell table:formula="of:=[.E48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49416" calcext:value-type="float">
            <text:p>849416</text:p>
          </table:table-cell>
          <table:table-cell table:formula="of:=[.D483]/1024 * 5" office:value-type="float" office:value="2.24609375" calcext:value-type="float">
            <text:p>2.24609375</text:p>
          </table:table-cell>
          <table:table-cell table:formula="of:=[.E48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51192" calcext:value-type="float">
            <text:p>851192</text:p>
          </table:table-cell>
          <table:table-cell table:formula="of:=[.D484]/1024 * 5" office:value-type="float" office:value="2.255859375" calcext:value-type="float">
            <text:p>2.255859375</text:p>
          </table:table-cell>
          <table:table-cell table:formula="of:=[.E48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52960" calcext:value-type="float">
            <text:p>852960</text:p>
          </table:table-cell>
          <table:table-cell table:formula="of:=[.D485]/1024 * 5" office:value-type="float" office:value="2.255859375" calcext:value-type="float">
            <text:p>2.255859375</text:p>
          </table:table-cell>
          <table:table-cell table:formula="of:=[.E48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54736" calcext:value-type="float">
            <text:p>854736</text:p>
          </table:table-cell>
          <table:table-cell table:formula="of:=[.D486]/1024 * 5" office:value-type="float" office:value="2.255859375" calcext:value-type="float">
            <text:p>2.255859375</text:p>
          </table:table-cell>
          <table:table-cell table:formula="of:=[.E48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56512" calcext:value-type="float">
            <text:p>856512</text:p>
          </table:table-cell>
          <table:table-cell table:formula="of:=[.D487]/1024 * 5" office:value-type="float" office:value="2.255859375" calcext:value-type="float">
            <text:p>2.255859375</text:p>
          </table:table-cell>
          <table:table-cell table:formula="of:=[.E48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58288" calcext:value-type="float">
            <text:p>858288</text:p>
          </table:table-cell>
          <table:table-cell table:formula="of:=[.D488]/1024 * 5" office:value-type="float" office:value="2.24609375" calcext:value-type="float">
            <text:p>2.24609375</text:p>
          </table:table-cell>
          <table:table-cell table:formula="of:=[.E488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60056" calcext:value-type="float">
            <text:p>860056</text:p>
          </table:table-cell>
          <table:table-cell table:formula="of:=[.D489]/1024 * 5" office:value-type="float" office:value="2.2509765625" calcext:value-type="float">
            <text:p>2.2509765625</text:p>
          </table:table-cell>
          <table:table-cell table:formula="of:=[.E48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61832" calcext:value-type="float">
            <text:p>861832</text:p>
          </table:table-cell>
          <table:table-cell table:formula="of:=[.D490]/1024 * 5" office:value-type="float" office:value="2.24609375" calcext:value-type="float">
            <text:p>2.24609375</text:p>
          </table:table-cell>
          <table:table-cell table:formula="of:=[.E490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63608" calcext:value-type="float">
            <text:p>863608</text:p>
          </table:table-cell>
          <table:table-cell table:formula="of:=[.D491]/1024 * 5" office:value-type="float" office:value="2.2509765625" calcext:value-type="float">
            <text:p>2.2509765625</text:p>
          </table:table-cell>
          <table:table-cell table:formula="of:=[.E49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65376" calcext:value-type="float">
            <text:p>865376</text:p>
          </table:table-cell>
          <table:table-cell table:formula="of:=[.D492]/1024 * 5" office:value-type="float" office:value="2.255859375" calcext:value-type="float">
            <text:p>2.255859375</text:p>
          </table:table-cell>
          <table:table-cell table:formula="of:=[.E49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67144" calcext:value-type="float">
            <text:p>867144</text:p>
          </table:table-cell>
          <table:table-cell table:formula="of:=[.D493]/1024 * 5" office:value-type="float" office:value="2.255859375" calcext:value-type="float">
            <text:p>2.255859375</text:p>
          </table:table-cell>
          <table:table-cell table:formula="of:=[.E49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68920" calcext:value-type="float">
            <text:p>868920</text:p>
          </table:table-cell>
          <table:table-cell table:formula="of:=[.D494]/1024 * 5" office:value-type="float" office:value="2.2509765625" calcext:value-type="float">
            <text:p>2.2509765625</text:p>
          </table:table-cell>
          <table:table-cell table:formula="of:=[.E49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70696" calcext:value-type="float">
            <text:p>870696</text:p>
          </table:table-cell>
          <table:table-cell table:formula="of:=[.D495]/1024 * 5" office:value-type="float" office:value="2.255859375" calcext:value-type="float">
            <text:p>2.255859375</text:p>
          </table:table-cell>
          <table:table-cell table:formula="of:=[.E49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72464" calcext:value-type="float">
            <text:p>872464</text:p>
          </table:table-cell>
          <table:table-cell table:formula="of:=[.D496]/1024 * 5" office:value-type="float" office:value="2.24609375" calcext:value-type="float">
            <text:p>2.24609375</text:p>
          </table:table-cell>
          <table:table-cell table:formula="of:=[.E49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74232" calcext:value-type="float">
            <text:p>874232</text:p>
          </table:table-cell>
          <table:table-cell table:formula="of:=[.D497]/1024 * 5" office:value-type="float" office:value="2.2509765625" calcext:value-type="float">
            <text:p>2.2509765625</text:p>
          </table:table-cell>
          <table:table-cell table:formula="of:=[.E49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76008" calcext:value-type="float">
            <text:p>876008</text:p>
          </table:table-cell>
          <table:table-cell table:formula="of:=[.D498]/1024 * 5" office:value-type="float" office:value="2.2509765625" calcext:value-type="float">
            <text:p>2.2509765625</text:p>
          </table:table-cell>
          <table:table-cell table:formula="of:=[.E49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77784" calcext:value-type="float">
            <text:p>877784</text:p>
          </table:table-cell>
          <table:table-cell table:formula="of:=[.D499]/1024 * 5" office:value-type="float" office:value="2.2607421875" calcext:value-type="float">
            <text:p>2.2607421875</text:p>
          </table:table-cell>
          <table:table-cell table:formula="of:=[.E49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79552" calcext:value-type="float">
            <text:p>879552</text:p>
          </table:table-cell>
          <table:table-cell table:formula="of:=[.D500]/1024 * 5" office:value-type="float" office:value="2.255859375" calcext:value-type="float">
            <text:p>2.255859375</text:p>
          </table:table-cell>
          <table:table-cell table:formula="of:=[.E50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81328" calcext:value-type="float">
            <text:p>881328</text:p>
          </table:table-cell>
          <table:table-cell table:formula="of:=[.D501]/1024 * 5" office:value-type="float" office:value="2.255859375" calcext:value-type="float">
            <text:p>2.255859375</text:p>
          </table:table-cell>
          <table:table-cell table:formula="of:=[.E50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83104" calcext:value-type="float">
            <text:p>883104</text:p>
          </table:table-cell>
          <table:table-cell table:formula="of:=[.D502]/1024 * 5" office:value-type="float" office:value="2.2509765625" calcext:value-type="float">
            <text:p>2.2509765625</text:p>
          </table:table-cell>
          <table:table-cell table:formula="of:=[.E50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84880" calcext:value-type="float">
            <text:p>884880</text:p>
          </table:table-cell>
          <table:table-cell table:formula="of:=[.D503]/1024 * 5" office:value-type="float" office:value="2.24609375" calcext:value-type="float">
            <text:p>2.24609375</text:p>
          </table:table-cell>
          <table:table-cell table:formula="of:=[.E50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86648" calcext:value-type="float">
            <text:p>886648</text:p>
          </table:table-cell>
          <table:table-cell table:formula="of:=[.D504]/1024 * 5" office:value-type="float" office:value="2.24609375" calcext:value-type="float">
            <text:p>2.24609375</text:p>
          </table:table-cell>
          <table:table-cell table:formula="of:=[.E50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88424" calcext:value-type="float">
            <text:p>888424</text:p>
          </table:table-cell>
          <table:table-cell table:formula="of:=[.D505]/1024 * 5" office:value-type="float" office:value="2.24609375" calcext:value-type="float">
            <text:p>2.24609375</text:p>
          </table:table-cell>
          <table:table-cell table:formula="of:=[.E50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90200" calcext:value-type="float">
            <text:p>890200</text:p>
          </table:table-cell>
          <table:table-cell table:formula="of:=[.D506]/1024 * 5" office:value-type="float" office:value="2.24609375" calcext:value-type="float">
            <text:p>2.24609375</text:p>
          </table:table-cell>
          <table:table-cell table:formula="of:=[.E50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91968" calcext:value-type="float">
            <text:p>891968</text:p>
          </table:table-cell>
          <table:table-cell table:formula="of:=[.D507]/1024 * 5" office:value-type="float" office:value="2.255859375" calcext:value-type="float">
            <text:p>2.255859375</text:p>
          </table:table-cell>
          <table:table-cell table:formula="of:=[.E50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93736" calcext:value-type="float">
            <text:p>893736</text:p>
          </table:table-cell>
          <table:table-cell table:formula="of:=[.D508]/1024 * 5" office:value-type="float" office:value="2.255859375" calcext:value-type="float">
            <text:p>2.255859375</text:p>
          </table:table-cell>
          <table:table-cell table:formula="of:=[.E50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95512" calcext:value-type="float">
            <text:p>895512</text:p>
          </table:table-cell>
          <table:table-cell table:formula="of:=[.D509]/1024 * 5" office:value-type="float" office:value="2.255859375" calcext:value-type="float">
            <text:p>2.255859375</text:p>
          </table:table-cell>
          <table:table-cell table:formula="of:=[.E50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97288" calcext:value-type="float">
            <text:p>897288</text:p>
          </table:table-cell>
          <table:table-cell table:formula="of:=[.D510]/1024 * 5" office:value-type="float" office:value="2.255859375" calcext:value-type="float">
            <text:p>2.255859375</text:p>
          </table:table-cell>
          <table:table-cell table:formula="of:=[.E51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99056" calcext:value-type="float">
            <text:p>899056</text:p>
          </table:table-cell>
          <table:table-cell table:formula="of:=[.D511]/1024 * 5" office:value-type="float" office:value="2.24609375" calcext:value-type="float">
            <text:p>2.24609375</text:p>
          </table:table-cell>
          <table:table-cell table:formula="of:=[.E511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00832" calcext:value-type="float">
            <text:p>900832</text:p>
          </table:table-cell>
          <table:table-cell table:formula="of:=[.D512]/1024 * 5" office:value-type="float" office:value="2.2509765625" calcext:value-type="float">
            <text:p>2.2509765625</text:p>
          </table:table-cell>
          <table:table-cell table:formula="of:=[.E51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02608" calcext:value-type="float">
            <text:p>902608</text:p>
          </table:table-cell>
          <table:table-cell table:formula="of:=[.D513]/1024 * 5" office:value-type="float" office:value="2.2509765625" calcext:value-type="float">
            <text:p>2.2509765625</text:p>
          </table:table-cell>
          <table:table-cell table:formula="of:=[.E51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04384" calcext:value-type="float">
            <text:p>904384</text:p>
          </table:table-cell>
          <table:table-cell table:formula="of:=[.D514]/1024 * 5" office:value-type="float" office:value="2.24609375" calcext:value-type="float">
            <text:p>2.24609375</text:p>
          </table:table-cell>
          <table:table-cell table:formula="of:=[.E51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06152" calcext:value-type="float">
            <text:p>906152</text:p>
          </table:table-cell>
          <table:table-cell table:formula="of:=[.D515]/1024 * 5" office:value-type="float" office:value="2.255859375" calcext:value-type="float">
            <text:p>2.255859375</text:p>
          </table:table-cell>
          <table:table-cell table:formula="of:=[.E51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07928" calcext:value-type="float">
            <text:p>907928</text:p>
          </table:table-cell>
          <table:table-cell table:formula="of:=[.D516]/1024 * 5" office:value-type="float" office:value="2.255859375" calcext:value-type="float">
            <text:p>2.255859375</text:p>
          </table:table-cell>
          <table:table-cell table:formula="of:=[.E51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09704" calcext:value-type="float">
            <text:p>909704</text:p>
          </table:table-cell>
          <table:table-cell table:formula="of:=[.D517]/1024 * 5" office:value-type="float" office:value="2.255859375" calcext:value-type="float">
            <text:p>2.255859375</text:p>
          </table:table-cell>
          <table:table-cell table:formula="of:=[.E51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11480" calcext:value-type="float">
            <text:p>911480</text:p>
          </table:table-cell>
          <table:table-cell table:formula="of:=[.D518]/1024 * 5" office:value-type="float" office:value="2.2509765625" calcext:value-type="float">
            <text:p>2.2509765625</text:p>
          </table:table-cell>
          <table:table-cell table:formula="of:=[.E51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13248" calcext:value-type="float">
            <text:p>913248</text:p>
          </table:table-cell>
          <table:table-cell table:formula="of:=[.D519]/1024 * 5" office:value-type="float" office:value="2.24609375" calcext:value-type="float">
            <text:p>2.24609375</text:p>
          </table:table-cell>
          <table:table-cell table:formula="of:=[.E51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15024" calcext:value-type="float">
            <text:p>915024</text:p>
          </table:table-cell>
          <table:table-cell table:formula="of:=[.D520]/1024 * 5" office:value-type="float" office:value="2.2509765625" calcext:value-type="float">
            <text:p>2.2509765625</text:p>
          </table:table-cell>
          <table:table-cell table:formula="of:=[.E52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16800" calcext:value-type="float">
            <text:p>916800</text:p>
          </table:table-cell>
          <table:table-cell table:formula="of:=[.D521]/1024 * 5" office:value-type="float" office:value="2.2509765625" calcext:value-type="float">
            <text:p>2.2509765625</text:p>
          </table:table-cell>
          <table:table-cell table:formula="of:=[.E52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18568" calcext:value-type="float">
            <text:p>918568</text:p>
          </table:table-cell>
          <table:table-cell table:formula="of:=[.D522]/1024 * 5" office:value-type="float" office:value="2.2607421875" calcext:value-type="float">
            <text:p>2.2607421875</text:p>
          </table:table-cell>
          <table:table-cell table:formula="of:=[.E52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20336" calcext:value-type="float">
            <text:p>920336</text:p>
          </table:table-cell>
          <table:table-cell table:formula="of:=[.D523]/1024 * 5" office:value-type="float" office:value="2.255859375" calcext:value-type="float">
            <text:p>2.255859375</text:p>
          </table:table-cell>
          <table:table-cell table:formula="of:=[.E52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22112" calcext:value-type="float">
            <text:p>922112</text:p>
          </table:table-cell>
          <table:table-cell table:formula="of:=[.D524]/1024 * 5" office:value-type="float" office:value="2.255859375" calcext:value-type="float">
            <text:p>2.255859375</text:p>
          </table:table-cell>
          <table:table-cell table:formula="of:=[.E52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23888" calcext:value-type="float">
            <text:p>923888</text:p>
          </table:table-cell>
          <table:table-cell table:formula="of:=[.D525]/1024 * 5" office:value-type="float" office:value="2.2509765625" calcext:value-type="float">
            <text:p>2.2509765625</text:p>
          </table:table-cell>
          <table:table-cell table:formula="of:=[.E52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25656" calcext:value-type="float">
            <text:p>925656</text:p>
          </table:table-cell>
          <table:table-cell table:formula="of:=[.D526]/1024 * 5" office:value-type="float" office:value="2.24609375" calcext:value-type="float">
            <text:p>2.24609375</text:p>
          </table:table-cell>
          <table:table-cell table:formula="of:=[.E52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27432" calcext:value-type="float">
            <text:p>927432</text:p>
          </table:table-cell>
          <table:table-cell table:formula="of:=[.D527]/1024 * 5" office:value-type="float" office:value="2.24609375" calcext:value-type="float">
            <text:p>2.24609375</text:p>
          </table:table-cell>
          <table:table-cell table:formula="of:=[.E527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29208" calcext:value-type="float">
            <text:p>929208</text:p>
          </table:table-cell>
          <table:table-cell table:formula="of:=[.D528]/1024 * 5" office:value-type="float" office:value="2.2509765625" calcext:value-type="float">
            <text:p>2.2509765625</text:p>
          </table:table-cell>
          <table:table-cell table:formula="of:=[.E52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30984" calcext:value-type="float">
            <text:p>930984</text:p>
          </table:table-cell>
          <table:table-cell table:formula="of:=[.D529]/1024 * 5" office:value-type="float" office:value="2.2509765625" calcext:value-type="float">
            <text:p>2.2509765625</text:p>
          </table:table-cell>
          <table:table-cell table:formula="of:=[.E52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32752" calcext:value-type="float">
            <text:p>932752</text:p>
          </table:table-cell>
          <table:table-cell table:formula="of:=[.D530]/1024 * 5" office:value-type="float" office:value="2.255859375" calcext:value-type="float">
            <text:p>2.255859375</text:p>
          </table:table-cell>
          <table:table-cell table:formula="of:=[.E53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34528" calcext:value-type="float">
            <text:p>934528</text:p>
          </table:table-cell>
          <table:table-cell table:formula="of:=[.D531]/1024 * 5" office:value-type="float" office:value="2.255859375" calcext:value-type="float">
            <text:p>2.255859375</text:p>
          </table:table-cell>
          <table:table-cell table:formula="of:=[.E53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36304" calcext:value-type="float">
            <text:p>936304</text:p>
          </table:table-cell>
          <table:table-cell table:formula="of:=[.D532]/1024 * 5" office:value-type="float" office:value="2.255859375" calcext:value-type="float">
            <text:p>2.255859375</text:p>
          </table:table-cell>
          <table:table-cell table:formula="of:=[.E53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38072" calcext:value-type="float">
            <text:p>938072</text:p>
          </table:table-cell>
          <table:table-cell table:formula="of:=[.D533]/1024 * 5" office:value-type="float" office:value="2.255859375" calcext:value-type="float">
            <text:p>2.255859375</text:p>
          </table:table-cell>
          <table:table-cell table:formula="of:=[.E53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39840" calcext:value-type="float">
            <text:p>939840</text:p>
          </table:table-cell>
          <table:table-cell table:formula="of:=[.D534]/1024 * 5" office:value-type="float" office:value="2.24609375" calcext:value-type="float">
            <text:p>2.24609375</text:p>
          </table:table-cell>
          <table:table-cell table:formula="of:=[.E53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41616" calcext:value-type="float">
            <text:p>941616</text:p>
          </table:table-cell>
          <table:table-cell table:formula="of:=[.D535]/1024 * 5" office:value-type="float" office:value="2.2509765625" calcext:value-type="float">
            <text:p>2.2509765625</text:p>
          </table:table-cell>
          <table:table-cell table:formula="of:=[.E53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43392" calcext:value-type="float">
            <text:p>943392</text:p>
          </table:table-cell>
          <table:table-cell table:formula="of:=[.D536]/1024 * 5" office:value-type="float" office:value="2.2509765625" calcext:value-type="float">
            <text:p>2.2509765625</text:p>
          </table:table-cell>
          <table:table-cell table:formula="of:=[.E53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45160" calcext:value-type="float">
            <text:p>945160</text:p>
          </table:table-cell>
          <table:table-cell table:formula="of:=[.D537]/1024 * 5" office:value-type="float" office:value="2.2509765625" calcext:value-type="float">
            <text:p>2.2509765625</text:p>
          </table:table-cell>
          <table:table-cell table:formula="of:=[.E53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46928" calcext:value-type="float">
            <text:p>946928</text:p>
          </table:table-cell>
          <table:table-cell table:formula="of:=[.D538]/1024 * 5" office:value-type="float" office:value="2.255859375" calcext:value-type="float">
            <text:p>2.255859375</text:p>
          </table:table-cell>
          <table:table-cell table:formula="of:=[.E53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48704" calcext:value-type="float">
            <text:p>948704</text:p>
          </table:table-cell>
          <table:table-cell table:formula="of:=[.D539]/1024 * 5" office:value-type="float" office:value="2.255859375" calcext:value-type="float">
            <text:p>2.255859375</text:p>
          </table:table-cell>
          <table:table-cell table:formula="of:=[.E53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50480" calcext:value-type="float">
            <text:p>950480</text:p>
          </table:table-cell>
          <table:table-cell table:formula="of:=[.D540]/1024 * 5" office:value-type="float" office:value="2.255859375" calcext:value-type="float">
            <text:p>2.255859375</text:p>
          </table:table-cell>
          <table:table-cell table:formula="of:=[.E54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52248" calcext:value-type="float">
            <text:p>952248</text:p>
          </table:table-cell>
          <table:table-cell table:formula="of:=[.D541]/1024 * 5" office:value-type="float" office:value="2.24609375" calcext:value-type="float">
            <text:p>2.24609375</text:p>
          </table:table-cell>
          <table:table-cell table:formula="of:=[.E541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54024" calcext:value-type="float">
            <text:p>954024</text:p>
          </table:table-cell>
          <table:table-cell table:formula="of:=[.D542]/1024 * 5" office:value-type="float" office:value="2.24609375" calcext:value-type="float">
            <text:p>2.24609375</text:p>
          </table:table-cell>
          <table:table-cell table:formula="of:=[.E54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55800" calcext:value-type="float">
            <text:p>955800</text:p>
          </table:table-cell>
          <table:table-cell table:formula="of:=[.D543]/1024 * 5" office:value-type="float" office:value="2.2509765625" calcext:value-type="float">
            <text:p>2.2509765625</text:p>
          </table:table-cell>
          <table:table-cell table:formula="of:=[.E54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57576" calcext:value-type="float">
            <text:p>957576</text:p>
          </table:table-cell>
          <table:table-cell table:formula="of:=[.D544]/1024 * 5" office:value-type="float" office:value="2.2509765625" calcext:value-type="float">
            <text:p>2.2509765625</text:p>
          </table:table-cell>
          <table:table-cell table:formula="of:=[.E54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59344" calcext:value-type="float">
            <text:p>959344</text:p>
          </table:table-cell>
          <table:table-cell table:formula="of:=[.D545]/1024 * 5" office:value-type="float" office:value="2.2607421875" calcext:value-type="float">
            <text:p>2.2607421875</text:p>
          </table:table-cell>
          <table:table-cell table:formula="of:=[.E54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61120" calcext:value-type="float">
            <text:p>961120</text:p>
          </table:table-cell>
          <table:table-cell table:formula="of:=[.D546]/1024 * 5" office:value-type="float" office:value="2.255859375" calcext:value-type="float">
            <text:p>2.255859375</text:p>
          </table:table-cell>
          <table:table-cell table:formula="of:=[.E54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62896" calcext:value-type="float">
            <text:p>962896</text:p>
          </table:table-cell>
          <table:table-cell table:formula="of:=[.D547]/1024 * 5" office:value-type="float" office:value="2.255859375" calcext:value-type="float">
            <text:p>2.255859375</text:p>
          </table:table-cell>
          <table:table-cell table:formula="of:=[.E54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64664" calcext:value-type="float">
            <text:p>964664</text:p>
          </table:table-cell>
          <table:table-cell table:formula="of:=[.D548]/1024 * 5" office:value-type="float" office:value="2.255859375" calcext:value-type="float">
            <text:p>2.255859375</text:p>
          </table:table-cell>
          <table:table-cell table:formula="of:=[.E54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66432" calcext:value-type="float">
            <text:p>966432</text:p>
          </table:table-cell>
          <table:table-cell table:formula="of:=[.D549]/1024 * 5" office:value-type="float" office:value="2.24609375" calcext:value-type="float">
            <text:p>2.24609375</text:p>
          </table:table-cell>
          <table:table-cell table:formula="of:=[.E54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68208" calcext:value-type="float">
            <text:p>968208</text:p>
          </table:table-cell>
          <table:table-cell table:formula="of:=[.D550]/1024 * 5" office:value-type="float" office:value="2.2509765625" calcext:value-type="float">
            <text:p>2.2509765625</text:p>
          </table:table-cell>
          <table:table-cell table:formula="of:=[.E55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69984" calcext:value-type="float">
            <text:p>969984</text:p>
          </table:table-cell>
          <table:table-cell table:formula="of:=[.D551]/1024 * 5" office:value-type="float" office:value="2.2509765625" calcext:value-type="float">
            <text:p>2.2509765625</text:p>
          </table:table-cell>
          <table:table-cell table:formula="of:=[.E55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71752" calcext:value-type="float">
            <text:p>971752</text:p>
          </table:table-cell>
          <table:table-cell table:formula="of:=[.D552]/1024 * 5" office:value-type="float" office:value="2.2509765625" calcext:value-type="float">
            <text:p>2.2509765625</text:p>
          </table:table-cell>
          <table:table-cell table:formula="of:=[.E55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73528" calcext:value-type="float">
            <text:p>973528</text:p>
          </table:table-cell>
          <table:table-cell table:formula="of:=[.D553]/1024 * 5" office:value-type="float" office:value="2.2607421875" calcext:value-type="float">
            <text:p>2.2607421875</text:p>
          </table:table-cell>
          <table:table-cell table:formula="of:=[.E55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75304" calcext:value-type="float">
            <text:p>975304</text:p>
          </table:table-cell>
          <table:table-cell table:formula="of:=[.D554]/1024 * 5" office:value-type="float" office:value="2.255859375" calcext:value-type="float">
            <text:p>2.255859375</text:p>
          </table:table-cell>
          <table:table-cell table:formula="of:=[.E55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77080" calcext:value-type="float">
            <text:p>977080</text:p>
          </table:table-cell>
          <table:table-cell table:formula="of:=[.D555]/1024 * 5" office:value-type="float" office:value="2.255859375" calcext:value-type="float">
            <text:p>2.255859375</text:p>
          </table:table-cell>
          <table:table-cell table:formula="of:=[.E55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78848" calcext:value-type="float">
            <text:p>978848</text:p>
          </table:table-cell>
          <table:table-cell table:formula="of:=[.D556]/1024 * 5" office:value-type="float" office:value="2.255859375" calcext:value-type="float">
            <text:p>2.255859375</text:p>
          </table:table-cell>
          <table:table-cell table:formula="of:=[.E55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80624" calcext:value-type="float">
            <text:p>980624</text:p>
          </table:table-cell>
          <table:table-cell table:formula="of:=[.D557]/1024 * 5" office:value-type="float" office:value="2.2509765625" calcext:value-type="float">
            <text:p>2.2509765625</text:p>
          </table:table-cell>
          <table:table-cell table:formula="of:=[.E55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82400" calcext:value-type="float">
            <text:p>982400</text:p>
          </table:table-cell>
          <table:table-cell table:formula="of:=[.D558]/1024 * 5" office:value-type="float" office:value="2.2509765625" calcext:value-type="float">
            <text:p>2.2509765625</text:p>
          </table:table-cell>
          <table:table-cell table:formula="of:=[.E55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84168" calcext:value-type="float">
            <text:p>984168</text:p>
          </table:table-cell>
          <table:table-cell table:formula="of:=[.D559]/1024 * 5" office:value-type="float" office:value="2.2509765625" calcext:value-type="float">
            <text:p>2.2509765625</text:p>
          </table:table-cell>
          <table:table-cell table:formula="of:=[.E55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85936" calcext:value-type="float">
            <text:p>985936</text:p>
          </table:table-cell>
          <table:table-cell table:formula="of:=[.D560]/1024 * 5" office:value-type="float" office:value="2.2509765625" calcext:value-type="float">
            <text:p>2.2509765625</text:p>
          </table:table-cell>
          <table:table-cell table:formula="of:=[.E56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87712" calcext:value-type="float">
            <text:p>987712</text:p>
          </table:table-cell>
          <table:table-cell table:formula="of:=[.D561]/1024 * 5" office:value-type="float" office:value="2.255859375" calcext:value-type="float">
            <text:p>2.255859375</text:p>
          </table:table-cell>
          <table:table-cell table:formula="of:=[.E56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89488" calcext:value-type="float">
            <text:p>989488</text:p>
          </table:table-cell>
          <table:table-cell table:formula="of:=[.D562]/1024 * 5" office:value-type="float" office:value="2.255859375" calcext:value-type="float">
            <text:p>2.255859375</text:p>
          </table:table-cell>
          <table:table-cell table:formula="of:=[.E56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91256" calcext:value-type="float">
            <text:p>991256</text:p>
          </table:table-cell>
          <table:table-cell table:formula="of:=[.D563]/1024 * 5" office:value-type="float" office:value="2.255859375" calcext:value-type="float">
            <text:p>2.255859375</text:p>
          </table:table-cell>
          <table:table-cell table:formula="of:=[.E56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93024" calcext:value-type="float">
            <text:p>993024</text:p>
          </table:table-cell>
          <table:table-cell table:formula="of:=[.D564]/1024 * 5" office:value-type="float" office:value="2.24609375" calcext:value-type="float">
            <text:p>2.24609375</text:p>
          </table:table-cell>
          <table:table-cell table:formula="of:=[.E564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94800" calcext:value-type="float">
            <text:p>994800</text:p>
          </table:table-cell>
          <table:table-cell table:formula="of:=[.D565]/1024 * 5" office:value-type="float" office:value="2.2509765625" calcext:value-type="float">
            <text:p>2.2509765625</text:p>
          </table:table-cell>
          <table:table-cell table:formula="of:=[.E56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96576" calcext:value-type="float">
            <text:p>996576</text:p>
          </table:table-cell>
          <table:table-cell table:formula="of:=[.D566]/1024 * 5" office:value-type="float" office:value="2.2509765625" calcext:value-type="float">
            <text:p>2.2509765625</text:p>
          </table:table-cell>
          <table:table-cell table:formula="of:=[.E56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98344" calcext:value-type="float">
            <text:p>998344</text:p>
          </table:table-cell>
          <table:table-cell table:formula="of:=[.D567]/1024 * 5" office:value-type="float" office:value="2.2509765625" calcext:value-type="float">
            <text:p>2.2509765625</text:p>
          </table:table-cell>
          <table:table-cell table:formula="of:=[.E56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00120" calcext:value-type="float">
            <text:p>1000120</text:p>
          </table:table-cell>
          <table:table-cell table:formula="of:=[.D568]/1024 * 5" office:value-type="float" office:value="2.2607421875" calcext:value-type="float">
            <text:p>2.2607421875</text:p>
          </table:table-cell>
          <table:table-cell table:formula="of:=[.E56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01948" calcext:value-type="float">
            <text:p>1001948</text:p>
          </table:table-cell>
          <table:table-cell table:formula="of:=[.D569]/1024 * 5" office:value-type="float" office:value="2.255859375" calcext:value-type="float">
            <text:p>2.255859375</text:p>
          </table:table-cell>
          <table:table-cell table:formula="of:=[.E56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03768" calcext:value-type="float">
            <text:p>1003768</text:p>
          </table:table-cell>
          <table:table-cell table:formula="of:=[.D570]/1024 * 5" office:value-type="float" office:value="2.255859375" calcext:value-type="float">
            <text:p>2.255859375</text:p>
          </table:table-cell>
          <table:table-cell table:formula="of:=[.E57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05592" calcext:value-type="float">
            <text:p>1005592</text:p>
          </table:table-cell>
          <table:table-cell table:formula="of:=[.D571]/1024 * 5" office:value-type="float" office:value="2.255859375" calcext:value-type="float">
            <text:p>2.255859375</text:p>
          </table:table-cell>
          <table:table-cell table:formula="of:=[.E57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07416" calcext:value-type="float">
            <text:p>1007416</text:p>
          </table:table-cell>
          <table:table-cell table:formula="of:=[.D572]/1024 * 5" office:value-type="float" office:value="2.255859375" calcext:value-type="float">
            <text:p>2.255859375</text:p>
          </table:table-cell>
          <table:table-cell table:formula="of:=[.E57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09248" calcext:value-type="float">
            <text:p>1009248</text:p>
          </table:table-cell>
          <table:table-cell table:formula="of:=[.D573]/1024 * 5" office:value-type="float" office:value="2.24609375" calcext:value-type="float">
            <text:p>2.24609375</text:p>
          </table:table-cell>
          <table:table-cell table:formula="of:=[.E57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11080" calcext:value-type="float">
            <text:p>1011080</text:p>
          </table:table-cell>
          <table:table-cell table:formula="of:=[.D574]/1024 * 5" office:value-type="float" office:value="2.2509765625" calcext:value-type="float">
            <text:p>2.2509765625</text:p>
          </table:table-cell>
          <table:table-cell table:formula="of:=[.E57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12904" calcext:value-type="float">
            <text:p>1012904</text:p>
          </table:table-cell>
          <table:table-cell table:formula="of:=[.D575]/1024 * 5" office:value-type="float" office:value="2.2509765625" calcext:value-type="float">
            <text:p>2.2509765625</text:p>
          </table:table-cell>
          <table:table-cell table:formula="of:=[.E57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14728" calcext:value-type="float">
            <text:p>1014728</text:p>
          </table:table-cell>
          <table:table-cell table:formula="of:=[.D576]/1024 * 5" office:value-type="float" office:value="2.2509765625" calcext:value-type="float">
            <text:p>2.2509765625</text:p>
          </table:table-cell>
          <table:table-cell table:formula="of:=[.E57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16552" calcext:value-type="float">
            <text:p>1016552</text:p>
          </table:table-cell>
          <table:table-cell table:formula="of:=[.D577]/1024 * 5" office:value-type="float" office:value="2.2509765625" calcext:value-type="float">
            <text:p>2.2509765625</text:p>
          </table:table-cell>
          <table:table-cell table:formula="of:=[.E57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18384" calcext:value-type="float">
            <text:p>1018384</text:p>
          </table:table-cell>
          <table:table-cell table:formula="of:=[.D578]/1024 * 5" office:value-type="float" office:value="2.2607421875" calcext:value-type="float">
            <text:p>2.2607421875</text:p>
          </table:table-cell>
          <table:table-cell table:formula="of:=[.E57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20220" calcext:value-type="float">
            <text:p>1020220</text:p>
          </table:table-cell>
          <table:table-cell table:formula="of:=[.D579]/1024 * 5" office:value-type="float" office:value="2.255859375" calcext:value-type="float">
            <text:p>2.255859375</text:p>
          </table:table-cell>
          <table:table-cell table:formula="of:=[.E57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22040" calcext:value-type="float">
            <text:p>1022040</text:p>
          </table:table-cell>
          <table:table-cell table:formula="of:=[.D580]/1024 * 5" office:value-type="float" office:value="2.255859375" calcext:value-type="float">
            <text:p>2.255859375</text:p>
          </table:table-cell>
          <table:table-cell table:formula="of:=[.E58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23864" calcext:value-type="float">
            <text:p>1023864</text:p>
          </table:table-cell>
          <table:table-cell table:formula="of:=[.D581]/1024 * 5" office:value-type="float" office:value="2.255859375" calcext:value-type="float">
            <text:p>2.255859375</text:p>
          </table:table-cell>
          <table:table-cell table:formula="of:=[.E58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25696" calcext:value-type="float">
            <text:p>1025696</text:p>
          </table:table-cell>
          <table:table-cell table:formula="of:=[.D582]/1024 * 5" office:value-type="float" office:value="2.24609375" calcext:value-type="float">
            <text:p>2.24609375</text:p>
          </table:table-cell>
          <table:table-cell table:formula="of:=[.E58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27520" calcext:value-type="float">
            <text:p>1027520</text:p>
          </table:table-cell>
          <table:table-cell table:formula="of:=[.D583]/1024 * 5" office:value-type="float" office:value="2.24609375" calcext:value-type="float">
            <text:p>2.24609375</text:p>
          </table:table-cell>
          <table:table-cell table:formula="of:=[.E583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29344" calcext:value-type="float">
            <text:p>1029344</text:p>
          </table:table-cell>
          <table:table-cell table:formula="of:=[.D584]/1024 * 5" office:value-type="float" office:value="2.2509765625" calcext:value-type="float">
            <text:p>2.2509765625</text:p>
          </table:table-cell>
          <table:table-cell table:formula="of:=[.E58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31180" calcext:value-type="float">
            <text:p>1031180</text:p>
          </table:table-cell>
          <table:table-cell table:formula="of:=[.D585]/1024 * 5" office:value-type="float" office:value="2.2509765625" calcext:value-type="float">
            <text:p>2.2509765625</text:p>
          </table:table-cell>
          <table:table-cell table:formula="of:=[.E58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32992" calcext:value-type="float">
            <text:p>1032992</text:p>
          </table:table-cell>
          <table:table-cell table:formula="of:=[.D586]/1024 * 5" office:value-type="float" office:value="2.2509765625" calcext:value-type="float">
            <text:p>2.2509765625</text:p>
          </table:table-cell>
          <table:table-cell table:formula="of:=[.E58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34816" calcext:value-type="float">
            <text:p>1034816</text:p>
          </table:table-cell>
          <table:table-cell table:formula="of:=[.D587]/1024 * 5" office:value-type="float" office:value="2.2607421875" calcext:value-type="float">
            <text:p>2.2607421875</text:p>
          </table:table-cell>
          <table:table-cell table:formula="of:=[.E58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36640" calcext:value-type="float">
            <text:p>1036640</text:p>
          </table:table-cell>
          <table:table-cell table:formula="of:=[.D588]/1024 * 5" office:value-type="float" office:value="2.255859375" calcext:value-type="float">
            <text:p>2.255859375</text:p>
          </table:table-cell>
          <table:table-cell table:formula="of:=[.E58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38464" calcext:value-type="float">
            <text:p>1038464</text:p>
          </table:table-cell>
          <table:table-cell table:formula="of:=[.D589]/1024 * 5" office:value-type="float" office:value="2.255859375" calcext:value-type="float">
            <text:p>2.255859375</text:p>
          </table:table-cell>
          <table:table-cell table:formula="of:=[.E58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40288" calcext:value-type="float">
            <text:p>1040288</text:p>
          </table:table-cell>
          <table:table-cell table:formula="of:=[.D590]/1024 * 5" office:value-type="float" office:value="2.255859375" calcext:value-type="float">
            <text:p>2.255859375</text:p>
          </table:table-cell>
          <table:table-cell table:formula="of:=[.E59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42112" calcext:value-type="float">
            <text:p>1042112</text:p>
          </table:table-cell>
          <table:table-cell table:formula="of:=[.D591]/1024 * 5" office:value-type="float" office:value="2.255859375" calcext:value-type="float">
            <text:p>2.255859375</text:p>
          </table:table-cell>
          <table:table-cell table:formula="of:=[.E59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43936" calcext:value-type="float">
            <text:p>1043936</text:p>
          </table:table-cell>
          <table:table-cell table:formula="of:=[.D592]/1024 * 5" office:value-type="float" office:value="2.24609375" calcext:value-type="float">
            <text:p>2.24609375</text:p>
          </table:table-cell>
          <table:table-cell table:formula="of:=[.E592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45760" calcext:value-type="float">
            <text:p>1045760</text:p>
          </table:table-cell>
          <table:table-cell table:formula="of:=[.D593]/1024 * 5" office:value-type="float" office:value="2.2509765625" calcext:value-type="float">
            <text:p>2.2509765625</text:p>
          </table:table-cell>
          <table:table-cell table:formula="of:=[.E59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47584" calcext:value-type="float">
            <text:p>1047584</text:p>
          </table:table-cell>
          <table:table-cell table:formula="of:=[.D594]/1024 * 5" office:value-type="float" office:value="2.2509765625" calcext:value-type="float">
            <text:p>2.2509765625</text:p>
          </table:table-cell>
          <table:table-cell table:formula="of:=[.E59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49408" calcext:value-type="float">
            <text:p>1049408</text:p>
          </table:table-cell>
          <table:table-cell table:formula="of:=[.D595]/1024 * 5" office:value-type="float" office:value="2.2509765625" calcext:value-type="float">
            <text:p>2.2509765625</text:p>
          </table:table-cell>
          <table:table-cell table:formula="of:=[.E59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51232" calcext:value-type="float">
            <text:p>1051232</text:p>
          </table:table-cell>
          <table:table-cell table:formula="of:=[.D596]/1024 * 5" office:value-type="float" office:value="2.2509765625" calcext:value-type="float">
            <text:p>2.2509765625</text:p>
          </table:table-cell>
          <table:table-cell table:formula="of:=[.E59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53056" calcext:value-type="float">
            <text:p>1053056</text:p>
          </table:table-cell>
          <table:table-cell table:formula="of:=[.D597]/1024 * 5" office:value-type="float" office:value="2.2607421875" calcext:value-type="float">
            <text:p>2.2607421875</text:p>
          </table:table-cell>
          <table:table-cell table:formula="of:=[.E59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54880" calcext:value-type="float">
            <text:p>1054880</text:p>
          </table:table-cell>
          <table:table-cell table:formula="of:=[.D598]/1024 * 5" office:value-type="float" office:value="2.2607421875" calcext:value-type="float">
            <text:p>2.2607421875</text:p>
          </table:table-cell>
          <table:table-cell table:formula="of:=[.E59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56704" calcext:value-type="float">
            <text:p>1056704</text:p>
          </table:table-cell>
          <table:table-cell table:formula="of:=[.D599]/1024 * 5" office:value-type="float" office:value="2.255859375" calcext:value-type="float">
            <text:p>2.255859375</text:p>
          </table:table-cell>
          <table:table-cell table:formula="of:=[.E59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58528" calcext:value-type="float">
            <text:p>1058528</text:p>
          </table:table-cell>
          <table:table-cell table:formula="of:=[.D600]/1024 * 5" office:value-type="float" office:value="2.255859375" calcext:value-type="float">
            <text:p>2.255859375</text:p>
          </table:table-cell>
          <table:table-cell table:formula="of:=[.E60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0352" calcext:value-type="float">
            <text:p>1060352</text:p>
          </table:table-cell>
          <table:table-cell table:formula="of:=[.D601]/1024 * 5" office:value-type="float" office:value="2.24609375" calcext:value-type="float">
            <text:p>2.24609375</text:p>
          </table:table-cell>
          <table:table-cell table:formula="of:=[.E601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2176" calcext:value-type="float">
            <text:p>1062176</text:p>
          </table:table-cell>
          <table:table-cell table:formula="of:=[.D602]/1024 * 5" office:value-type="float" office:value="2.2509765625" calcext:value-type="float">
            <text:p>2.2509765625</text:p>
          </table:table-cell>
          <table:table-cell table:formula="of:=[.E60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4000" calcext:value-type="float">
            <text:p>1064000</text:p>
          </table:table-cell>
          <table:table-cell table:formula="of:=[.D603]/1024 * 5" office:value-type="float" office:value="2.2509765625" calcext:value-type="float">
            <text:p>2.2509765625</text:p>
          </table:table-cell>
          <table:table-cell table:formula="of:=[.E60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5824" calcext:value-type="float">
            <text:p>1065824</text:p>
          </table:table-cell>
          <table:table-cell table:formula="of:=[.D604]/1024 * 5" office:value-type="float" office:value="2.2509765625" calcext:value-type="float">
            <text:p>2.2509765625</text:p>
          </table:table-cell>
          <table:table-cell table:formula="of:=[.E60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7648" calcext:value-type="float">
            <text:p>1067648</text:p>
          </table:table-cell>
          <table:table-cell table:formula="of:=[.D605]/1024 * 5" office:value-type="float" office:value="2.2509765625" calcext:value-type="float">
            <text:p>2.2509765625</text:p>
          </table:table-cell>
          <table:table-cell table:formula="of:=[.E60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9472" calcext:value-type="float">
            <text:p>1069472</text:p>
          </table:table-cell>
          <table:table-cell table:formula="of:=[.D606]/1024 * 5" office:value-type="float" office:value="2.2607421875" calcext:value-type="float">
            <text:p>2.2607421875</text:p>
          </table:table-cell>
          <table:table-cell table:formula="of:=[.E60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71296" calcext:value-type="float">
            <text:p>1071296</text:p>
          </table:table-cell>
          <table:table-cell table:formula="of:=[.D607]/1024 * 5" office:value-type="float" office:value="2.2607421875" calcext:value-type="float">
            <text:p>2.2607421875</text:p>
          </table:table-cell>
          <table:table-cell table:formula="of:=[.E60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73120" calcext:value-type="float">
            <text:p>1073120</text:p>
          </table:table-cell>
          <table:table-cell table:formula="of:=[.D608]/1024 * 5" office:value-type="float" office:value="2.255859375" calcext:value-type="float">
            <text:p>2.255859375</text:p>
          </table:table-cell>
          <table:table-cell table:formula="of:=[.E60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74944" calcext:value-type="float">
            <text:p>1074944</text:p>
          </table:table-cell>
          <table:table-cell table:formula="of:=[.D609]/1024 * 5" office:value-type="float" office:value="2.255859375" calcext:value-type="float">
            <text:p>2.255859375</text:p>
          </table:table-cell>
          <table:table-cell table:formula="of:=[.E60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76776" calcext:value-type="float">
            <text:p>1076776</text:p>
          </table:table-cell>
          <table:table-cell table:formula="of:=[.D610]/1024 * 5" office:value-type="float" office:value="2.255859375" calcext:value-type="float">
            <text:p>2.255859375</text:p>
          </table:table-cell>
          <table:table-cell table:formula="of:=[.E61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78600" calcext:value-type="float">
            <text:p>1078600</text:p>
          </table:table-cell>
          <table:table-cell table:formula="of:=[.D611]/1024 * 5" office:value-type="float" office:value="2.2509765625" calcext:value-type="float">
            <text:p>2.2509765625</text:p>
          </table:table-cell>
          <table:table-cell table:formula="of:=[.E61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80424" calcext:value-type="float">
            <text:p>1080424</text:p>
          </table:table-cell>
          <table:table-cell table:formula="of:=[.D612]/1024 * 5" office:value-type="float" office:value="2.2509765625" calcext:value-type="float">
            <text:p>2.2509765625</text:p>
          </table:table-cell>
          <table:table-cell table:formula="of:=[.E61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82248" calcext:value-type="float">
            <text:p>1082248</text:p>
          </table:table-cell>
          <table:table-cell table:formula="of:=[.D613]/1024 * 5" office:value-type="float" office:value="2.2509765625" calcext:value-type="float">
            <text:p>2.2509765625</text:p>
          </table:table-cell>
          <table:table-cell table:formula="of:=[.E61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84072" calcext:value-type="float">
            <text:p>1084072</text:p>
          </table:table-cell>
          <table:table-cell table:formula="of:=[.D614]/1024 * 5" office:value-type="float" office:value="2.2509765625" calcext:value-type="float">
            <text:p>2.2509765625</text:p>
          </table:table-cell>
          <table:table-cell table:formula="of:=[.E61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85896" calcext:value-type="float">
            <text:p>1085896</text:p>
          </table:table-cell>
          <table:table-cell table:formula="of:=[.D615]/1024 * 5" office:value-type="float" office:value="2.2509765625" calcext:value-type="float">
            <text:p>2.2509765625</text:p>
          </table:table-cell>
          <table:table-cell table:formula="of:=[.E61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87720" calcext:value-type="float">
            <text:p>1087720</text:p>
          </table:table-cell>
          <table:table-cell table:formula="of:=[.D616]/1024 * 5" office:value-type="float" office:value="2.255859375" calcext:value-type="float">
            <text:p>2.255859375</text:p>
          </table:table-cell>
          <table:table-cell table:formula="of:=[.E61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89544" calcext:value-type="float">
            <text:p>1089544</text:p>
          </table:table-cell>
          <table:table-cell table:formula="of:=[.D617]/1024 * 5" office:value-type="float" office:value="2.255859375" calcext:value-type="float">
            <text:p>2.255859375</text:p>
          </table:table-cell>
          <table:table-cell table:formula="of:=[.E61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91368" calcext:value-type="float">
            <text:p>1091368</text:p>
          </table:table-cell>
          <table:table-cell table:formula="of:=[.D618]/1024 * 5" office:value-type="float" office:value="2.255859375" calcext:value-type="float">
            <text:p>2.255859375</text:p>
          </table:table-cell>
          <table:table-cell table:formula="of:=[.E61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93192" calcext:value-type="float">
            <text:p>1093192</text:p>
          </table:table-cell>
          <table:table-cell table:formula="of:=[.D619]/1024 * 5" office:value-type="float" office:value="2.255859375" calcext:value-type="float">
            <text:p>2.255859375</text:p>
          </table:table-cell>
          <table:table-cell table:formula="of:=[.E61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95024" calcext:value-type="float">
            <text:p>1095024</text:p>
          </table:table-cell>
          <table:table-cell table:formula="of:=[.D620]/1024 * 5" office:value-type="float" office:value="2.2509765625" calcext:value-type="float">
            <text:p>2.2509765625</text:p>
          </table:table-cell>
          <table:table-cell table:formula="of:=[.E62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96848" calcext:value-type="float">
            <text:p>1096848</text:p>
          </table:table-cell>
          <table:table-cell table:formula="of:=[.D621]/1024 * 5" office:value-type="float" office:value="2.2509765625" calcext:value-type="float">
            <text:p>2.2509765625</text:p>
          </table:table-cell>
          <table:table-cell table:formula="of:=[.E62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98672" calcext:value-type="float">
            <text:p>1098672</text:p>
          </table:table-cell>
          <table:table-cell table:formula="of:=[.D622]/1024 * 5" office:value-type="float" office:value="2.2509765625" calcext:value-type="float">
            <text:p>2.2509765625</text:p>
          </table:table-cell>
          <table:table-cell table:formula="of:=[.E62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00496" calcext:value-type="float">
            <text:p>1100496</text:p>
          </table:table-cell>
          <table:table-cell table:formula="of:=[.D623]/1024 * 5" office:value-type="float" office:value="2.2509765625" calcext:value-type="float">
            <text:p>2.2509765625</text:p>
          </table:table-cell>
          <table:table-cell table:formula="of:=[.E62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02328" calcext:value-type="float">
            <text:p>1102328</text:p>
          </table:table-cell>
          <table:table-cell table:formula="of:=[.D624]/1024 * 5" office:value-type="float" office:value="2.2509765625" calcext:value-type="float">
            <text:p>2.2509765625</text:p>
          </table:table-cell>
          <table:table-cell table:formula="of:=[.E62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04152" calcext:value-type="float">
            <text:p>1104152</text:p>
          </table:table-cell>
          <table:table-cell table:formula="of:=[.D625]/1024 * 5" office:value-type="float" office:value="2.2607421875" calcext:value-type="float">
            <text:p>2.2607421875</text:p>
          </table:table-cell>
          <table:table-cell table:formula="of:=[.E62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05976" calcext:value-type="float">
            <text:p>1105976</text:p>
          </table:table-cell>
          <table:table-cell table:formula="of:=[.D626]/1024 * 5" office:value-type="float" office:value="2.255859375" calcext:value-type="float">
            <text:p>2.255859375</text:p>
          </table:table-cell>
          <table:table-cell table:formula="of:=[.E62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07800" calcext:value-type="float">
            <text:p>1107800</text:p>
          </table:table-cell>
          <table:table-cell table:formula="of:=[.D627]/1024 * 5" office:value-type="float" office:value="2.255859375" calcext:value-type="float">
            <text:p>2.255859375</text:p>
          </table:table-cell>
          <table:table-cell table:formula="of:=[.E62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09632" calcext:value-type="float">
            <text:p>1109632</text:p>
          </table:table-cell>
          <table:table-cell table:formula="of:=[.D628]/1024 * 5" office:value-type="float" office:value="2.255859375" calcext:value-type="float">
            <text:p>2.255859375</text:p>
          </table:table-cell>
          <table:table-cell table:formula="of:=[.E62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1468" calcext:value-type="float">
            <text:p>1111468</text:p>
          </table:table-cell>
          <table:table-cell table:formula="of:=[.D629]/1024 * 5" office:value-type="float" office:value="2.2607421875" calcext:value-type="float">
            <text:p>2.2607421875</text:p>
          </table:table-cell>
          <table:table-cell table:formula="of:=[.E62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3288" calcext:value-type="float">
            <text:p>1113288</text:p>
          </table:table-cell>
          <table:table-cell table:formula="of:=[.D630]/1024 * 5" office:value-type="float" office:value="2.2509765625" calcext:value-type="float">
            <text:p>2.2509765625</text:p>
          </table:table-cell>
          <table:table-cell table:formula="of:=[.E63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5112" calcext:value-type="float">
            <text:p>1115112</text:p>
          </table:table-cell>
          <table:table-cell table:formula="of:=[.D631]/1024 * 5" office:value-type="float" office:value="2.2509765625" calcext:value-type="float">
            <text:p>2.2509765625</text:p>
          </table:table-cell>
          <table:table-cell table:formula="of:=[.E63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6944" calcext:value-type="float">
            <text:p>1116944</text:p>
          </table:table-cell>
          <table:table-cell table:formula="of:=[.D632]/1024 * 5" office:value-type="float" office:value="2.2509765625" calcext:value-type="float">
            <text:p>2.2509765625</text:p>
          </table:table-cell>
          <table:table-cell table:formula="of:=[.E63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8776" calcext:value-type="float">
            <text:p>1118776</text:p>
          </table:table-cell>
          <table:table-cell table:formula="of:=[.D633]/1024 * 5" office:value-type="float" office:value="2.2509765625" calcext:value-type="float">
            <text:p>2.2509765625</text:p>
          </table:table-cell>
          <table:table-cell table:formula="of:=[.E63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20612" calcext:value-type="float">
            <text:p>1120612</text:p>
          </table:table-cell>
          <table:table-cell table:formula="of:=[.D634]/1024 * 5" office:value-type="float" office:value="2.255859375" calcext:value-type="float">
            <text:p>2.255859375</text:p>
          </table:table-cell>
          <table:table-cell table:formula="of:=[.E63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22432" calcext:value-type="float">
            <text:p>1122432</text:p>
          </table:table-cell>
          <table:table-cell table:formula="of:=[.D635]/1024 * 5" office:value-type="float" office:value="2.2607421875" calcext:value-type="float">
            <text:p>2.2607421875</text:p>
          </table:table-cell>
          <table:table-cell table:formula="of:=[.E63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24256" calcext:value-type="float">
            <text:p>1124256</text:p>
          </table:table-cell>
          <table:table-cell table:formula="of:=[.D636]/1024 * 5" office:value-type="float" office:value="2.255859375" calcext:value-type="float">
            <text:p>2.255859375</text:p>
          </table:table-cell>
          <table:table-cell table:formula="of:=[.E63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26088" calcext:value-type="float">
            <text:p>1126088</text:p>
          </table:table-cell>
          <table:table-cell table:formula="of:=[.D637]/1024 * 5" office:value-type="float" office:value="2.255859375" calcext:value-type="float">
            <text:p>2.255859375</text:p>
          </table:table-cell>
          <table:table-cell table:formula="of:=[.E63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27924" calcext:value-type="float">
            <text:p>1127924</text:p>
          </table:table-cell>
          <table:table-cell table:formula="of:=[.D638]/1024 * 5" office:value-type="float" office:value="2.255859375" calcext:value-type="float">
            <text:p>2.255859375</text:p>
          </table:table-cell>
          <table:table-cell table:formula="of:=[.E63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29744" calcext:value-type="float">
            <text:p>1129744</text:p>
          </table:table-cell>
          <table:table-cell table:formula="of:=[.D639]/1024 * 5" office:value-type="float" office:value="2.255859375" calcext:value-type="float">
            <text:p>2.255859375</text:p>
          </table:table-cell>
          <table:table-cell table:formula="of:=[.E63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31568" calcext:value-type="float">
            <text:p>1131568</text:p>
          </table:table-cell>
          <table:table-cell table:formula="of:=[.D640]/1024 * 5" office:value-type="float" office:value="2.2509765625" calcext:value-type="float">
            <text:p>2.2509765625</text:p>
          </table:table-cell>
          <table:table-cell table:formula="of:=[.E64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33392" calcext:value-type="float">
            <text:p>1133392</text:p>
          </table:table-cell>
          <table:table-cell table:formula="of:=[.D641]/1024 * 5" office:value-type="float" office:value="2.2509765625" calcext:value-type="float">
            <text:p>2.2509765625</text:p>
          </table:table-cell>
          <table:table-cell table:formula="of:=[.E64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35224" calcext:value-type="float">
            <text:p>1135224</text:p>
          </table:table-cell>
          <table:table-cell table:formula="of:=[.D642]/1024 * 5" office:value-type="float" office:value="2.2509765625" calcext:value-type="float">
            <text:p>2.2509765625</text:p>
          </table:table-cell>
          <table:table-cell table:formula="of:=[.E64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37056" calcext:value-type="float">
            <text:p>1137056</text:p>
          </table:table-cell>
          <table:table-cell table:formula="of:=[.D643]/1024 * 5" office:value-type="float" office:value="2.255859375" calcext:value-type="float">
            <text:p>2.255859375</text:p>
          </table:table-cell>
          <table:table-cell table:formula="of:=[.E64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38880" calcext:value-type="float">
            <text:p>1138880</text:p>
          </table:table-cell>
          <table:table-cell table:formula="of:=[.D644]/1024 * 5" office:value-type="float" office:value="2.2607421875" calcext:value-type="float">
            <text:p>2.2607421875</text:p>
          </table:table-cell>
          <table:table-cell table:formula="of:=[.E64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40704" calcext:value-type="float">
            <text:p>1140704</text:p>
          </table:table-cell>
          <table:table-cell table:formula="of:=[.D645]/1024 * 5" office:value-type="float" office:value="2.2607421875" calcext:value-type="float">
            <text:p>2.2607421875</text:p>
          </table:table-cell>
          <table:table-cell table:formula="of:=[.E64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42536" calcext:value-type="float">
            <text:p>1142536</text:p>
          </table:table-cell>
          <table:table-cell table:formula="of:=[.D646]/1024 * 5" office:value-type="float" office:value="2.255859375" calcext:value-type="float">
            <text:p>2.255859375</text:p>
          </table:table-cell>
          <table:table-cell table:formula="of:=[.E64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44368" calcext:value-type="float">
            <text:p>1144368</text:p>
          </table:table-cell>
          <table:table-cell table:formula="of:=[.D647]/1024 * 5" office:value-type="float" office:value="2.255859375" calcext:value-type="float">
            <text:p>2.255859375</text:p>
          </table:table-cell>
          <table:table-cell table:formula="of:=[.E64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46200" calcext:value-type="float">
            <text:p>1146200</text:p>
          </table:table-cell>
          <table:table-cell table:formula="of:=[.D648]/1024 * 5" office:value-type="float" office:value="2.255859375" calcext:value-type="float">
            <text:p>2.255859375</text:p>
          </table:table-cell>
          <table:table-cell table:formula="of:=[.E64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48024" calcext:value-type="float">
            <text:p>1148024</text:p>
          </table:table-cell>
          <table:table-cell table:formula="of:=[.D649]/1024 * 5" office:value-type="float" office:value="2.24609375" calcext:value-type="float">
            <text:p>2.24609375</text:p>
          </table:table-cell>
          <table:table-cell table:formula="of:=[.E649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49848" calcext:value-type="float">
            <text:p>1149848</text:p>
          </table:table-cell>
          <table:table-cell table:formula="of:=[.D650]/1024 * 5" office:value-type="float" office:value="2.2509765625" calcext:value-type="float">
            <text:p>2.2509765625</text:p>
          </table:table-cell>
          <table:table-cell table:formula="of:=[.E65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51672" calcext:value-type="float">
            <text:p>1151672</text:p>
          </table:table-cell>
          <table:table-cell table:formula="of:=[.D651]/1024 * 5" office:value-type="float" office:value="2.2509765625" calcext:value-type="float">
            <text:p>2.2509765625</text:p>
          </table:table-cell>
          <table:table-cell table:formula="of:=[.E65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53508" calcext:value-type="float">
            <text:p>1153508</text:p>
          </table:table-cell>
          <table:table-cell table:formula="of:=[.D652]/1024 * 5" office:value-type="float" office:value="2.255859375" calcext:value-type="float">
            <text:p>2.255859375</text:p>
          </table:table-cell>
          <table:table-cell table:formula="of:=[.E65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55328" calcext:value-type="float">
            <text:p>1155328</text:p>
          </table:table-cell>
          <table:table-cell table:formula="of:=[.D653]/1024 * 5" office:value-type="float" office:value="2.2509765625" calcext:value-type="float">
            <text:p>2.2509765625</text:p>
          </table:table-cell>
          <table:table-cell table:formula="of:=[.E65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57152" calcext:value-type="float">
            <text:p>1157152</text:p>
          </table:table-cell>
          <table:table-cell table:formula="of:=[.D654]/1024 * 5" office:value-type="float" office:value="2.2607421875" calcext:value-type="float">
            <text:p>2.2607421875</text:p>
          </table:table-cell>
          <table:table-cell table:formula="of:=[.E65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58976" calcext:value-type="float">
            <text:p>1158976</text:p>
          </table:table-cell>
          <table:table-cell table:formula="of:=[.D655]/1024 * 5" office:value-type="float" office:value="2.255859375" calcext:value-type="float">
            <text:p>2.255859375</text:p>
          </table:table-cell>
          <table:table-cell table:formula="of:=[.E65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60808" calcext:value-type="float">
            <text:p>1160808</text:p>
          </table:table-cell>
          <table:table-cell table:formula="of:=[.D656]/1024 * 5" office:value-type="float" office:value="2.255859375" calcext:value-type="float">
            <text:p>2.255859375</text:p>
          </table:table-cell>
          <table:table-cell table:formula="of:=[.E65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62632" calcext:value-type="float">
            <text:p>1162632</text:p>
          </table:table-cell>
          <table:table-cell table:formula="of:=[.D657]/1024 * 5" office:value-type="float" office:value="2.255859375" calcext:value-type="float">
            <text:p>2.255859375</text:p>
          </table:table-cell>
          <table:table-cell table:formula="of:=[.E65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64456" calcext:value-type="float">
            <text:p>1164456</text:p>
          </table:table-cell>
          <table:table-cell table:formula="of:=[.D658]/1024 * 5" office:value-type="float" office:value="2.255859375" calcext:value-type="float">
            <text:p>2.255859375</text:p>
          </table:table-cell>
          <table:table-cell table:formula="of:=[.E65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66280" calcext:value-type="float">
            <text:p>1166280</text:p>
          </table:table-cell>
          <table:table-cell table:formula="of:=[.D659]/1024 * 5" office:value-type="float" office:value="2.2509765625" calcext:value-type="float">
            <text:p>2.2509765625</text:p>
          </table:table-cell>
          <table:table-cell table:formula="of:=[.E65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68112" calcext:value-type="float">
            <text:p>1168112</text:p>
          </table:table-cell>
          <table:table-cell table:formula="of:=[.D660]/1024 * 5" office:value-type="float" office:value="2.2509765625" calcext:value-type="float">
            <text:p>2.2509765625</text:p>
          </table:table-cell>
          <table:table-cell table:formula="of:=[.E66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69936" calcext:value-type="float">
            <text:p>1169936</text:p>
          </table:table-cell>
          <table:table-cell table:formula="of:=[.D661]/1024 * 5" office:value-type="float" office:value="2.2509765625" calcext:value-type="float">
            <text:p>2.2509765625</text:p>
          </table:table-cell>
          <table:table-cell table:formula="of:=[.E66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71760" calcext:value-type="float">
            <text:p>1171760</text:p>
          </table:table-cell>
          <table:table-cell table:formula="of:=[.D662]/1024 * 5" office:value-type="float" office:value="2.2509765625" calcext:value-type="float">
            <text:p>2.2509765625</text:p>
          </table:table-cell>
          <table:table-cell table:formula="of:=[.E66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73584" calcext:value-type="float">
            <text:p>1173584</text:p>
          </table:table-cell>
          <table:table-cell table:formula="of:=[.D663]/1024 * 5" office:value-type="float" office:value="2.2607421875" calcext:value-type="float">
            <text:p>2.2607421875</text:p>
          </table:table-cell>
          <table:table-cell table:formula="of:=[.E66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75408" calcext:value-type="float">
            <text:p>1175408</text:p>
          </table:table-cell>
          <table:table-cell table:formula="of:=[.D664]/1024 * 5" office:value-type="float" office:value="2.2607421875" calcext:value-type="float">
            <text:p>2.2607421875</text:p>
          </table:table-cell>
          <table:table-cell table:formula="of:=[.E66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77240" calcext:value-type="float">
            <text:p>1177240</text:p>
          </table:table-cell>
          <table:table-cell table:formula="of:=[.D665]/1024 * 5" office:value-type="float" office:value="2.255859375" calcext:value-type="float">
            <text:p>2.255859375</text:p>
          </table:table-cell>
          <table:table-cell table:formula="of:=[.E66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79076" calcext:value-type="float">
            <text:p>1179076</text:p>
          </table:table-cell>
          <table:table-cell table:formula="of:=[.D666]/1024 * 5" office:value-type="float" office:value="2.255859375" calcext:value-type="float">
            <text:p>2.255859375</text:p>
          </table:table-cell>
          <table:table-cell table:formula="of:=[.E66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80896" calcext:value-type="float">
            <text:p>1180896</text:p>
          </table:table-cell>
          <table:table-cell table:formula="of:=[.D667]/1024 * 5" office:value-type="float" office:value="2.255859375" calcext:value-type="float">
            <text:p>2.255859375</text:p>
          </table:table-cell>
          <table:table-cell table:formula="of:=[.E66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82732" calcext:value-type="float">
            <text:p>1182732</text:p>
          </table:table-cell>
          <table:table-cell table:formula="of:=[.D668]/1024 * 5" office:value-type="float" office:value="2.24609375" calcext:value-type="float">
            <text:p>2.24609375</text:p>
          </table:table-cell>
          <table:table-cell table:formula="of:=[.E668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84544" calcext:value-type="float">
            <text:p>1184544</text:p>
          </table:table-cell>
          <table:table-cell table:formula="of:=[.D669]/1024 * 5" office:value-type="float" office:value="2.2509765625" calcext:value-type="float">
            <text:p>2.2509765625</text:p>
          </table:table-cell>
          <table:table-cell table:formula="of:=[.E66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86376" calcext:value-type="float">
            <text:p>1186376</text:p>
          </table:table-cell>
          <table:table-cell table:formula="of:=[.D670]/1024 * 5" office:value-type="float" office:value="2.2509765625" calcext:value-type="float">
            <text:p>2.2509765625</text:p>
          </table:table-cell>
          <table:table-cell table:formula="of:=[.E67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88212" calcext:value-type="float">
            <text:p>1188212</text:p>
          </table:table-cell>
          <table:table-cell table:formula="of:=[.D671]/1024 * 5" office:value-type="float" office:value="2.2509765625" calcext:value-type="float">
            <text:p>2.2509765625</text:p>
          </table:table-cell>
          <table:table-cell table:formula="of:=[.E67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0032" calcext:value-type="float">
            <text:p>1190032</text:p>
          </table:table-cell>
          <table:table-cell table:formula="of:=[.D672]/1024 * 5" office:value-type="float" office:value="2.2509765625" calcext:value-type="float">
            <text:p>2.2509765625</text:p>
          </table:table-cell>
          <table:table-cell table:formula="of:=[.E67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1856" calcext:value-type="float">
            <text:p>1191856</text:p>
          </table:table-cell>
          <table:table-cell table:formula="of:=[.D673]/1024 * 5" office:value-type="float" office:value="2.2607421875" calcext:value-type="float">
            <text:p>2.2607421875</text:p>
          </table:table-cell>
          <table:table-cell table:formula="of:=[.E67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3688" calcext:value-type="float">
            <text:p>1193688</text:p>
          </table:table-cell>
          <table:table-cell table:formula="of:=[.D674]/1024 * 5" office:value-type="float" office:value="2.2607421875" calcext:value-type="float">
            <text:p>2.2607421875</text:p>
          </table:table-cell>
          <table:table-cell table:formula="of:=[.E67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5512" calcext:value-type="float">
            <text:p>1195512</text:p>
          </table:table-cell>
          <table:table-cell table:formula="of:=[.D675]/1024 * 5" office:value-type="float" office:value="2.2607421875" calcext:value-type="float">
            <text:p>2.2607421875</text:p>
          </table:table-cell>
          <table:table-cell table:formula="of:=[.E67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7348" calcext:value-type="float">
            <text:p>1197348</text:p>
          </table:table-cell>
          <table:table-cell table:formula="of:=[.D676]/1024 * 5" office:value-type="float" office:value="2.2607421875" calcext:value-type="float">
            <text:p>2.2607421875</text:p>
          </table:table-cell>
          <table:table-cell table:formula="of:=[.E67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9168" calcext:value-type="float">
            <text:p>1199168</text:p>
          </table:table-cell>
          <table:table-cell table:formula="of:=[.D677]/1024 * 5" office:value-type="float" office:value="2.255859375" calcext:value-type="float">
            <text:p>2.255859375</text:p>
          </table:table-cell>
          <table:table-cell table:formula="of:=[.E67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00992" calcext:value-type="float">
            <text:p>1200992</text:p>
          </table:table-cell>
          <table:table-cell table:formula="of:=[.D678]/1024 * 5" office:value-type="float" office:value="2.2509765625" calcext:value-type="float">
            <text:p>2.2509765625</text:p>
          </table:table-cell>
          <table:table-cell table:formula="of:=[.E67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02816" calcext:value-type="float">
            <text:p>1202816</text:p>
          </table:table-cell>
          <table:table-cell table:formula="of:=[.D679]/1024 * 5" office:value-type="float" office:value="2.2509765625" calcext:value-type="float">
            <text:p>2.2509765625</text:p>
          </table:table-cell>
          <table:table-cell table:formula="of:=[.E67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04648" calcext:value-type="float">
            <text:p>1204648</text:p>
          </table:table-cell>
          <table:table-cell table:formula="of:=[.D680]/1024 * 5" office:value-type="float" office:value="2.2509765625" calcext:value-type="float">
            <text:p>2.2509765625</text:p>
          </table:table-cell>
          <table:table-cell table:formula="of:=[.E68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06472" calcext:value-type="float">
            <text:p>1206472</text:p>
          </table:table-cell>
          <table:table-cell table:formula="of:=[.D681]/1024 * 5" office:value-type="float" office:value="2.2509765625" calcext:value-type="float">
            <text:p>2.2509765625</text:p>
          </table:table-cell>
          <table:table-cell table:formula="of:=[.E68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08296" calcext:value-type="float">
            <text:p>1208296</text:p>
          </table:table-cell>
          <table:table-cell table:formula="of:=[.D682]/1024 * 5" office:value-type="float" office:value="2.255859375" calcext:value-type="float">
            <text:p>2.255859375</text:p>
          </table:table-cell>
          <table:table-cell table:formula="of:=[.E68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10128" calcext:value-type="float">
            <text:p>1210128</text:p>
          </table:table-cell>
          <table:table-cell table:formula="of:=[.D683]/1024 * 5" office:value-type="float" office:value="2.2607421875" calcext:value-type="float">
            <text:p>2.2607421875</text:p>
          </table:table-cell>
          <table:table-cell table:formula="of:=[.E68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11960" calcext:value-type="float">
            <text:p>1211960</text:p>
          </table:table-cell>
          <table:table-cell table:formula="of:=[.D684]/1024 * 5" office:value-type="float" office:value="2.2607421875" calcext:value-type="float">
            <text:p>2.2607421875</text:p>
          </table:table-cell>
          <table:table-cell table:formula="of:=[.E68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13796" calcext:value-type="float">
            <text:p>1213796</text:p>
          </table:table-cell>
          <table:table-cell table:formula="of:=[.D685]/1024 * 5" office:value-type="float" office:value="2.2607421875" calcext:value-type="float">
            <text:p>2.2607421875</text:p>
          </table:table-cell>
          <table:table-cell table:formula="of:=[.E68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15616" calcext:value-type="float">
            <text:p>1215616</text:p>
          </table:table-cell>
          <table:table-cell table:formula="of:=[.D686]/1024 * 5" office:value-type="float" office:value="2.2607421875" calcext:value-type="float">
            <text:p>2.2607421875</text:p>
          </table:table-cell>
          <table:table-cell table:formula="of:=[.E68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17440" calcext:value-type="float">
            <text:p>1217440</text:p>
          </table:table-cell>
          <table:table-cell table:formula="of:=[.D687]/1024 * 5" office:value-type="float" office:value="2.2509765625" calcext:value-type="float">
            <text:p>2.2509765625</text:p>
          </table:table-cell>
          <table:table-cell table:formula="of:=[.E68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19272" calcext:value-type="float">
            <text:p>1219272</text:p>
          </table:table-cell>
          <table:table-cell table:formula="of:=[.D688]/1024 * 5" office:value-type="float" office:value="2.2509765625" calcext:value-type="float">
            <text:p>2.2509765625</text:p>
          </table:table-cell>
          <table:table-cell table:formula="of:=[.E68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1104" calcext:value-type="float">
            <text:p>1221104</text:p>
          </table:table-cell>
          <table:table-cell table:formula="of:=[.D689]/1024 * 5" office:value-type="float" office:value="2.2509765625" calcext:value-type="float">
            <text:p>2.2509765625</text:p>
          </table:table-cell>
          <table:table-cell table:formula="of:=[.E68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2928" calcext:value-type="float">
            <text:p>1222928</text:p>
          </table:table-cell>
          <table:table-cell table:formula="of:=[.D690]/1024 * 5" office:value-type="float" office:value="2.2509765625" calcext:value-type="float">
            <text:p>2.2509765625</text:p>
          </table:table-cell>
          <table:table-cell table:formula="of:=[.E69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4752" calcext:value-type="float">
            <text:p>1224752</text:p>
          </table:table-cell>
          <table:table-cell table:formula="of:=[.D691]/1024 * 5" office:value-type="float" office:value="2.2509765625" calcext:value-type="float">
            <text:p>2.2509765625</text:p>
          </table:table-cell>
          <table:table-cell table:formula="of:=[.E69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6576" calcext:value-type="float">
            <text:p>1226576</text:p>
          </table:table-cell>
          <table:table-cell table:formula="of:=[.D692]/1024 * 5" office:value-type="float" office:value="2.2607421875" calcext:value-type="float">
            <text:p>2.2607421875</text:p>
          </table:table-cell>
          <table:table-cell table:formula="of:=[.E69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8408" calcext:value-type="float">
            <text:p>1228408</text:p>
          </table:table-cell>
          <table:table-cell table:formula="of:=[.D693]/1024 * 5" office:value-type="float" office:value="2.2607421875" calcext:value-type="float">
            <text:p>2.2607421875</text:p>
          </table:table-cell>
          <table:table-cell table:formula="of:=[.E69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30244" calcext:value-type="float">
            <text:p>1230244</text:p>
          </table:table-cell>
          <table:table-cell table:formula="of:=[.D694]/1024 * 5" office:value-type="float" office:value="2.2607421875" calcext:value-type="float">
            <text:p>2.2607421875</text:p>
          </table:table-cell>
          <table:table-cell table:formula="of:=[.E69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32064" calcext:value-type="float">
            <text:p>1232064</text:p>
          </table:table-cell>
          <table:table-cell table:formula="of:=[.D695]/1024 * 5" office:value-type="float" office:value="2.2607421875" calcext:value-type="float">
            <text:p>2.2607421875</text:p>
          </table:table-cell>
          <table:table-cell table:formula="of:=[.E69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33888" calcext:value-type="float">
            <text:p>1233888</text:p>
          </table:table-cell>
          <table:table-cell table:formula="of:=[.D696]/1024 * 5" office:value-type="float" office:value="2.2607421875" calcext:value-type="float">
            <text:p>2.2607421875</text:p>
          </table:table-cell>
          <table:table-cell table:formula="of:=[.E69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35720" calcext:value-type="float">
            <text:p>1235720</text:p>
          </table:table-cell>
          <table:table-cell table:formula="of:=[.D697]/1024 * 5" office:value-type="float" office:value="2.2509765625" calcext:value-type="float">
            <text:p>2.2509765625</text:p>
          </table:table-cell>
          <table:table-cell table:formula="of:=[.E69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37544" calcext:value-type="float">
            <text:p>1237544</text:p>
          </table:table-cell>
          <table:table-cell table:formula="of:=[.D698]/1024 * 5" office:value-type="float" office:value="2.2509765625" calcext:value-type="float">
            <text:p>2.2509765625</text:p>
          </table:table-cell>
          <table:table-cell table:formula="of:=[.E69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39380" calcext:value-type="float">
            <text:p>1239380</text:p>
          </table:table-cell>
          <table:table-cell table:formula="of:=[.D699]/1024 * 5" office:value-type="float" office:value="2.255859375" calcext:value-type="float">
            <text:p>2.255859375</text:p>
          </table:table-cell>
          <table:table-cell table:formula="of:=[.E69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41192" calcext:value-type="float">
            <text:p>1241192</text:p>
          </table:table-cell>
          <table:table-cell table:formula="of:=[.D700]/1024 * 5" office:value-type="float" office:value="2.2509765625" calcext:value-type="float">
            <text:p>2.2509765625</text:p>
          </table:table-cell>
          <table:table-cell table:formula="of:=[.E70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43016" calcext:value-type="float">
            <text:p>1243016</text:p>
          </table:table-cell>
          <table:table-cell table:formula="of:=[.D701]/1024 * 5" office:value-type="float" office:value="2.2509765625" calcext:value-type="float">
            <text:p>2.2509765625</text:p>
          </table:table-cell>
          <table:table-cell table:formula="of:=[.E70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44848" calcext:value-type="float">
            <text:p>1244848</text:p>
          </table:table-cell>
          <table:table-cell table:formula="of:=[.D702]/1024 * 5" office:value-type="float" office:value="2.2607421875" calcext:value-type="float">
            <text:p>2.2607421875</text:p>
          </table:table-cell>
          <table:table-cell table:formula="of:=[.E70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46672" calcext:value-type="float">
            <text:p>1246672</text:p>
          </table:table-cell>
          <table:table-cell table:formula="of:=[.D703]/1024 * 5" office:value-type="float" office:value="2.255859375" calcext:value-type="float">
            <text:p>2.255859375</text:p>
          </table:table-cell>
          <table:table-cell table:formula="of:=[.E70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48508" calcext:value-type="float">
            <text:p>1248508</text:p>
          </table:table-cell>
          <table:table-cell table:formula="of:=[.D704]/1024 * 5" office:value-type="float" office:value="2.255859375" calcext:value-type="float">
            <text:p>2.255859375</text:p>
          </table:table-cell>
          <table:table-cell table:formula="of:=[.E70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50320" calcext:value-type="float">
            <text:p>1250320</text:p>
          </table:table-cell>
          <table:table-cell table:formula="of:=[.D705]/1024 * 5" office:value-type="float" office:value="2.255859375" calcext:value-type="float">
            <text:p>2.255859375</text:p>
          </table:table-cell>
          <table:table-cell table:formula="of:=[.E70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52144" calcext:value-type="float">
            <text:p>1252144</text:p>
          </table:table-cell>
          <table:table-cell table:formula="of:=[.D706]/1024 * 5" office:value-type="float" office:value="2.255859375" calcext:value-type="float">
            <text:p>2.255859375</text:p>
          </table:table-cell>
          <table:table-cell table:formula="of:=[.E70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53976" calcext:value-type="float">
            <text:p>1253976</text:p>
          </table:table-cell>
          <table:table-cell table:formula="of:=[.D707]/1024 * 5" office:value-type="float" office:value="2.2509765625" calcext:value-type="float">
            <text:p>2.2509765625</text:p>
          </table:table-cell>
          <table:table-cell table:formula="of:=[.E70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55812" calcext:value-type="float">
            <text:p>1255812</text:p>
          </table:table-cell>
          <table:table-cell table:formula="of:=[.D708]/1024 * 5" office:value-type="float" office:value="2.255859375" calcext:value-type="float">
            <text:p>2.255859375</text:p>
          </table:table-cell>
          <table:table-cell table:formula="of:=[.E70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57632" calcext:value-type="float">
            <text:p>1257632</text:p>
          </table:table-cell>
          <table:table-cell table:formula="of:=[.D709]/1024 * 5" office:value-type="float" office:value="2.2509765625" calcext:value-type="float">
            <text:p>2.2509765625</text:p>
          </table:table-cell>
          <table:table-cell table:formula="of:=[.E70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59456" calcext:value-type="float">
            <text:p>1259456</text:p>
          </table:table-cell>
          <table:table-cell table:formula="of:=[.D710]/1024 * 5" office:value-type="float" office:value="2.255859375" calcext:value-type="float">
            <text:p>2.255859375</text:p>
          </table:table-cell>
          <table:table-cell table:formula="of:=[.E71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61288" calcext:value-type="float">
            <text:p>1261288</text:p>
          </table:table-cell>
          <table:table-cell table:formula="of:=[.D711]/1024 * 5" office:value-type="float" office:value="2.2607421875" calcext:value-type="float">
            <text:p>2.2607421875</text:p>
          </table:table-cell>
          <table:table-cell table:formula="of:=[.E71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63120" calcext:value-type="float">
            <text:p>1263120</text:p>
          </table:table-cell>
          <table:table-cell table:formula="of:=[.D712]/1024 * 5" office:value-type="float" office:value="2.2607421875" calcext:value-type="float">
            <text:p>2.2607421875</text:p>
          </table:table-cell>
          <table:table-cell table:formula="of:=[.E71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64956" calcext:value-type="float">
            <text:p>1264956</text:p>
          </table:table-cell>
          <table:table-cell table:formula="of:=[.D713]/1024 * 5" office:value-type="float" office:value="2.2607421875" calcext:value-type="float">
            <text:p>2.2607421875</text:p>
          </table:table-cell>
          <table:table-cell table:formula="of:=[.E71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66776" calcext:value-type="float">
            <text:p>1266776</text:p>
          </table:table-cell>
          <table:table-cell table:formula="of:=[.D714]/1024 * 5" office:value-type="float" office:value="2.255859375" calcext:value-type="float">
            <text:p>2.255859375</text:p>
          </table:table-cell>
          <table:table-cell table:formula="of:=[.E71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68600" calcext:value-type="float">
            <text:p>1268600</text:p>
          </table:table-cell>
          <table:table-cell table:formula="of:=[.D715]/1024 * 5" office:value-type="float" office:value="2.255859375" calcext:value-type="float">
            <text:p>2.255859375</text:p>
          </table:table-cell>
          <table:table-cell table:formula="of:=[.E71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70432" calcext:value-type="float">
            <text:p>1270432</text:p>
          </table:table-cell>
          <table:table-cell table:formula="of:=[.D716]/1024 * 5" office:value-type="float" office:value="2.24609375" calcext:value-type="float">
            <text:p>2.24609375</text:p>
          </table:table-cell>
          <table:table-cell table:formula="of:=[.E716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72256" calcext:value-type="float">
            <text:p>1272256</text:p>
          </table:table-cell>
          <table:table-cell table:formula="of:=[.D717]/1024 * 5" office:value-type="float" office:value="2.2509765625" calcext:value-type="float">
            <text:p>2.2509765625</text:p>
          </table:table-cell>
          <table:table-cell table:formula="of:=[.E71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74092" calcext:value-type="float">
            <text:p>1274092</text:p>
          </table:table-cell>
          <table:table-cell table:formula="of:=[.D718]/1024 * 5" office:value-type="float" office:value="2.255859375" calcext:value-type="float">
            <text:p>2.255859375</text:p>
          </table:table-cell>
          <table:table-cell table:formula="of:=[.E71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75912" calcext:value-type="float">
            <text:p>1275912</text:p>
          </table:table-cell>
          <table:table-cell table:formula="of:=[.D719]/1024 * 5" office:value-type="float" office:value="2.2509765625" calcext:value-type="float">
            <text:p>2.2509765625</text:p>
          </table:table-cell>
          <table:table-cell table:formula="of:=[.E71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77736" calcext:value-type="float">
            <text:p>1277736</text:p>
          </table:table-cell>
          <table:table-cell table:formula="of:=[.D720]/1024 * 5" office:value-type="float" office:value="2.255859375" calcext:value-type="float">
            <text:p>2.255859375</text:p>
          </table:table-cell>
          <table:table-cell table:formula="of:=[.E72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79568" calcext:value-type="float">
            <text:p>1279568</text:p>
          </table:table-cell>
          <table:table-cell table:formula="of:=[.D721]/1024 * 5" office:value-type="float" office:value="2.2607421875" calcext:value-type="float">
            <text:p>2.2607421875</text:p>
          </table:table-cell>
          <table:table-cell table:formula="of:=[.E72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81404" calcext:value-type="float">
            <text:p>1281404</text:p>
          </table:table-cell>
          <table:table-cell table:formula="of:=[.D722]/1024 * 5" office:value-type="float" office:value="2.2607421875" calcext:value-type="float">
            <text:p>2.2607421875</text:p>
          </table:table-cell>
          <table:table-cell table:formula="of:=[.E72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83224" calcext:value-type="float">
            <text:p>1283224</text:p>
          </table:table-cell>
          <table:table-cell table:formula="of:=[.D723]/1024 * 5" office:value-type="float" office:value="2.255859375" calcext:value-type="float">
            <text:p>2.255859375</text:p>
          </table:table-cell>
          <table:table-cell table:formula="of:=[.E72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85048" calcext:value-type="float">
            <text:p>1285048</text:p>
          </table:table-cell>
          <table:table-cell table:formula="of:=[.D724]/1024 * 5" office:value-type="float" office:value="2.2607421875" calcext:value-type="float">
            <text:p>2.2607421875</text:p>
          </table:table-cell>
          <table:table-cell table:formula="of:=[.E72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86872" calcext:value-type="float">
            <text:p>1286872</text:p>
          </table:table-cell>
          <table:table-cell table:formula="of:=[.D725]/1024 * 5" office:value-type="float" office:value="2.2607421875" calcext:value-type="float">
            <text:p>2.2607421875</text:p>
          </table:table-cell>
          <table:table-cell table:formula="of:=[.E72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88696" calcext:value-type="float">
            <text:p>1288696</text:p>
          </table:table-cell>
          <table:table-cell table:formula="of:=[.D726]/1024 * 5" office:value-type="float" office:value="2.2509765625" calcext:value-type="float">
            <text:p>2.2509765625</text:p>
          </table:table-cell>
          <table:table-cell table:formula="of:=[.E72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0520" calcext:value-type="float">
            <text:p>1290520</text:p>
          </table:table-cell>
          <table:table-cell table:formula="of:=[.D727]/1024 * 5" office:value-type="float" office:value="2.2509765625" calcext:value-type="float">
            <text:p>2.2509765625</text:p>
          </table:table-cell>
          <table:table-cell table:formula="of:=[.E72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2344" calcext:value-type="float">
            <text:p>1292344</text:p>
          </table:table-cell>
          <table:table-cell table:formula="of:=[.D728]/1024 * 5" office:value-type="float" office:value="2.2509765625" calcext:value-type="float">
            <text:p>2.2509765625</text:p>
          </table:table-cell>
          <table:table-cell table:formula="of:=[.E72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4168" calcext:value-type="float">
            <text:p>1294168</text:p>
          </table:table-cell>
          <table:table-cell table:formula="of:=[.D729]/1024 * 5" office:value-type="float" office:value="2.2509765625" calcext:value-type="float">
            <text:p>2.2509765625</text:p>
          </table:table-cell>
          <table:table-cell table:formula="of:=[.E72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5992" calcext:value-type="float">
            <text:p>1295992</text:p>
          </table:table-cell>
          <table:table-cell table:formula="of:=[.D730]/1024 * 5" office:value-type="float" office:value="2.2607421875" calcext:value-type="float">
            <text:p>2.2607421875</text:p>
          </table:table-cell>
          <table:table-cell table:formula="of:=[.E73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7828" calcext:value-type="float">
            <text:p>1297828</text:p>
          </table:table-cell>
          <table:table-cell table:formula="of:=[.D731]/1024 * 5" office:value-type="float" office:value="2.2607421875" calcext:value-type="float">
            <text:p>2.2607421875</text:p>
          </table:table-cell>
          <table:table-cell table:formula="of:=[.E73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9648" calcext:value-type="float">
            <text:p>1299648</text:p>
          </table:table-cell>
          <table:table-cell table:formula="of:=[.D732]/1024 * 5" office:value-type="float" office:value="2.2607421875" calcext:value-type="float">
            <text:p>2.2607421875</text:p>
          </table:table-cell>
          <table:table-cell table:formula="of:=[.E73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01472" calcext:value-type="float">
            <text:p>1301472</text:p>
          </table:table-cell>
          <table:table-cell table:formula="of:=[.D733]/1024 * 5" office:value-type="float" office:value="2.255859375" calcext:value-type="float">
            <text:p>2.255859375</text:p>
          </table:table-cell>
          <table:table-cell table:formula="of:=[.E73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03296" calcext:value-type="float">
            <text:p>1303296</text:p>
          </table:table-cell>
          <table:table-cell table:formula="of:=[.D734]/1024 * 5" office:value-type="float" office:value="2.255859375" calcext:value-type="float">
            <text:p>2.255859375</text:p>
          </table:table-cell>
          <table:table-cell table:formula="of:=[.E73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05128" calcext:value-type="float">
            <text:p>1305128</text:p>
          </table:table-cell>
          <table:table-cell table:formula="of:=[.D735]/1024 * 5" office:value-type="float" office:value="2.24609375" calcext:value-type="float">
            <text:p>2.24609375</text:p>
          </table:table-cell>
          <table:table-cell table:formula="of:=[.E73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06960" calcext:value-type="float">
            <text:p>1306960</text:p>
          </table:table-cell>
          <table:table-cell table:formula="of:=[.D736]/1024 * 5" office:value-type="float" office:value="2.2509765625" calcext:value-type="float">
            <text:p>2.2509765625</text:p>
          </table:table-cell>
          <table:table-cell table:formula="of:=[.E73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08776" calcext:value-type="float">
            <text:p>1308776</text:p>
          </table:table-cell>
          <table:table-cell table:formula="of:=[.D737]/1024 * 5" office:value-type="float" office:value="2.2509765625" calcext:value-type="float">
            <text:p>2.2509765625</text:p>
          </table:table-cell>
          <table:table-cell table:formula="of:=[.E73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10600" calcext:value-type="float">
            <text:p>1310600</text:p>
          </table:table-cell>
          <table:table-cell table:formula="of:=[.D738]/1024 * 5" office:value-type="float" office:value="2.2509765625" calcext:value-type="float">
            <text:p>2.2509765625</text:p>
          </table:table-cell>
          <table:table-cell table:formula="of:=[.E73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12432" calcext:value-type="float">
            <text:p>1312432</text:p>
          </table:table-cell>
          <table:table-cell table:formula="of:=[.D739]/1024 * 5" office:value-type="float" office:value="2.255859375" calcext:value-type="float">
            <text:p>2.255859375</text:p>
          </table:table-cell>
          <table:table-cell table:formula="of:=[.E73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14256" calcext:value-type="float">
            <text:p>1314256</text:p>
          </table:table-cell>
          <table:table-cell table:formula="of:=[.D740]/1024 * 5" office:value-type="float" office:value="2.2607421875" calcext:value-type="float">
            <text:p>2.2607421875</text:p>
          </table:table-cell>
          <table:table-cell table:formula="of:=[.E74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16080" calcext:value-type="float">
            <text:p>1316080</text:p>
          </table:table-cell>
          <table:table-cell table:formula="of:=[.D741]/1024 * 5" office:value-type="float" office:value="2.2607421875" calcext:value-type="float">
            <text:p>2.2607421875</text:p>
          </table:table-cell>
          <table:table-cell table:formula="of:=[.E74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17904" calcext:value-type="float">
            <text:p>1317904</text:p>
          </table:table-cell>
          <table:table-cell table:formula="of:=[.D742]/1024 * 5" office:value-type="float" office:value="2.255859375" calcext:value-type="float">
            <text:p>2.255859375</text:p>
          </table:table-cell>
          <table:table-cell table:formula="of:=[.E74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19728" calcext:value-type="float">
            <text:p>1319728</text:p>
          </table:table-cell>
          <table:table-cell table:formula="of:=[.D743]/1024 * 5" office:value-type="float" office:value="2.2607421875" calcext:value-type="float">
            <text:p>2.2607421875</text:p>
          </table:table-cell>
          <table:table-cell table:formula="of:=[.E74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21552" calcext:value-type="float">
            <text:p>1321552</text:p>
          </table:table-cell>
          <table:table-cell table:formula="of:=[.D744]/1024 * 5" office:value-type="float" office:value="2.255859375" calcext:value-type="float">
            <text:p>2.255859375</text:p>
          </table:table-cell>
          <table:table-cell table:formula="of:=[.E74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23376" calcext:value-type="float">
            <text:p>1323376</text:p>
          </table:table-cell>
          <table:table-cell table:formula="of:=[.D745]/1024 * 5" office:value-type="float" office:value="2.24609375" calcext:value-type="float">
            <text:p>2.24609375</text:p>
          </table:table-cell>
          <table:table-cell table:formula="of:=[.E745]/255 * 5" office:value-type="float" office:value="2.50980392156863" calcext:value-type="float">
            <text:p>2.5098039216</text:p>
          </table:table-cell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25200" calcext:value-type="float">
            <text:p>1325200</text:p>
          </table:table-cell>
          <table:table-cell table:formula="of:=[.D746]/1024 * 5" office:value-type="float" office:value="2.2509765625" calcext:value-type="float">
            <text:p>2.2509765625</text:p>
          </table:table-cell>
          <table:table-cell table:formula="of:=[.E74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27024" calcext:value-type="float">
            <text:p>1327024</text:p>
          </table:table-cell>
          <table:table-cell table:formula="of:=[.D747]/1024 * 5" office:value-type="float" office:value="2.2509765625" calcext:value-type="float">
            <text:p>2.2509765625</text:p>
          </table:table-cell>
          <table:table-cell table:formula="of:=[.E74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28856" calcext:value-type="float">
            <text:p>1328856</text:p>
          </table:table-cell>
          <table:table-cell table:formula="of:=[.D748]/1024 * 5" office:value-type="float" office:value="2.2509765625" calcext:value-type="float">
            <text:p>2.2509765625</text:p>
          </table:table-cell>
          <table:table-cell table:formula="of:=[.E74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0680" calcext:value-type="float">
            <text:p>1330680</text:p>
          </table:table-cell>
          <table:table-cell table:formula="of:=[.D749]/1024 * 5" office:value-type="float" office:value="2.2607421875" calcext:value-type="float">
            <text:p>2.2607421875</text:p>
          </table:table-cell>
          <table:table-cell table:formula="of:=[.E74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2512" calcext:value-type="float">
            <text:p>1332512</text:p>
          </table:table-cell>
          <table:table-cell table:formula="of:=[.D750]/1024 * 5" office:value-type="float" office:value="2.2607421875" calcext:value-type="float">
            <text:p>2.2607421875</text:p>
          </table:table-cell>
          <table:table-cell table:formula="of:=[.E75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4328" calcext:value-type="float">
            <text:p>1334328</text:p>
          </table:table-cell>
          <table:table-cell table:formula="of:=[.D751]/1024 * 5" office:value-type="float" office:value="2.2607421875" calcext:value-type="float">
            <text:p>2.2607421875</text:p>
          </table:table-cell>
          <table:table-cell table:formula="of:=[.E75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6152" calcext:value-type="float">
            <text:p>1336152</text:p>
          </table:table-cell>
          <table:table-cell table:formula="of:=[.D752]/1024 * 5" office:value-type="float" office:value="2.2607421875" calcext:value-type="float">
            <text:p>2.2607421875</text:p>
          </table:table-cell>
          <table:table-cell table:formula="of:=[.E75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7976" calcext:value-type="float">
            <text:p>1337976</text:p>
          </table:table-cell>
          <table:table-cell table:formula="of:=[.D753]/1024 * 5" office:value-type="float" office:value="2.2607421875" calcext:value-type="float">
            <text:p>2.2607421875</text:p>
          </table:table-cell>
          <table:table-cell table:formula="of:=[.E75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9800" calcext:value-type="float">
            <text:p>1339800</text:p>
          </table:table-cell>
          <table:table-cell table:formula="of:=[.D754]/1024 * 5" office:value-type="float" office:value="2.2509765625" calcext:value-type="float">
            <text:p>2.2509765625</text:p>
          </table:table-cell>
          <table:table-cell table:formula="of:=[.E75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41632" calcext:value-type="float">
            <text:p>1341632</text:p>
          </table:table-cell>
          <table:table-cell table:formula="of:=[.D755]/1024 * 5" office:value-type="float" office:value="2.2509765625" calcext:value-type="float">
            <text:p>2.2509765625</text:p>
          </table:table-cell>
          <table:table-cell table:formula="of:=[.E75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43448" calcext:value-type="float">
            <text:p>1343448</text:p>
          </table:table-cell>
          <table:table-cell table:formula="of:=[.D756]/1024 * 5" office:value-type="float" office:value="2.2509765625" calcext:value-type="float">
            <text:p>2.2509765625</text:p>
          </table:table-cell>
          <table:table-cell table:formula="of:=[.E75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45272" calcext:value-type="float">
            <text:p>1345272</text:p>
          </table:table-cell>
          <table:table-cell table:formula="of:=[.D757]/1024 * 5" office:value-type="float" office:value="2.255859375" calcext:value-type="float">
            <text:p>2.255859375</text:p>
          </table:table-cell>
          <table:table-cell table:formula="of:=[.E75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47096" calcext:value-type="float">
            <text:p>1347096</text:p>
          </table:table-cell>
          <table:table-cell table:formula="of:=[.D758]/1024 * 5" office:value-type="float" office:value="2.2509765625" calcext:value-type="float">
            <text:p>2.2509765625</text:p>
          </table:table-cell>
          <table:table-cell table:formula="of:=[.E75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48920" calcext:value-type="float">
            <text:p>1348920</text:p>
          </table:table-cell>
          <table:table-cell table:formula="of:=[.D759]/1024 * 5" office:value-type="float" office:value="2.2607421875" calcext:value-type="float">
            <text:p>2.2607421875</text:p>
          </table:table-cell>
          <table:table-cell table:formula="of:=[.E75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50744" calcext:value-type="float">
            <text:p>1350744</text:p>
          </table:table-cell>
          <table:table-cell table:formula="of:=[.D760]/1024 * 5" office:value-type="float" office:value="2.2607421875" calcext:value-type="float">
            <text:p>2.2607421875</text:p>
          </table:table-cell>
          <table:table-cell table:formula="of:=[.E76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52568" calcext:value-type="float">
            <text:p>1352568</text:p>
          </table:table-cell>
          <table:table-cell table:formula="of:=[.D761]/1024 * 5" office:value-type="float" office:value="2.2607421875" calcext:value-type="float">
            <text:p>2.2607421875</text:p>
          </table:table-cell>
          <table:table-cell table:formula="of:=[.E76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54392" calcext:value-type="float">
            <text:p>1354392</text:p>
          </table:table-cell>
          <table:table-cell table:formula="of:=[.D762]/1024 * 5" office:value-type="float" office:value="2.2607421875" calcext:value-type="float">
            <text:p>2.2607421875</text:p>
          </table:table-cell>
          <table:table-cell table:formula="of:=[.E76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56216" calcext:value-type="float">
            <text:p>1356216</text:p>
          </table:table-cell>
          <table:table-cell table:formula="of:=[.D763]/1024 * 5" office:value-type="float" office:value="2.255859375" calcext:value-type="float">
            <text:p>2.255859375</text:p>
          </table:table-cell>
          <table:table-cell table:formula="of:=[.E76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58040" calcext:value-type="float">
            <text:p>1358040</text:p>
          </table:table-cell>
          <table:table-cell table:formula="of:=[.D764]/1024 * 5" office:value-type="float" office:value="2.2509765625" calcext:value-type="float">
            <text:p>2.2509765625</text:p>
          </table:table-cell>
          <table:table-cell table:formula="of:=[.E76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59864" calcext:value-type="float">
            <text:p>1359864</text:p>
          </table:table-cell>
          <table:table-cell table:formula="of:=[.D765]/1024 * 5" office:value-type="float" office:value="2.2509765625" calcext:value-type="float">
            <text:p>2.2509765625</text:p>
          </table:table-cell>
          <table:table-cell table:formula="of:=[.E76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1696" calcext:value-type="float">
            <text:p>1361696</text:p>
          </table:table-cell>
          <table:table-cell table:formula="of:=[.D766]/1024 * 5" office:value-type="float" office:value="2.255859375" calcext:value-type="float">
            <text:p>2.255859375</text:p>
          </table:table-cell>
          <table:table-cell table:formula="of:=[.E76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3520" calcext:value-type="float">
            <text:p>1363520</text:p>
          </table:table-cell>
          <table:table-cell table:formula="of:=[.D767]/1024 * 5" office:value-type="float" office:value="2.255859375" calcext:value-type="float">
            <text:p>2.255859375</text:p>
          </table:table-cell>
          <table:table-cell table:formula="of:=[.E76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5344" calcext:value-type="float">
            <text:p>1365344</text:p>
          </table:table-cell>
          <table:table-cell table:formula="of:=[.D768]/1024 * 5" office:value-type="float" office:value="2.2607421875" calcext:value-type="float">
            <text:p>2.2607421875</text:p>
          </table:table-cell>
          <table:table-cell table:formula="of:=[.E76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7168" calcext:value-type="float">
            <text:p>1367168</text:p>
          </table:table-cell>
          <table:table-cell table:formula="of:=[.D769]/1024 * 5" office:value-type="float" office:value="2.2607421875" calcext:value-type="float">
            <text:p>2.2607421875</text:p>
          </table:table-cell>
          <table:table-cell table:formula="of:=[.E76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8992" calcext:value-type="float">
            <text:p>1368992</text:p>
          </table:table-cell>
          <table:table-cell table:formula="of:=[.D770]/1024 * 5" office:value-type="float" office:value="2.2607421875" calcext:value-type="float">
            <text:p>2.2607421875</text:p>
          </table:table-cell>
          <table:table-cell table:formula="of:=[.E77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70816" calcext:value-type="float">
            <text:p>1370816</text:p>
          </table:table-cell>
          <table:table-cell table:formula="of:=[.D771]/1024 * 5" office:value-type="float" office:value="2.2607421875" calcext:value-type="float">
            <text:p>2.2607421875</text:p>
          </table:table-cell>
          <table:table-cell table:formula="of:=[.E77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72652" calcext:value-type="float">
            <text:p>1372652</text:p>
          </table:table-cell>
          <table:table-cell table:formula="of:=[.D772]/1024 * 5" office:value-type="float" office:value="2.2607421875" calcext:value-type="float">
            <text:p>2.2607421875</text:p>
          </table:table-cell>
          <table:table-cell table:formula="of:=[.E77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74472" calcext:value-type="float">
            <text:p>1374472</text:p>
          </table:table-cell>
          <table:table-cell table:formula="of:=[.D773]/1024 * 5" office:value-type="float" office:value="2.2509765625" calcext:value-type="float">
            <text:p>2.2509765625</text:p>
          </table:table-cell>
          <table:table-cell table:formula="of:=[.E77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76296" calcext:value-type="float">
            <text:p>1376296</text:p>
          </table:table-cell>
          <table:table-cell table:formula="of:=[.D774]/1024 * 5" office:value-type="float" office:value="2.2509765625" calcext:value-type="float">
            <text:p>2.2509765625</text:p>
          </table:table-cell>
          <table:table-cell table:formula="of:=[.E77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78120" calcext:value-type="float">
            <text:p>1378120</text:p>
          </table:table-cell>
          <table:table-cell table:formula="of:=[.D775]/1024 * 5" office:value-type="float" office:value="2.255859375" calcext:value-type="float">
            <text:p>2.255859375</text:p>
          </table:table-cell>
          <table:table-cell table:formula="of:=[.E77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79944" calcext:value-type="float">
            <text:p>1379944</text:p>
          </table:table-cell>
          <table:table-cell table:formula="of:=[.D776]/1024 * 5" office:value-type="float" office:value="2.2509765625" calcext:value-type="float">
            <text:p>2.2509765625</text:p>
          </table:table-cell>
          <table:table-cell table:formula="of:=[.E77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1776" calcext:value-type="float">
            <text:p>1381776</text:p>
          </table:table-cell>
          <table:table-cell table:formula="of:=[.D777]/1024 * 5" office:value-type="float" office:value="2.255859375" calcext:value-type="float">
            <text:p>2.255859375</text:p>
          </table:table-cell>
          <table:table-cell table:formula="of:=[.E77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3600" calcext:value-type="float">
            <text:p>1383600</text:p>
          </table:table-cell>
          <table:table-cell table:formula="of:=[.D778]/1024 * 5" office:value-type="float" office:value="2.2607421875" calcext:value-type="float">
            <text:p>2.2607421875</text:p>
          </table:table-cell>
          <table:table-cell table:formula="of:=[.E77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5424" calcext:value-type="float">
            <text:p>1385424</text:p>
          </table:table-cell>
          <table:table-cell table:formula="of:=[.D779]/1024 * 5" office:value-type="float" office:value="2.2607421875" calcext:value-type="float">
            <text:p>2.2607421875</text:p>
          </table:table-cell>
          <table:table-cell table:formula="of:=[.E77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7256" calcext:value-type="float">
            <text:p>1387256</text:p>
          </table:table-cell>
          <table:table-cell table:formula="of:=[.D780]/1024 * 5" office:value-type="float" office:value="2.2607421875" calcext:value-type="float">
            <text:p>2.2607421875</text:p>
          </table:table-cell>
          <table:table-cell table:formula="of:=[.E78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9088" calcext:value-type="float">
            <text:p>1389088</text:p>
          </table:table-cell>
          <table:table-cell table:formula="of:=[.D781]/1024 * 5" office:value-type="float" office:value="2.255859375" calcext:value-type="float">
            <text:p>2.255859375</text:p>
          </table:table-cell>
          <table:table-cell table:formula="of:=[.E78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90912" calcext:value-type="float">
            <text:p>1390912</text:p>
          </table:table-cell>
          <table:table-cell table:formula="of:=[.D782]/1024 * 5" office:value-type="float" office:value="2.255859375" calcext:value-type="float">
            <text:p>2.255859375</text:p>
          </table:table-cell>
          <table:table-cell table:formula="of:=[.E78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92736" calcext:value-type="float">
            <text:p>1392736</text:p>
          </table:table-cell>
          <table:table-cell table:formula="of:=[.D783]/1024 * 5" office:value-type="float" office:value="2.2509765625" calcext:value-type="float">
            <text:p>2.2509765625</text:p>
          </table:table-cell>
          <table:table-cell table:formula="of:=[.E78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94560" calcext:value-type="float">
            <text:p>1394560</text:p>
          </table:table-cell>
          <table:table-cell table:formula="of:=[.D784]/1024 * 5" office:value-type="float" office:value="2.255859375" calcext:value-type="float">
            <text:p>2.255859375</text:p>
          </table:table-cell>
          <table:table-cell table:formula="of:=[.E78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96384" calcext:value-type="float">
            <text:p>1396384</text:p>
          </table:table-cell>
          <table:table-cell table:formula="of:=[.D785]/1024 * 5" office:value-type="float" office:value="2.255859375" calcext:value-type="float">
            <text:p>2.255859375</text:p>
          </table:table-cell>
          <table:table-cell table:formula="of:=[.E78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98220" calcext:value-type="float">
            <text:p>1398220</text:p>
          </table:table-cell>
          <table:table-cell table:formula="of:=[.D786]/1024 * 5" office:value-type="float" office:value="2.255859375" calcext:value-type="float">
            <text:p>2.255859375</text:p>
          </table:table-cell>
          <table:table-cell table:formula="of:=[.E78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00040" calcext:value-type="float">
            <text:p>1400040</text:p>
          </table:table-cell>
          <table:table-cell table:formula="of:=[.D787]/1024 * 5" office:value-type="float" office:value="2.265625" calcext:value-type="float">
            <text:p>2.265625</text:p>
          </table:table-cell>
          <table:table-cell table:formula="of:=[.E787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01864" calcext:value-type="float">
            <text:p>1401864</text:p>
          </table:table-cell>
          <table:table-cell table:formula="of:=[.D788]/1024 * 5" office:value-type="float" office:value="2.2607421875" calcext:value-type="float">
            <text:p>2.2607421875</text:p>
          </table:table-cell>
          <table:table-cell table:formula="of:=[.E78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03688" calcext:value-type="float">
            <text:p>1403688</text:p>
          </table:table-cell>
          <table:table-cell table:formula="of:=[.D789]/1024 * 5" office:value-type="float" office:value="2.2607421875" calcext:value-type="float">
            <text:p>2.2607421875</text:p>
          </table:table-cell>
          <table:table-cell table:formula="of:=[.E78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05512" calcext:value-type="float">
            <text:p>1405512</text:p>
          </table:table-cell>
          <table:table-cell table:formula="of:=[.D790]/1024 * 5" office:value-type="float" office:value="2.255859375" calcext:value-type="float">
            <text:p>2.255859375</text:p>
          </table:table-cell>
          <table:table-cell table:formula="of:=[.E79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07344" calcext:value-type="float">
            <text:p>1407344</text:p>
          </table:table-cell>
          <table:table-cell table:formula="of:=[.D791]/1024 * 5" office:value-type="float" office:value="2.2607421875" calcext:value-type="float">
            <text:p>2.2607421875</text:p>
          </table:table-cell>
          <table:table-cell table:formula="of:=[.E79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09168" calcext:value-type="float">
            <text:p>1409168</text:p>
          </table:table-cell>
          <table:table-cell table:formula="of:=[.D792]/1024 * 5" office:value-type="float" office:value="2.2509765625" calcext:value-type="float">
            <text:p>2.2509765625</text:p>
          </table:table-cell>
          <table:table-cell table:formula="of:=[.E79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10992" calcext:value-type="float">
            <text:p>1410992</text:p>
          </table:table-cell>
          <table:table-cell table:formula="of:=[.D793]/1024 * 5" office:value-type="float" office:value="2.2509765625" calcext:value-type="float">
            <text:p>2.2509765625</text:p>
          </table:table-cell>
          <table:table-cell table:formula="of:=[.E79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12824" calcext:value-type="float">
            <text:p>1412824</text:p>
          </table:table-cell>
          <table:table-cell table:formula="of:=[.D794]/1024 * 5" office:value-type="float" office:value="2.255859375" calcext:value-type="float">
            <text:p>2.255859375</text:p>
          </table:table-cell>
          <table:table-cell table:formula="of:=[.E79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14648" calcext:value-type="float">
            <text:p>1414648</text:p>
          </table:table-cell>
          <table:table-cell table:formula="of:=[.D795]/1024 * 5" office:value-type="float" office:value="2.255859375" calcext:value-type="float">
            <text:p>2.255859375</text:p>
          </table:table-cell>
          <table:table-cell table:formula="of:=[.E79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16472" calcext:value-type="float">
            <text:p>1416472</text:p>
          </table:table-cell>
          <table:table-cell table:formula="of:=[.D796]/1024 * 5" office:value-type="float" office:value="2.255859375" calcext:value-type="float">
            <text:p>2.255859375</text:p>
          </table:table-cell>
          <table:table-cell table:formula="of:=[.E79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18296" calcext:value-type="float">
            <text:p>1418296</text:p>
          </table:table-cell>
          <table:table-cell table:formula="of:=[.D797]/1024 * 5" office:value-type="float" office:value="2.265625" calcext:value-type="float">
            <text:p>2.265625</text:p>
          </table:table-cell>
          <table:table-cell table:formula="of:=[.E797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20120" calcext:value-type="float">
            <text:p>1420120</text:p>
          </table:table-cell>
          <table:table-cell table:formula="of:=[.D798]/1024 * 5" office:value-type="float" office:value="2.2607421875" calcext:value-type="float">
            <text:p>2.2607421875</text:p>
          </table:table-cell>
          <table:table-cell table:formula="of:=[.E79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21952" calcext:value-type="float">
            <text:p>1421952</text:p>
          </table:table-cell>
          <table:table-cell table:formula="of:=[.D799]/1024 * 5" office:value-type="float" office:value="2.2607421875" calcext:value-type="float">
            <text:p>2.2607421875</text:p>
          </table:table-cell>
          <table:table-cell table:formula="of:=[.E79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23784" calcext:value-type="float">
            <text:p>1423784</text:p>
          </table:table-cell>
          <table:table-cell table:formula="of:=[.D800]/1024 * 5" office:value-type="float" office:value="2.255859375" calcext:value-type="float">
            <text:p>2.255859375</text:p>
          </table:table-cell>
          <table:table-cell table:formula="of:=[.E80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25608" calcext:value-type="float">
            <text:p>1425608</text:p>
          </table:table-cell>
          <table:table-cell table:formula="of:=[.D801]/1024 * 5" office:value-type="float" office:value="2.255859375" calcext:value-type="float">
            <text:p>2.255859375</text:p>
          </table:table-cell>
          <table:table-cell table:formula="of:=[.E80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27432" calcext:value-type="float">
            <text:p>1427432</text:p>
          </table:table-cell>
          <table:table-cell table:formula="of:=[.D802]/1024 * 5" office:value-type="float" office:value="2.2509765625" calcext:value-type="float">
            <text:p>2.2509765625</text:p>
          </table:table-cell>
          <table:table-cell table:formula="of:=[.E80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29264" calcext:value-type="float">
            <text:p>1429264</text:p>
          </table:table-cell>
          <table:table-cell table:formula="of:=[.D803]/1024 * 5" office:value-type="float" office:value="2.2509765625" calcext:value-type="float">
            <text:p>2.2509765625</text:p>
          </table:table-cell>
          <table:table-cell table:formula="of:=[.E80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31096" calcext:value-type="float">
            <text:p>1431096</text:p>
          </table:table-cell>
          <table:table-cell table:formula="of:=[.D804]/1024 * 5" office:value-type="float" office:value="2.2509765625" calcext:value-type="float">
            <text:p>2.2509765625</text:p>
          </table:table-cell>
          <table:table-cell table:formula="of:=[.E80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32928" calcext:value-type="float">
            <text:p>1432928</text:p>
          </table:table-cell>
          <table:table-cell table:formula="of:=[.D805]/1024 * 5" office:value-type="float" office:value="2.255859375" calcext:value-type="float">
            <text:p>2.255859375</text:p>
          </table:table-cell>
          <table:table-cell table:formula="of:=[.E80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34752" calcext:value-type="float">
            <text:p>1434752</text:p>
          </table:table-cell>
          <table:table-cell table:formula="of:=[.D806]/1024 * 5" office:value-type="float" office:value="2.255859375" calcext:value-type="float">
            <text:p>2.255859375</text:p>
          </table:table-cell>
          <table:table-cell table:formula="of:=[.E80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36576" calcext:value-type="float">
            <text:p>1436576</text:p>
          </table:table-cell>
          <table:table-cell table:formula="of:=[.D807]/1024 * 5" office:value-type="float" office:value="2.2607421875" calcext:value-type="float">
            <text:p>2.2607421875</text:p>
          </table:table-cell>
          <table:table-cell table:formula="of:=[.E80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38400" calcext:value-type="float">
            <text:p>1438400</text:p>
          </table:table-cell>
          <table:table-cell table:formula="of:=[.D808]/1024 * 5" office:value-type="float" office:value="2.2607421875" calcext:value-type="float">
            <text:p>2.2607421875</text:p>
          </table:table-cell>
          <table:table-cell table:formula="of:=[.E80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40224" calcext:value-type="float">
            <text:p>1440224</text:p>
          </table:table-cell>
          <table:table-cell table:formula="of:=[.D809]/1024 * 5" office:value-type="float" office:value="2.2607421875" calcext:value-type="float">
            <text:p>2.2607421875</text:p>
          </table:table-cell>
          <table:table-cell table:formula="of:=[.E80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42048" calcext:value-type="float">
            <text:p>1442048</text:p>
          </table:table-cell>
          <table:table-cell table:formula="of:=[.D810]/1024 * 5" office:value-type="float" office:value="2.2607421875" calcext:value-type="float">
            <text:p>2.2607421875</text:p>
          </table:table-cell>
          <table:table-cell table:formula="of:=[.E81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43872" calcext:value-type="float">
            <text:p>1443872</text:p>
          </table:table-cell>
          <table:table-cell table:formula="of:=[.D811]/1024 * 5" office:value-type="float" office:value="2.2509765625" calcext:value-type="float">
            <text:p>2.2509765625</text:p>
          </table:table-cell>
          <table:table-cell table:formula="of:=[.E81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45696" calcext:value-type="float">
            <text:p>1445696</text:p>
          </table:table-cell>
          <table:table-cell table:formula="of:=[.D812]/1024 * 5" office:value-type="float" office:value="2.2509765625" calcext:value-type="float">
            <text:p>2.2509765625</text:p>
          </table:table-cell>
          <table:table-cell table:formula="of:=[.E81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47520" calcext:value-type="float">
            <text:p>1447520</text:p>
          </table:table-cell>
          <table:table-cell table:formula="of:=[.D813]/1024 * 5" office:value-type="float" office:value="2.2509765625" calcext:value-type="float">
            <text:p>2.2509765625</text:p>
          </table:table-cell>
          <table:table-cell table:formula="of:=[.E81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49344" calcext:value-type="float">
            <text:p>1449344</text:p>
          </table:table-cell>
          <table:table-cell table:formula="of:=[.D814]/1024 * 5" office:value-type="float" office:value="2.2509765625" calcext:value-type="float">
            <text:p>2.2509765625</text:p>
          </table:table-cell>
          <table:table-cell table:formula="of:=[.E81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51168" calcext:value-type="float">
            <text:p>1451168</text:p>
          </table:table-cell>
          <table:table-cell table:formula="of:=[.D815]/1024 * 5" office:value-type="float" office:value="2.255859375" calcext:value-type="float">
            <text:p>2.255859375</text:p>
          </table:table-cell>
          <table:table-cell table:formula="of:=[.E81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52992" calcext:value-type="float">
            <text:p>1452992</text:p>
          </table:table-cell>
          <table:table-cell table:formula="of:=[.D816]/1024 * 5" office:value-type="float" office:value="2.265625" calcext:value-type="float">
            <text:p>2.265625</text:p>
          </table:table-cell>
          <table:table-cell table:formula="of:=[.E816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54816" calcext:value-type="float">
            <text:p>1454816</text:p>
          </table:table-cell>
          <table:table-cell table:formula="of:=[.D817]/1024 * 5" office:value-type="float" office:value="2.2607421875" calcext:value-type="float">
            <text:p>2.2607421875</text:p>
          </table:table-cell>
          <table:table-cell table:formula="of:=[.E81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56640" calcext:value-type="float">
            <text:p>1456640</text:p>
          </table:table-cell>
          <table:table-cell table:formula="of:=[.D818]/1024 * 5" office:value-type="float" office:value="2.2607421875" calcext:value-type="float">
            <text:p>2.2607421875</text:p>
          </table:table-cell>
          <table:table-cell table:formula="of:=[.E81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58464" calcext:value-type="float">
            <text:p>1458464</text:p>
          </table:table-cell>
          <table:table-cell table:formula="of:=[.D819]/1024 * 5" office:value-type="float" office:value="2.2607421875" calcext:value-type="float">
            <text:p>2.2607421875</text:p>
          </table:table-cell>
          <table:table-cell table:formula="of:=[.E81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60288" calcext:value-type="float">
            <text:p>1460288</text:p>
          </table:table-cell>
          <table:table-cell table:formula="of:=[.D820]/1024 * 5" office:value-type="float" office:value="2.255859375" calcext:value-type="float">
            <text:p>2.255859375</text:p>
          </table:table-cell>
          <table:table-cell table:formula="of:=[.E82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62112" calcext:value-type="float">
            <text:p>1462112</text:p>
          </table:table-cell>
          <table:table-cell table:formula="of:=[.D821]/1024 * 5" office:value-type="float" office:value="2.2509765625" calcext:value-type="float">
            <text:p>2.2509765625</text:p>
          </table:table-cell>
          <table:table-cell table:formula="of:=[.E82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63944" calcext:value-type="float">
            <text:p>1463944</text:p>
          </table:table-cell>
          <table:table-cell table:formula="of:=[.D822]/1024 * 5" office:value-type="float" office:value="2.2509765625" calcext:value-type="float">
            <text:p>2.2509765625</text:p>
          </table:table-cell>
          <table:table-cell table:formula="of:=[.E82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65780" calcext:value-type="float">
            <text:p>1465780</text:p>
          </table:table-cell>
          <table:table-cell table:formula="of:=[.D823]/1024 * 5" office:value-type="float" office:value="2.255859375" calcext:value-type="float">
            <text:p>2.255859375</text:p>
          </table:table-cell>
          <table:table-cell table:formula="of:=[.E82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67600" calcext:value-type="float">
            <text:p>1467600</text:p>
          </table:table-cell>
          <table:table-cell table:formula="of:=[.D824]/1024 * 5" office:value-type="float" office:value="2.2509765625" calcext:value-type="float">
            <text:p>2.2509765625</text:p>
          </table:table-cell>
          <table:table-cell table:formula="of:=[.E82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69424" calcext:value-type="float">
            <text:p>1469424</text:p>
          </table:table-cell>
          <table:table-cell table:formula="of:=[.D825]/1024 * 5" office:value-type="float" office:value="2.255859375" calcext:value-type="float">
            <text:p>2.255859375</text:p>
          </table:table-cell>
          <table:table-cell table:formula="of:=[.E82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71256" calcext:value-type="float">
            <text:p>1471256</text:p>
          </table:table-cell>
          <table:table-cell table:formula="of:=[.D826]/1024 * 5" office:value-type="float" office:value="2.2607421875" calcext:value-type="float">
            <text:p>2.2607421875</text:p>
          </table:table-cell>
          <table:table-cell table:formula="of:=[.E82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73088" calcext:value-type="float">
            <text:p>1473088</text:p>
          </table:table-cell>
          <table:table-cell table:formula="of:=[.D827]/1024 * 5" office:value-type="float" office:value="2.2607421875" calcext:value-type="float">
            <text:p>2.2607421875</text:p>
          </table:table-cell>
          <table:table-cell table:formula="of:=[.E82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74920" calcext:value-type="float">
            <text:p>1474920</text:p>
          </table:table-cell>
          <table:table-cell table:formula="of:=[.D828]/1024 * 5" office:value-type="float" office:value="2.2607421875" calcext:value-type="float">
            <text:p>2.2607421875</text:p>
          </table:table-cell>
          <table:table-cell table:formula="of:=[.E82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76744" calcext:value-type="float">
            <text:p>1476744</text:p>
          </table:table-cell>
          <table:table-cell table:formula="of:=[.D829]/1024 * 5" office:value-type="float" office:value="2.2607421875" calcext:value-type="float">
            <text:p>2.2607421875</text:p>
          </table:table-cell>
          <table:table-cell table:formula="of:=[.E82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78568" calcext:value-type="float">
            <text:p>1478568</text:p>
          </table:table-cell>
          <table:table-cell table:formula="of:=[.D830]/1024 * 5" office:value-type="float" office:value="2.2509765625" calcext:value-type="float">
            <text:p>2.2509765625</text:p>
          </table:table-cell>
          <table:table-cell table:formula="of:=[.E83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80392" calcext:value-type="float">
            <text:p>1480392</text:p>
          </table:table-cell>
          <table:table-cell table:formula="of:=[.D831]/1024 * 5" office:value-type="float" office:value="2.2509765625" calcext:value-type="float">
            <text:p>2.2509765625</text:p>
          </table:table-cell>
          <table:table-cell table:formula="of:=[.E83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82216" calcext:value-type="float">
            <text:p>1482216</text:p>
          </table:table-cell>
          <table:table-cell table:formula="of:=[.D832]/1024 * 5" office:value-type="float" office:value="2.2509765625" calcext:value-type="float">
            <text:p>2.2509765625</text:p>
          </table:table-cell>
          <table:table-cell table:formula="of:=[.E832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84048" calcext:value-type="float">
            <text:p>1484048</text:p>
          </table:table-cell>
          <table:table-cell table:formula="of:=[.D833]/1024 * 5" office:value-type="float" office:value="2.255859375" calcext:value-type="float">
            <text:p>2.255859375</text:p>
          </table:table-cell>
          <table:table-cell table:formula="of:=[.E83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85864" calcext:value-type="float">
            <text:p>1485864</text:p>
          </table:table-cell>
          <table:table-cell table:formula="of:=[.D834]/1024 * 5" office:value-type="float" office:value="2.255859375" calcext:value-type="float">
            <text:p>2.255859375</text:p>
          </table:table-cell>
          <table:table-cell table:formula="of:=[.E83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87688" calcext:value-type="float">
            <text:p>1487688</text:p>
          </table:table-cell>
          <table:table-cell table:formula="of:=[.D835]/1024 * 5" office:value-type="float" office:value="2.2607421875" calcext:value-type="float">
            <text:p>2.2607421875</text:p>
          </table:table-cell>
          <table:table-cell table:formula="of:=[.E83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89512" calcext:value-type="float">
            <text:p>1489512</text:p>
          </table:table-cell>
          <table:table-cell table:formula="of:=[.D836]/1024 * 5" office:value-type="float" office:value="2.2607421875" calcext:value-type="float">
            <text:p>2.2607421875</text:p>
          </table:table-cell>
          <table:table-cell table:formula="of:=[.E83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91348" calcext:value-type="float">
            <text:p>1491348</text:p>
          </table:table-cell>
          <table:table-cell table:formula="of:=[.D837]/1024 * 5" office:value-type="float" office:value="2.2607421875" calcext:value-type="float">
            <text:p>2.2607421875</text:p>
          </table:table-cell>
          <table:table-cell table:formula="of:=[.E83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93168" calcext:value-type="float">
            <text:p>1493168</text:p>
          </table:table-cell>
          <table:table-cell table:formula="of:=[.D838]/1024 * 5" office:value-type="float" office:value="2.2607421875" calcext:value-type="float">
            <text:p>2.2607421875</text:p>
          </table:table-cell>
          <table:table-cell table:formula="of:=[.E83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94992" calcext:value-type="float">
            <text:p>1494992</text:p>
          </table:table-cell>
          <table:table-cell table:formula="of:=[.D839]/1024 * 5" office:value-type="float" office:value="2.2607421875" calcext:value-type="float">
            <text:p>2.2607421875</text:p>
          </table:table-cell>
          <table:table-cell table:formula="of:=[.E83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96824" calcext:value-type="float">
            <text:p>1496824</text:p>
          </table:table-cell>
          <table:table-cell table:formula="of:=[.D840]/1024 * 5" office:value-type="float" office:value="2.2509765625" calcext:value-type="float">
            <text:p>2.2509765625</text:p>
          </table:table-cell>
          <table:table-cell table:formula="of:=[.E84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98656" calcext:value-type="float">
            <text:p>1498656</text:p>
          </table:table-cell>
          <table:table-cell table:formula="of:=[.D841]/1024 * 5" office:value-type="float" office:value="2.255859375" calcext:value-type="float">
            <text:p>2.255859375</text:p>
          </table:table-cell>
          <table:table-cell table:formula="of:=[.E84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0492" calcext:value-type="float">
            <text:p>1500492</text:p>
          </table:table-cell>
          <table:table-cell table:formula="of:=[.D842]/1024 * 5" office:value-type="float" office:value="2.255859375" calcext:value-type="float">
            <text:p>2.255859375</text:p>
          </table:table-cell>
          <table:table-cell table:formula="of:=[.E84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2304" calcext:value-type="float">
            <text:p>1502304</text:p>
          </table:table-cell>
          <table:table-cell table:formula="of:=[.D843]/1024 * 5" office:value-type="float" office:value="2.2509765625" calcext:value-type="float">
            <text:p>2.2509765625</text:p>
          </table:table-cell>
          <table:table-cell table:formula="of:=[.E84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4128" calcext:value-type="float">
            <text:p>1504128</text:p>
          </table:table-cell>
          <table:table-cell table:formula="of:=[.D844]/1024 * 5" office:value-type="float" office:value="2.255859375" calcext:value-type="float">
            <text:p>2.255859375</text:p>
          </table:table-cell>
          <table:table-cell table:formula="of:=[.E84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5960" calcext:value-type="float">
            <text:p>1505960</text:p>
          </table:table-cell>
          <table:table-cell table:formula="of:=[.D845]/1024 * 5" office:value-type="float" office:value="2.2607421875" calcext:value-type="float">
            <text:p>2.2607421875</text:p>
          </table:table-cell>
          <table:table-cell table:formula="of:=[.E84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7792" calcext:value-type="float">
            <text:p>1507792</text:p>
          </table:table-cell>
          <table:table-cell table:formula="of:=[.D846]/1024 * 5" office:value-type="float" office:value="2.2607421875" calcext:value-type="float">
            <text:p>2.2607421875</text:p>
          </table:table-cell>
          <table:table-cell table:formula="of:=[.E84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9616" calcext:value-type="float">
            <text:p>1509616</text:p>
          </table:table-cell>
          <table:table-cell table:formula="of:=[.D847]/1024 * 5" office:value-type="float" office:value="2.2607421875" calcext:value-type="float">
            <text:p>2.2607421875</text:p>
          </table:table-cell>
          <table:table-cell table:formula="of:=[.E84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11440" calcext:value-type="float">
            <text:p>1511440</text:p>
          </table:table-cell>
          <table:table-cell table:formula="of:=[.D848]/1024 * 5" office:value-type="float" office:value="2.2607421875" calcext:value-type="float">
            <text:p>2.2607421875</text:p>
          </table:table-cell>
          <table:table-cell table:formula="of:=[.E84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13264" calcext:value-type="float">
            <text:p>1513264</text:p>
          </table:table-cell>
          <table:table-cell table:formula="of:=[.D849]/1024 * 5" office:value-type="float" office:value="2.2607421875" calcext:value-type="float">
            <text:p>2.2607421875</text:p>
          </table:table-cell>
          <table:table-cell table:formula="of:=[.E84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15096" calcext:value-type="float">
            <text:p>1515096</text:p>
          </table:table-cell>
          <table:table-cell table:formula="of:=[.D850]/1024 * 5" office:value-type="float" office:value="2.2509765625" calcext:value-type="float">
            <text:p>2.2509765625</text:p>
          </table:table-cell>
          <table:table-cell table:formula="of:=[.E85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16932" calcext:value-type="float">
            <text:p>1516932</text:p>
          </table:table-cell>
          <table:table-cell table:formula="of:=[.D851]/1024 * 5" office:value-type="float" office:value="2.2509765625" calcext:value-type="float">
            <text:p>2.2509765625</text:p>
          </table:table-cell>
          <table:table-cell table:formula="of:=[.E851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18752" calcext:value-type="float">
            <text:p>1518752</text:p>
          </table:table-cell>
          <table:table-cell table:formula="of:=[.D852]/1024 * 5" office:value-type="float" office:value="2.255859375" calcext:value-type="float">
            <text:p>2.255859375</text:p>
          </table:table-cell>
          <table:table-cell table:formula="of:=[.E85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20576" calcext:value-type="float">
            <text:p>1520576</text:p>
          </table:table-cell>
          <table:table-cell table:formula="of:=[.D853]/1024 * 5" office:value-type="float" office:value="2.255859375" calcext:value-type="float">
            <text:p>2.255859375</text:p>
          </table:table-cell>
          <table:table-cell table:formula="of:=[.E85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22408" calcext:value-type="float">
            <text:p>1522408</text:p>
          </table:table-cell>
          <table:table-cell table:formula="of:=[.D854]/1024 * 5" office:value-type="float" office:value="2.2607421875" calcext:value-type="float">
            <text:p>2.2607421875</text:p>
          </table:table-cell>
          <table:table-cell table:formula="of:=[.E85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24240" calcext:value-type="float">
            <text:p>1524240</text:p>
          </table:table-cell>
          <table:table-cell table:formula="of:=[.D855]/1024 * 5" office:value-type="float" office:value="2.2607421875" calcext:value-type="float">
            <text:p>2.2607421875</text:p>
          </table:table-cell>
          <table:table-cell table:formula="of:=[.E85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26076" calcext:value-type="float">
            <text:p>1526076</text:p>
          </table:table-cell>
          <table:table-cell table:formula="of:=[.D856]/1024 * 5" office:value-type="float" office:value="2.2607421875" calcext:value-type="float">
            <text:p>2.2607421875</text:p>
          </table:table-cell>
          <table:table-cell table:formula="of:=[.E85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27896" calcext:value-type="float">
            <text:p>1527896</text:p>
          </table:table-cell>
          <table:table-cell table:formula="of:=[.D857]/1024 * 5" office:value-type="float" office:value="2.2607421875" calcext:value-type="float">
            <text:p>2.2607421875</text:p>
          </table:table-cell>
          <table:table-cell table:formula="of:=[.E85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29720" calcext:value-type="float">
            <text:p>1529720</text:p>
          </table:table-cell>
          <table:table-cell table:formula="of:=[.D858]/1024 * 5" office:value-type="float" office:value="2.2607421875" calcext:value-type="float">
            <text:p>2.2607421875</text:p>
          </table:table-cell>
          <table:table-cell table:formula="of:=[.E85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31552" calcext:value-type="float">
            <text:p>1531552</text:p>
          </table:table-cell>
          <table:table-cell table:formula="of:=[.D859]/1024 * 5" office:value-type="float" office:value="2.2509765625" calcext:value-type="float">
            <text:p>2.2509765625</text:p>
          </table:table-cell>
          <table:table-cell table:formula="of:=[.E85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33388" calcext:value-type="float">
            <text:p>1533388</text:p>
          </table:table-cell>
          <table:table-cell table:formula="of:=[.D860]/1024 * 5" office:value-type="float" office:value="2.255859375" calcext:value-type="float">
            <text:p>2.255859375</text:p>
          </table:table-cell>
          <table:table-cell table:formula="of:=[.E86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35216" calcext:value-type="float">
            <text:p>1535216</text:p>
          </table:table-cell>
          <table:table-cell table:formula="of:=[.D861]/1024 * 5" office:value-type="float" office:value="2.255859375" calcext:value-type="float">
            <text:p>2.255859375</text:p>
          </table:table-cell>
          <table:table-cell table:formula="of:=[.E86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37040" calcext:value-type="float">
            <text:p>1537040</text:p>
          </table:table-cell>
          <table:table-cell table:formula="of:=[.D862]/1024 * 5" office:value-type="float" office:value="2.255859375" calcext:value-type="float">
            <text:p>2.255859375</text:p>
          </table:table-cell>
          <table:table-cell table:formula="of:=[.E86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38864" calcext:value-type="float">
            <text:p>1538864</text:p>
          </table:table-cell>
          <table:table-cell table:formula="of:=[.D863]/1024 * 5" office:value-type="float" office:value="2.255859375" calcext:value-type="float">
            <text:p>2.255859375</text:p>
          </table:table-cell>
          <table:table-cell table:formula="of:=[.E86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40688" calcext:value-type="float">
            <text:p>1540688</text:p>
          </table:table-cell>
          <table:table-cell table:formula="of:=[.D864]/1024 * 5" office:value-type="float" office:value="2.2607421875" calcext:value-type="float">
            <text:p>2.2607421875</text:p>
          </table:table-cell>
          <table:table-cell table:formula="of:=[.E86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42512" calcext:value-type="float">
            <text:p>1542512</text:p>
          </table:table-cell>
          <table:table-cell table:formula="of:=[.D865]/1024 * 5" office:value-type="float" office:value="2.2607421875" calcext:value-type="float">
            <text:p>2.2607421875</text:p>
          </table:table-cell>
          <table:table-cell table:formula="of:=[.E86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44336" calcext:value-type="float">
            <text:p>1544336</text:p>
          </table:table-cell>
          <table:table-cell table:formula="of:=[.D866]/1024 * 5" office:value-type="float" office:value="2.2607421875" calcext:value-type="float">
            <text:p>2.2607421875</text:p>
          </table:table-cell>
          <table:table-cell table:formula="of:=[.E86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46160" calcext:value-type="float">
            <text:p>1546160</text:p>
          </table:table-cell>
          <table:table-cell table:formula="of:=[.D867]/1024 * 5" office:value-type="float" office:value="2.255859375" calcext:value-type="float">
            <text:p>2.255859375</text:p>
          </table:table-cell>
          <table:table-cell table:formula="of:=[.E86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47992" calcext:value-type="float">
            <text:p>1547992</text:p>
          </table:table-cell>
          <table:table-cell table:formula="of:=[.D868]/1024 * 5" office:value-type="float" office:value="2.255859375" calcext:value-type="float">
            <text:p>2.255859375</text:p>
          </table:table-cell>
          <table:table-cell table:formula="of:=[.E86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49828" calcext:value-type="float">
            <text:p>1549828</text:p>
          </table:table-cell>
          <table:table-cell table:formula="of:=[.D869]/1024 * 5" office:value-type="float" office:value="2.2509765625" calcext:value-type="float">
            <text:p>2.2509765625</text:p>
          </table:table-cell>
          <table:table-cell table:formula="of:=[.E86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51648" calcext:value-type="float">
            <text:p>1551648</text:p>
          </table:table-cell>
          <table:table-cell table:formula="of:=[.D870]/1024 * 5" office:value-type="float" office:value="2.2509765625" calcext:value-type="float">
            <text:p>2.2509765625</text:p>
          </table:table-cell>
          <table:table-cell table:formula="of:=[.E87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53472" calcext:value-type="float">
            <text:p>1553472</text:p>
          </table:table-cell>
          <table:table-cell table:formula="of:=[.D871]/1024 * 5" office:value-type="float" office:value="2.255859375" calcext:value-type="float">
            <text:p>2.255859375</text:p>
          </table:table-cell>
          <table:table-cell table:formula="of:=[.E87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55296" calcext:value-type="float">
            <text:p>1555296</text:p>
          </table:table-cell>
          <table:table-cell table:formula="of:=[.D872]/1024 * 5" office:value-type="float" office:value="2.255859375" calcext:value-type="float">
            <text:p>2.255859375</text:p>
          </table:table-cell>
          <table:table-cell table:formula="of:=[.E87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57128" calcext:value-type="float">
            <text:p>1557128</text:p>
          </table:table-cell>
          <table:table-cell table:formula="of:=[.D873]/1024 * 5" office:value-type="float" office:value="2.255859375" calcext:value-type="float">
            <text:p>2.255859375</text:p>
          </table:table-cell>
          <table:table-cell table:formula="of:=[.E87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58952" calcext:value-type="float">
            <text:p>1558952</text:p>
          </table:table-cell>
          <table:table-cell table:formula="of:=[.D874]/1024 * 5" office:value-type="float" office:value="2.2607421875" calcext:value-type="float">
            <text:p>2.2607421875</text:p>
          </table:table-cell>
          <table:table-cell table:formula="of:=[.E87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60784" calcext:value-type="float">
            <text:p>1560784</text:p>
          </table:table-cell>
          <table:table-cell table:formula="of:=[.D875]/1024 * 5" office:value-type="float" office:value="2.2607421875" calcext:value-type="float">
            <text:p>2.2607421875</text:p>
          </table:table-cell>
          <table:table-cell table:formula="of:=[.E87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62600" calcext:value-type="float">
            <text:p>1562600</text:p>
          </table:table-cell>
          <table:table-cell table:formula="of:=[.D876]/1024 * 5" office:value-type="float" office:value="2.2607421875" calcext:value-type="float">
            <text:p>2.2607421875</text:p>
          </table:table-cell>
          <table:table-cell table:formula="of:=[.E87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64424" calcext:value-type="float">
            <text:p>1564424</text:p>
          </table:table-cell>
          <table:table-cell table:formula="of:=[.D877]/1024 * 5" office:value-type="float" office:value="2.2607421875" calcext:value-type="float">
            <text:p>2.2607421875</text:p>
          </table:table-cell>
          <table:table-cell table:formula="of:=[.E87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66256" calcext:value-type="float">
            <text:p>1566256</text:p>
          </table:table-cell>
          <table:table-cell table:formula="of:=[.D878]/1024 * 5" office:value-type="float" office:value="2.2509765625" calcext:value-type="float">
            <text:p>2.2509765625</text:p>
          </table:table-cell>
          <table:table-cell table:formula="of:=[.E87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68092" calcext:value-type="float">
            <text:p>1568092</text:p>
          </table:table-cell>
          <table:table-cell table:formula="of:=[.D879]/1024 * 5" office:value-type="float" office:value="2.255859375" calcext:value-type="float">
            <text:p>2.255859375</text:p>
          </table:table-cell>
          <table:table-cell table:formula="of:=[.E87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69912" calcext:value-type="float">
            <text:p>1569912</text:p>
          </table:table-cell>
          <table:table-cell table:formula="of:=[.D880]/1024 * 5" office:value-type="float" office:value="2.2509765625" calcext:value-type="float">
            <text:p>2.2509765625</text:p>
          </table:table-cell>
          <table:table-cell table:formula="of:=[.E88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71736" calcext:value-type="float">
            <text:p>1571736</text:p>
          </table:table-cell>
          <table:table-cell table:formula="of:=[.D881]/1024 * 5" office:value-type="float" office:value="2.255859375" calcext:value-type="float">
            <text:p>2.255859375</text:p>
          </table:table-cell>
          <table:table-cell table:formula="of:=[.E88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73568" calcext:value-type="float">
            <text:p>1573568</text:p>
          </table:table-cell>
          <table:table-cell table:formula="of:=[.D882]/1024 * 5" office:value-type="float" office:value="2.255859375" calcext:value-type="float">
            <text:p>2.255859375</text:p>
          </table:table-cell>
          <table:table-cell table:formula="of:=[.E88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75404" calcext:value-type="float">
            <text:p>1575404</text:p>
          </table:table-cell>
          <table:table-cell table:formula="of:=[.D883]/1024 * 5" office:value-type="float" office:value="2.265625" calcext:value-type="float">
            <text:p>2.265625</text:p>
          </table:table-cell>
          <table:table-cell table:formula="of:=[.E883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77224" calcext:value-type="float">
            <text:p>1577224</text:p>
          </table:table-cell>
          <table:table-cell table:formula="of:=[.D884]/1024 * 5" office:value-type="float" office:value="2.2607421875" calcext:value-type="float">
            <text:p>2.2607421875</text:p>
          </table:table-cell>
          <table:table-cell table:formula="of:=[.E88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79048" calcext:value-type="float">
            <text:p>1579048</text:p>
          </table:table-cell>
          <table:table-cell table:formula="of:=[.D885]/1024 * 5" office:value-type="float" office:value="2.2607421875" calcext:value-type="float">
            <text:p>2.2607421875</text:p>
          </table:table-cell>
          <table:table-cell table:formula="of:=[.E88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80872" calcext:value-type="float">
            <text:p>1580872</text:p>
          </table:table-cell>
          <table:table-cell table:formula="of:=[.D886]/1024 * 5" office:value-type="float" office:value="2.2607421875" calcext:value-type="float">
            <text:p>2.2607421875</text:p>
          </table:table-cell>
          <table:table-cell table:formula="of:=[.E88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82704" calcext:value-type="float">
            <text:p>1582704</text:p>
          </table:table-cell>
          <table:table-cell table:formula="of:=[.D887]/1024 * 5" office:value-type="float" office:value="2.2607421875" calcext:value-type="float">
            <text:p>2.2607421875</text:p>
          </table:table-cell>
          <table:table-cell table:formula="of:=[.E887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84540" calcext:value-type="float">
            <text:p>1584540</text:p>
          </table:table-cell>
          <table:table-cell table:formula="of:=[.D888]/1024 * 5" office:value-type="float" office:value="2.2509765625" calcext:value-type="float">
            <text:p>2.2509765625</text:p>
          </table:table-cell>
          <table:table-cell table:formula="of:=[.E88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86360" calcext:value-type="float">
            <text:p>1586360</text:p>
          </table:table-cell>
          <table:table-cell table:formula="of:=[.D889]/1024 * 5" office:value-type="float" office:value="2.2509765625" calcext:value-type="float">
            <text:p>2.2509765625</text:p>
          </table:table-cell>
          <table:table-cell table:formula="of:=[.E88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88184" calcext:value-type="float">
            <text:p>1588184</text:p>
          </table:table-cell>
          <table:table-cell table:formula="of:=[.D890]/1024 * 5" office:value-type="float" office:value="2.255859375" calcext:value-type="float">
            <text:p>2.255859375</text:p>
          </table:table-cell>
          <table:table-cell table:formula="of:=[.E89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90016" calcext:value-type="float">
            <text:p>1590016</text:p>
          </table:table-cell>
          <table:table-cell table:formula="of:=[.D891]/1024 * 5" office:value-type="float" office:value="2.255859375" calcext:value-type="float">
            <text:p>2.255859375</text:p>
          </table:table-cell>
          <table:table-cell table:formula="of:=[.E89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91848" calcext:value-type="float">
            <text:p>1591848</text:p>
          </table:table-cell>
          <table:table-cell table:formula="of:=[.D892]/1024 * 5" office:value-type="float" office:value="2.255859375" calcext:value-type="float">
            <text:p>2.255859375</text:p>
          </table:table-cell>
          <table:table-cell table:formula="of:=[.E892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93684" calcext:value-type="float">
            <text:p>1593684</text:p>
          </table:table-cell>
          <table:table-cell table:formula="of:=[.D893]/1024 * 5" office:value-type="float" office:value="2.2607421875" calcext:value-type="float">
            <text:p>2.2607421875</text:p>
          </table:table-cell>
          <table:table-cell table:formula="of:=[.E89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95504" calcext:value-type="float">
            <text:p>1595504</text:p>
          </table:table-cell>
          <table:table-cell table:formula="of:=[.D894]/1024 * 5" office:value-type="float" office:value="2.2607421875" calcext:value-type="float">
            <text:p>2.2607421875</text:p>
          </table:table-cell>
          <table:table-cell table:formula="of:=[.E89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97328" calcext:value-type="float">
            <text:p>1597328</text:p>
          </table:table-cell>
          <table:table-cell table:formula="of:=[.D895]/1024 * 5" office:value-type="float" office:value="2.2607421875" calcext:value-type="float">
            <text:p>2.2607421875</text:p>
          </table:table-cell>
          <table:table-cell table:formula="of:=[.E89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99160" calcext:value-type="float">
            <text:p>1599160</text:p>
          </table:table-cell>
          <table:table-cell table:formula="of:=[.D896]/1024 * 5" office:value-type="float" office:value="2.2607421875" calcext:value-type="float">
            <text:p>2.2607421875</text:p>
          </table:table-cell>
          <table:table-cell table:formula="of:=[.E89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00996" calcext:value-type="float">
            <text:p>1600996</text:p>
          </table:table-cell>
          <table:table-cell table:formula="of:=[.D897]/1024 * 5" office:value-type="float" office:value="2.255859375" calcext:value-type="float">
            <text:p>2.255859375</text:p>
          </table:table-cell>
          <table:table-cell table:formula="of:=[.E89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02816" calcext:value-type="float">
            <text:p>1602816</text:p>
          </table:table-cell>
          <table:table-cell table:formula="of:=[.D898]/1024 * 5" office:value-type="float" office:value="2.2509765625" calcext:value-type="float">
            <text:p>2.2509765625</text:p>
          </table:table-cell>
          <table:table-cell table:formula="of:=[.E89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04640" calcext:value-type="float">
            <text:p>1604640</text:p>
          </table:table-cell>
          <table:table-cell table:formula="of:=[.D899]/1024 * 5" office:value-type="float" office:value="2.2509765625" calcext:value-type="float">
            <text:p>2.2509765625</text:p>
          </table:table-cell>
          <table:table-cell table:formula="of:=[.E89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06464" calcext:value-type="float">
            <text:p>1606464</text:p>
          </table:table-cell>
          <table:table-cell table:formula="of:=[.D900]/1024 * 5" office:value-type="float" office:value="2.255859375" calcext:value-type="float">
            <text:p>2.255859375</text:p>
          </table:table-cell>
          <table:table-cell table:formula="of:=[.E90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08288" calcext:value-type="float">
            <text:p>1608288</text:p>
          </table:table-cell>
          <table:table-cell table:formula="of:=[.D901]/1024 * 5" office:value-type="float" office:value="2.255859375" calcext:value-type="float">
            <text:p>2.255859375</text:p>
          </table:table-cell>
          <table:table-cell table:formula="of:=[.E90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0112" calcext:value-type="float">
            <text:p>1610112</text:p>
          </table:table-cell>
          <table:table-cell table:formula="of:=[.D902]/1024 * 5" office:value-type="float" office:value="2.265625" calcext:value-type="float">
            <text:p>2.265625</text:p>
          </table:table-cell>
          <table:table-cell table:formula="of:=[.E902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1948" calcext:value-type="float">
            <text:p>1611948</text:p>
          </table:table-cell>
          <table:table-cell table:formula="of:=[.D903]/1024 * 5" office:value-type="float" office:value="2.265625" calcext:value-type="float">
            <text:p>2.265625</text:p>
          </table:table-cell>
          <table:table-cell table:formula="of:=[.E903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3760" calcext:value-type="float">
            <text:p>1613760</text:p>
          </table:table-cell>
          <table:table-cell table:formula="of:=[.D904]/1024 * 5" office:value-type="float" office:value="2.2607421875" calcext:value-type="float">
            <text:p>2.2607421875</text:p>
          </table:table-cell>
          <table:table-cell table:formula="of:=[.E90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5584" calcext:value-type="float">
            <text:p>1615584</text:p>
          </table:table-cell>
          <table:table-cell table:formula="of:=[.D905]/1024 * 5" office:value-type="float" office:value="2.2607421875" calcext:value-type="float">
            <text:p>2.2607421875</text:p>
          </table:table-cell>
          <table:table-cell table:formula="of:=[.E90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7416" calcext:value-type="float">
            <text:p>1617416</text:p>
          </table:table-cell>
          <table:table-cell table:formula="of:=[.D906]/1024 * 5" office:value-type="float" office:value="2.2607421875" calcext:value-type="float">
            <text:p>2.2607421875</text:p>
          </table:table-cell>
          <table:table-cell table:formula="of:=[.E90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9248" calcext:value-type="float">
            <text:p>1619248</text:p>
          </table:table-cell>
          <table:table-cell table:formula="of:=[.D907]/1024 * 5" office:value-type="float" office:value="2.2509765625" calcext:value-type="float">
            <text:p>2.2509765625</text:p>
          </table:table-cell>
          <table:table-cell table:formula="of:=[.E90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21064" calcext:value-type="float">
            <text:p>1621064</text:p>
          </table:table-cell>
          <table:table-cell table:formula="of:=[.D908]/1024 * 5" office:value-type="float" office:value="2.2509765625" calcext:value-type="float">
            <text:p>2.2509765625</text:p>
          </table:table-cell>
          <table:table-cell table:formula="of:=[.E90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22888" calcext:value-type="float">
            <text:p>1622888</text:p>
          </table:table-cell>
          <table:table-cell table:formula="of:=[.D909]/1024 * 5" office:value-type="float" office:value="2.2509765625" calcext:value-type="float">
            <text:p>2.2509765625</text:p>
          </table:table-cell>
          <table:table-cell table:formula="of:=[.E90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24712" calcext:value-type="float">
            <text:p>1624712</text:p>
          </table:table-cell>
          <table:table-cell table:formula="of:=[.D910]/1024 * 5" office:value-type="float" office:value="2.2509765625" calcext:value-type="float">
            <text:p>2.2509765625</text:p>
          </table:table-cell>
          <table:table-cell table:formula="of:=[.E910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26548" calcext:value-type="float">
            <text:p>1626548</text:p>
          </table:table-cell>
          <table:table-cell table:formula="of:=[.D911]/1024 * 5" office:value-type="float" office:value="2.255859375" calcext:value-type="float">
            <text:p>2.255859375</text:p>
          </table:table-cell>
          <table:table-cell table:formula="of:=[.E911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28368" calcext:value-type="float">
            <text:p>1628368</text:p>
          </table:table-cell>
          <table:table-cell table:formula="of:=[.D912]/1024 * 5" office:value-type="float" office:value="2.2607421875" calcext:value-type="float">
            <text:p>2.2607421875</text:p>
          </table:table-cell>
          <table:table-cell table:formula="of:=[.E91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30192" calcext:value-type="float">
            <text:p>1630192</text:p>
          </table:table-cell>
          <table:table-cell table:formula="of:=[.D913]/1024 * 5" office:value-type="float" office:value="2.2607421875" calcext:value-type="float">
            <text:p>2.2607421875</text:p>
          </table:table-cell>
          <table:table-cell table:formula="of:=[.E91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32024" calcext:value-type="float">
            <text:p>1632024</text:p>
          </table:table-cell>
          <table:table-cell table:formula="of:=[.D914]/1024 * 5" office:value-type="float" office:value="2.2607421875" calcext:value-type="float">
            <text:p>2.2607421875</text:p>
          </table:table-cell>
          <table:table-cell table:formula="of:=[.E91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33848" calcext:value-type="float">
            <text:p>1633848</text:p>
          </table:table-cell>
          <table:table-cell table:formula="of:=[.D915]/1024 * 5" office:value-type="float" office:value="2.2607421875" calcext:value-type="float">
            <text:p>2.2607421875</text:p>
          </table:table-cell>
          <table:table-cell table:formula="of:=[.E91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35680" calcext:value-type="float">
            <text:p>1635680</text:p>
          </table:table-cell>
          <table:table-cell table:formula="of:=[.D916]/1024 * 5" office:value-type="float" office:value="2.2607421875" calcext:value-type="float">
            <text:p>2.2607421875</text:p>
          </table:table-cell>
          <table:table-cell table:formula="of:=[.E916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37504" calcext:value-type="float">
            <text:p>1637504</text:p>
          </table:table-cell>
          <table:table-cell table:formula="of:=[.D917]/1024 * 5" office:value-type="float" office:value="2.2509765625" calcext:value-type="float">
            <text:p>2.2509765625</text:p>
          </table:table-cell>
          <table:table-cell table:formula="of:=[.E91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39328" calcext:value-type="float">
            <text:p>1639328</text:p>
          </table:table-cell>
          <table:table-cell table:formula="of:=[.D918]/1024 * 5" office:value-type="float" office:value="2.255859375" calcext:value-type="float">
            <text:p>2.255859375</text:p>
          </table:table-cell>
          <table:table-cell table:formula="of:=[.E91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41152" calcext:value-type="float">
            <text:p>1641152</text:p>
          </table:table-cell>
          <table:table-cell table:formula="of:=[.D919]/1024 * 5" office:value-type="float" office:value="2.2509765625" calcext:value-type="float">
            <text:p>2.2509765625</text:p>
          </table:table-cell>
          <table:table-cell table:formula="of:=[.E919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42976" calcext:value-type="float">
            <text:p>1642976</text:p>
          </table:table-cell>
          <table:table-cell table:formula="of:=[.D920]/1024 * 5" office:value-type="float" office:value="2.255859375" calcext:value-type="float">
            <text:p>2.255859375</text:p>
          </table:table-cell>
          <table:table-cell table:formula="of:=[.E92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44800" calcext:value-type="float">
            <text:p>1644800</text:p>
          </table:table-cell>
          <table:table-cell table:formula="of:=[.D921]/1024 * 5" office:value-type="float" office:value="2.265625" calcext:value-type="float">
            <text:p>2.265625</text:p>
          </table:table-cell>
          <table:table-cell table:formula="of:=[.E921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46616" calcext:value-type="float">
            <text:p>1646616</text:p>
          </table:table-cell>
          <table:table-cell table:formula="of:=[.D922]/1024 * 5" office:value-type="float" office:value="2.2607421875" calcext:value-type="float">
            <text:p>2.2607421875</text:p>
          </table:table-cell>
          <table:table-cell table:formula="of:=[.E92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48440" calcext:value-type="float">
            <text:p>1648440</text:p>
          </table:table-cell>
          <table:table-cell table:formula="of:=[.D923]/1024 * 5" office:value-type="float" office:value="2.2607421875" calcext:value-type="float">
            <text:p>2.2607421875</text:p>
          </table:table-cell>
          <table:table-cell table:formula="of:=[.E92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50264" calcext:value-type="float">
            <text:p>1650264</text:p>
          </table:table-cell>
          <table:table-cell table:formula="of:=[.D924]/1024 * 5" office:value-type="float" office:value="2.2607421875" calcext:value-type="float">
            <text:p>2.2607421875</text:p>
          </table:table-cell>
          <table:table-cell table:formula="of:=[.E92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52088" calcext:value-type="float">
            <text:p>1652088</text:p>
          </table:table-cell>
          <table:table-cell table:formula="of:=[.D925]/1024 * 5" office:value-type="float" office:value="2.2607421875" calcext:value-type="float">
            <text:p>2.2607421875</text:p>
          </table:table-cell>
          <table:table-cell table:formula="of:=[.E925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53912" calcext:value-type="float">
            <text:p>1653912</text:p>
          </table:table-cell>
          <table:table-cell table:formula="of:=[.D926]/1024 * 5" office:value-type="float" office:value="2.2509765625" calcext:value-type="float">
            <text:p>2.2509765625</text:p>
          </table:table-cell>
          <table:table-cell table:formula="of:=[.E92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55736" calcext:value-type="float">
            <text:p>1655736</text:p>
          </table:table-cell>
          <table:table-cell table:formula="of:=[.D927]/1024 * 5" office:value-type="float" office:value="2.255859375" calcext:value-type="float">
            <text:p>2.255859375</text:p>
          </table:table-cell>
          <table:table-cell table:formula="of:=[.E92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57560" calcext:value-type="float">
            <text:p>1657560</text:p>
          </table:table-cell>
          <table:table-cell table:formula="of:=[.D928]/1024 * 5" office:value-type="float" office:value="2.2509765625" calcext:value-type="float">
            <text:p>2.2509765625</text:p>
          </table:table-cell>
          <table:table-cell table:formula="of:=[.E928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59392" calcext:value-type="float">
            <text:p>1659392</text:p>
          </table:table-cell>
          <table:table-cell table:formula="of:=[.D929]/1024 * 5" office:value-type="float" office:value="2.255859375" calcext:value-type="float">
            <text:p>2.255859375</text:p>
          </table:table-cell>
          <table:table-cell table:formula="of:=[.E92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61220" calcext:value-type="float">
            <text:p>1661220</text:p>
          </table:table-cell>
          <table:table-cell table:formula="of:=[.D930]/1024 * 5" office:value-type="float" office:value="2.255859375" calcext:value-type="float">
            <text:p>2.255859375</text:p>
          </table:table-cell>
          <table:table-cell table:formula="of:=[.E930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63040" calcext:value-type="float">
            <text:p>1663040</text:p>
          </table:table-cell>
          <table:table-cell table:formula="of:=[.D931]/1024 * 5" office:value-type="float" office:value="2.2607421875" calcext:value-type="float">
            <text:p>2.2607421875</text:p>
          </table:table-cell>
          <table:table-cell table:formula="of:=[.E93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64864" calcext:value-type="float">
            <text:p>1664864</text:p>
          </table:table-cell>
          <table:table-cell table:formula="of:=[.D932]/1024 * 5" office:value-type="float" office:value="2.2607421875" calcext:value-type="float">
            <text:p>2.2607421875</text:p>
          </table:table-cell>
          <table:table-cell table:formula="of:=[.E93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66688" calcext:value-type="float">
            <text:p>1666688</text:p>
          </table:table-cell>
          <table:table-cell table:formula="of:=[.D933]/1024 * 5" office:value-type="float" office:value="2.2607421875" calcext:value-type="float">
            <text:p>2.2607421875</text:p>
          </table:table-cell>
          <table:table-cell table:formula="of:=[.E93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68512" calcext:value-type="float">
            <text:p>1668512</text:p>
          </table:table-cell>
          <table:table-cell table:formula="of:=[.D934]/1024 * 5" office:value-type="float" office:value="2.2607421875" calcext:value-type="float">
            <text:p>2.2607421875</text:p>
          </table:table-cell>
          <table:table-cell table:formula="of:=[.E93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70336" calcext:value-type="float">
            <text:p>1670336</text:p>
          </table:table-cell>
          <table:table-cell table:formula="of:=[.D935]/1024 * 5" office:value-type="float" office:value="2.2509765625" calcext:value-type="float">
            <text:p>2.2509765625</text:p>
          </table:table-cell>
          <table:table-cell table:formula="of:=[.E93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72160" calcext:value-type="float">
            <text:p>1672160</text:p>
          </table:table-cell>
          <table:table-cell table:formula="of:=[.D936]/1024 * 5" office:value-type="float" office:value="2.2509765625" calcext:value-type="float">
            <text:p>2.2509765625</text:p>
          </table:table-cell>
          <table:table-cell table:formula="of:=[.E93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73984" calcext:value-type="float">
            <text:p>1673984</text:p>
          </table:table-cell>
          <table:table-cell table:formula="of:=[.D937]/1024 * 5" office:value-type="float" office:value="2.2509765625" calcext:value-type="float">
            <text:p>2.2509765625</text:p>
          </table:table-cell>
          <table:table-cell table:formula="of:=[.E937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75808" calcext:value-type="float">
            <text:p>1675808</text:p>
          </table:table-cell>
          <table:table-cell table:formula="of:=[.D938]/1024 * 5" office:value-type="float" office:value="2.255859375" calcext:value-type="float">
            <text:p>2.255859375</text:p>
          </table:table-cell>
          <table:table-cell table:formula="of:=[.E93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77632" calcext:value-type="float">
            <text:p>1677632</text:p>
          </table:table-cell>
          <table:table-cell table:formula="of:=[.D939]/1024 * 5" office:value-type="float" office:value="2.255859375" calcext:value-type="float">
            <text:p>2.255859375</text:p>
          </table:table-cell>
          <table:table-cell table:formula="of:=[.E93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79456" calcext:value-type="float">
            <text:p>1679456</text:p>
          </table:table-cell>
          <table:table-cell table:formula="of:=[.D940]/1024 * 5" office:value-type="float" office:value="2.265625" calcext:value-type="float">
            <text:p>2.265625</text:p>
          </table:table-cell>
          <table:table-cell table:formula="of:=[.E940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81280" calcext:value-type="float">
            <text:p>1681280</text:p>
          </table:table-cell>
          <table:table-cell table:formula="of:=[.D941]/1024 * 5" office:value-type="float" office:value="2.2607421875" calcext:value-type="float">
            <text:p>2.2607421875</text:p>
          </table:table-cell>
          <table:table-cell table:formula="of:=[.E94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83104" calcext:value-type="float">
            <text:p>1683104</text:p>
          </table:table-cell>
          <table:table-cell table:formula="of:=[.D942]/1024 * 5" office:value-type="float" office:value="2.2607421875" calcext:value-type="float">
            <text:p>2.2607421875</text:p>
          </table:table-cell>
          <table:table-cell table:formula="of:=[.E94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84928" calcext:value-type="float">
            <text:p>1684928</text:p>
          </table:table-cell>
          <table:table-cell table:formula="of:=[.D943]/1024 * 5" office:value-type="float" office:value="2.2607421875" calcext:value-type="float">
            <text:p>2.2607421875</text:p>
          </table:table-cell>
          <table:table-cell table:formula="of:=[.E94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86752" calcext:value-type="float">
            <text:p>1686752</text:p>
          </table:table-cell>
          <table:table-cell table:formula="of:=[.D944]/1024 * 5" office:value-type="float" office:value="2.2607421875" calcext:value-type="float">
            <text:p>2.2607421875</text:p>
          </table:table-cell>
          <table:table-cell table:formula="of:=[.E944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88588" calcext:value-type="float">
            <text:p>1688588</text:p>
          </table:table-cell>
          <table:table-cell table:formula="of:=[.D945]/1024 * 5" office:value-type="float" office:value="2.2509765625" calcext:value-type="float">
            <text:p>2.2509765625</text:p>
          </table:table-cell>
          <table:table-cell table:formula="of:=[.E94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90400" calcext:value-type="float">
            <text:p>1690400</text:p>
          </table:table-cell>
          <table:table-cell table:formula="of:=[.D946]/1024 * 5" office:value-type="float" office:value="2.255859375" calcext:value-type="float">
            <text:p>2.255859375</text:p>
          </table:table-cell>
          <table:table-cell table:formula="of:=[.E94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92224" calcext:value-type="float">
            <text:p>1692224</text:p>
          </table:table-cell>
          <table:table-cell table:formula="of:=[.D947]/1024 * 5" office:value-type="float" office:value="2.255859375" calcext:value-type="float">
            <text:p>2.255859375</text:p>
          </table:table-cell>
          <table:table-cell table:formula="of:=[.E94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94048" calcext:value-type="float">
            <text:p>1694048</text:p>
          </table:table-cell>
          <table:table-cell table:formula="of:=[.D948]/1024 * 5" office:value-type="float" office:value="2.255859375" calcext:value-type="float">
            <text:p>2.255859375</text:p>
          </table:table-cell>
          <table:table-cell table:formula="of:=[.E94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95872" calcext:value-type="float">
            <text:p>1695872</text:p>
          </table:table-cell>
          <table:table-cell table:formula="of:=[.D949]/1024 * 5" office:value-type="float" office:value="2.255859375" calcext:value-type="float">
            <text:p>2.255859375</text:p>
          </table:table-cell>
          <table:table-cell table:formula="of:=[.E949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97696" calcext:value-type="float">
            <text:p>1697696</text:p>
          </table:table-cell>
          <table:table-cell table:formula="of:=[.D950]/1024 * 5" office:value-type="float" office:value="2.265625" calcext:value-type="float">
            <text:p>2.265625</text:p>
          </table:table-cell>
          <table:table-cell table:formula="of:=[.E950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99520" calcext:value-type="float">
            <text:p>1699520</text:p>
          </table:table-cell>
          <table:table-cell table:formula="of:=[.D951]/1024 * 5" office:value-type="float" office:value="2.2607421875" calcext:value-type="float">
            <text:p>2.2607421875</text:p>
          </table:table-cell>
          <table:table-cell table:formula="of:=[.E95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01344" calcext:value-type="float">
            <text:p>1701344</text:p>
          </table:table-cell>
          <table:table-cell table:formula="of:=[.D952]/1024 * 5" office:value-type="float" office:value="2.2607421875" calcext:value-type="float">
            <text:p>2.2607421875</text:p>
          </table:table-cell>
          <table:table-cell table:formula="of:=[.E95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03168" calcext:value-type="float">
            <text:p>1703168</text:p>
          </table:table-cell>
          <table:table-cell table:formula="of:=[.D953]/1024 * 5" office:value-type="float" office:value="2.2607421875" calcext:value-type="float">
            <text:p>2.2607421875</text:p>
          </table:table-cell>
          <table:table-cell table:formula="of:=[.E95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04992" calcext:value-type="float">
            <text:p>1704992</text:p>
          </table:table-cell>
          <table:table-cell table:formula="of:=[.D954]/1024 * 5" office:value-type="float" office:value="2.2509765625" calcext:value-type="float">
            <text:p>2.2509765625</text:p>
          </table:table-cell>
          <table:table-cell table:formula="of:=[.E95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06816" calcext:value-type="float">
            <text:p>1706816</text:p>
          </table:table-cell>
          <table:table-cell table:formula="of:=[.D955]/1024 * 5" office:value-type="float" office:value="2.2509765625" calcext:value-type="float">
            <text:p>2.2509765625</text:p>
          </table:table-cell>
          <table:table-cell table:formula="of:=[.E95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08648" calcext:value-type="float">
            <text:p>1708648</text:p>
          </table:table-cell>
          <table:table-cell table:formula="of:=[.D956]/1024 * 5" office:value-type="float" office:value="2.255859375" calcext:value-type="float">
            <text:p>2.255859375</text:p>
          </table:table-cell>
          <table:table-cell table:formula="of:=[.E95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10480" calcext:value-type="float">
            <text:p>1710480</text:p>
          </table:table-cell>
          <table:table-cell table:formula="of:=[.D957]/1024 * 5" office:value-type="float" office:value="2.255859375" calcext:value-type="float">
            <text:p>2.255859375</text:p>
          </table:table-cell>
          <table:table-cell table:formula="of:=[.E95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12308" calcext:value-type="float">
            <text:p>1712308</text:p>
          </table:table-cell>
          <table:table-cell table:formula="of:=[.D958]/1024 * 5" office:value-type="float" office:value="2.255859375" calcext:value-type="float">
            <text:p>2.255859375</text:p>
          </table:table-cell>
          <table:table-cell table:formula="of:=[.E95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14128" calcext:value-type="float">
            <text:p>1714128</text:p>
          </table:table-cell>
          <table:table-cell table:formula="of:=[.D959]/1024 * 5" office:value-type="float" office:value="2.265625" calcext:value-type="float">
            <text:p>2.265625</text:p>
          </table:table-cell>
          <table:table-cell table:formula="of:=[.E959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15960" calcext:value-type="float">
            <text:p>1715960</text:p>
          </table:table-cell>
          <table:table-cell table:formula="of:=[.D960]/1024 * 5" office:value-type="float" office:value="2.2607421875" calcext:value-type="float">
            <text:p>2.2607421875</text:p>
          </table:table-cell>
          <table:table-cell table:formula="of:=[.E96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17792" calcext:value-type="float">
            <text:p>1717792</text:p>
          </table:table-cell>
          <table:table-cell table:formula="of:=[.D961]/1024 * 5" office:value-type="float" office:value="2.2607421875" calcext:value-type="float">
            <text:p>2.2607421875</text:p>
          </table:table-cell>
          <table:table-cell table:formula="of:=[.E96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19624" calcext:value-type="float">
            <text:p>1719624</text:p>
          </table:table-cell>
          <table:table-cell table:formula="of:=[.D962]/1024 * 5" office:value-type="float" office:value="2.2607421875" calcext:value-type="float">
            <text:p>2.2607421875</text:p>
          </table:table-cell>
          <table:table-cell table:formula="of:=[.E96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21440" calcext:value-type="float">
            <text:p>1721440</text:p>
          </table:table-cell>
          <table:table-cell table:formula="of:=[.D963]/1024 * 5" office:value-type="float" office:value="2.2607421875" calcext:value-type="float">
            <text:p>2.2607421875</text:p>
          </table:table-cell>
          <table:table-cell table:formula="of:=[.E96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23264" calcext:value-type="float">
            <text:p>1723264</text:p>
          </table:table-cell>
          <table:table-cell table:formula="of:=[.D964]/1024 * 5" office:value-type="float" office:value="2.2509765625" calcext:value-type="float">
            <text:p>2.2509765625</text:p>
          </table:table-cell>
          <table:table-cell table:formula="of:=[.E96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25088" calcext:value-type="float">
            <text:p>1725088</text:p>
          </table:table-cell>
          <table:table-cell table:formula="of:=[.D965]/1024 * 5" office:value-type="float" office:value="2.255859375" calcext:value-type="float">
            <text:p>2.255859375</text:p>
          </table:table-cell>
          <table:table-cell table:formula="of:=[.E96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26920" calcext:value-type="float">
            <text:p>1726920</text:p>
          </table:table-cell>
          <table:table-cell table:formula="of:=[.D966]/1024 * 5" office:value-type="float" office:value="2.255859375" calcext:value-type="float">
            <text:p>2.255859375</text:p>
          </table:table-cell>
          <table:table-cell table:formula="of:=[.E96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28748" calcext:value-type="float">
            <text:p>1728748</text:p>
          </table:table-cell>
          <table:table-cell table:formula="of:=[.D967]/1024 * 5" office:value-type="float" office:value="2.255859375" calcext:value-type="float">
            <text:p>2.255859375</text:p>
          </table:table-cell>
          <table:table-cell table:formula="of:=[.E96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30568" calcext:value-type="float">
            <text:p>1730568</text:p>
          </table:table-cell>
          <table:table-cell table:formula="of:=[.D968]/1024 * 5" office:value-type="float" office:value="2.255859375" calcext:value-type="float">
            <text:p>2.255859375</text:p>
          </table:table-cell>
          <table:table-cell table:formula="of:=[.E968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32392" calcext:value-type="float">
            <text:p>1732392</text:p>
          </table:table-cell>
          <table:table-cell table:formula="of:=[.D969]/1024 * 5" office:value-type="float" office:value="2.265625" calcext:value-type="float">
            <text:p>2.265625</text:p>
          </table:table-cell>
          <table:table-cell table:formula="of:=[.E969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34224" calcext:value-type="float">
            <text:p>1734224</text:p>
          </table:table-cell>
          <table:table-cell table:formula="of:=[.D970]/1024 * 5" office:value-type="float" office:value="2.2607421875" calcext:value-type="float">
            <text:p>2.2607421875</text:p>
          </table:table-cell>
          <table:table-cell table:formula="of:=[.E97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36056" calcext:value-type="float">
            <text:p>1736056</text:p>
          </table:table-cell>
          <table:table-cell table:formula="of:=[.D971]/1024 * 5" office:value-type="float" office:value="2.2607421875" calcext:value-type="float">
            <text:p>2.2607421875</text:p>
          </table:table-cell>
          <table:table-cell table:formula="of:=[.E97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37880" calcext:value-type="float">
            <text:p>1737880</text:p>
          </table:table-cell>
          <table:table-cell table:formula="of:=[.D972]/1024 * 5" office:value-type="float" office:value="2.2607421875" calcext:value-type="float">
            <text:p>2.2607421875</text:p>
          </table:table-cell>
          <table:table-cell table:formula="of:=[.E97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39704" calcext:value-type="float">
            <text:p>1739704</text:p>
          </table:table-cell>
          <table:table-cell table:formula="of:=[.D973]/1024 * 5" office:value-type="float" office:value="2.2607421875" calcext:value-type="float">
            <text:p>2.2607421875</text:p>
          </table:table-cell>
          <table:table-cell table:formula="of:=[.E973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41536" calcext:value-type="float">
            <text:p>1741536</text:p>
          </table:table-cell>
          <table:table-cell table:formula="of:=[.D974]/1024 * 5" office:value-type="float" office:value="2.2509765625" calcext:value-type="float">
            <text:p>2.2509765625</text:p>
          </table:table-cell>
          <table:table-cell table:formula="of:=[.E97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43360" calcext:value-type="float">
            <text:p>1743360</text:p>
          </table:table-cell>
          <table:table-cell table:formula="of:=[.D975]/1024 * 5" office:value-type="float" office:value="2.2509765625" calcext:value-type="float">
            <text:p>2.2509765625</text:p>
          </table:table-cell>
          <table:table-cell table:formula="of:=[.E975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45184" calcext:value-type="float">
            <text:p>1745184</text:p>
          </table:table-cell>
          <table:table-cell table:formula="of:=[.D976]/1024 * 5" office:value-type="float" office:value="2.255859375" calcext:value-type="float">
            <text:p>2.255859375</text:p>
          </table:table-cell>
          <table:table-cell table:formula="of:=[.E97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47008" calcext:value-type="float">
            <text:p>1747008</text:p>
          </table:table-cell>
          <table:table-cell table:formula="of:=[.D977]/1024 * 5" office:value-type="float" office:value="2.255859375" calcext:value-type="float">
            <text:p>2.255859375</text:p>
          </table:table-cell>
          <table:table-cell table:formula="of:=[.E97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48832" calcext:value-type="float">
            <text:p>1748832</text:p>
          </table:table-cell>
          <table:table-cell table:formula="of:=[.D978]/1024 * 5" office:value-type="float" office:value="2.265625" calcext:value-type="float">
            <text:p>2.265625</text:p>
          </table:table-cell>
          <table:table-cell table:formula="of:=[.E978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50656" calcext:value-type="float">
            <text:p>1750656</text:p>
          </table:table-cell>
          <table:table-cell table:formula="of:=[.D979]/1024 * 5" office:value-type="float" office:value="2.2607421875" calcext:value-type="float">
            <text:p>2.2607421875</text:p>
          </table:table-cell>
          <table:table-cell table:formula="of:=[.E97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52488" calcext:value-type="float">
            <text:p>1752488</text:p>
          </table:table-cell>
          <table:table-cell table:formula="of:=[.D980]/1024 * 5" office:value-type="float" office:value="2.265625" calcext:value-type="float">
            <text:p>2.265625</text:p>
          </table:table-cell>
          <table:table-cell table:formula="of:=[.E980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54316" calcext:value-type="float">
            <text:p>1754316</text:p>
          </table:table-cell>
          <table:table-cell table:formula="of:=[.D981]/1024 * 5" office:value-type="float" office:value="2.2607421875" calcext:value-type="float">
            <text:p>2.2607421875</text:p>
          </table:table-cell>
          <table:table-cell table:formula="of:=[.E98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56136" calcext:value-type="float">
            <text:p>1756136</text:p>
          </table:table-cell>
          <table:table-cell table:formula="of:=[.D982]/1024 * 5" office:value-type="float" office:value="2.2607421875" calcext:value-type="float">
            <text:p>2.2607421875</text:p>
          </table:table-cell>
          <table:table-cell table:formula="of:=[.E98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57968" calcext:value-type="float">
            <text:p>1757968</text:p>
          </table:table-cell>
          <table:table-cell table:formula="of:=[.D983]/1024 * 5" office:value-type="float" office:value="2.2509765625" calcext:value-type="float">
            <text:p>2.2509765625</text:p>
          </table:table-cell>
          <table:table-cell table:formula="of:=[.E983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59800" calcext:value-type="float">
            <text:p>1759800</text:p>
          </table:table-cell>
          <table:table-cell table:formula="of:=[.D984]/1024 * 5" office:value-type="float" office:value="2.2509765625" calcext:value-type="float">
            <text:p>2.2509765625</text:p>
          </table:table-cell>
          <table:table-cell table:formula="of:=[.E984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61636" calcext:value-type="float">
            <text:p>1761636</text:p>
          </table:table-cell>
          <table:table-cell table:formula="of:=[.D985]/1024 * 5" office:value-type="float" office:value="2.255859375" calcext:value-type="float">
            <text:p>2.255859375</text:p>
          </table:table-cell>
          <table:table-cell table:formula="of:=[.E98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63460" calcext:value-type="float">
            <text:p>1763460</text:p>
          </table:table-cell>
          <table:table-cell table:formula="of:=[.D986]/1024 * 5" office:value-type="float" office:value="2.2509765625" calcext:value-type="float">
            <text:p>2.2509765625</text:p>
          </table:table-cell>
          <table:table-cell table:formula="of:=[.E986]/255 * 5" office:value-type="float" office:value="2.50980392156863" calcext:value-type="float">
            <text:p>2.5098039216</text:p>
          </table:table-cell>
          <table:table-cell office:value-type="float" office:value="461" calcext:value-type="float">
            <text:p>46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65280" calcext:value-type="float">
            <text:p>1765280</text:p>
          </table:table-cell>
          <table:table-cell table:formula="of:=[.D987]/1024 * 5" office:value-type="float" office:value="2.255859375" calcext:value-type="float">
            <text:p>2.255859375</text:p>
          </table:table-cell>
          <table:table-cell table:formula="of:=[.E987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67104" calcext:value-type="float">
            <text:p>1767104</text:p>
          </table:table-cell>
          <table:table-cell table:formula="of:=[.D988]/1024 * 5" office:value-type="float" office:value="2.2607421875" calcext:value-type="float">
            <text:p>2.2607421875</text:p>
          </table:table-cell>
          <table:table-cell table:formula="of:=[.E98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68928" calcext:value-type="float">
            <text:p>1768928</text:p>
          </table:table-cell>
          <table:table-cell table:formula="of:=[.D989]/1024 * 5" office:value-type="float" office:value="2.2607421875" calcext:value-type="float">
            <text:p>2.2607421875</text:p>
          </table:table-cell>
          <table:table-cell table:formula="of:=[.E989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70752" calcext:value-type="float">
            <text:p>1770752</text:p>
          </table:table-cell>
          <table:table-cell table:formula="of:=[.D990]/1024 * 5" office:value-type="float" office:value="2.2607421875" calcext:value-type="float">
            <text:p>2.2607421875</text:p>
          </table:table-cell>
          <table:table-cell table:formula="of:=[.E99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72576" calcext:value-type="float">
            <text:p>1772576</text:p>
          </table:table-cell>
          <table:table-cell table:formula="of:=[.D991]/1024 * 5" office:value-type="float" office:value="2.2607421875" calcext:value-type="float">
            <text:p>2.2607421875</text:p>
          </table:table-cell>
          <table:table-cell table:formula="of:=[.E99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74400" calcext:value-type="float">
            <text:p>1774400</text:p>
          </table:table-cell>
          <table:table-cell table:formula="of:=[.D992]/1024 * 5" office:value-type="float" office:value="2.2607421875" calcext:value-type="float">
            <text:p>2.2607421875</text:p>
          </table:table-cell>
          <table:table-cell table:formula="of:=[.E992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76224" calcext:value-type="float">
            <text:p>1776224</text:p>
          </table:table-cell>
          <table:table-cell table:formula="of:=[.D993]/1024 * 5" office:value-type="float" office:value="2.255859375" calcext:value-type="float">
            <text:p>2.255859375</text:p>
          </table:table-cell>
          <table:table-cell table:formula="of:=[.E993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78056" calcext:value-type="float">
            <text:p>1778056</text:p>
          </table:table-cell>
          <table:table-cell table:formula="of:=[.D994]/1024 * 5" office:value-type="float" office:value="2.255859375" calcext:value-type="float">
            <text:p>2.255859375</text:p>
          </table:table-cell>
          <table:table-cell table:formula="of:=[.E994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79880" calcext:value-type="float">
            <text:p>1779880</text:p>
          </table:table-cell>
          <table:table-cell table:formula="of:=[.D995]/1024 * 5" office:value-type="float" office:value="2.255859375" calcext:value-type="float">
            <text:p>2.255859375</text:p>
          </table:table-cell>
          <table:table-cell table:formula="of:=[.E995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81704" calcext:value-type="float">
            <text:p>1781704</text:p>
          </table:table-cell>
          <table:table-cell table:formula="of:=[.D996]/1024 * 5" office:value-type="float" office:value="2.255859375" calcext:value-type="float">
            <text:p>2.255859375</text:p>
          </table:table-cell>
          <table:table-cell table:formula="of:=[.E996]/255 * 5" office:value-type="float" office:value="2.50980392156863" calcext:value-type="float">
            <text:p>2.5098039216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83536" calcext:value-type="float">
            <text:p>1783536</text:p>
          </table:table-cell>
          <table:table-cell table:formula="of:=[.D997]/1024 * 5" office:value-type="float" office:value="2.265625" calcext:value-type="float">
            <text:p>2.265625</text:p>
          </table:table-cell>
          <table:table-cell table:formula="of:=[.E997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85368" calcext:value-type="float">
            <text:p>1785368</text:p>
          </table:table-cell>
          <table:table-cell table:formula="of:=[.D998]/1024 * 5" office:value-type="float" office:value="2.2607421875" calcext:value-type="float">
            <text:p>2.2607421875</text:p>
          </table:table-cell>
          <table:table-cell table:formula="of:=[.E998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87204" calcext:value-type="float">
            <text:p>1787204</text:p>
          </table:table-cell>
          <table:table-cell table:formula="of:=[.D999]/1024 * 5" office:value-type="float" office:value="2.265625" calcext:value-type="float">
            <text:p>2.265625</text:p>
          </table:table-cell>
          <table:table-cell table:formula="of:=[.E999]/255 * 5" office:value-type="float" office:value="2.50980392156863" calcext:value-type="float">
            <text:p>2.5098039216</text:p>
          </table:table-cell>
          <table:table-cell office:value-type="float" office:value="464" calcext:value-type="float">
            <text:p>4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89016" calcext:value-type="float">
            <text:p>1789016</text:p>
          </table:table-cell>
          <table:table-cell table:formula="of:=[.D1000]/1024 * 5" office:value-type="float" office:value="2.2607421875" calcext:value-type="float">
            <text:p>2.2607421875</text:p>
          </table:table-cell>
          <table:table-cell table:formula="of:=[.E1000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790840" calcext:value-type="float">
            <text:p>1790840</text:p>
          </table:table-cell>
          <table:table-cell table:formula="of:=[.D1001]/1024 * 5" office:value-type="float" office:value="2.2607421875" calcext:value-type="float">
            <text:p>2.2607421875</text:p>
          </table:table-cell>
          <table:table-cell table:formula="of:=[.E1001]/255 * 5" office:value-type="float" office:value="2.50980392156863" calcext:value-type="float">
            <text:p>2.5098039216</text:p>
          </table:table-cell>
          <table:table-cell office:value-type="float" office:value="463" calcext:value-type="float">
            <text:p>46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92680" calcext:value-type="float">
            <text:p>1792680</text:p>
          </table:table-cell>
          <table:table-cell table:formula="of:=[.D1002]/1024 * 5" office:value-type="float" office:value="2.2509765625" calcext:value-type="float">
            <text:p>2.2509765625</text:p>
          </table:table-cell>
          <table:table-cell table:formula="of:=[.E1002]/255 * 5" office:value-type="float" office:value="2.70588235294118" calcext:value-type="float">
            <text:p>2.7058823529</text:p>
          </table:table-cell>
          <table:table-cell office:value-type="float" office:value="461" calcext:value-type="float">
            <text:p>461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793432" calcext:value-type="float">
            <text:p>1793432</text:p>
          </table:table-cell>
          <table:table-cell table:formula="of:=[.D1003]/1024 * 5" office:value-type="float" office:value="2.2607421875" calcext:value-type="float">
            <text:p>2.2607421875</text:p>
          </table:table-cell>
          <table:table-cell table:formula="of:=[.E1003]/255 * 5" office:value-type="float" office:value="2.70588235294118" calcext:value-type="float">
            <text:p>2.7058823529</text:p>
          </table:table-cell>
          <table:table-cell office:value-type="float" office:value="463" calcext:value-type="float">
            <text:p>46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794192" calcext:value-type="float">
            <text:p>1794192</text:p>
          </table:table-cell>
          <table:table-cell table:formula="of:=[.D1004]/1024 * 5" office:value-type="float" office:value="2.255859375" calcext:value-type="float">
            <text:p>2.255859375</text:p>
          </table:table-cell>
          <table:table-cell table:formula="of:=[.E1004]/255 * 5" office:value-type="float" office:value="2.70588235294118" calcext:value-type="float">
            <text:p>2.7058823529</text:p>
          </table:table-cell>
          <table:table-cell office:value-type="float" office:value="462" calcext:value-type="float">
            <text:p>46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794944" calcext:value-type="float">
            <text:p>1794944</text:p>
          </table:table-cell>
          <table:table-cell table:formula="of:=[.D1005]/1024 * 5" office:value-type="float" office:value="2.2607421875" calcext:value-type="float">
            <text:p>2.2607421875</text:p>
          </table:table-cell>
          <table:table-cell table:formula="of:=[.E1005]/255 * 5" office:value-type="float" office:value="2.70588235294118" calcext:value-type="float">
            <text:p>2.7058823529</text:p>
          </table:table-cell>
          <table:table-cell office:value-type="float" office:value="463" calcext:value-type="float">
            <text:p>46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795704" calcext:value-type="float">
            <text:p>1795704</text:p>
          </table:table-cell>
          <table:table-cell table:formula="of:=[.D1006]/1024 * 5" office:value-type="float" office:value="2.265625" calcext:value-type="float">
            <text:p>2.265625</text:p>
          </table:table-cell>
          <table:table-cell table:formula="of:=[.E1006]/255 * 5" office:value-type="float" office:value="2.70588235294118" calcext:value-type="float">
            <text:p>2.7058823529</text:p>
          </table:table-cell>
          <table:table-cell office:value-type="float" office:value="464" calcext:value-type="float">
            <text:p>46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796464" calcext:value-type="float">
            <text:p>1796464</text:p>
          </table:table-cell>
          <table:table-cell table:formula="of:=[.D1007]/1024 * 5" office:value-type="float" office:value="2.255859375" calcext:value-type="float">
            <text:p>2.255859375</text:p>
          </table:table-cell>
          <table:table-cell table:formula="of:=[.E1007]/255 * 5" office:value-type="float" office:value="2.70588235294118" calcext:value-type="float">
            <text:p>2.7058823529</text:p>
          </table:table-cell>
          <table:table-cell office:value-type="float" office:value="462" calcext:value-type="float">
            <text:p>46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797264" calcext:value-type="float">
            <text:p>1797264</text:p>
          </table:table-cell>
          <table:table-cell table:formula="of:=[.D1008]/1024 * 5" office:value-type="float" office:value="2.265625" calcext:value-type="float">
            <text:p>2.265625</text:p>
          </table:table-cell>
          <table:table-cell table:formula="of:=[.E1008]/255 * 5" office:value-type="float" office:value="2.70588235294118" calcext:value-type="float">
            <text:p>2.7058823529</text:p>
          </table:table-cell>
          <table:table-cell office:value-type="float" office:value="464" calcext:value-type="float">
            <text:p>46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798880" calcext:value-type="float">
            <text:p>1798880</text:p>
          </table:table-cell>
          <table:table-cell table:formula="of:=[.D1009]/1024 * 5" office:value-type="float" office:value="2.265625" calcext:value-type="float">
            <text:p>2.265625</text:p>
          </table:table-cell>
          <table:table-cell table:formula="of:=[.E1009]/255 * 5" office:value-type="float" office:value="2.70588235294118" calcext:value-type="float">
            <text:p>2.7058823529</text:p>
          </table:table-cell>
          <table:table-cell office:value-type="float" office:value="464" calcext:value-type="float">
            <text:p>46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00488" calcext:value-type="float">
            <text:p>1800488</text:p>
          </table:table-cell>
          <table:table-cell table:formula="of:=[.D1010]/1024 * 5" office:value-type="float" office:value="2.265625" calcext:value-type="float">
            <text:p>2.265625</text:p>
          </table:table-cell>
          <table:table-cell table:formula="of:=[.E1010]/255 * 5" office:value-type="float" office:value="2.70588235294118" calcext:value-type="float">
            <text:p>2.7058823529</text:p>
          </table:table-cell>
          <table:table-cell office:value-type="float" office:value="464" calcext:value-type="float">
            <text:p>46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02104" calcext:value-type="float">
            <text:p>1802104</text:p>
          </table:table-cell>
          <table:table-cell table:formula="of:=[.D1011]/1024 * 5" office:value-type="float" office:value="2.2705078125" calcext:value-type="float">
            <text:p>2.2705078125</text:p>
          </table:table-cell>
          <table:table-cell table:formula="of:=[.E1011]/255 * 5" office:value-type="float" office:value="2.70588235294118" calcext:value-type="float">
            <text:p>2.7058823529</text:p>
          </table:table-cell>
          <table:table-cell office:value-type="float" office:value="465" calcext:value-type="float">
            <text:p>46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03720" calcext:value-type="float">
            <text:p>1803720</text:p>
          </table:table-cell>
          <table:table-cell table:formula="of:=[.D1012]/1024 * 5" office:value-type="float" office:value="2.2802734375" calcext:value-type="float">
            <text:p>2.2802734375</text:p>
          </table:table-cell>
          <table:table-cell table:formula="of:=[.E1012]/255 * 5" office:value-type="float" office:value="2.70588235294118" calcext:value-type="float">
            <text:p>2.7058823529</text:p>
          </table:table-cell>
          <table:table-cell office:value-type="float" office:value="467" calcext:value-type="float">
            <text:p>46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05336" calcext:value-type="float">
            <text:p>1805336</text:p>
          </table:table-cell>
          <table:table-cell table:formula="of:=[.D1013]/1024 * 5" office:value-type="float" office:value="2.28515625" calcext:value-type="float">
            <text:p>2.28515625</text:p>
          </table:table-cell>
          <table:table-cell table:formula="of:=[.E1013]/255 * 5" office:value-type="float" office:value="2.70588235294118" calcext:value-type="float">
            <text:p>2.7058823529</text:p>
          </table:table-cell>
          <table:table-cell office:value-type="float" office:value="468" calcext:value-type="float">
            <text:p>468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06952" calcext:value-type="float">
            <text:p>1806952</text:p>
          </table:table-cell>
          <table:table-cell table:formula="of:=[.D1014]/1024 * 5" office:value-type="float" office:value="2.275390625" calcext:value-type="float">
            <text:p>2.275390625</text:p>
          </table:table-cell>
          <table:table-cell table:formula="of:=[.E1014]/255 * 5" office:value-type="float" office:value="2.70588235294118" calcext:value-type="float">
            <text:p>2.7058823529</text:p>
          </table:table-cell>
          <table:table-cell office:value-type="float" office:value="466" calcext:value-type="float">
            <text:p>46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08568" calcext:value-type="float">
            <text:p>1808568</text:p>
          </table:table-cell>
          <table:table-cell table:formula="of:=[.D1015]/1024 * 5" office:value-type="float" office:value="2.2802734375" calcext:value-type="float">
            <text:p>2.2802734375</text:p>
          </table:table-cell>
          <table:table-cell table:formula="of:=[.E1015]/255 * 5" office:value-type="float" office:value="2.70588235294118" calcext:value-type="float">
            <text:p>2.7058823529</text:p>
          </table:table-cell>
          <table:table-cell office:value-type="float" office:value="467" calcext:value-type="float">
            <text:p>46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10184" calcext:value-type="float">
            <text:p>1810184</text:p>
          </table:table-cell>
          <table:table-cell table:formula="of:=[.D1016]/1024 * 5" office:value-type="float" office:value="2.28515625" calcext:value-type="float">
            <text:p>2.28515625</text:p>
          </table:table-cell>
          <table:table-cell table:formula="of:=[.E1016]/255 * 5" office:value-type="float" office:value="2.70588235294118" calcext:value-type="float">
            <text:p>2.7058823529</text:p>
          </table:table-cell>
          <table:table-cell office:value-type="float" office:value="468" calcext:value-type="float">
            <text:p>468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11800" calcext:value-type="float">
            <text:p>1811800</text:p>
          </table:table-cell>
          <table:table-cell table:formula="of:=[.D1017]/1024 * 5" office:value-type="float" office:value="2.294921875" calcext:value-type="float">
            <text:p>2.294921875</text:p>
          </table:table-cell>
          <table:table-cell table:formula="of:=[.E1017]/255 * 5" office:value-type="float" office:value="2.70588235294118" calcext:value-type="float">
            <text:p>2.7058823529</text:p>
          </table:table-cell>
          <table:table-cell office:value-type="float" office:value="470" calcext:value-type="float">
            <text:p>470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13408" calcext:value-type="float">
            <text:p>1813408</text:p>
          </table:table-cell>
          <table:table-cell table:formula="of:=[.D1018]/1024 * 5" office:value-type="float" office:value="2.294921875" calcext:value-type="float">
            <text:p>2.294921875</text:p>
          </table:table-cell>
          <table:table-cell table:formula="of:=[.E1018]/255 * 5" office:value-type="float" office:value="2.70588235294118" calcext:value-type="float">
            <text:p>2.7058823529</text:p>
          </table:table-cell>
          <table:table-cell office:value-type="float" office:value="470" calcext:value-type="float">
            <text:p>470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15024" calcext:value-type="float">
            <text:p>1815024</text:p>
          </table:table-cell>
          <table:table-cell table:formula="of:=[.D1019]/1024 * 5" office:value-type="float" office:value="2.2900390625" calcext:value-type="float">
            <text:p>2.2900390625</text:p>
          </table:table-cell>
          <table:table-cell table:formula="of:=[.E1019]/255 * 5" office:value-type="float" office:value="2.70588235294118" calcext:value-type="float">
            <text:p>2.7058823529</text:p>
          </table:table-cell>
          <table:table-cell office:value-type="float" office:value="469" calcext:value-type="float">
            <text:p>469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16640" calcext:value-type="float">
            <text:p>1816640</text:p>
          </table:table-cell>
          <table:table-cell table:formula="of:=[.D1020]/1024 * 5" office:value-type="float" office:value="2.294921875" calcext:value-type="float">
            <text:p>2.294921875</text:p>
          </table:table-cell>
          <table:table-cell table:formula="of:=[.E1020]/255 * 5" office:value-type="float" office:value="2.70588235294118" calcext:value-type="float">
            <text:p>2.7058823529</text:p>
          </table:table-cell>
          <table:table-cell office:value-type="float" office:value="470" calcext:value-type="float">
            <text:p>470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18256" calcext:value-type="float">
            <text:p>1818256</text:p>
          </table:table-cell>
          <table:table-cell table:formula="of:=[.D1021]/1024 * 5" office:value-type="float" office:value="2.3046875" calcext:value-type="float">
            <text:p>2.3046875</text:p>
          </table:table-cell>
          <table:table-cell table:formula="of:=[.E1021]/255 * 5" office:value-type="float" office:value="2.70588235294118" calcext:value-type="float">
            <text:p>2.7058823529</text:p>
          </table:table-cell>
          <table:table-cell office:value-type="float" office:value="472" calcext:value-type="float">
            <text:p>47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19872" calcext:value-type="float">
            <text:p>1819872</text:p>
          </table:table-cell>
          <table:table-cell table:formula="of:=[.D1022]/1024 * 5" office:value-type="float" office:value="2.3046875" calcext:value-type="float">
            <text:p>2.3046875</text:p>
          </table:table-cell>
          <table:table-cell table:formula="of:=[.E1022]/255 * 5" office:value-type="float" office:value="2.70588235294118" calcext:value-type="float">
            <text:p>2.7058823529</text:p>
          </table:table-cell>
          <table:table-cell office:value-type="float" office:value="472" calcext:value-type="float">
            <text:p>47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21488" calcext:value-type="float">
            <text:p>1821488</text:p>
          </table:table-cell>
          <table:table-cell table:formula="of:=[.D1023]/1024 * 5" office:value-type="float" office:value="2.3046875" calcext:value-type="float">
            <text:p>2.3046875</text:p>
          </table:table-cell>
          <table:table-cell table:formula="of:=[.E1023]/255 * 5" office:value-type="float" office:value="2.70588235294118" calcext:value-type="float">
            <text:p>2.7058823529</text:p>
          </table:table-cell>
          <table:table-cell office:value-type="float" office:value="472" calcext:value-type="float">
            <text:p>47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23104" calcext:value-type="float">
            <text:p>1823104</text:p>
          </table:table-cell>
          <table:table-cell table:formula="of:=[.D1024]/1024 * 5" office:value-type="float" office:value="2.2998046875" calcext:value-type="float">
            <text:p>2.2998046875</text:p>
          </table:table-cell>
          <table:table-cell table:formula="of:=[.E1024]/255 * 5" office:value-type="float" office:value="2.70588235294118" calcext:value-type="float">
            <text:p>2.7058823529</text:p>
          </table:table-cell>
          <table:table-cell office:value-type="float" office:value="471" calcext:value-type="float">
            <text:p>471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24720" calcext:value-type="float">
            <text:p>1824720</text:p>
          </table:table-cell>
          <table:table-cell table:formula="of:=[.D1025]/1024 * 5" office:value-type="float" office:value="2.2998046875" calcext:value-type="float">
            <text:p>2.2998046875</text:p>
          </table:table-cell>
          <table:table-cell table:formula="of:=[.E1025]/255 * 5" office:value-type="float" office:value="2.70588235294118" calcext:value-type="float">
            <text:p>2.7058823529</text:p>
          </table:table-cell>
          <table:table-cell office:value-type="float" office:value="471" calcext:value-type="float">
            <text:p>471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26328" calcext:value-type="float">
            <text:p>1826328</text:p>
          </table:table-cell>
          <table:table-cell table:formula="of:=[.D1026]/1024 * 5" office:value-type="float" office:value="2.3095703125" calcext:value-type="float">
            <text:p>2.3095703125</text:p>
          </table:table-cell>
          <table:table-cell table:formula="of:=[.E1026]/255 * 5" office:value-type="float" office:value="2.70588235294118" calcext:value-type="float">
            <text:p>2.7058823529</text:p>
          </table:table-cell>
          <table:table-cell office:value-type="float" office:value="473" calcext:value-type="float">
            <text:p>47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27944" calcext:value-type="float">
            <text:p>1827944</text:p>
          </table:table-cell>
          <table:table-cell table:formula="of:=[.D1027]/1024 * 5" office:value-type="float" office:value="2.3095703125" calcext:value-type="float">
            <text:p>2.3095703125</text:p>
          </table:table-cell>
          <table:table-cell table:formula="of:=[.E1027]/255 * 5" office:value-type="float" office:value="2.70588235294118" calcext:value-type="float">
            <text:p>2.7058823529</text:p>
          </table:table-cell>
          <table:table-cell office:value-type="float" office:value="473" calcext:value-type="float">
            <text:p>47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29560" calcext:value-type="float">
            <text:p>1829560</text:p>
          </table:table-cell>
          <table:table-cell table:formula="of:=[.D1028]/1024 * 5" office:value-type="float" office:value="2.3095703125" calcext:value-type="float">
            <text:p>2.3095703125</text:p>
          </table:table-cell>
          <table:table-cell table:formula="of:=[.E1028]/255 * 5" office:value-type="float" office:value="2.70588235294118" calcext:value-type="float">
            <text:p>2.7058823529</text:p>
          </table:table-cell>
          <table:table-cell office:value-type="float" office:value="473" calcext:value-type="float">
            <text:p>47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31176" calcext:value-type="float">
            <text:p>1831176</text:p>
          </table:table-cell>
          <table:table-cell table:formula="of:=[.D1029]/1024 * 5" office:value-type="float" office:value="2.3046875" calcext:value-type="float">
            <text:p>2.3046875</text:p>
          </table:table-cell>
          <table:table-cell table:formula="of:=[.E1029]/255 * 5" office:value-type="float" office:value="2.70588235294118" calcext:value-type="float">
            <text:p>2.7058823529</text:p>
          </table:table-cell>
          <table:table-cell office:value-type="float" office:value="472" calcext:value-type="float">
            <text:p>47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32792" calcext:value-type="float">
            <text:p>1832792</text:p>
          </table:table-cell>
          <table:table-cell table:formula="of:=[.D1030]/1024 * 5" office:value-type="float" office:value="2.3046875" calcext:value-type="float">
            <text:p>2.3046875</text:p>
          </table:table-cell>
          <table:table-cell table:formula="of:=[.E1030]/255 * 5" office:value-type="float" office:value="2.70588235294118" calcext:value-type="float">
            <text:p>2.7058823529</text:p>
          </table:table-cell>
          <table:table-cell office:value-type="float" office:value="472" calcext:value-type="float">
            <text:p>47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34408" calcext:value-type="float">
            <text:p>1834408</text:p>
          </table:table-cell>
          <table:table-cell table:formula="of:=[.D1031]/1024 * 5" office:value-type="float" office:value="2.314453125" calcext:value-type="float">
            <text:p>2.314453125</text:p>
          </table:table-cell>
          <table:table-cell table:formula="of:=[.E1031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36024" calcext:value-type="float">
            <text:p>1836024</text:p>
          </table:table-cell>
          <table:table-cell table:formula="of:=[.D1032]/1024 * 5" office:value-type="float" office:value="2.314453125" calcext:value-type="float">
            <text:p>2.314453125</text:p>
          </table:table-cell>
          <table:table-cell table:formula="of:=[.E1032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37640" calcext:value-type="float">
            <text:p>1837640</text:p>
          </table:table-cell>
          <table:table-cell table:formula="of:=[.D1033]/1024 * 5" office:value-type="float" office:value="2.314453125" calcext:value-type="float">
            <text:p>2.314453125</text:p>
          </table:table-cell>
          <table:table-cell table:formula="of:=[.E1033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39248" calcext:value-type="float">
            <text:p>1839248</text:p>
          </table:table-cell>
          <table:table-cell table:formula="of:=[.D1034]/1024 * 5" office:value-type="float" office:value="2.3046875" calcext:value-type="float">
            <text:p>2.3046875</text:p>
          </table:table-cell>
          <table:table-cell table:formula="of:=[.E1034]/255 * 5" office:value-type="float" office:value="2.70588235294118" calcext:value-type="float">
            <text:p>2.7058823529</text:p>
          </table:table-cell>
          <table:table-cell office:value-type="float" office:value="472" calcext:value-type="float">
            <text:p>47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40864" calcext:value-type="float">
            <text:p>1840864</text:p>
          </table:table-cell>
          <table:table-cell table:formula="of:=[.D1035]/1024 * 5" office:value-type="float" office:value="2.3095703125" calcext:value-type="float">
            <text:p>2.3095703125</text:p>
          </table:table-cell>
          <table:table-cell table:formula="of:=[.E1035]/255 * 5" office:value-type="float" office:value="2.70588235294118" calcext:value-type="float">
            <text:p>2.7058823529</text:p>
          </table:table-cell>
          <table:table-cell office:value-type="float" office:value="473" calcext:value-type="float">
            <text:p>47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42480" calcext:value-type="float">
            <text:p>1842480</text:p>
          </table:table-cell>
          <table:table-cell table:formula="of:=[.D1036]/1024 * 5" office:value-type="float" office:value="2.3193359375" calcext:value-type="float">
            <text:p>2.3193359375</text:p>
          </table:table-cell>
          <table:table-cell table:formula="of:=[.E103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44096" calcext:value-type="float">
            <text:p>1844096</text:p>
          </table:table-cell>
          <table:table-cell table:formula="of:=[.D1037]/1024 * 5" office:value-type="float" office:value="2.3193359375" calcext:value-type="float">
            <text:p>2.3193359375</text:p>
          </table:table-cell>
          <table:table-cell table:formula="of:=[.E103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45712" calcext:value-type="float">
            <text:p>1845712</text:p>
          </table:table-cell>
          <table:table-cell table:formula="of:=[.D1038]/1024 * 5" office:value-type="float" office:value="2.3046875" calcext:value-type="float">
            <text:p>2.3046875</text:p>
          </table:table-cell>
          <table:table-cell table:formula="of:=[.E1038]/255 * 5" office:value-type="float" office:value="2.70588235294118" calcext:value-type="float">
            <text:p>2.7058823529</text:p>
          </table:table-cell>
          <table:table-cell office:value-type="float" office:value="472" calcext:value-type="float">
            <text:p>47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47328" calcext:value-type="float">
            <text:p>1847328</text:p>
          </table:table-cell>
          <table:table-cell table:formula="of:=[.D1039]/1024 * 5" office:value-type="float" office:value="2.3095703125" calcext:value-type="float">
            <text:p>2.3095703125</text:p>
          </table:table-cell>
          <table:table-cell table:formula="of:=[.E1039]/255 * 5" office:value-type="float" office:value="2.70588235294118" calcext:value-type="float">
            <text:p>2.7058823529</text:p>
          </table:table-cell>
          <table:table-cell office:value-type="float" office:value="473" calcext:value-type="float">
            <text:p>47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48944" calcext:value-type="float">
            <text:p>1848944</text:p>
          </table:table-cell>
          <table:table-cell table:formula="of:=[.D1040]/1024 * 5" office:value-type="float" office:value="2.3095703125" calcext:value-type="float">
            <text:p>2.3095703125</text:p>
          </table:table-cell>
          <table:table-cell table:formula="of:=[.E1040]/255 * 5" office:value-type="float" office:value="2.70588235294118" calcext:value-type="float">
            <text:p>2.7058823529</text:p>
          </table:table-cell>
          <table:table-cell office:value-type="float" office:value="473" calcext:value-type="float">
            <text:p>47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50560" calcext:value-type="float">
            <text:p>1850560</text:p>
          </table:table-cell>
          <table:table-cell table:formula="of:=[.D1041]/1024 * 5" office:value-type="float" office:value="2.3193359375" calcext:value-type="float">
            <text:p>2.3193359375</text:p>
          </table:table-cell>
          <table:table-cell table:formula="of:=[.E1041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52168" calcext:value-type="float">
            <text:p>1852168</text:p>
          </table:table-cell>
          <table:table-cell table:formula="of:=[.D1042]/1024 * 5" office:value-type="float" office:value="2.3193359375" calcext:value-type="float">
            <text:p>2.3193359375</text:p>
          </table:table-cell>
          <table:table-cell table:formula="of:=[.E104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53784" calcext:value-type="float">
            <text:p>1853784</text:p>
          </table:table-cell>
          <table:table-cell table:formula="of:=[.D1043]/1024 * 5" office:value-type="float" office:value="2.3095703125" calcext:value-type="float">
            <text:p>2.3095703125</text:p>
          </table:table-cell>
          <table:table-cell table:formula="of:=[.E1043]/255 * 5" office:value-type="float" office:value="2.70588235294118" calcext:value-type="float">
            <text:p>2.7058823529</text:p>
          </table:table-cell>
          <table:table-cell office:value-type="float" office:value="473" calcext:value-type="float">
            <text:p>47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55400" calcext:value-type="float">
            <text:p>1855400</text:p>
          </table:table-cell>
          <table:table-cell table:formula="of:=[.D1044]/1024 * 5" office:value-type="float" office:value="2.314453125" calcext:value-type="float">
            <text:p>2.314453125</text:p>
          </table:table-cell>
          <table:table-cell table:formula="of:=[.E1044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57016" calcext:value-type="float">
            <text:p>1857016</text:p>
          </table:table-cell>
          <table:table-cell table:formula="of:=[.D1045]/1024 * 5" office:value-type="float" office:value="2.32421875" calcext:value-type="float">
            <text:p>2.32421875</text:p>
          </table:table-cell>
          <table:table-cell table:formula="of:=[.E1045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58632" calcext:value-type="float">
            <text:p>1858632</text:p>
          </table:table-cell>
          <table:table-cell table:formula="of:=[.D1046]/1024 * 5" office:value-type="float" office:value="2.3193359375" calcext:value-type="float">
            <text:p>2.3193359375</text:p>
          </table:table-cell>
          <table:table-cell table:formula="of:=[.E104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60248" calcext:value-type="float">
            <text:p>1860248</text:p>
          </table:table-cell>
          <table:table-cell table:formula="of:=[.D1047]/1024 * 5" office:value-type="float" office:value="2.3193359375" calcext:value-type="float">
            <text:p>2.3193359375</text:p>
          </table:table-cell>
          <table:table-cell table:formula="of:=[.E104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61864" calcext:value-type="float">
            <text:p>1861864</text:p>
          </table:table-cell>
          <table:table-cell table:formula="of:=[.D1048]/1024 * 5" office:value-type="float" office:value="2.3095703125" calcext:value-type="float">
            <text:p>2.3095703125</text:p>
          </table:table-cell>
          <table:table-cell table:formula="of:=[.E1048]/255 * 5" office:value-type="float" office:value="2.70588235294118" calcext:value-type="float">
            <text:p>2.7058823529</text:p>
          </table:table-cell>
          <table:table-cell office:value-type="float" office:value="473" calcext:value-type="float">
            <text:p>47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63480" calcext:value-type="float">
            <text:p>1863480</text:p>
          </table:table-cell>
          <table:table-cell table:formula="of:=[.D1049]/1024 * 5" office:value-type="float" office:value="2.314453125" calcext:value-type="float">
            <text:p>2.314453125</text:p>
          </table:table-cell>
          <table:table-cell table:formula="of:=[.E1049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65088" calcext:value-type="float">
            <text:p>1865088</text:p>
          </table:table-cell>
          <table:table-cell table:formula="of:=[.D1050]/1024 * 5" office:value-type="float" office:value="2.32421875" calcext:value-type="float">
            <text:p>2.32421875</text:p>
          </table:table-cell>
          <table:table-cell table:formula="of:=[.E1050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66704" calcext:value-type="float">
            <text:p>1866704</text:p>
          </table:table-cell>
          <table:table-cell table:formula="of:=[.D1051]/1024 * 5" office:value-type="float" office:value="2.32421875" calcext:value-type="float">
            <text:p>2.32421875</text:p>
          </table:table-cell>
          <table:table-cell table:formula="of:=[.E1051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68320" calcext:value-type="float">
            <text:p>1868320</text:p>
          </table:table-cell>
          <table:table-cell table:formula="of:=[.D1052]/1024 * 5" office:value-type="float" office:value="2.3193359375" calcext:value-type="float">
            <text:p>2.3193359375</text:p>
          </table:table-cell>
          <table:table-cell table:formula="of:=[.E105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69944" calcext:value-type="float">
            <text:p>1869944</text:p>
          </table:table-cell>
          <table:table-cell table:formula="of:=[.D1053]/1024 * 5" office:value-type="float" office:value="2.314453125" calcext:value-type="float">
            <text:p>2.314453125</text:p>
          </table:table-cell>
          <table:table-cell table:formula="of:=[.E1053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71552" calcext:value-type="float">
            <text:p>1871552</text:p>
          </table:table-cell>
          <table:table-cell table:formula="of:=[.D1054]/1024 * 5" office:value-type="float" office:value="2.314453125" calcext:value-type="float">
            <text:p>2.314453125</text:p>
          </table:table-cell>
          <table:table-cell table:formula="of:=[.E1054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73168" calcext:value-type="float">
            <text:p>1873168</text:p>
          </table:table-cell>
          <table:table-cell table:formula="of:=[.D1055]/1024 * 5" office:value-type="float" office:value="2.32421875" calcext:value-type="float">
            <text:p>2.32421875</text:p>
          </table:table-cell>
          <table:table-cell table:formula="of:=[.E1055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74784" calcext:value-type="float">
            <text:p>1874784</text:p>
          </table:table-cell>
          <table:table-cell table:formula="of:=[.D1056]/1024 * 5" office:value-type="float" office:value="2.32421875" calcext:value-type="float">
            <text:p>2.32421875</text:p>
          </table:table-cell>
          <table:table-cell table:formula="of:=[.E1056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76400" calcext:value-type="float">
            <text:p>1876400</text:p>
          </table:table-cell>
          <table:table-cell table:formula="of:=[.D1057]/1024 * 5" office:value-type="float" office:value="2.3193359375" calcext:value-type="float">
            <text:p>2.3193359375</text:p>
          </table:table-cell>
          <table:table-cell table:formula="of:=[.E105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78008" calcext:value-type="float">
            <text:p>1878008</text:p>
          </table:table-cell>
          <table:table-cell table:formula="of:=[.D1058]/1024 * 5" office:value-type="float" office:value="2.314453125" calcext:value-type="float">
            <text:p>2.314453125</text:p>
          </table:table-cell>
          <table:table-cell table:formula="of:=[.E1058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79624" calcext:value-type="float">
            <text:p>1879624</text:p>
          </table:table-cell>
          <table:table-cell table:formula="of:=[.D1059]/1024 * 5" office:value-type="float" office:value="2.314453125" calcext:value-type="float">
            <text:p>2.314453125</text:p>
          </table:table-cell>
          <table:table-cell table:formula="of:=[.E1059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81240" calcext:value-type="float">
            <text:p>1881240</text:p>
          </table:table-cell>
          <table:table-cell table:formula="of:=[.D1060]/1024 * 5" office:value-type="float" office:value="2.32421875" calcext:value-type="float">
            <text:p>2.32421875</text:p>
          </table:table-cell>
          <table:table-cell table:formula="of:=[.E1060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82856" calcext:value-type="float">
            <text:p>1882856</text:p>
          </table:table-cell>
          <table:table-cell table:formula="of:=[.D1061]/1024 * 5" office:value-type="float" office:value="2.32421875" calcext:value-type="float">
            <text:p>2.32421875</text:p>
          </table:table-cell>
          <table:table-cell table:formula="of:=[.E1061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84472" calcext:value-type="float">
            <text:p>1884472</text:p>
          </table:table-cell>
          <table:table-cell table:formula="of:=[.D1062]/1024 * 5" office:value-type="float" office:value="2.314453125" calcext:value-type="float">
            <text:p>2.314453125</text:p>
          </table:table-cell>
          <table:table-cell table:formula="of:=[.E1062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86088" calcext:value-type="float">
            <text:p>1886088</text:p>
          </table:table-cell>
          <table:table-cell table:formula="of:=[.D1063]/1024 * 5" office:value-type="float" office:value="2.314453125" calcext:value-type="float">
            <text:p>2.314453125</text:p>
          </table:table-cell>
          <table:table-cell table:formula="of:=[.E1063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87704" calcext:value-type="float">
            <text:p>1887704</text:p>
          </table:table-cell>
          <table:table-cell table:formula="of:=[.D1064]/1024 * 5" office:value-type="float" office:value="2.3193359375" calcext:value-type="float">
            <text:p>2.3193359375</text:p>
          </table:table-cell>
          <table:table-cell table:formula="of:=[.E1064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89320" calcext:value-type="float">
            <text:p>1889320</text:p>
          </table:table-cell>
          <table:table-cell table:formula="of:=[.D1065]/1024 * 5" office:value-type="float" office:value="2.32421875" calcext:value-type="float">
            <text:p>2.32421875</text:p>
          </table:table-cell>
          <table:table-cell table:formula="of:=[.E1065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90928" calcext:value-type="float">
            <text:p>1890928</text:p>
          </table:table-cell>
          <table:table-cell table:formula="of:=[.D1066]/1024 * 5" office:value-type="float" office:value="2.32421875" calcext:value-type="float">
            <text:p>2.32421875</text:p>
          </table:table-cell>
          <table:table-cell table:formula="of:=[.E1066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92544" calcext:value-type="float">
            <text:p>1892544</text:p>
          </table:table-cell>
          <table:table-cell table:formula="of:=[.D1067]/1024 * 5" office:value-type="float" office:value="2.314453125" calcext:value-type="float">
            <text:p>2.314453125</text:p>
          </table:table-cell>
          <table:table-cell table:formula="of:=[.E1067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94160" calcext:value-type="float">
            <text:p>1894160</text:p>
          </table:table-cell>
          <table:table-cell table:formula="of:=[.D1068]/1024 * 5" office:value-type="float" office:value="2.3193359375" calcext:value-type="float">
            <text:p>2.3193359375</text:p>
          </table:table-cell>
          <table:table-cell table:formula="of:=[.E1068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95776" calcext:value-type="float">
            <text:p>1895776</text:p>
          </table:table-cell>
          <table:table-cell table:formula="of:=[.D1069]/1024 * 5" office:value-type="float" office:value="2.3291015625" calcext:value-type="float">
            <text:p>2.3291015625</text:p>
          </table:table-cell>
          <table:table-cell table:formula="of:=[.E1069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97392" calcext:value-type="float">
            <text:p>1897392</text:p>
          </table:table-cell>
          <table:table-cell table:formula="of:=[.D1070]/1024 * 5" office:value-type="float" office:value="2.32421875" calcext:value-type="float">
            <text:p>2.32421875</text:p>
          </table:table-cell>
          <table:table-cell table:formula="of:=[.E1070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899008" calcext:value-type="float">
            <text:p>1899008</text:p>
          </table:table-cell>
          <table:table-cell table:formula="of:=[.D1071]/1024 * 5" office:value-type="float" office:value="2.32421875" calcext:value-type="float">
            <text:p>2.32421875</text:p>
          </table:table-cell>
          <table:table-cell table:formula="of:=[.E1071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00624" calcext:value-type="float">
            <text:p>1900624</text:p>
          </table:table-cell>
          <table:table-cell table:formula="of:=[.D1072]/1024 * 5" office:value-type="float" office:value="2.314453125" calcext:value-type="float">
            <text:p>2.314453125</text:p>
          </table:table-cell>
          <table:table-cell table:formula="of:=[.E1072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02240" calcext:value-type="float">
            <text:p>1902240</text:p>
          </table:table-cell>
          <table:table-cell table:formula="of:=[.D1073]/1024 * 5" office:value-type="float" office:value="2.314453125" calcext:value-type="float">
            <text:p>2.314453125</text:p>
          </table:table-cell>
          <table:table-cell table:formula="of:=[.E1073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03848" calcext:value-type="float">
            <text:p>1903848</text:p>
          </table:table-cell>
          <table:table-cell table:formula="of:=[.D1074]/1024 * 5" office:value-type="float" office:value="2.3291015625" calcext:value-type="float">
            <text:p>2.3291015625</text:p>
          </table:table-cell>
          <table:table-cell table:formula="of:=[.E1074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05464" calcext:value-type="float">
            <text:p>1905464</text:p>
          </table:table-cell>
          <table:table-cell table:formula="of:=[.D1075]/1024 * 5" office:value-type="float" office:value="2.32421875" calcext:value-type="float">
            <text:p>2.32421875</text:p>
          </table:table-cell>
          <table:table-cell table:formula="of:=[.E1075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07080" calcext:value-type="float">
            <text:p>1907080</text:p>
          </table:table-cell>
          <table:table-cell table:formula="of:=[.D1076]/1024 * 5" office:value-type="float" office:value="2.32421875" calcext:value-type="float">
            <text:p>2.32421875</text:p>
          </table:table-cell>
          <table:table-cell table:formula="of:=[.E1076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08696" calcext:value-type="float">
            <text:p>1908696</text:p>
          </table:table-cell>
          <table:table-cell table:formula="of:=[.D1077]/1024 * 5" office:value-type="float" office:value="2.3193359375" calcext:value-type="float">
            <text:p>2.3193359375</text:p>
          </table:table-cell>
          <table:table-cell table:formula="of:=[.E107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10312" calcext:value-type="float">
            <text:p>1910312</text:p>
          </table:table-cell>
          <table:table-cell table:formula="of:=[.D1078]/1024 * 5" office:value-type="float" office:value="2.3193359375" calcext:value-type="float">
            <text:p>2.3193359375</text:p>
          </table:table-cell>
          <table:table-cell table:formula="of:=[.E1078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11936" calcext:value-type="float">
            <text:p>1911936</text:p>
          </table:table-cell>
          <table:table-cell table:formula="of:=[.D1079]/1024 * 5" office:value-type="float" office:value="2.3291015625" calcext:value-type="float">
            <text:p>2.3291015625</text:p>
          </table:table-cell>
          <table:table-cell table:formula="of:=[.E1079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13544" calcext:value-type="float">
            <text:p>1913544</text:p>
          </table:table-cell>
          <table:table-cell table:formula="of:=[.D1080]/1024 * 5" office:value-type="float" office:value="2.32421875" calcext:value-type="float">
            <text:p>2.32421875</text:p>
          </table:table-cell>
          <table:table-cell table:formula="of:=[.E1080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15160" calcext:value-type="float">
            <text:p>1915160</text:p>
          </table:table-cell>
          <table:table-cell table:formula="of:=[.D1081]/1024 * 5" office:value-type="float" office:value="2.32421875" calcext:value-type="float">
            <text:p>2.32421875</text:p>
          </table:table-cell>
          <table:table-cell table:formula="of:=[.E1081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16768" calcext:value-type="float">
            <text:p>1916768</text:p>
          </table:table-cell>
          <table:table-cell table:formula="of:=[.D1082]/1024 * 5" office:value-type="float" office:value="2.3193359375" calcext:value-type="float">
            <text:p>2.3193359375</text:p>
          </table:table-cell>
          <table:table-cell table:formula="of:=[.E108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18384" calcext:value-type="float">
            <text:p>1918384</text:p>
          </table:table-cell>
          <table:table-cell table:formula="of:=[.D1083]/1024 * 5" office:value-type="float" office:value="2.3193359375" calcext:value-type="float">
            <text:p>2.3193359375</text:p>
          </table:table-cell>
          <table:table-cell table:formula="of:=[.E1083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20008" calcext:value-type="float">
            <text:p>1920008</text:p>
          </table:table-cell>
          <table:table-cell table:formula="of:=[.D1084]/1024 * 5" office:value-type="float" office:value="2.32421875" calcext:value-type="float">
            <text:p>2.32421875</text:p>
          </table:table-cell>
          <table:table-cell table:formula="of:=[.E1084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21616" calcext:value-type="float">
            <text:p>1921616</text:p>
          </table:table-cell>
          <table:table-cell table:formula="of:=[.D1085]/1024 * 5" office:value-type="float" office:value="2.32421875" calcext:value-type="float">
            <text:p>2.32421875</text:p>
          </table:table-cell>
          <table:table-cell table:formula="of:=[.E1085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23232" calcext:value-type="float">
            <text:p>1923232</text:p>
          </table:table-cell>
          <table:table-cell table:formula="of:=[.D1086]/1024 * 5" office:value-type="float" office:value="2.314453125" calcext:value-type="float">
            <text:p>2.314453125</text:p>
          </table:table-cell>
          <table:table-cell table:formula="of:=[.E1086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24848" calcext:value-type="float">
            <text:p>1924848</text:p>
          </table:table-cell>
          <table:table-cell table:formula="of:=[.D1087]/1024 * 5" office:value-type="float" office:value="2.314453125" calcext:value-type="float">
            <text:p>2.314453125</text:p>
          </table:table-cell>
          <table:table-cell table:formula="of:=[.E1087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26464" calcext:value-type="float">
            <text:p>1926464</text:p>
          </table:table-cell>
          <table:table-cell table:formula="of:=[.D1088]/1024 * 5" office:value-type="float" office:value="2.3193359375" calcext:value-type="float">
            <text:p>2.3193359375</text:p>
          </table:table-cell>
          <table:table-cell table:formula="of:=[.E1088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28080" calcext:value-type="float">
            <text:p>1928080</text:p>
          </table:table-cell>
          <table:table-cell table:formula="of:=[.D1089]/1024 * 5" office:value-type="float" office:value="2.32421875" calcext:value-type="float">
            <text:p>2.32421875</text:p>
          </table:table-cell>
          <table:table-cell table:formula="of:=[.E1089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29688" calcext:value-type="float">
            <text:p>1929688</text:p>
          </table:table-cell>
          <table:table-cell table:formula="of:=[.D1090]/1024 * 5" office:value-type="float" office:value="2.32421875" calcext:value-type="float">
            <text:p>2.32421875</text:p>
          </table:table-cell>
          <table:table-cell table:formula="of:=[.E1090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31304" calcext:value-type="float">
            <text:p>1931304</text:p>
          </table:table-cell>
          <table:table-cell table:formula="of:=[.D1091]/1024 * 5" office:value-type="float" office:value="2.3193359375" calcext:value-type="float">
            <text:p>2.3193359375</text:p>
          </table:table-cell>
          <table:table-cell table:formula="of:=[.E1091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32920" calcext:value-type="float">
            <text:p>1932920</text:p>
          </table:table-cell>
          <table:table-cell table:formula="of:=[.D1092]/1024 * 5" office:value-type="float" office:value="2.32421875" calcext:value-type="float">
            <text:p>2.32421875</text:p>
          </table:table-cell>
          <table:table-cell table:formula="of:=[.E1092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34536" calcext:value-type="float">
            <text:p>1934536</text:p>
          </table:table-cell>
          <table:table-cell table:formula="of:=[.D1093]/1024 * 5" office:value-type="float" office:value="2.3291015625" calcext:value-type="float">
            <text:p>2.3291015625</text:p>
          </table:table-cell>
          <table:table-cell table:formula="of:=[.E1093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36152" calcext:value-type="float">
            <text:p>1936152</text:p>
          </table:table-cell>
          <table:table-cell table:formula="of:=[.D1094]/1024 * 5" office:value-type="float" office:value="2.32421875" calcext:value-type="float">
            <text:p>2.32421875</text:p>
          </table:table-cell>
          <table:table-cell table:formula="of:=[.E1094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37768" calcext:value-type="float">
            <text:p>1937768</text:p>
          </table:table-cell>
          <table:table-cell table:formula="of:=[.D1095]/1024 * 5" office:value-type="float" office:value="2.32421875" calcext:value-type="float">
            <text:p>2.32421875</text:p>
          </table:table-cell>
          <table:table-cell table:formula="of:=[.E1095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39384" calcext:value-type="float">
            <text:p>1939384</text:p>
          </table:table-cell>
          <table:table-cell table:formula="of:=[.D1096]/1024 * 5" office:value-type="float" office:value="2.3193359375" calcext:value-type="float">
            <text:p>2.3193359375</text:p>
          </table:table-cell>
          <table:table-cell table:formula="of:=[.E109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41000" calcext:value-type="float">
            <text:p>1941000</text:p>
          </table:table-cell>
          <table:table-cell table:formula="of:=[.D1097]/1024 * 5" office:value-type="float" office:value="2.3193359375" calcext:value-type="float">
            <text:p>2.3193359375</text:p>
          </table:table-cell>
          <table:table-cell table:formula="of:=[.E109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42608" calcext:value-type="float">
            <text:p>1942608</text:p>
          </table:table-cell>
          <table:table-cell table:formula="of:=[.D1098]/1024 * 5" office:value-type="float" office:value="2.3291015625" calcext:value-type="float">
            <text:p>2.3291015625</text:p>
          </table:table-cell>
          <table:table-cell table:formula="of:=[.E1098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44224" calcext:value-type="float">
            <text:p>1944224</text:p>
          </table:table-cell>
          <table:table-cell table:formula="of:=[.D1099]/1024 * 5" office:value-type="float" office:value="2.32421875" calcext:value-type="float">
            <text:p>2.32421875</text:p>
          </table:table-cell>
          <table:table-cell table:formula="of:=[.E1099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45840" calcext:value-type="float">
            <text:p>1945840</text:p>
          </table:table-cell>
          <table:table-cell table:formula="of:=[.D1100]/1024 * 5" office:value-type="float" office:value="2.32421875" calcext:value-type="float">
            <text:p>2.32421875</text:p>
          </table:table-cell>
          <table:table-cell table:formula="of:=[.E1100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47456" calcext:value-type="float">
            <text:p>1947456</text:p>
          </table:table-cell>
          <table:table-cell table:formula="of:=[.D1101]/1024 * 5" office:value-type="float" office:value="2.3193359375" calcext:value-type="float">
            <text:p>2.3193359375</text:p>
          </table:table-cell>
          <table:table-cell table:formula="of:=[.E1101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49072" calcext:value-type="float">
            <text:p>1949072</text:p>
          </table:table-cell>
          <table:table-cell table:formula="of:=[.D1102]/1024 * 5" office:value-type="float" office:value="2.3193359375" calcext:value-type="float">
            <text:p>2.3193359375</text:p>
          </table:table-cell>
          <table:table-cell table:formula="of:=[.E110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50688" calcext:value-type="float">
            <text:p>1950688</text:p>
          </table:table-cell>
          <table:table-cell table:formula="of:=[.D1103]/1024 * 5" office:value-type="float" office:value="2.3291015625" calcext:value-type="float">
            <text:p>2.3291015625</text:p>
          </table:table-cell>
          <table:table-cell table:formula="of:=[.E1103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52304" calcext:value-type="float">
            <text:p>1952304</text:p>
          </table:table-cell>
          <table:table-cell table:formula="of:=[.D1104]/1024 * 5" office:value-type="float" office:value="2.32421875" calcext:value-type="float">
            <text:p>2.32421875</text:p>
          </table:table-cell>
          <table:table-cell table:formula="of:=[.E1104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53920" calcext:value-type="float">
            <text:p>1953920</text:p>
          </table:table-cell>
          <table:table-cell table:formula="of:=[.D1105]/1024 * 5" office:value-type="float" office:value="2.32421875" calcext:value-type="float">
            <text:p>2.32421875</text:p>
          </table:table-cell>
          <table:table-cell table:formula="of:=[.E1105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55528" calcext:value-type="float">
            <text:p>1955528</text:p>
          </table:table-cell>
          <table:table-cell table:formula="of:=[.D1106]/1024 * 5" office:value-type="float" office:value="2.3193359375" calcext:value-type="float">
            <text:p>2.3193359375</text:p>
          </table:table-cell>
          <table:table-cell table:formula="of:=[.E110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57144" calcext:value-type="float">
            <text:p>1957144</text:p>
          </table:table-cell>
          <table:table-cell table:formula="of:=[.D1107]/1024 * 5" office:value-type="float" office:value="2.3193359375" calcext:value-type="float">
            <text:p>2.3193359375</text:p>
          </table:table-cell>
          <table:table-cell table:formula="of:=[.E110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58760" calcext:value-type="float">
            <text:p>1958760</text:p>
          </table:table-cell>
          <table:table-cell table:formula="of:=[.D1108]/1024 * 5" office:value-type="float" office:value="2.3291015625" calcext:value-type="float">
            <text:p>2.3291015625</text:p>
          </table:table-cell>
          <table:table-cell table:formula="of:=[.E1108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60376" calcext:value-type="float">
            <text:p>1960376</text:p>
          </table:table-cell>
          <table:table-cell table:formula="of:=[.D1109]/1024 * 5" office:value-type="float" office:value="2.32421875" calcext:value-type="float">
            <text:p>2.32421875</text:p>
          </table:table-cell>
          <table:table-cell table:formula="of:=[.E1109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61992" calcext:value-type="float">
            <text:p>1961992</text:p>
          </table:table-cell>
          <table:table-cell table:formula="of:=[.D1110]/1024 * 5" office:value-type="float" office:value="2.314453125" calcext:value-type="float">
            <text:p>2.314453125</text:p>
          </table:table-cell>
          <table:table-cell table:formula="of:=[.E1110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63608" calcext:value-type="float">
            <text:p>1963608</text:p>
          </table:table-cell>
          <table:table-cell table:formula="of:=[.D1111]/1024 * 5" office:value-type="float" office:value="2.3193359375" calcext:value-type="float">
            <text:p>2.3193359375</text:p>
          </table:table-cell>
          <table:table-cell table:formula="of:=[.E1111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65224" calcext:value-type="float">
            <text:p>1965224</text:p>
          </table:table-cell>
          <table:table-cell table:formula="of:=[.D1112]/1024 * 5" office:value-type="float" office:value="2.3193359375" calcext:value-type="float">
            <text:p>2.3193359375</text:p>
          </table:table-cell>
          <table:table-cell table:formula="of:=[.E111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66832" calcext:value-type="float">
            <text:p>1966832</text:p>
          </table:table-cell>
          <table:table-cell table:formula="of:=[.D1113]/1024 * 5" office:value-type="float" office:value="2.32421875" calcext:value-type="float">
            <text:p>2.32421875</text:p>
          </table:table-cell>
          <table:table-cell table:formula="of:=[.E1113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68448" calcext:value-type="float">
            <text:p>1968448</text:p>
          </table:table-cell>
          <table:table-cell table:formula="of:=[.D1114]/1024 * 5" office:value-type="float" office:value="2.32421875" calcext:value-type="float">
            <text:p>2.32421875</text:p>
          </table:table-cell>
          <table:table-cell table:formula="of:=[.E1114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70064" calcext:value-type="float">
            <text:p>1970064</text:p>
          </table:table-cell>
          <table:table-cell table:formula="of:=[.D1115]/1024 * 5" office:value-type="float" office:value="2.3193359375" calcext:value-type="float">
            <text:p>2.3193359375</text:p>
          </table:table-cell>
          <table:table-cell table:formula="of:=[.E1115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71680" calcext:value-type="float">
            <text:p>1971680</text:p>
          </table:table-cell>
          <table:table-cell table:formula="of:=[.D1116]/1024 * 5" office:value-type="float" office:value="2.3193359375" calcext:value-type="float">
            <text:p>2.3193359375</text:p>
          </table:table-cell>
          <table:table-cell table:formula="of:=[.E111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73296" calcext:value-type="float">
            <text:p>1973296</text:p>
          </table:table-cell>
          <table:table-cell table:formula="of:=[.D1117]/1024 * 5" office:value-type="float" office:value="2.3291015625" calcext:value-type="float">
            <text:p>2.3291015625</text:p>
          </table:table-cell>
          <table:table-cell table:formula="of:=[.E1117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74912" calcext:value-type="float">
            <text:p>1974912</text:p>
          </table:table-cell>
          <table:table-cell table:formula="of:=[.D1118]/1024 * 5" office:value-type="float" office:value="2.3291015625" calcext:value-type="float">
            <text:p>2.3291015625</text:p>
          </table:table-cell>
          <table:table-cell table:formula="of:=[.E1118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76528" calcext:value-type="float">
            <text:p>1976528</text:p>
          </table:table-cell>
          <table:table-cell table:formula="of:=[.D1119]/1024 * 5" office:value-type="float" office:value="2.32421875" calcext:value-type="float">
            <text:p>2.32421875</text:p>
          </table:table-cell>
          <table:table-cell table:formula="of:=[.E1119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78144" calcext:value-type="float">
            <text:p>1978144</text:p>
          </table:table-cell>
          <table:table-cell table:formula="of:=[.D1120]/1024 * 5" office:value-type="float" office:value="2.3193359375" calcext:value-type="float">
            <text:p>2.3193359375</text:p>
          </table:table-cell>
          <table:table-cell table:formula="of:=[.E1120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79752" calcext:value-type="float">
            <text:p>1979752</text:p>
          </table:table-cell>
          <table:table-cell table:formula="of:=[.D1121]/1024 * 5" office:value-type="float" office:value="2.3193359375" calcext:value-type="float">
            <text:p>2.3193359375</text:p>
          </table:table-cell>
          <table:table-cell table:formula="of:=[.E1121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81368" calcext:value-type="float">
            <text:p>1981368</text:p>
          </table:table-cell>
          <table:table-cell table:formula="of:=[.D1122]/1024 * 5" office:value-type="float" office:value="2.3291015625" calcext:value-type="float">
            <text:p>2.3291015625</text:p>
          </table:table-cell>
          <table:table-cell table:formula="of:=[.E1122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82984" calcext:value-type="float">
            <text:p>1982984</text:p>
          </table:table-cell>
          <table:table-cell table:formula="of:=[.D1123]/1024 * 5" office:value-type="float" office:value="2.32421875" calcext:value-type="float">
            <text:p>2.32421875</text:p>
          </table:table-cell>
          <table:table-cell table:formula="of:=[.E1123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84600" calcext:value-type="float">
            <text:p>1984600</text:p>
          </table:table-cell>
          <table:table-cell table:formula="of:=[.D1124]/1024 * 5" office:value-type="float" office:value="2.3291015625" calcext:value-type="float">
            <text:p>2.3291015625</text:p>
          </table:table-cell>
          <table:table-cell table:formula="of:=[.E1124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86216" calcext:value-type="float">
            <text:p>1986216</text:p>
          </table:table-cell>
          <table:table-cell table:formula="of:=[.D1125]/1024 * 5" office:value-type="float" office:value="2.3193359375" calcext:value-type="float">
            <text:p>2.3193359375</text:p>
          </table:table-cell>
          <table:table-cell table:formula="of:=[.E1125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87832" calcext:value-type="float">
            <text:p>1987832</text:p>
          </table:table-cell>
          <table:table-cell table:formula="of:=[.D1126]/1024 * 5" office:value-type="float" office:value="2.3193359375" calcext:value-type="float">
            <text:p>2.3193359375</text:p>
          </table:table-cell>
          <table:table-cell table:formula="of:=[.E112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89448" calcext:value-type="float">
            <text:p>1989448</text:p>
          </table:table-cell>
          <table:table-cell table:formula="of:=[.D1127]/1024 * 5" office:value-type="float" office:value="2.3291015625" calcext:value-type="float">
            <text:p>2.3291015625</text:p>
          </table:table-cell>
          <table:table-cell table:formula="of:=[.E1127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91064" calcext:value-type="float">
            <text:p>1991064</text:p>
          </table:table-cell>
          <table:table-cell table:formula="of:=[.D1128]/1024 * 5" office:value-type="float" office:value="2.32421875" calcext:value-type="float">
            <text:p>2.32421875</text:p>
          </table:table-cell>
          <table:table-cell table:formula="of:=[.E1128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92680" calcext:value-type="float">
            <text:p>1992680</text:p>
          </table:table-cell>
          <table:table-cell table:formula="of:=[.D1129]/1024 * 5" office:value-type="float" office:value="2.32421875" calcext:value-type="float">
            <text:p>2.32421875</text:p>
          </table:table-cell>
          <table:table-cell table:formula="of:=[.E1129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94288" calcext:value-type="float">
            <text:p>1994288</text:p>
          </table:table-cell>
          <table:table-cell table:formula="of:=[.D1130]/1024 * 5" office:value-type="float" office:value="2.3193359375" calcext:value-type="float">
            <text:p>2.3193359375</text:p>
          </table:table-cell>
          <table:table-cell table:formula="of:=[.E1130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95904" calcext:value-type="float">
            <text:p>1995904</text:p>
          </table:table-cell>
          <table:table-cell table:formula="of:=[.D1131]/1024 * 5" office:value-type="float" office:value="2.3193359375" calcext:value-type="float">
            <text:p>2.3193359375</text:p>
          </table:table-cell>
          <table:table-cell table:formula="of:=[.E1131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97520" calcext:value-type="float">
            <text:p>1997520</text:p>
          </table:table-cell>
          <table:table-cell table:formula="of:=[.D1132]/1024 * 5" office:value-type="float" office:value="2.3291015625" calcext:value-type="float">
            <text:p>2.3291015625</text:p>
          </table:table-cell>
          <table:table-cell table:formula="of:=[.E1132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999136" calcext:value-type="float">
            <text:p>1999136</text:p>
          </table:table-cell>
          <table:table-cell table:formula="of:=[.D1133]/1024 * 5" office:value-type="float" office:value="2.32421875" calcext:value-type="float">
            <text:p>2.32421875</text:p>
          </table:table-cell>
          <table:table-cell table:formula="of:=[.E1133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00752" calcext:value-type="float">
            <text:p>2000752</text:p>
          </table:table-cell>
          <table:table-cell table:formula="of:=[.D1134]/1024 * 5" office:value-type="float" office:value="2.3193359375" calcext:value-type="float">
            <text:p>2.3193359375</text:p>
          </table:table-cell>
          <table:table-cell table:formula="of:=[.E1134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02368" calcext:value-type="float">
            <text:p>2002368</text:p>
          </table:table-cell>
          <table:table-cell table:formula="of:=[.D1135]/1024 * 5" office:value-type="float" office:value="2.3193359375" calcext:value-type="float">
            <text:p>2.3193359375</text:p>
          </table:table-cell>
          <table:table-cell table:formula="of:=[.E1135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03984" calcext:value-type="float">
            <text:p>2003984</text:p>
          </table:table-cell>
          <table:table-cell table:formula="of:=[.D1136]/1024 * 5" office:value-type="float" office:value="2.3193359375" calcext:value-type="float">
            <text:p>2.3193359375</text:p>
          </table:table-cell>
          <table:table-cell table:formula="of:=[.E113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05600" calcext:value-type="float">
            <text:p>2005600</text:p>
          </table:table-cell>
          <table:table-cell table:formula="of:=[.D1137]/1024 * 5" office:value-type="float" office:value="2.3291015625" calcext:value-type="float">
            <text:p>2.3291015625</text:p>
          </table:table-cell>
          <table:table-cell table:formula="of:=[.E1137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07208" calcext:value-type="float">
            <text:p>2007208</text:p>
          </table:table-cell>
          <table:table-cell table:formula="of:=[.D1138]/1024 * 5" office:value-type="float" office:value="2.32421875" calcext:value-type="float">
            <text:p>2.32421875</text:p>
          </table:table-cell>
          <table:table-cell table:formula="of:=[.E1138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08824" calcext:value-type="float">
            <text:p>2008824</text:p>
          </table:table-cell>
          <table:table-cell table:formula="of:=[.D1139]/1024 * 5" office:value-type="float" office:value="2.3193359375" calcext:value-type="float">
            <text:p>2.3193359375</text:p>
          </table:table-cell>
          <table:table-cell table:formula="of:=[.E1139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10440" calcext:value-type="float">
            <text:p>2010440</text:p>
          </table:table-cell>
          <table:table-cell table:formula="of:=[.D1140]/1024 * 5" office:value-type="float" office:value="2.3193359375" calcext:value-type="float">
            <text:p>2.3193359375</text:p>
          </table:table-cell>
          <table:table-cell table:formula="of:=[.E1140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12056" calcext:value-type="float">
            <text:p>2012056</text:p>
          </table:table-cell>
          <table:table-cell table:formula="of:=[.D1141]/1024 * 5" office:value-type="float" office:value="2.333984375" calcext:value-type="float">
            <text:p>2.333984375</text:p>
          </table:table-cell>
          <table:table-cell table:formula="of:=[.E1141]/255 * 5" office:value-type="float" office:value="2.70588235294118" calcext:value-type="float">
            <text:p>2.7058823529</text:p>
          </table:table-cell>
          <table:table-cell office:value-type="float" office:value="478" calcext:value-type="float">
            <text:p>478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13672" calcext:value-type="float">
            <text:p>2013672</text:p>
          </table:table-cell>
          <table:table-cell table:formula="of:=[.D1142]/1024 * 5" office:value-type="float" office:value="2.32421875" calcext:value-type="float">
            <text:p>2.32421875</text:p>
          </table:table-cell>
          <table:table-cell table:formula="of:=[.E1142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15288" calcext:value-type="float">
            <text:p>2015288</text:p>
          </table:table-cell>
          <table:table-cell table:formula="of:=[.D1143]/1024 * 5" office:value-type="float" office:value="2.32421875" calcext:value-type="float">
            <text:p>2.32421875</text:p>
          </table:table-cell>
          <table:table-cell table:formula="of:=[.E1143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16904" calcext:value-type="float">
            <text:p>2016904</text:p>
          </table:table-cell>
          <table:table-cell table:formula="of:=[.D1144]/1024 * 5" office:value-type="float" office:value="2.3193359375" calcext:value-type="float">
            <text:p>2.3193359375</text:p>
          </table:table-cell>
          <table:table-cell table:formula="of:=[.E1144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18520" calcext:value-type="float">
            <text:p>2018520</text:p>
          </table:table-cell>
          <table:table-cell table:formula="of:=[.D1145]/1024 * 5" office:value-type="float" office:value="2.3193359375" calcext:value-type="float">
            <text:p>2.3193359375</text:p>
          </table:table-cell>
          <table:table-cell table:formula="of:=[.E1145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20128" calcext:value-type="float">
            <text:p>2020128</text:p>
          </table:table-cell>
          <table:table-cell table:formula="of:=[.D1146]/1024 * 5" office:value-type="float" office:value="2.3291015625" calcext:value-type="float">
            <text:p>2.3291015625</text:p>
          </table:table-cell>
          <table:table-cell table:formula="of:=[.E1146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21744" calcext:value-type="float">
            <text:p>2021744</text:p>
          </table:table-cell>
          <table:table-cell table:formula="of:=[.D1147]/1024 * 5" office:value-type="float" office:value="2.32421875" calcext:value-type="float">
            <text:p>2.32421875</text:p>
          </table:table-cell>
          <table:table-cell table:formula="of:=[.E1147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23360" calcext:value-type="float">
            <text:p>2023360</text:p>
          </table:table-cell>
          <table:table-cell table:formula="of:=[.D1148]/1024 * 5" office:value-type="float" office:value="2.32421875" calcext:value-type="float">
            <text:p>2.32421875</text:p>
          </table:table-cell>
          <table:table-cell table:formula="of:=[.E1148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24976" calcext:value-type="float">
            <text:p>2024976</text:p>
          </table:table-cell>
          <table:table-cell table:formula="of:=[.D1149]/1024 * 5" office:value-type="float" office:value="2.3193359375" calcext:value-type="float">
            <text:p>2.3193359375</text:p>
          </table:table-cell>
          <table:table-cell table:formula="of:=[.E1149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26592" calcext:value-type="float">
            <text:p>2026592</text:p>
          </table:table-cell>
          <table:table-cell table:formula="of:=[.D1150]/1024 * 5" office:value-type="float" office:value="2.3193359375" calcext:value-type="float">
            <text:p>2.3193359375</text:p>
          </table:table-cell>
          <table:table-cell table:formula="of:=[.E1150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28208" calcext:value-type="float">
            <text:p>2028208</text:p>
          </table:table-cell>
          <table:table-cell table:formula="of:=[.D1151]/1024 * 5" office:value-type="float" office:value="2.3291015625" calcext:value-type="float">
            <text:p>2.3291015625</text:p>
          </table:table-cell>
          <table:table-cell table:formula="of:=[.E1151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29824" calcext:value-type="float">
            <text:p>2029824</text:p>
          </table:table-cell>
          <table:table-cell table:formula="of:=[.D1152]/1024 * 5" office:value-type="float" office:value="2.3291015625" calcext:value-type="float">
            <text:p>2.3291015625</text:p>
          </table:table-cell>
          <table:table-cell table:formula="of:=[.E1152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31440" calcext:value-type="float">
            <text:p>2031440</text:p>
          </table:table-cell>
          <table:table-cell table:formula="of:=[.D1153]/1024 * 5" office:value-type="float" office:value="2.32421875" calcext:value-type="float">
            <text:p>2.32421875</text:p>
          </table:table-cell>
          <table:table-cell table:formula="of:=[.E1153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33048" calcext:value-type="float">
            <text:p>2033048</text:p>
          </table:table-cell>
          <table:table-cell table:formula="of:=[.D1154]/1024 * 5" office:value-type="float" office:value="2.3193359375" calcext:value-type="float">
            <text:p>2.3193359375</text:p>
          </table:table-cell>
          <table:table-cell table:formula="of:=[.E1154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34664" calcext:value-type="float">
            <text:p>2034664</text:p>
          </table:table-cell>
          <table:table-cell table:formula="of:=[.D1155]/1024 * 5" office:value-type="float" office:value="2.32421875" calcext:value-type="float">
            <text:p>2.32421875</text:p>
          </table:table-cell>
          <table:table-cell table:formula="of:=[.E1155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36280" calcext:value-type="float">
            <text:p>2036280</text:p>
          </table:table-cell>
          <table:table-cell table:formula="of:=[.D1156]/1024 * 5" office:value-type="float" office:value="2.3291015625" calcext:value-type="float">
            <text:p>2.3291015625</text:p>
          </table:table-cell>
          <table:table-cell table:formula="of:=[.E1156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37896" calcext:value-type="float">
            <text:p>2037896</text:p>
          </table:table-cell>
          <table:table-cell table:formula="of:=[.D1157]/1024 * 5" office:value-type="float" office:value="2.32421875" calcext:value-type="float">
            <text:p>2.32421875</text:p>
          </table:table-cell>
          <table:table-cell table:formula="of:=[.E1157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39512" calcext:value-type="float">
            <text:p>2039512</text:p>
          </table:table-cell>
          <table:table-cell table:formula="of:=[.D1158]/1024 * 5" office:value-type="float" office:value="2.314453125" calcext:value-type="float">
            <text:p>2.314453125</text:p>
          </table:table-cell>
          <table:table-cell table:formula="of:=[.E1158]/255 * 5" office:value-type="float" office:value="2.70588235294118" calcext:value-type="float">
            <text:p>2.7058823529</text:p>
          </table:table-cell>
          <table:table-cell office:value-type="float" office:value="474" calcext:value-type="float">
            <text:p>47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41128" calcext:value-type="float">
            <text:p>2041128</text:p>
          </table:table-cell>
          <table:table-cell table:formula="of:=[.D1159]/1024 * 5" office:value-type="float" office:value="2.3193359375" calcext:value-type="float">
            <text:p>2.3193359375</text:p>
          </table:table-cell>
          <table:table-cell table:formula="of:=[.E1159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42744" calcext:value-type="float">
            <text:p>2042744</text:p>
          </table:table-cell>
          <table:table-cell table:formula="of:=[.D1160]/1024 * 5" office:value-type="float" office:value="2.3193359375" calcext:value-type="float">
            <text:p>2.3193359375</text:p>
          </table:table-cell>
          <table:table-cell table:formula="of:=[.E1160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44360" calcext:value-type="float">
            <text:p>2044360</text:p>
          </table:table-cell>
          <table:table-cell table:formula="of:=[.D1161]/1024 * 5" office:value-type="float" office:value="2.3291015625" calcext:value-type="float">
            <text:p>2.3291015625</text:p>
          </table:table-cell>
          <table:table-cell table:formula="of:=[.E1161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45968" calcext:value-type="float">
            <text:p>2045968</text:p>
          </table:table-cell>
          <table:table-cell table:formula="of:=[.D1162]/1024 * 5" office:value-type="float" office:value="2.3291015625" calcext:value-type="float">
            <text:p>2.3291015625</text:p>
          </table:table-cell>
          <table:table-cell table:formula="of:=[.E1162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47584" calcext:value-type="float">
            <text:p>2047584</text:p>
          </table:table-cell>
          <table:table-cell table:formula="of:=[.D1163]/1024 * 5" office:value-type="float" office:value="2.3193359375" calcext:value-type="float">
            <text:p>2.3193359375</text:p>
          </table:table-cell>
          <table:table-cell table:formula="of:=[.E1163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49200" calcext:value-type="float">
            <text:p>2049200</text:p>
          </table:table-cell>
          <table:table-cell table:formula="of:=[.D1164]/1024 * 5" office:value-type="float" office:value="2.32421875" calcext:value-type="float">
            <text:p>2.32421875</text:p>
          </table:table-cell>
          <table:table-cell table:formula="of:=[.E1164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50816" calcext:value-type="float">
            <text:p>2050816</text:p>
          </table:table-cell>
          <table:table-cell table:formula="of:=[.D1165]/1024 * 5" office:value-type="float" office:value="2.333984375" calcext:value-type="float">
            <text:p>2.333984375</text:p>
          </table:table-cell>
          <table:table-cell table:formula="of:=[.E1165]/255 * 5" office:value-type="float" office:value="2.70588235294118" calcext:value-type="float">
            <text:p>2.7058823529</text:p>
          </table:table-cell>
          <table:table-cell office:value-type="float" office:value="478" calcext:value-type="float">
            <text:p>478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52432" calcext:value-type="float">
            <text:p>2052432</text:p>
          </table:table-cell>
          <table:table-cell table:formula="of:=[.D1166]/1024 * 5" office:value-type="float" office:value="2.3291015625" calcext:value-type="float">
            <text:p>2.3291015625</text:p>
          </table:table-cell>
          <table:table-cell table:formula="of:=[.E1166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54048" calcext:value-type="float">
            <text:p>2054048</text:p>
          </table:table-cell>
          <table:table-cell table:formula="of:=[.D1167]/1024 * 5" office:value-type="float" office:value="2.3291015625" calcext:value-type="float">
            <text:p>2.3291015625</text:p>
          </table:table-cell>
          <table:table-cell table:formula="of:=[.E1167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55664" calcext:value-type="float">
            <text:p>2055664</text:p>
          </table:table-cell>
          <table:table-cell table:formula="of:=[.D1168]/1024 * 5" office:value-type="float" office:value="2.3193359375" calcext:value-type="float">
            <text:p>2.3193359375</text:p>
          </table:table-cell>
          <table:table-cell table:formula="of:=[.E1168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57280" calcext:value-type="float">
            <text:p>2057280</text:p>
          </table:table-cell>
          <table:table-cell table:formula="of:=[.D1169]/1024 * 5" office:value-type="float" office:value="2.3193359375" calcext:value-type="float">
            <text:p>2.3193359375</text:p>
          </table:table-cell>
          <table:table-cell table:formula="of:=[.E1169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58888" calcext:value-type="float">
            <text:p>2058888</text:p>
          </table:table-cell>
          <table:table-cell table:formula="of:=[.D1170]/1024 * 5" office:value-type="float" office:value="2.3291015625" calcext:value-type="float">
            <text:p>2.3291015625</text:p>
          </table:table-cell>
          <table:table-cell table:formula="of:=[.E1170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60504" calcext:value-type="float">
            <text:p>2060504</text:p>
          </table:table-cell>
          <table:table-cell table:formula="of:=[.D1171]/1024 * 5" office:value-type="float" office:value="2.3291015625" calcext:value-type="float">
            <text:p>2.3291015625</text:p>
          </table:table-cell>
          <table:table-cell table:formula="of:=[.E1171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62120" calcext:value-type="float">
            <text:p>2062120</text:p>
          </table:table-cell>
          <table:table-cell table:formula="of:=[.D1172]/1024 * 5" office:value-type="float" office:value="2.3291015625" calcext:value-type="float">
            <text:p>2.3291015625</text:p>
          </table:table-cell>
          <table:table-cell table:formula="of:=[.E1172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63736" calcext:value-type="float">
            <text:p>2063736</text:p>
          </table:table-cell>
          <table:table-cell table:formula="of:=[.D1173]/1024 * 5" office:value-type="float" office:value="2.3193359375" calcext:value-type="float">
            <text:p>2.3193359375</text:p>
          </table:table-cell>
          <table:table-cell table:formula="of:=[.E1173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65352" calcext:value-type="float">
            <text:p>2065352</text:p>
          </table:table-cell>
          <table:table-cell table:formula="of:=[.D1174]/1024 * 5" office:value-type="float" office:value="2.3193359375" calcext:value-type="float">
            <text:p>2.3193359375</text:p>
          </table:table-cell>
          <table:table-cell table:formula="of:=[.E1174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66968" calcext:value-type="float">
            <text:p>2066968</text:p>
          </table:table-cell>
          <table:table-cell table:formula="of:=[.D1175]/1024 * 5" office:value-type="float" office:value="2.3291015625" calcext:value-type="float">
            <text:p>2.3291015625</text:p>
          </table:table-cell>
          <table:table-cell table:formula="of:=[.E1175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68584" calcext:value-type="float">
            <text:p>2068584</text:p>
          </table:table-cell>
          <table:table-cell table:formula="of:=[.D1176]/1024 * 5" office:value-type="float" office:value="2.32421875" calcext:value-type="float">
            <text:p>2.32421875</text:p>
          </table:table-cell>
          <table:table-cell table:formula="of:=[.E1176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70192" calcext:value-type="float">
            <text:p>2070192</text:p>
          </table:table-cell>
          <table:table-cell table:formula="of:=[.D1177]/1024 * 5" office:value-type="float" office:value="2.32421875" calcext:value-type="float">
            <text:p>2.32421875</text:p>
          </table:table-cell>
          <table:table-cell table:formula="of:=[.E1177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71808" calcext:value-type="float">
            <text:p>2071808</text:p>
          </table:table-cell>
          <table:table-cell table:formula="of:=[.D1178]/1024 * 5" office:value-type="float" office:value="2.3193359375" calcext:value-type="float">
            <text:p>2.3193359375</text:p>
          </table:table-cell>
          <table:table-cell table:formula="of:=[.E1178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73424" calcext:value-type="float">
            <text:p>2073424</text:p>
          </table:table-cell>
          <table:table-cell table:formula="of:=[.D1179]/1024 * 5" office:value-type="float" office:value="2.3193359375" calcext:value-type="float">
            <text:p>2.3193359375</text:p>
          </table:table-cell>
          <table:table-cell table:formula="of:=[.E1179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75040" calcext:value-type="float">
            <text:p>2075040</text:p>
          </table:table-cell>
          <table:table-cell table:formula="of:=[.D1180]/1024 * 5" office:value-type="float" office:value="2.3291015625" calcext:value-type="float">
            <text:p>2.3291015625</text:p>
          </table:table-cell>
          <table:table-cell table:formula="of:=[.E1180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76656" calcext:value-type="float">
            <text:p>2076656</text:p>
          </table:table-cell>
          <table:table-cell table:formula="of:=[.D1181]/1024 * 5" office:value-type="float" office:value="2.3291015625" calcext:value-type="float">
            <text:p>2.3291015625</text:p>
          </table:table-cell>
          <table:table-cell table:formula="of:=[.E1181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78272" calcext:value-type="float">
            <text:p>2078272</text:p>
          </table:table-cell>
          <table:table-cell table:formula="of:=[.D1182]/1024 * 5" office:value-type="float" office:value="2.3193359375" calcext:value-type="float">
            <text:p>2.3193359375</text:p>
          </table:table-cell>
          <table:table-cell table:formula="of:=[.E118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79888" calcext:value-type="float">
            <text:p>2079888</text:p>
          </table:table-cell>
          <table:table-cell table:formula="of:=[.D1183]/1024 * 5" office:value-type="float" office:value="2.3193359375" calcext:value-type="float">
            <text:p>2.3193359375</text:p>
          </table:table-cell>
          <table:table-cell table:formula="of:=[.E1183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81504" calcext:value-type="float">
            <text:p>2081504</text:p>
          </table:table-cell>
          <table:table-cell table:formula="of:=[.D1184]/1024 * 5" office:value-type="float" office:value="2.32421875" calcext:value-type="float">
            <text:p>2.32421875</text:p>
          </table:table-cell>
          <table:table-cell table:formula="of:=[.E1184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83120" calcext:value-type="float">
            <text:p>2083120</text:p>
          </table:table-cell>
          <table:table-cell table:formula="of:=[.D1185]/1024 * 5" office:value-type="float" office:value="2.3291015625" calcext:value-type="float">
            <text:p>2.3291015625</text:p>
          </table:table-cell>
          <table:table-cell table:formula="of:=[.E1185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84728" calcext:value-type="float">
            <text:p>2084728</text:p>
          </table:table-cell>
          <table:table-cell table:formula="of:=[.D1186]/1024 * 5" office:value-type="float" office:value="2.3291015625" calcext:value-type="float">
            <text:p>2.3291015625</text:p>
          </table:table-cell>
          <table:table-cell table:formula="of:=[.E1186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86344" calcext:value-type="float">
            <text:p>2086344</text:p>
          </table:table-cell>
          <table:table-cell table:formula="of:=[.D1187]/1024 * 5" office:value-type="float" office:value="2.3193359375" calcext:value-type="float">
            <text:p>2.3193359375</text:p>
          </table:table-cell>
          <table:table-cell table:formula="of:=[.E118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87960" calcext:value-type="float">
            <text:p>2087960</text:p>
          </table:table-cell>
          <table:table-cell table:formula="of:=[.D1188]/1024 * 5" office:value-type="float" office:value="2.3193359375" calcext:value-type="float">
            <text:p>2.3193359375</text:p>
          </table:table-cell>
          <table:table-cell table:formula="of:=[.E1188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89576" calcext:value-type="float">
            <text:p>2089576</text:p>
          </table:table-cell>
          <table:table-cell table:formula="of:=[.D1189]/1024 * 5" office:value-type="float" office:value="2.333984375" calcext:value-type="float">
            <text:p>2.333984375</text:p>
          </table:table-cell>
          <table:table-cell table:formula="of:=[.E1189]/255 * 5" office:value-type="float" office:value="2.70588235294118" calcext:value-type="float">
            <text:p>2.7058823529</text:p>
          </table:table-cell>
          <table:table-cell office:value-type="float" office:value="478" calcext:value-type="float">
            <text:p>478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91192" calcext:value-type="float">
            <text:p>2091192</text:p>
          </table:table-cell>
          <table:table-cell table:formula="of:=[.D1190]/1024 * 5" office:value-type="float" office:value="2.3291015625" calcext:value-type="float">
            <text:p>2.3291015625</text:p>
          </table:table-cell>
          <table:table-cell table:formula="of:=[.E1190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92808" calcext:value-type="float">
            <text:p>2092808</text:p>
          </table:table-cell>
          <table:table-cell table:formula="of:=[.D1191]/1024 * 5" office:value-type="float" office:value="2.3291015625" calcext:value-type="float">
            <text:p>2.3291015625</text:p>
          </table:table-cell>
          <table:table-cell table:formula="of:=[.E1191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94424" calcext:value-type="float">
            <text:p>2094424</text:p>
          </table:table-cell>
          <table:table-cell table:formula="of:=[.D1192]/1024 * 5" office:value-type="float" office:value="2.3193359375" calcext:value-type="float">
            <text:p>2.3193359375</text:p>
          </table:table-cell>
          <table:table-cell table:formula="of:=[.E119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96040" calcext:value-type="float">
            <text:p>2096040</text:p>
          </table:table-cell>
          <table:table-cell table:formula="of:=[.D1193]/1024 * 5" office:value-type="float" office:value="2.3193359375" calcext:value-type="float">
            <text:p>2.3193359375</text:p>
          </table:table-cell>
          <table:table-cell table:formula="of:=[.E1193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97648" calcext:value-type="float">
            <text:p>2097648</text:p>
          </table:table-cell>
          <table:table-cell table:formula="of:=[.D1194]/1024 * 5" office:value-type="float" office:value="2.3291015625" calcext:value-type="float">
            <text:p>2.3291015625</text:p>
          </table:table-cell>
          <table:table-cell table:formula="of:=[.E1194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99264" calcext:value-type="float">
            <text:p>2099264</text:p>
          </table:table-cell>
          <table:table-cell table:formula="of:=[.D1195]/1024 * 5" office:value-type="float" office:value="2.3291015625" calcext:value-type="float">
            <text:p>2.3291015625</text:p>
          </table:table-cell>
          <table:table-cell table:formula="of:=[.E1195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00880" calcext:value-type="float">
            <text:p>2100880</text:p>
          </table:table-cell>
          <table:table-cell table:formula="of:=[.D1196]/1024 * 5" office:value-type="float" office:value="2.3291015625" calcext:value-type="float">
            <text:p>2.3291015625</text:p>
          </table:table-cell>
          <table:table-cell table:formula="of:=[.E1196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02496" calcext:value-type="float">
            <text:p>2102496</text:p>
          </table:table-cell>
          <table:table-cell table:formula="of:=[.D1197]/1024 * 5" office:value-type="float" office:value="2.3193359375" calcext:value-type="float">
            <text:p>2.3193359375</text:p>
          </table:table-cell>
          <table:table-cell table:formula="of:=[.E119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04112" calcext:value-type="float">
            <text:p>2104112</text:p>
          </table:table-cell>
          <table:table-cell table:formula="of:=[.D1198]/1024 * 5" office:value-type="float" office:value="2.3193359375" calcext:value-type="float">
            <text:p>2.3193359375</text:p>
          </table:table-cell>
          <table:table-cell table:formula="of:=[.E1198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05728" calcext:value-type="float">
            <text:p>2105728</text:p>
          </table:table-cell>
          <table:table-cell table:formula="of:=[.D1199]/1024 * 5" office:value-type="float" office:value="2.3291015625" calcext:value-type="float">
            <text:p>2.3291015625</text:p>
          </table:table-cell>
          <table:table-cell table:formula="of:=[.E1199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07344" calcext:value-type="float">
            <text:p>2107344</text:p>
          </table:table-cell>
          <table:table-cell table:formula="of:=[.D1200]/1024 * 5" office:value-type="float" office:value="2.32421875" calcext:value-type="float">
            <text:p>2.32421875</text:p>
          </table:table-cell>
          <table:table-cell table:formula="of:=[.E1200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08952" calcext:value-type="float">
            <text:p>2108952</text:p>
          </table:table-cell>
          <table:table-cell table:formula="of:=[.D1201]/1024 * 5" office:value-type="float" office:value="2.32421875" calcext:value-type="float">
            <text:p>2.32421875</text:p>
          </table:table-cell>
          <table:table-cell table:formula="of:=[.E1201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10568" calcext:value-type="float">
            <text:p>2110568</text:p>
          </table:table-cell>
          <table:table-cell table:formula="of:=[.D1202]/1024 * 5" office:value-type="float" office:value="2.3193359375" calcext:value-type="float">
            <text:p>2.3193359375</text:p>
          </table:table-cell>
          <table:table-cell table:formula="of:=[.E120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12184" calcext:value-type="float">
            <text:p>2112184</text:p>
          </table:table-cell>
          <table:table-cell table:formula="of:=[.D1203]/1024 * 5" office:value-type="float" office:value="2.32421875" calcext:value-type="float">
            <text:p>2.32421875</text:p>
          </table:table-cell>
          <table:table-cell table:formula="of:=[.E1203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13800" calcext:value-type="float">
            <text:p>2113800</text:p>
          </table:table-cell>
          <table:table-cell table:formula="of:=[.D1204]/1024 * 5" office:value-type="float" office:value="2.3291015625" calcext:value-type="float">
            <text:p>2.3291015625</text:p>
          </table:table-cell>
          <table:table-cell table:formula="of:=[.E1204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15416" calcext:value-type="float">
            <text:p>2115416</text:p>
          </table:table-cell>
          <table:table-cell table:formula="of:=[.D1205]/1024 * 5" office:value-type="float" office:value="2.3291015625" calcext:value-type="float">
            <text:p>2.3291015625</text:p>
          </table:table-cell>
          <table:table-cell table:formula="of:=[.E1205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17032" calcext:value-type="float">
            <text:p>2117032</text:p>
          </table:table-cell>
          <table:table-cell table:formula="of:=[.D1206]/1024 * 5" office:value-type="float" office:value="2.3193359375" calcext:value-type="float">
            <text:p>2.3193359375</text:p>
          </table:table-cell>
          <table:table-cell table:formula="of:=[.E120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18648" calcext:value-type="float">
            <text:p>2118648</text:p>
          </table:table-cell>
          <table:table-cell table:formula="of:=[.D1207]/1024 * 5" office:value-type="float" office:value="2.3193359375" calcext:value-type="float">
            <text:p>2.3193359375</text:p>
          </table:table-cell>
          <table:table-cell table:formula="of:=[.E120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20264" calcext:value-type="float">
            <text:p>2120264</text:p>
          </table:table-cell>
          <table:table-cell table:formula="of:=[.D1208]/1024 * 5" office:value-type="float" office:value="2.32421875" calcext:value-type="float">
            <text:p>2.32421875</text:p>
          </table:table-cell>
          <table:table-cell table:formula="of:=[.E1208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21872" calcext:value-type="float">
            <text:p>2121872</text:p>
          </table:table-cell>
          <table:table-cell table:formula="of:=[.D1209]/1024 * 5" office:value-type="float" office:value="2.3291015625" calcext:value-type="float">
            <text:p>2.3291015625</text:p>
          </table:table-cell>
          <table:table-cell table:formula="of:=[.E1209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23488" calcext:value-type="float">
            <text:p>2123488</text:p>
          </table:table-cell>
          <table:table-cell table:formula="of:=[.D1210]/1024 * 5" office:value-type="float" office:value="2.3291015625" calcext:value-type="float">
            <text:p>2.3291015625</text:p>
          </table:table-cell>
          <table:table-cell table:formula="of:=[.E1210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25104" calcext:value-type="float">
            <text:p>2125104</text:p>
          </table:table-cell>
          <table:table-cell table:formula="of:=[.D1211]/1024 * 5" office:value-type="float" office:value="2.3193359375" calcext:value-type="float">
            <text:p>2.3193359375</text:p>
          </table:table-cell>
          <table:table-cell table:formula="of:=[.E1211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26720" calcext:value-type="float">
            <text:p>2126720</text:p>
          </table:table-cell>
          <table:table-cell table:formula="of:=[.D1212]/1024 * 5" office:value-type="float" office:value="2.3193359375" calcext:value-type="float">
            <text:p>2.3193359375</text:p>
          </table:table-cell>
          <table:table-cell table:formula="of:=[.E121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28336" calcext:value-type="float">
            <text:p>2128336</text:p>
          </table:table-cell>
          <table:table-cell table:formula="of:=[.D1213]/1024 * 5" office:value-type="float" office:value="2.333984375" calcext:value-type="float">
            <text:p>2.333984375</text:p>
          </table:table-cell>
          <table:table-cell table:formula="of:=[.E1213]/255 * 5" office:value-type="float" office:value="2.70588235294118" calcext:value-type="float">
            <text:p>2.7058823529</text:p>
          </table:table-cell>
          <table:table-cell office:value-type="float" office:value="478" calcext:value-type="float">
            <text:p>478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29952" calcext:value-type="float">
            <text:p>2129952</text:p>
          </table:table-cell>
          <table:table-cell table:formula="of:=[.D1214]/1024 * 5" office:value-type="float" office:value="2.3291015625" calcext:value-type="float">
            <text:p>2.3291015625</text:p>
          </table:table-cell>
          <table:table-cell table:formula="of:=[.E1214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31568" calcext:value-type="float">
            <text:p>2131568</text:p>
          </table:table-cell>
          <table:table-cell table:formula="of:=[.D1215]/1024 * 5" office:value-type="float" office:value="2.3291015625" calcext:value-type="float">
            <text:p>2.3291015625</text:p>
          </table:table-cell>
          <table:table-cell table:formula="of:=[.E1215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33184" calcext:value-type="float">
            <text:p>2133184</text:p>
          </table:table-cell>
          <table:table-cell table:formula="of:=[.D1216]/1024 * 5" office:value-type="float" office:value="2.3193359375" calcext:value-type="float">
            <text:p>2.3193359375</text:p>
          </table:table-cell>
          <table:table-cell table:formula="of:=[.E121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34792" calcext:value-type="float">
            <text:p>2134792</text:p>
          </table:table-cell>
          <table:table-cell table:formula="of:=[.D1217]/1024 * 5" office:value-type="float" office:value="2.3193359375" calcext:value-type="float">
            <text:p>2.3193359375</text:p>
          </table:table-cell>
          <table:table-cell table:formula="of:=[.E1217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36408" calcext:value-type="float">
            <text:p>2136408</text:p>
          </table:table-cell>
          <table:table-cell table:formula="of:=[.D1218]/1024 * 5" office:value-type="float" office:value="2.3291015625" calcext:value-type="float">
            <text:p>2.3291015625</text:p>
          </table:table-cell>
          <table:table-cell table:formula="of:=[.E1218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38024" calcext:value-type="float">
            <text:p>2138024</text:p>
          </table:table-cell>
          <table:table-cell table:formula="of:=[.D1219]/1024 * 5" office:value-type="float" office:value="2.3291015625" calcext:value-type="float">
            <text:p>2.3291015625</text:p>
          </table:table-cell>
          <table:table-cell table:formula="of:=[.E1219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39640" calcext:value-type="float">
            <text:p>2139640</text:p>
          </table:table-cell>
          <table:table-cell table:formula="of:=[.D1220]/1024 * 5" office:value-type="float" office:value="2.3291015625" calcext:value-type="float">
            <text:p>2.3291015625</text:p>
          </table:table-cell>
          <table:table-cell table:formula="of:=[.E1220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41256" calcext:value-type="float">
            <text:p>2141256</text:p>
          </table:table-cell>
          <table:table-cell table:formula="of:=[.D1221]/1024 * 5" office:value-type="float" office:value="2.32421875" calcext:value-type="float">
            <text:p>2.32421875</text:p>
          </table:table-cell>
          <table:table-cell table:formula="of:=[.E1221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42872" calcext:value-type="float">
            <text:p>2142872</text:p>
          </table:table-cell>
          <table:table-cell table:formula="of:=[.D1222]/1024 * 5" office:value-type="float" office:value="2.3193359375" calcext:value-type="float">
            <text:p>2.3193359375</text:p>
          </table:table-cell>
          <table:table-cell table:formula="of:=[.E1222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44488" calcext:value-type="float">
            <text:p>2144488</text:p>
          </table:table-cell>
          <table:table-cell table:formula="of:=[.D1223]/1024 * 5" office:value-type="float" office:value="2.3291015625" calcext:value-type="float">
            <text:p>2.3291015625</text:p>
          </table:table-cell>
          <table:table-cell table:formula="of:=[.E1223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46104" calcext:value-type="float">
            <text:p>2146104</text:p>
          </table:table-cell>
          <table:table-cell table:formula="of:=[.D1224]/1024 * 5" office:value-type="float" office:value="2.3291015625" calcext:value-type="float">
            <text:p>2.3291015625</text:p>
          </table:table-cell>
          <table:table-cell table:formula="of:=[.E1224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47720" calcext:value-type="float">
            <text:p>2147720</text:p>
          </table:table-cell>
          <table:table-cell table:formula="of:=[.D1225]/1024 * 5" office:value-type="float" office:value="2.3291015625" calcext:value-type="float">
            <text:p>2.3291015625</text:p>
          </table:table-cell>
          <table:table-cell table:formula="of:=[.E1225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49328" calcext:value-type="float">
            <text:p>2149328</text:p>
          </table:table-cell>
          <table:table-cell table:formula="of:=[.D1226]/1024 * 5" office:value-type="float" office:value="2.3193359375" calcext:value-type="float">
            <text:p>2.3193359375</text:p>
          </table:table-cell>
          <table:table-cell table:formula="of:=[.E1226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50944" calcext:value-type="float">
            <text:p>2150944</text:p>
          </table:table-cell>
          <table:table-cell table:formula="of:=[.D1227]/1024 * 5" office:value-type="float" office:value="2.32421875" calcext:value-type="float">
            <text:p>2.32421875</text:p>
          </table:table-cell>
          <table:table-cell table:formula="of:=[.E1227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52568" calcext:value-type="float">
            <text:p>2152568</text:p>
          </table:table-cell>
          <table:table-cell table:formula="of:=[.D1228]/1024 * 5" office:value-type="float" office:value="2.3291015625" calcext:value-type="float">
            <text:p>2.3291015625</text:p>
          </table:table-cell>
          <table:table-cell table:formula="of:=[.E1228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54176" calcext:value-type="float">
            <text:p>2154176</text:p>
          </table:table-cell>
          <table:table-cell table:formula="of:=[.D1229]/1024 * 5" office:value-type="float" office:value="2.3291015625" calcext:value-type="float">
            <text:p>2.3291015625</text:p>
          </table:table-cell>
          <table:table-cell table:formula="of:=[.E1229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55792" calcext:value-type="float">
            <text:p>2155792</text:p>
          </table:table-cell>
          <table:table-cell table:formula="of:=[.D1230]/1024 * 5" office:value-type="float" office:value="2.3193359375" calcext:value-type="float">
            <text:p>2.3193359375</text:p>
          </table:table-cell>
          <table:table-cell table:formula="of:=[.E1230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57408" calcext:value-type="float">
            <text:p>2157408</text:p>
          </table:table-cell>
          <table:table-cell table:formula="of:=[.D1231]/1024 * 5" office:value-type="float" office:value="2.3193359375" calcext:value-type="float">
            <text:p>2.3193359375</text:p>
          </table:table-cell>
          <table:table-cell table:formula="of:=[.E1231]/255 * 5" office:value-type="float" office:value="2.70588235294118" calcext:value-type="float">
            <text:p>2.7058823529</text:p>
          </table:table-cell>
          <table:table-cell office:value-type="float" office:value="475" calcext:value-type="float">
            <text:p>475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59024" calcext:value-type="float">
            <text:p>2159024</text:p>
          </table:table-cell>
          <table:table-cell table:formula="of:=[.D1232]/1024 * 5" office:value-type="float" office:value="2.32421875" calcext:value-type="float">
            <text:p>2.32421875</text:p>
          </table:table-cell>
          <table:table-cell table:formula="of:=[.E1232]/255 * 5" office:value-type="float" office:value="2.70588235294118" calcext:value-type="float">
            <text:p>2.7058823529</text:p>
          </table:table-cell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60648" calcext:value-type="float">
            <text:p>2160648</text:p>
          </table:table-cell>
          <table:table-cell table:formula="of:=[.D1233]/1024 * 5" office:value-type="float" office:value="2.3291015625" calcext:value-type="float">
            <text:p>2.3291015625</text:p>
          </table:table-cell>
          <table:table-cell table:formula="of:=[.E1233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162248" calcext:value-type="float">
            <text:p>2162248</text:p>
          </table:table-cell>
          <table:table-cell table:formula="of:=[.D1234]/1024 * 5" office:value-type="float" office:value="2.3291015625" calcext:value-type="float">
            <text:p>2.3291015625</text:p>
          </table:table-cell>
          <table:table-cell table:formula="of:=[.E1234]/255 * 5" office:value-type="float" office:value="2.70588235294118" calcext:value-type="float">
            <text:p>2.7058823529</text:p>
          </table:table-cell>
          <table:table-cell office:value-type="float" office:value="477" calcext:value-type="float">
            <text:p>477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08:36:33.662986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Almeida</meta:initial-creator>
    <meta:creation-date>2015-10-14T16:46:21.015490153</meta:creation-date>
    <dc:date>2015-10-16T09:46:42.653115025</dc:date>
    <dc:creator>João Almeida</dc:creator>
    <meta:editing-duration>PT3M15S</meta:editing-duration>
    <meta:editing-cycles>3</meta:editing-cycles>
    <meta:generator>LibreOffice/4.2.8.2$Linux_X86_64 LibreOffice_project/420m0$Build-2</meta:generator>
    <meta:document-statistic meta:table-count="8" meta:cell-count="1023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006cm" xlink:href=".." xlink:type="simple" chart:class="chart:line" chart:style-name="ch1">
        <chart:legend chart:legend-position="end" svg:x="22.17cm" svg:y="3.457cm" style:legend-expansion="high" chart:style-name="ch2"/>
        <chart:plot-area chart:style-name="ch3" table:cell-range-address="Sheet1.A1:Sheet1.E36" chart:data-source-has-labels="both" svg:x="0.497cm" svg:y="0.18cm" svg:width="21.176cm" svg:height="8.646cm">
          <chartooo:coordinate-region svg:x="1.304cm" svg:y="0.38cm" svg:width="19.812cm" svg:height="7.401cm"/>
          <chart:axis chart:dimension="x" chart:name="primary-x" chart:style-name="ch4" chartooo:axis-type="auto">
            <chartooo:date-scale/>
            <chart:categories table:cell-range-address="Sheet1.A2:Sheet1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6" chart:label-cell-address="Sheet1.B1:Sheet1.B1" chart:class="chart:line">
            <chart:data-point chart:repeated="35"/>
          </chart:series>
          <chart:series chart:style-name="ch7" chart:values-cell-range-address="Sheet1.C2:Sheet1.C36" chart:label-cell-address="Sheet1.C1:Sheet1.C1" chart:class="chart:line">
            <chart:data-point chart:repeated="35"/>
          </chart:series>
          <chart:series chart:style-name="ch8" chart:values-cell-range-address="Sheet1.D2:Sheet1.D36" chart:label-cell-address="Sheet1.D1:Sheet1.D1" chart:class="chart:line">
            <chart:data-point chart:repeated="35"/>
          </chart:series>
          <chart:series chart:style-name="ch9" chart:values-cell-range-address="Sheet1.E2:Sheet1.E36" chart:label-cell-address="Sheet1.E1:Sheet1.E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_u</text:p>
                <draw:g>
                  <svg:desc>Sheet1.B1:Sheet1.B1</svg:desc>
                </draw:g>
              </table:table-cell>
              <table:table-cell office:value-type="string">
                <text:p>ctrl_y</text:p>
                <draw:g>
                  <svg:desc>Sheet1.C1:Sheet1.C1</svg:desc>
                </draw:g>
              </table:table-cell>
              <table:table-cell office:value-type="string">
                <text:p>ctrl_e</text:p>
                <draw:g>
                  <svg:desc>Sheet1.D1:Sheet1.D1</svg:desc>
                </draw:g>
              </table:table-cell>
              <table:table-cell office:value-type="string">
                <text:p> ctrl_ref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732">
                <text:p>730</text:p>
                <draw:g>
                  <svg:desc>Sheet1.A2:Sheet1.A36</svg:desc>
                </draw:g>
              </table:table-cell>
              <table:table-cell office:value-type="float" office:value="123">
                <text:p>123</text:p>
                <draw:g>
                  <svg:desc>Sheet1.B2:Sheet1.B36</svg:desc>
                </draw:g>
              </table:table-cell>
              <table:table-cell office:value-type="float" office:value="5">
                <text:p>5</text:p>
                <draw:g>
                  <svg:desc>Sheet1.C2:Sheet1.C36</svg:desc>
                </draw:g>
              </table:table-cell>
              <table:table-cell office:value-type="float" office:value="495">
                <text:p>495</text:p>
                <draw:g>
                  <svg:desc>Sheet1.D2:Sheet1.D36</svg:desc>
                </draw:g>
              </table:table-cell>
              <table:table-cell office:value-type="float" office:value="500">
                <text:p>500</text:p>
                <draw:g>
                  <svg:desc>Sheet1.E2:Sheet1.E36</svg:desc>
                </draw:g>
              </table:table-cell>
            </table:table-row>
            <table:table-row>
              <table:table-cell office:value-type="float" office:value="8788">
                <text:p>8790</text:p>
              </table:table-cell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496">
                <text:p>49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9396">
                <text:p>29400</text:p>
              </table:table-cell>
              <table:table-cell office:value-type="float" office:value="27">
                <text:p>27</text:p>
              </table:table-cell>
              <table:table-cell office:value-type="float" office:value="390">
                <text:p>390</text:p>
              </table:table-cell>
              <table:table-cell office:value-type="float" office:value="110">
                <text:p>1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8516">
                <text:p>58520</text:p>
              </table:table-cell>
              <table:table-cell office:value-type="float" office:value="22">
                <text:p>22</text:p>
              </table:table-cell>
              <table:table-cell office:value-type="float" office:value="408">
                <text:p>408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6596">
                <text:p>86600</text:p>
              </table:table-cell>
              <table:table-cell office:value-type="float" office:value="37">
                <text:p>37</text:p>
              </table:table-cell>
              <table:table-cell office:value-type="float" office:value="351">
                <text:p>351</text:p>
              </table:table-cell>
              <table:table-cell office:value-type="float" office:value="149">
                <text:p>1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5724">
                <text:p>115720</text:p>
              </table:table-cell>
              <table:table-cell office:value-type="float" office:value="29">
                <text:p>29</text:p>
              </table:table-cell>
              <table:table-cell office:value-type="float" office:value="380">
                <text:p>380</text:p>
              </table:table-cell>
              <table:table-cell office:value-type="float" office:value="120">
                <text:p>1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45876">
                <text:p>145880</text:p>
              </table:table-cell>
              <table:table-cell office:value-type="float" office:value="30">
                <text:p>30</text:p>
              </table:table-cell>
              <table:table-cell office:value-type="float" office:value="378">
                <text:p>378</text:p>
              </table:table-cell>
              <table:table-cell office:value-type="float" office:value="122">
                <text:p>1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6036">
                <text:p>176040</text:p>
              </table:table-cell>
              <table:table-cell office:value-type="float" office:value="30">
                <text:p>30</text:p>
              </table:table-cell>
              <table:table-cell office:value-type="float" office:value="378">
                <text:p>378</text:p>
              </table:table-cell>
              <table:table-cell office:value-type="float" office:value="122">
                <text:p>1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6196">
                <text:p>206200</text:p>
              </table:table-cell>
              <table:table-cell office:value-type="float" office:value="29">
                <text:p>29</text:p>
              </table:table-cell>
              <table:table-cell office:value-type="float" office:value="380">
                <text:p>380</text:p>
              </table:table-cell>
              <table:table-cell office:value-type="float" office:value="120">
                <text:p>1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36356">
                <text:p>236360</text:p>
              </table:table-cell>
              <table:table-cell office:value-type="float" office:value="30">
                <text:p>30</text:p>
              </table:table-cell>
              <table:table-cell office:value-type="float" office:value="378">
                <text:p>378</text:p>
              </table:table-cell>
              <table:table-cell office:value-type="float" office:value="122">
                <text:p>1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66516">
                <text:p>266520</text:p>
              </table:table-cell>
              <table:table-cell office:value-type="float" office:value="29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118">
                <text:p>1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96676">
                <text:p>296680</text:p>
              </table:table-cell>
              <table:table-cell office:value-type="float" office:value="29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118">
                <text:p>1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26836">
                <text:p>326840</text:p>
              </table:table-cell>
              <table:table-cell office:value-type="float" office:value="29">
                <text:p>29</text:p>
              </table:table-cell>
              <table:table-cell office:value-type="float" office:value="381">
                <text:p>381</text:p>
              </table:table-cell>
              <table:table-cell office:value-type="float" office:value="119">
                <text:p>1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56996">
                <text:p>357000</text:p>
              </table:table-cell>
              <table:table-cell office:value-type="float" office:value="29">
                <text:p>29</text:p>
              </table:table-cell>
              <table:table-cell office:value-type="float" office:value="380">
                <text:p>380</text:p>
              </table:table-cell>
              <table:table-cell office:value-type="float" office:value="120">
                <text:p>1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87156">
                <text:p>387160</text:p>
              </table:table-cell>
              <table:table-cell office:value-type="float" office:value="29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118">
                <text:p>1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7316">
                <text:p>41732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47476">
                <text:p>447480</text:p>
              </table:table-cell>
              <table:table-cell office:value-type="float" office:value="29">
                <text:p>29</text:p>
              </table:table-cell>
              <table:table-cell office:value-type="float" office:value="381">
                <text:p>381</text:p>
              </table:table-cell>
              <table:table-cell office:value-type="float" office:value="119">
                <text:p>1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77636">
                <text:p>477640</text:p>
              </table:table-cell>
              <table:table-cell office:value-type="float" office:value="29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118">
                <text:p>1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07796">
                <text:p>507800</text:p>
              </table:table-cell>
              <table:table-cell office:value-type="float" office:value="29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117">
                <text:p>1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37956">
                <text:p>53796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68116">
                <text:p>568120</text:p>
              </table:table-cell>
              <table:table-cell office:value-type="float" office:value="29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118">
                <text:p>1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98276">
                <text:p>59828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28436">
                <text:p>628440</text:p>
              </table:table-cell>
              <table:table-cell office:value-type="float" office:value="29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118">
                <text:p>1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58604">
                <text:p>65860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88756">
                <text:p>688760</text:p>
              </table:table-cell>
              <table:table-cell office:value-type="float" office:value="29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117">
                <text:p>1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18916">
                <text:p>718920</text:p>
              </table:table-cell>
              <table:table-cell office:value-type="float" office:value="28">
                <text:p>28</text:p>
              </table:table-cell>
              <table:table-cell office:value-type="float" office:value="386">
                <text:p>386</text:p>
              </table:table-cell>
              <table:table-cell office:value-type="float" office:value="114">
                <text:p>1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49076">
                <text:p>749080</text:p>
              </table:table-cell>
              <table:table-cell office:value-type="float" office:value="29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117">
                <text:p>1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79236">
                <text:p>77924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09396">
                <text:p>809400</text:p>
              </table:table-cell>
              <table:table-cell office:value-type="float" office:value="29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117">
                <text:p>1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39556">
                <text:p>839560</text:p>
              </table:table-cell>
              <table:table-cell office:value-type="float" office:value="28">
                <text:p>28</text:p>
              </table:table-cell>
              <table:table-cell office:value-type="float" office:value="387">
                <text:p>387</text:p>
              </table:table-cell>
              <table:table-cell office:value-type="float" office:value="113">
                <text:p>1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69716">
                <text:p>86972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99876">
                <text:p>89988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30036">
                <text:p>930040</text:p>
              </table:table-cell>
              <table:table-cell office:value-type="float" office:value="29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118">
                <text:p>1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60196">
                <text:p>960200</text:p>
              </table:table-cell>
              <table:table-cell office:value-type="float" office:value="28">
                <text:p>28</text:p>
              </table:table-cell>
              <table:table-cell office:value-type="float" office:value="387">
                <text:p>387</text:p>
              </table:table-cell>
              <table:table-cell office:value-type="float" office:value="113">
                <text:p>1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90356">
                <text:p>99036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6cm" svg:y="3.454cm" style:legend-expansion="high" chart:style-name="ch2"/>
        <chart:plot-area chart:style-name="ch3" table:cell-range-address="Sheet2.A1:Sheet2.E35" chart:data-source-has-labels="both" svg:x="0.32cm" svg:y="0.18cm" svg:width="12.666cm" svg:height="8.64cm">
          <chartooo:coordinate-region svg:x="1.232cm" svg:y="0.379cm" svg:width="11.615cm" svg:height="8.241cm"/>
          <chart:axis chart:dimension="x" chart:name="primary-x" chart:style-name="ch4" chartooo:axis-type="auto">
            <chartooo:date-scale/>
            <chart:categories table:cell-range-address="Sheet2.A2:Sheet2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5" chart:label-cell-address="Sheet2.B1:Sheet2.B1" chart:class="chart:line">
            <chart:data-point chart:repeated="34"/>
          </chart:series>
          <chart:series chart:style-name="ch7" chart:values-cell-range-address="Sheet2.C2:Sheet2.C35" chart:label-cell-address="Sheet2.C1:Sheet2.C1" chart:class="chart:line">
            <chart:data-point chart:repeated="34"/>
          </chart:series>
          <chart:series chart:style-name="ch8" chart:values-cell-range-address="Sheet2.D2:Sheet2.D35" chart:label-cell-address="Sheet2.D1:Sheet2.D1" chart:class="chart:line">
            <chart:data-point chart:repeated="34"/>
          </chart:series>
          <chart:series chart:style-name="ch9" chart:values-cell-range-address="Sheet2.E2:Sheet2.E35" chart:label-cell-address="Sheet2.E1:Sheet2.E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_u</text:p>
                <draw:g>
                  <svg:desc>Sheet2.B1:Sheet2.B1</svg:desc>
                </draw:g>
              </table:table-cell>
              <table:table-cell office:value-type="string">
                <text:p>ctrl_y</text:p>
                <draw:g>
                  <svg:desc>Sheet2.C1:Sheet2.C1</svg:desc>
                </draw:g>
              </table:table-cell>
              <table:table-cell office:value-type="string">
                <text:p>ctrl_e</text:p>
                <draw:g>
                  <svg:desc>Sheet2.D1:Sheet2.D1</svg:desc>
                </draw:g>
              </table:table-cell>
              <table:table-cell office:value-type="string">
                <text:p> ctrl_refs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732">
                <text:p>730</text:p>
                <draw:g>
                  <svg:desc>Sheet2.A2:Sheet2.A35</svg:desc>
                </draw:g>
              </table:table-cell>
              <table:table-cell office:value-type="float" office:value="122">
                <text:p>122</text:p>
                <draw:g>
                  <svg:desc>Sheet2.B2:Sheet2.B35</svg:desc>
                </draw:g>
              </table:table-cell>
              <table:table-cell office:value-type="float" office:value="10">
                <text:p>10</text:p>
                <draw:g>
                  <svg:desc>Sheet2.C2:Sheet2.C35</svg:desc>
                </draw:g>
              </table:table-cell>
              <table:table-cell office:value-type="float" office:value="490">
                <text:p>490</text:p>
                <draw:g>
                  <svg:desc>Sheet2.D2:Sheet2.D35</svg:desc>
                </draw:g>
              </table:table-cell>
              <table:table-cell office:value-type="float" office:value="500">
                <text:p>500</text:p>
                <draw:g>
                  <svg:desc>Sheet2.E2:Sheet2.E35</svg:desc>
                </draw:g>
              </table:table-cell>
            </table:table-row>
            <table:table-row>
              <table:table-cell office:value-type="float" office:value="3852">
                <text:p>3850</text:p>
              </table:table-cell>
              <table:table-cell office:value-type="float" office:value="121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489">
                <text:p>48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1480">
                <text:p>31480</text:p>
              </table:table-cell>
              <table:table-cell office:value-type="float" office:value="0">
                <text:p>0</text:p>
              </table:table-cell>
              <table:table-cell office:value-type="float" office:value="511">
                <text:p>511</text:p>
              </table:table-cell>
              <table:table-cell office:value-type="float" office:value="-11">
                <text:p>-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9564">
                <text:p>59560</text:p>
              </table:table-cell>
              <table:table-cell office:value-type="float" office:value="47">
                <text:p>47</text:p>
              </table:table-cell>
              <table:table-cell office:value-type="float" office:value="310">
                <text:p>310</text:p>
              </table:table-cell>
              <table:table-cell office:value-type="float" office:value="190">
                <text:p>19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8676">
                <text:p>88680</text:p>
              </table:table-cell>
              <table:table-cell office:value-type="float" office:value="21">
                <text:p>21</text:p>
              </table:table-cell>
              <table:table-cell office:value-type="float" office:value="415">
                <text:p>415</text:p>
              </table:table-cell>
              <table:table-cell office:value-type="float" office:value="85">
                <text:p>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6764">
                <text:p>116760</text:p>
              </table:table-cell>
              <table:table-cell office:value-type="float" office:value="32">
                <text:p>3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46916">
                <text:p>146920</text:p>
              </table:table-cell>
              <table:table-cell office:value-type="float" office:value="28">
                <text:p>28</text:p>
              </table:table-cell>
              <table:table-cell office:value-type="float" office:value="387">
                <text:p>387</text:p>
              </table:table-cell>
              <table:table-cell office:value-type="float" office:value="113">
                <text:p>1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7076">
                <text:p>177080</text:p>
              </table:table-cell>
              <table:table-cell office:value-type="float" office:value="29">
                <text:p>29</text:p>
              </table:table-cell>
              <table:table-cell office:value-type="float" office:value="380">
                <text:p>380</text:p>
              </table:table-cell>
              <table:table-cell office:value-type="float" office:value="120">
                <text:p>1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7236">
                <text:p>207240</text:p>
              </table:table-cell>
              <table:table-cell office:value-type="float" office:value="29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117">
                <text:p>1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37396">
                <text:p>23740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67556">
                <text:p>267560</text:p>
              </table:table-cell>
              <table:table-cell office:value-type="float" office:value="29">
                <text:p>29</text:p>
              </table:table-cell>
              <table:table-cell office:value-type="float" office:value="381">
                <text:p>381</text:p>
              </table:table-cell>
              <table:table-cell office:value-type="float" office:value="119">
                <text:p>1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97716">
                <text:p>297720</text:p>
              </table:table-cell>
              <table:table-cell office:value-type="float" office:value="29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117">
                <text:p>1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27876">
                <text:p>327880</text:p>
              </table:table-cell>
              <table:table-cell office:value-type="float" office:value="28">
                <text:p>28</text:p>
              </table:table-cell>
              <table:table-cell office:value-type="float" office:value="386">
                <text:p>386</text:p>
              </table:table-cell>
              <table:table-cell office:value-type="float" office:value="114">
                <text:p>1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58036">
                <text:p>358040</text:p>
              </table:table-cell>
              <table:table-cell office:value-type="float" office:value="29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117">
                <text:p>1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88196">
                <text:p>388200</text:p>
              </table:table-cell>
              <table:table-cell office:value-type="float" office:value="28">
                <text:p>28</text:p>
              </table:table-cell>
              <table:table-cell office:value-type="float" office:value="386">
                <text:p>386</text:p>
              </table:table-cell>
              <table:table-cell office:value-type="float" office:value="114">
                <text:p>1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8356">
                <text:p>41836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48524">
                <text:p>448520</text:p>
              </table:table-cell>
              <table:table-cell office:value-type="float" office:value="29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118">
                <text:p>1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78676">
                <text:p>478680</text:p>
              </table:table-cell>
              <table:table-cell office:value-type="float" office:value="28">
                <text:p>28</text:p>
              </table:table-cell>
              <table:table-cell office:value-type="float" office:value="387">
                <text:p>387</text:p>
              </table:table-cell>
              <table:table-cell office:value-type="float" office:value="113">
                <text:p>1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08836">
                <text:p>50884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38996">
                <text:p>53900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69156">
                <text:p>569160</text:p>
              </table:table-cell>
              <table:table-cell office:value-type="float" office:value="29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118">
                <text:p>1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99316">
                <text:p>599320</text:p>
              </table:table-cell>
              <table:table-cell office:value-type="float" office:value="28">
                <text:p>28</text:p>
              </table:table-cell>
              <table:table-cell office:value-type="float" office:value="387">
                <text:p>387</text:p>
              </table:table-cell>
              <table:table-cell office:value-type="float" office:value="113">
                <text:p>1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29476">
                <text:p>62948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59644">
                <text:p>65964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89796">
                <text:p>689800</text:p>
              </table:table-cell>
              <table:table-cell office:value-type="float" office:value="29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117">
                <text:p>1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19956">
                <text:p>719960</text:p>
              </table:table-cell>
              <table:table-cell office:value-type="float" office:value="28">
                <text:p>28</text:p>
              </table:table-cell>
              <table:table-cell office:value-type="float" office:value="387">
                <text:p>387</text:p>
              </table:table-cell>
              <table:table-cell office:value-type="float" office:value="113">
                <text:p>1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50116">
                <text:p>750120</text:p>
              </table:table-cell>
              <table:table-cell office:value-type="float" office:value="28">
                <text:p>28</text:p>
              </table:table-cell>
              <table:table-cell office:value-type="float" office:value="386">
                <text:p>386</text:p>
              </table:table-cell>
              <table:table-cell office:value-type="float" office:value="114">
                <text:p>1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80276">
                <text:p>78028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10436">
                <text:p>81044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40596">
                <text:p>84060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70756">
                <text:p>87076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00916">
                <text:p>90092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31076">
                <text:p>931080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61236">
                <text:p>961240</text:p>
              </table:table-cell>
              <table:table-cell office:value-type="float" office:value="28">
                <text:p>28</text:p>
              </table:table-cell>
              <table:table-cell office:value-type="float" office:value="384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41cm" svg:height="12.087cm" xlink:href=".." xlink:type="simple" chart:class="chart:line" chart:style-name="ch1">
        <chart:legend chart:legend-position="end" svg:x="26.547cm" svg:y="4.997cm" style:legend-expansion="high" chart:style-name="ch2"/>
        <chart:plot-area chart:style-name="ch3" table:cell-range-address="P_High_Gain.A1:P_High_Gain.E33" chart:data-source-has-labels="both" svg:x="0.584cm" svg:y="0.241cm" svg:width="25.379cm" svg:height="11.605cm">
          <chartooo:coordinate-region svg:x="1.496cm" svg:y="0.44cm" svg:width="23.817cm" svg:height="11.207cm"/>
          <chart:axis chart:dimension="x" chart:name="primary-x" chart:style-name="ch4" chartooo:axis-type="auto">
            <chartooo:date-scale/>
            <chart:categories table:cell-range-address="P_High_Gain.A2:P_High_Gain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_High_Gain.B2:P_High_Gain.B33" chart:label-cell-address="P_High_Gain.B1:P_High_Gain.B1" chart:class="chart:line">
            <chart:data-point chart:repeated="32"/>
          </chart:series>
          <chart:series chart:style-name="ch7" chart:values-cell-range-address="P_High_Gain.C2:P_High_Gain.C33" chart:label-cell-address="P_High_Gain.C1:P_High_Gain.C1" chart:class="chart:line">
            <chart:data-point chart:repeated="32"/>
          </chart:series>
          <chart:series chart:style-name="ch8" chart:values-cell-range-address="P_High_Gain.D2:P_High_Gain.D33" chart:label-cell-address="P_High_Gain.D1:P_High_Gain.D1" chart:class="chart:line">
            <chart:data-point chart:repeated="32"/>
          </chart:series>
          <chart:series chart:style-name="ch9" chart:values-cell-range-address="P_High_Gain.E2:P_High_Gain.E33" chart:label-cell-address="P_High_Gain.E1:P_High_Gain.E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_u</text:p>
                <draw:g>
                  <svg:desc>P_High_Gain.B1:P_High_Gain.B1</svg:desc>
                </draw:g>
              </table:table-cell>
              <table:table-cell office:value-type="string">
                <text:p>ctrl_y</text:p>
                <draw:g>
                  <svg:desc>P_High_Gain.C1:P_High_Gain.C1</svg:desc>
                </draw:g>
              </table:table-cell>
              <table:table-cell office:value-type="string">
                <text:p>ctrl_e</text:p>
                <draw:g>
                  <svg:desc>P_High_Gain.D1:P_High_Gain.D1</svg:desc>
                </draw:g>
              </table:table-cell>
              <table:table-cell office:value-type="string">
                <text:p> ctrl_refs</text:p>
                <draw:g>
                  <svg:desc>P_High_Gain.E1:P_High_Gain.E1</svg:desc>
                </draw:g>
              </table:table-cell>
            </table:table-row>
          </table:table-header-rows>
          <table:table-rows>
            <table:table-row>
              <table:table-cell office:value-type="float" office:value="732">
                <text:p>730</text:p>
                <draw:g>
                  <svg:desc>P_High_Gain.A2:P_High_Gain.A33</svg:desc>
                </draw:g>
              </table:table-cell>
              <table:table-cell office:value-type="float" office:value="123">
                <text:p>123</text:p>
                <draw:g>
                  <svg:desc>P_High_Gain.B2:P_High_Gain.B33</svg:desc>
                </draw:g>
              </table:table-cell>
              <table:table-cell office:value-type="float" office:value="5">
                <text:p>5</text:p>
                <draw:g>
                  <svg:desc>P_High_Gain.C2:P_High_Gain.C33</svg:desc>
                </draw:g>
              </table:table-cell>
              <table:table-cell office:value-type="float" office:value="495">
                <text:p>495</text:p>
                <draw:g>
                  <svg:desc>P_High_Gain.D2:P_High_Gain.D33</svg:desc>
                </draw:g>
              </table:table-cell>
              <table:table-cell office:value-type="float" office:value="500">
                <text:p>500</text:p>
                <draw:g>
                  <svg:desc>P_High_Gain.E2:P_High_Gain.E33</svg:desc>
                </draw:g>
              </table:table-cell>
            </table:table-row>
            <table:table-row>
              <table:table-cell office:value-type="float" office:value="41780">
                <text:p>41780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495">
                <text:p>4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2948">
                <text:p>82950</text:p>
              </table:table-cell>
              <table:table-cell office:value-type="float" office:value="0">
                <text:p>0</text:p>
              </table:table-cell>
              <table:table-cell office:value-type="float" office:value="552">
                <text:p>552</text:p>
              </table:table-cell>
              <table:table-cell office:value-type="float" office:value="-52">
                <text:p>-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4080">
                <text:p>124080</text:p>
              </table:table-cell>
              <table:table-cell office:value-type="float" office:value="0">
                <text:p>0</text:p>
              </table:table-cell>
              <table:table-cell office:value-type="float" office:value="607">
                <text:p>607</text:p>
              </table:table-cell>
              <table:table-cell office:value-type="float" office:value="-107">
                <text:p>-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65300">
                <text:p>165300</text:p>
              </table:table-cell>
              <table:table-cell office:value-type="float" office:value="56">
                <text:p>56</text:p>
              </table:table-cell>
              <table:table-cell office:value-type="float" office:value="272">
                <text:p>272</text:p>
              </table:table-cell>
              <table:table-cell office:value-type="float" office:value="228">
                <text:p>2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6556">
                <text:p>206560</text:p>
              </table:table-cell>
              <table:table-cell office:value-type="float" office:value="81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327">
                <text:p>3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47820">
                <text:p>247820</text:p>
              </table:table-cell>
              <table:table-cell office:value-type="float" office:value="8">
                <text:p>8</text:p>
              </table:table-cell>
              <table:table-cell office:value-type="float" office:value="466">
                <text:p>466</text:p>
              </table:table-cell>
              <table:table-cell office:value-type="float" office:value="34">
                <text:p>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88984">
                <text:p>288980</text:p>
              </table:table-cell>
              <table:table-cell office:value-type="float" office:value="0">
                <text:p>0</text:p>
              </table:table-cell>
              <table:table-cell office:value-type="float" office:value="547">
                <text:p>547</text:p>
              </table:table-cell>
              <table:table-cell office:value-type="float" office:value="-47">
                <text:p>-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30156">
                <text:p>330160</text:p>
              </table:table-cell>
              <table:table-cell office:value-type="float" office:value="45">
                <text:p>45</text:p>
              </table:table-cell>
              <table:table-cell office:value-type="float" office:value="318">
                <text:p>318</text:p>
              </table:table-cell>
              <table:table-cell office:value-type="float" office:value="182">
                <text:p>18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71412">
                <text:p>371410</text:p>
              </table:table-cell>
              <table:table-cell office:value-type="float" office:value="81">
                <text:p>81</text:p>
              </table:table-cell>
              <table:table-cell office:value-type="float" office:value="175">
                <text:p>175</text:p>
              </table:table-cell>
              <table:table-cell office:value-type="float" office:value="325">
                <text:p>3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2668">
                <text:p>412670</text:p>
              </table:table-cell>
              <table:table-cell office:value-type="float" office:value="18">
                <text:p>18</text:p>
              </table:table-cell>
              <table:table-cell office:value-type="float" office:value="426">
                <text:p>426</text:p>
              </table:table-cell>
              <table:table-cell office:value-type="float" office:value="74">
                <text:p>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53888">
                <text:p>453890</text:p>
              </table:table-cell>
              <table:table-cell office:value-type="float" office:value="0">
                <text:p>0</text:p>
              </table:table-cell>
              <table:table-cell office:value-type="float" office:value="546">
                <text:p>546</text:p>
              </table:table-cell>
              <table:table-cell office:value-type="float" office:value="-46">
                <text:p>-4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95060">
                <text:p>495060</text:p>
              </table:table-cell>
              <table:table-cell office:value-type="float" office:value="31">
                <text:p>31</text:p>
              </table:table-cell>
              <table:table-cell office:value-type="float" office:value="373">
                <text:p>373</text:p>
              </table:table-cell>
              <table:table-cell office:value-type="float" office:value="127">
                <text:p>1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36316">
                <text:p>536320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  <table:table-cell office:value-type="float" office:value="307">
                <text:p>3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77580">
                <text:p>577580</text:p>
              </table:table-cell>
              <table:table-cell office:value-type="float" office:value="32">
                <text:p>3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18840">
                <text:p>618840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-32">
                <text:p>-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60012">
                <text:p>660010</text:p>
              </table:table-cell>
              <table:table-cell office:value-type="float" office:value="18">
                <text:p>18</text:p>
              </table:table-cell>
              <table:table-cell office:value-type="float" office:value="426">
                <text:p>426</text:p>
              </table:table-cell>
              <table:table-cell office:value-type="float" office:value="74">
                <text:p>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01220">
                <text:p>701220</text:p>
              </table:table-cell>
              <table:table-cell office:value-type="float" office:value="68">
                <text:p>68</text:p>
              </table:table-cell>
              <table:table-cell office:value-type="float" office:value="226">
                <text:p>226</text:p>
              </table:table-cell>
              <table:table-cell office:value-type="float" office:value="274">
                <text:p>2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42476">
                <text:p>742480</text:p>
              </table:table-cell>
              <table:table-cell office:value-type="float" office:value="46">
                <text:p>46</text:p>
              </table:table-cell>
              <table:table-cell office:value-type="float" office:value="315">
                <text:p>315</text:p>
              </table:table-cell>
              <table:table-cell office:value-type="float" office:value="185">
                <text:p>1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83736">
                <text:p>783740</text:p>
              </table:table-cell>
              <table:table-cell office:value-type="float" office:value="0">
                <text:p>0</text:p>
              </table:table-cell>
              <table:table-cell office:value-type="float" office:value="511">
                <text:p>511</text:p>
              </table:table-cell>
              <table:table-cell office:value-type="float" office:value="-11">
                <text:p>-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24908">
                <text:p>824910</text:p>
              </table:table-cell>
              <table:table-cell office:value-type="float" office:value="8">
                <text:p>8</text:p>
              </table:table-cell>
              <table:table-cell office:value-type="float" office:value="467">
                <text:p>467</text:p>
              </table:table-cell>
              <table:table-cell office:value-type="float" office:value="33">
                <text:p>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66068">
                <text:p>866070</text:p>
              </table:table-cell>
              <table:table-cell office:value-type="float" office:value="68">
                <text:p>68</text:p>
              </table:table-cell>
              <table:table-cell office:value-type="float" office:value="224">
                <text:p>224</text:p>
              </table:table-cell>
              <table:table-cell office:value-type="float" office:value="276">
                <text:p>27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07324">
                <text:p>907320</text:p>
              </table:table-cell>
              <table:table-cell office:value-type="float" office:value="67">
                <text:p>67</text:p>
              </table:table-cell>
              <table:table-cell office:value-type="float" office:value="231">
                <text:p>231</text:p>
              </table:table-cell>
              <table:table-cell office:value-type="float" office:value="269">
                <text:p>2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48584">
                <text:p>948580</text:p>
              </table:table-cell>
              <table:table-cell office:value-type="float" office:value="0">
                <text:p>0</text:p>
              </table:table-cell>
              <table:table-cell office:value-type="float" office:value="502">
                <text:p>502</text:p>
              </table:table-cell>
              <table:table-cell office:value-type="float" office:value="-2">
                <text:p>-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89712">
                <text:p>989710</text:p>
              </table:table-cell>
              <table:table-cell office:value-type="float" office:value="0">
                <text:p>0</text:p>
              </table:table-cell>
              <table:table-cell office:value-type="float" office:value="522">
                <text:p>522</text:p>
              </table:table-cell>
              <table:table-cell office:value-type="float" office:value="-22">
                <text:p>-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30884">
                <text:p>1030880</text:p>
              </table:table-cell>
              <table:table-cell office:value-type="float" office:value="63">
                <text:p>63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72188">
                <text:p>1072190</text:p>
              </table:table-cell>
              <table:table-cell office:value-type="float" office:value="87">
                <text:p>87</text:p>
              </table:table-cell>
              <table:table-cell office:value-type="float" office:value="149">
                <text:p>149</text:p>
              </table:table-cell>
              <table:table-cell office:value-type="float" office:value="351">
                <text:p>3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13492">
                <text:p>1113490</text:p>
              </table:table-cell>
              <table:table-cell office:value-type="float" office:value="3">
                <text:p>3</text:p>
              </table:table-cell>
              <table:table-cell office:value-type="float" office:value="484">
                <text:p>484</text:p>
              </table:table-cell>
              <table:table-cell office:value-type="float" office:value="16">
                <text:p>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54704">
                <text:p>1154700</text:p>
              </table:table-cell>
              <table:table-cell office:value-type="float" office:value="0">
                <text:p>0</text:p>
              </table:table-cell>
              <table:table-cell office:value-type="float" office:value="563">
                <text:p>563</text:p>
              </table:table-cell>
              <table:table-cell office:value-type="float" office:value="-63">
                <text:p>-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95924">
                <text:p>1195920</text:p>
              </table:table-cell>
              <table:table-cell office:value-type="float" office:value="52">
                <text:p>52</text:p>
              </table:table-cell>
              <table:table-cell office:value-type="float" office:value="289">
                <text:p>289</text:p>
              </table:table-cell>
              <table:table-cell office:value-type="float" office:value="211">
                <text:p>2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37236">
                <text:p>1237240</text:p>
              </table:table-cell>
              <table:table-cell office:value-type="float" office:value="83">
                <text:p>83</text:p>
              </table:table-cell>
              <table:table-cell office:value-type="float" office:value="167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78540">
                <text:p>1278540</text:p>
              </table:table-cell>
              <table:table-cell office:value-type="float" office:value="11">
                <text:p>11</text:p>
              </table:table-cell>
              <table:table-cell office:value-type="float" office:value="454">
                <text:p>454</text:p>
              </table:table-cell>
              <table:table-cell office:value-type="float" office:value="46">
                <text:p>46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62cm" svg:height="9.006cm" xlink:href=".." xlink:type="simple" chart:class="chart:line" chart:style-name="ch1">
        <chart:legend chart:legend-position="end" svg:x="21.068cm" svg:y="3.457cm" style:legend-expansion="high" chart:style-name="ch2"/>
        <chart:plot-area chart:style-name="ch3" table:cell-range-address="Sheet4.A1:Sheet4.E35" chart:data-source-has-labels="both" svg:x="0.475cm" svg:y="0.18cm" svg:width="20.118cm" svg:height="8.646cm">
          <chartooo:coordinate-region svg:x="1.282cm" svg:y="0.379cm" svg:width="19.311cm" svg:height="7cm"/>
          <chart:axis chart:dimension="x" chart:name="primary-x" chart:style-name="ch4" chartooo:axis-type="auto">
            <chartooo:date-scale/>
            <chart:categories table:cell-range-address="Sheet4.A2:Sheet4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35" chart:label-cell-address="Sheet4.B1:Sheet4.B1" chart:class="chart:line">
            <chart:data-point chart:repeated="34"/>
          </chart:series>
          <chart:series chart:style-name="ch7" chart:values-cell-range-address="Sheet4.C2:Sheet4.C35" chart:label-cell-address="Sheet4.C1:Sheet4.C1" chart:class="chart:line">
            <chart:data-point chart:repeated="34"/>
          </chart:series>
          <chart:series chart:style-name="ch8" chart:values-cell-range-address="Sheet4.D2:Sheet4.D35" chart:label-cell-address="Sheet4.D1:Sheet4.D1" chart:class="chart:line">
            <chart:data-point chart:repeated="34"/>
          </chart:series>
          <chart:series chart:style-name="ch9" chart:values-cell-range-address="Sheet4.E2:Sheet4.E35" chart:label-cell-address="Sheet4.E1:Sheet4.E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_u</text:p>
                <draw:g>
                  <svg:desc>Sheet4.B1:Sheet4.B1</svg:desc>
                </draw:g>
              </table:table-cell>
              <table:table-cell office:value-type="string">
                <text:p>ctrl_y</text:p>
                <draw:g>
                  <svg:desc>Sheet4.C1:Sheet4.C1</svg:desc>
                </draw:g>
              </table:table-cell>
              <table:table-cell office:value-type="string">
                <text:p>ctrl_e</text:p>
                <draw:g>
                  <svg:desc>Sheet4.D1:Sheet4.D1</svg:desc>
                </draw:g>
              </table:table-cell>
              <table:table-cell office:value-type="string">
                <text:p> ctrl_refs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float" office:value="752">
                <text:p>750</text:p>
                <draw:g>
                  <svg:desc>Sheet4.A2:Sheet4.A35</svg:desc>
                </draw:g>
              </table:table-cell>
              <table:table-cell office:value-type="float" office:value="255">
                <text:p>255</text:p>
                <draw:g>
                  <svg:desc>Sheet4.B2:Sheet4.B35</svg:desc>
                </draw:g>
              </table:table-cell>
              <table:table-cell office:value-type="float" office:value="5">
                <text:p>5</text:p>
                <draw:g>
                  <svg:desc>Sheet4.C2:Sheet4.C35</svg:desc>
                </draw:g>
              </table:table-cell>
              <table:table-cell office:value-type="float" office:value="495">
                <text:p>495</text:p>
                <draw:g>
                  <svg:desc>Sheet4.D2:Sheet4.D35</svg:desc>
                </draw:g>
              </table:table-cell>
              <table:table-cell office:value-type="float" office:value="500">
                <text:p>500</text:p>
                <draw:g>
                  <svg:desc>Sheet4.E2:Sheet4.E35</svg:desc>
                </draw:g>
              </table:table-cell>
            </table:table-row>
            <table:table-row>
              <table:table-cell office:value-type="float" office:value="18352">
                <text:p>18350</text:p>
              </table:table-cell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491">
                <text:p>4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2932">
                <text:p>42930</text:p>
              </table:table-cell>
              <table:table-cell office:value-type="float" office:value="115">
                <text:p>115</text:p>
              </table:table-cell>
              <table:table-cell office:value-type="float" office:value="367">
                <text:p>367</text:p>
              </table:table-cell>
              <table:table-cell office:value-type="float" office:value="133">
                <text:p>1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7252">
                <text:p>77250</text:p>
              </table:table-cell>
              <table:table-cell office:value-type="float" office:value="92">
                <text:p>92</text:p>
              </table:table-cell>
              <table:table-cell office:value-type="float" office:value="394">
                <text:p>394</text:p>
              </table:table-cell>
              <table:table-cell office:value-type="float" office:value="106">
                <text:p>1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0532">
                <text:p>110530</text:p>
              </table:table-cell>
              <table:table-cell office:value-type="float" office:value="105">
                <text:p>105</text:p>
              </table:table-cell>
              <table:table-cell office:value-type="float" office:value="379">
                <text:p>379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45892">
                <text:p>14589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80212">
                <text:p>180210</text:p>
              </table:table-cell>
              <table:table-cell office:value-type="float" office:value="100">
                <text:p>100</text:p>
              </table:table-cell>
              <table:table-cell office:value-type="float" office:value="385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15572">
                <text:p>21557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49900">
                <text:p>249900</text:p>
              </table:table-cell>
              <table:table-cell office:value-type="float" office:value="97">
                <text:p>97</text:p>
              </table:table-cell>
              <table:table-cell office:value-type="float" office:value="388">
                <text:p>388</text:p>
              </table:table-cell>
              <table:table-cell office:value-type="float" office:value="112">
                <text:p>1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84212">
                <text:p>28421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18540">
                <text:p>31854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52852">
                <text:p>352850</text:p>
              </table:table-cell>
              <table:table-cell office:value-type="float" office:value="94">
                <text:p>94</text:p>
              </table:table-cell>
              <table:table-cell office:value-type="float" office:value="392">
                <text:p>392</text:p>
              </table:table-cell>
              <table:table-cell office:value-type="float" office:value="108">
                <text:p>1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87172">
                <text:p>387170</text:p>
              </table:table-cell>
              <table:table-cell office:value-type="float" office:value="94">
                <text:p>94</text:p>
              </table:table-cell>
              <table:table-cell office:value-type="float" office:value="391">
                <text:p>391</text:p>
              </table:table-cell>
              <table:table-cell office:value-type="float" office:value="109">
                <text:p>1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21492">
                <text:p>421490</text:p>
              </table:table-cell>
              <table:table-cell office:value-type="float" office:value="94">
                <text:p>94</text:p>
              </table:table-cell>
              <table:table-cell office:value-type="float" office:value="392">
                <text:p>392</text:p>
              </table:table-cell>
              <table:table-cell office:value-type="float" office:value="108">
                <text:p>1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55812">
                <text:p>45581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90132">
                <text:p>49013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24452">
                <text:p>524450</text:p>
              </table:table-cell>
              <table:table-cell office:value-type="float" office:value="90">
                <text:p>90</text:p>
              </table:table-cell>
              <table:table-cell office:value-type="float" office:value="396">
                <text:p>396</text:p>
              </table:table-cell>
              <table:table-cell office:value-type="float" office:value="104">
                <text:p>1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58772">
                <text:p>558770</text:p>
              </table:table-cell>
              <table:table-cell office:value-type="float" office:value="94">
                <text:p>94</text:p>
              </table:table-cell>
              <table:table-cell office:value-type="float" office:value="391">
                <text:p>391</text:p>
              </table:table-cell>
              <table:table-cell office:value-type="float" office:value="109">
                <text:p>1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93100">
                <text:p>59310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27412">
                <text:p>62741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61732">
                <text:p>661730</text:p>
              </table:table-cell>
              <table:table-cell office:value-type="float" office:value="92">
                <text:p>92</text:p>
              </table:table-cell>
              <table:table-cell office:value-type="float" office:value="394">
                <text:p>394</text:p>
              </table:table-cell>
              <table:table-cell office:value-type="float" office:value="106">
                <text:p>1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96052">
                <text:p>696050</text:p>
              </table:table-cell>
              <table:table-cell office:value-type="float" office:value="90">
                <text:p>90</text:p>
              </table:table-cell>
              <table:table-cell office:value-type="float" office:value="396">
                <text:p>396</text:p>
              </table:table-cell>
              <table:table-cell office:value-type="float" office:value="104">
                <text:p>1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30372">
                <text:p>73037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64692">
                <text:p>764690</text:p>
              </table:table-cell>
              <table:table-cell office:value-type="float" office:value="94">
                <text:p>94</text:p>
              </table:table-cell>
              <table:table-cell office:value-type="float" office:value="392">
                <text:p>392</text:p>
              </table:table-cell>
              <table:table-cell office:value-type="float" office:value="108">
                <text:p>1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99012">
                <text:p>799010</text:p>
              </table:table-cell>
              <table:table-cell office:value-type="float" office:value="91">
                <text:p>91</text:p>
              </table:table-cell>
              <table:table-cell office:value-type="float" office:value="395">
                <text:p>395</text:p>
              </table:table-cell>
              <table:table-cell office:value-type="float" office:value="105">
                <text:p>1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33332">
                <text:p>833330</text:p>
              </table:table-cell>
              <table:table-cell office:value-type="float" office:value="94">
                <text:p>94</text:p>
              </table:table-cell>
              <table:table-cell office:value-type="float" office:value="392">
                <text:p>392</text:p>
              </table:table-cell>
              <table:table-cell office:value-type="float" office:value="108">
                <text:p>1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67652">
                <text:p>867650</text:p>
              </table:table-cell>
              <table:table-cell office:value-type="float" office:value="91">
                <text:p>91</text:p>
              </table:table-cell>
              <table:table-cell office:value-type="float" office:value="395">
                <text:p>395</text:p>
              </table:table-cell>
              <table:table-cell office:value-type="float" office:value="105">
                <text:p>1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01972">
                <text:p>901970</text:p>
              </table:table-cell>
              <table:table-cell office:value-type="float" office:value="90">
                <text:p>90</text:p>
              </table:table-cell>
              <table:table-cell office:value-type="float" office:value="396">
                <text:p>396</text:p>
              </table:table-cell>
              <table:table-cell office:value-type="float" office:value="104">
                <text:p>1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36292">
                <text:p>936290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70612">
                <text:p>970610</text:p>
              </table:table-cell>
              <table:table-cell office:value-type="float" office:value="92">
                <text:p>92</text:p>
              </table:table-cell>
              <table:table-cell office:value-type="float" office:value="394">
                <text:p>394</text:p>
              </table:table-cell>
              <table:table-cell office:value-type="float" office:value="106">
                <text:p>1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04932">
                <text:p>1004930</text:p>
              </table:table-cell>
              <table:table-cell office:value-type="float" office:value="92">
                <text:p>92</text:p>
              </table:table-cell>
              <table:table-cell office:value-type="float" office:value="394">
                <text:p>394</text:p>
              </table:table-cell>
              <table:table-cell office:value-type="float" office:value="106">
                <text:p>1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40292">
                <text:p>1040290</text:p>
              </table:table-cell>
              <table:table-cell office:value-type="float" office:value="89">
                <text:p>89</text:p>
              </table:table-cell>
              <table:table-cell office:value-type="float" office:value="397">
                <text:p>397</text:p>
              </table:table-cell>
              <table:table-cell office:value-type="float" office:value="103">
                <text:p>1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75652">
                <text:p>1075650</text:p>
              </table:table-cell>
              <table:table-cell office:value-type="float" office:value="95">
                <text:p>95</text:p>
              </table:table-cell>
              <table:table-cell office:value-type="float" office:value="390">
                <text:p>390</text:p>
              </table:table-cell>
              <table:table-cell office:value-type="float" office:value="110">
                <text:p>1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11012">
                <text:p>1111010</text:p>
              </table:table-cell>
              <table:table-cell office:value-type="float" office:value="89">
                <text:p>89</text:p>
              </table:table-cell>
              <table:table-cell office:value-type="float" office:value="397">
                <text:p>397</text:p>
              </table:table-cell>
              <table:table-cell office:value-type="float" office:value="103">
                <text:p>103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69cm" svg:height="12.087cm" xlink:href=".." xlink:type="simple" chart:class="chart:line" chart:style-name="ch1">
        <chart:legend chart:legend-position="end" svg:x="24.675cm" svg:y="4.997cm" style:legend-expansion="high" chart:style-name="ch2"/>
        <chart:plot-area chart:style-name="ch3" table:cell-range-address="PI.A1:PI.E44" chart:data-source-has-labels="both" svg:x="0.547cm" svg:y="0.241cm" svg:width="23.581cm" svg:height="11.605cm">
          <chartooo:coordinate-region svg:x="1.354cm" svg:y="1.693cm" svg:width="21.715cm" svg:height="9.954cm"/>
          <chart:axis chart:dimension="x" chart:name="primary-x" chart:style-name="ch4" chartooo:axis-type="auto">
            <chartooo:date-scale/>
            <chart:categories table:cell-range-address="PI.A2:PI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.B2:PI.B44" chart:label-cell-address="PI.B1:PI.B1" chart:class="chart:line">
            <chart:data-point chart:repeated="43"/>
          </chart:series>
          <chart:series chart:style-name="ch8" chart:values-cell-range-address="PI.C2:PI.C44" chart:label-cell-address="PI.C1:PI.C1" chart:class="chart:line">
            <chart:data-point chart:repeated="43"/>
          </chart:series>
          <chart:series chart:style-name="ch9" chart:values-cell-range-address="PI.D2:PI.D44" chart:label-cell-address="PI.D1:PI.D1" chart:class="chart:line">
            <chart:data-point chart:repeated="43"/>
          </chart:series>
          <chart:series chart:style-name="ch10" chart:values-cell-range-address="PI.E2:PI.E44" chart:label-cell-address="PI.E1:PI.E1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_u</text:p>
                <draw:g>
                  <svg:desc>PI.B1:PI.B1</svg:desc>
                </draw:g>
              </table:table-cell>
              <table:table-cell office:value-type="string">
                <text:p>ctrl_y</text:p>
                <draw:g>
                  <svg:desc>PI.C1:PI.C1</svg:desc>
                </draw:g>
              </table:table-cell>
              <table:table-cell office:value-type="string">
                <text:p>ctrl_e</text:p>
                <draw:g>
                  <svg:desc>PI.D1:PI.D1</svg:desc>
                </draw:g>
              </table:table-cell>
              <table:table-cell office:value-type="string">
                <text:p> ctrl_refs</text:p>
                <draw:g>
                  <svg:desc>PI.E1:PI.E1</svg:desc>
                </draw:g>
              </table:table-cell>
            </table:table-row>
          </table:table-header-rows>
          <table:table-rows>
            <table:table-row>
              <table:table-cell office:value-type="float" office:value="784">
                <text:p>780</text:p>
                <draw:g>
                  <svg:desc>PI.A2:PI.A44</svg:desc>
                </draw:g>
              </table:table-cell>
              <table:table-cell office:value-type="float" office:value="127">
                <text:p>127</text:p>
                <draw:g>
                  <svg:desc>PI.B2:PI.B44</svg:desc>
                </draw:g>
              </table:table-cell>
              <table:table-cell office:value-type="float" office:value="5">
                <text:p>5</text:p>
                <draw:g>
                  <svg:desc>PI.C2:PI.C44</svg:desc>
                </draw:g>
              </table:table-cell>
              <table:table-cell office:value-type="float" office:value="495">
                <text:p>495</text:p>
                <draw:g>
                  <svg:desc>PI.D2:PI.D44</svg:desc>
                </draw:g>
              </table:table-cell>
              <table:table-cell office:value-type="float" office:value="500">
                <text:p>500</text:p>
                <draw:g>
                  <svg:desc>PI.E2:PI.E44</svg:desc>
                </draw:g>
              </table:table-cell>
            </table:table-row>
            <table:table-row>
              <table:table-cell office:value-type="float" office:value="18444">
                <text:p>18440</text:p>
              </table:table-cell>
              <table:table-cell office:value-type="float" office:value="124">
                <text:p>124</text:p>
              </table:table-cell>
              <table:table-cell office:value-type="float" office:value="8">
                <text:p>8</text:p>
              </table:table-cell>
              <table:table-cell office:value-type="float" office:value="492">
                <text:p>4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2976">
                <text:p>42980</text:p>
              </table:table-cell>
              <table:table-cell office:value-type="float" office:value="74">
                <text:p>74</text:p>
              </table:table-cell>
              <table:table-cell office:value-type="float" office:value="197">
                <text:p>197</text:p>
              </table:table-cell>
              <table:table-cell office:value-type="float" office:value="303">
                <text:p>3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6248">
                <text:p>76250</text:p>
              </table:table-cell>
              <table:table-cell office:value-type="float" office:value="55">
                <text:p>55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9528">
                <text:p>109530</text:p>
              </table:table-cell>
              <table:table-cell office:value-type="float" office:value="50">
                <text:p>50</text:p>
              </table:table-cell>
              <table:table-cell office:value-type="float" office:value="277">
                <text:p>277</text:p>
              </table:table-cell>
              <table:table-cell office:value-type="float" office:value="223">
                <text:p>2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43848">
                <text:p>143850</text:p>
              </table:table-cell>
              <table:table-cell office:value-type="float" office:value="63">
                <text:p>63</text:p>
              </table:table-cell>
              <table:table-cell office:value-type="float" office:value="272">
                <text:p>272</text:p>
              </table:table-cell>
              <table:table-cell office:value-type="float" office:value="228">
                <text:p>2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8164">
                <text:p>178160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  <table:table-cell office:value-type="float" office:value="205">
                <text:p>2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12484">
                <text:p>212480</text:p>
              </table:table-cell>
              <table:table-cell office:value-type="float" office:value="42">
                <text:p>42</text:p>
              </table:table-cell>
              <table:table-cell office:value-type="float" office:value="301">
                <text:p>301</text:p>
              </table:table-cell>
              <table:table-cell office:value-type="float" office:value="199">
                <text:p>1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46816">
                <text:p>246820</text:p>
              </table:table-cell>
              <table:table-cell office:value-type="float" office:value="56">
                <text:p>56</text:p>
              </table:table-cell>
              <table:table-cell office:value-type="float" office:value="270">
                <text:p>270</text:p>
              </table:table-cell>
              <table:table-cell office:value-type="float" office:value="230">
                <text:p>2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81128">
                <text:p>281130</text:p>
              </table:table-cell>
              <table:table-cell office:value-type="float" office:value="47">
                <text:p>47</text:p>
              </table:table-cell>
              <table:table-cell office:value-type="float" office:value="288">
                <text:p>288</text:p>
              </table:table-cell>
              <table:table-cell office:value-type="float" office:value="212">
                <text:p>2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15452">
                <text:p>315450</text:p>
              </table:table-cell>
              <table:table-cell office:value-type="float" office:value="53">
                <text:p>53</text:p>
              </table:table-cell>
              <table:table-cell office:value-type="float" office:value="280">
                <text:p>280</text:p>
              </table:table-cell>
              <table:table-cell office:value-type="float" office:value="220">
                <text:p>2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49768">
                <text:p>349770</text:p>
              </table:table-cell>
              <table:table-cell office:value-type="float" office:value="46">
                <text:p>46</text:p>
              </table:table-cell>
              <table:table-cell office:value-type="float" office:value="288">
                <text:p>288</text:p>
              </table:table-cell>
              <table:table-cell office:value-type="float" office:value="212">
                <text:p>2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84092">
                <text:p>384090</text:p>
              </table:table-cell>
              <table:table-cell office:value-type="float" office:value="63">
                <text:p>63</text:p>
              </table:table-cell>
              <table:table-cell office:value-type="float" office:value="278">
                <text:p>278</text:p>
              </table:table-cell>
              <table:table-cell office:value-type="float" office:value="222">
                <text:p>2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8408">
                <text:p>418410</text:p>
              </table:table-cell>
              <table:table-cell office:value-type="float" office:value="46">
                <text:p>46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52728">
                <text:p>452730</text:p>
              </table:table-cell>
              <table:table-cell office:value-type="float" office:value="54">
                <text:p>54</text:p>
              </table:table-cell>
              <table:table-cell office:value-type="float" office:value="285">
                <text:p>285</text:p>
              </table:table-cell>
              <table:table-cell office:value-type="float" office:value="215">
                <text:p>2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87048">
                <text:p>487050</text:p>
              </table:table-cell>
              <table:table-cell office:value-type="float" office:value="46">
                <text:p>46</text:p>
              </table:table-cell>
              <table:table-cell office:value-type="float" office:value="293">
                <text:p>293</text:p>
              </table:table-cell>
              <table:table-cell office:value-type="float" office:value="207">
                <text:p>2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21364">
                <text:p>521360</text:p>
              </table:table-cell>
              <table:table-cell office:value-type="float" office:value="59">
                <text:p>59</text:p>
              </table:table-cell>
              <table:table-cell office:value-type="float" office:value="282">
                <text:p>282</text:p>
              </table:table-cell>
              <table:table-cell office:value-type="float" office:value="218">
                <text:p>2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55684">
                <text:p>555680</text:p>
              </table:table-cell>
              <table:table-cell office:value-type="float" office:value="56">
                <text:p>56</text:p>
              </table:table-cell>
              <table:table-cell office:value-type="float" office:value="301">
                <text:p>301</text:p>
              </table:table-cell>
              <table:table-cell office:value-type="float" office:value="199">
                <text:p>1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90008">
                <text:p>590010</text:p>
              </table:table-cell>
              <table:table-cell office:value-type="float" office:value="47">
                <text:p>47</text:p>
              </table:table-cell>
              <table:table-cell office:value-type="float" office:value="303">
                <text:p>303</text:p>
              </table:table-cell>
              <table:table-cell office:value-type="float" office:value="197">
                <text:p>1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24332">
                <text:p>624330</text:p>
              </table:table-cell>
              <table:table-cell office:value-type="float" office:value="52">
                <text:p>52</text:p>
              </table:table-cell>
              <table:table-cell office:value-type="float" office:value="290">
                <text:p>290</text:p>
              </table:table-cell>
              <table:table-cell office:value-type="float" office:value="210">
                <text:p>2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58656">
                <text:p>658660</text:p>
              </table:table-cell>
              <table:table-cell office:value-type="float" office:value="59">
                <text:p>59</text:p>
              </table:table-cell>
              <table:table-cell office:value-type="float" office:value="292">
                <text:p>292</text:p>
              </table:table-cell>
              <table:table-cell office:value-type="float" office:value="208">
                <text:p>2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92964">
                <text:p>692960</text:p>
              </table:table-cell>
              <table:table-cell office:value-type="float" office:value="54">
                <text:p>54</text:p>
              </table:table-cell>
              <table:table-cell office:value-type="float" office:value="305">
                <text:p>305</text:p>
              </table:table-cell>
              <table:table-cell office:value-type="float" office:value="195">
                <text:p>1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27284">
                <text:p>727280</text:p>
              </table:table-cell>
              <table:table-cell office:value-type="float" office:value="43">
                <text:p>43</text:p>
              </table:table-cell>
              <table:table-cell office:value-type="float" office:value="302">
                <text:p>302</text:p>
              </table:table-cell>
              <table:table-cell office:value-type="float" office:value="198">
                <text:p>1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61608">
                <text:p>761610</text:p>
              </table:table-cell>
              <table:table-cell office:value-type="float" office:value="55">
                <text:p>55</text:p>
              </table:table-cell>
              <table:table-cell office:value-type="float" office:value="281">
                <text:p>281</text:p>
              </table:table-cell>
              <table:table-cell office:value-type="float" office:value="219">
                <text:p>2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95928">
                <text:p>795930</text:p>
              </table:table-cell>
              <table:table-cell office:value-type="float" office:value="47">
                <text:p>47</text:p>
              </table:table-cell>
              <table:table-cell office:value-type="float" office:value="299">
                <text:p>299</text:p>
              </table:table-cell>
              <table:table-cell office:value-type="float" office:value="201">
                <text:p>2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30252">
                <text:p>830250</text:p>
              </table:table-cell>
              <table:table-cell office:value-type="float" office:value="53">
                <text:p>53</text:p>
              </table:table-cell>
              <table:table-cell office:value-type="float" office:value="285">
                <text:p>285</text:p>
              </table:table-cell>
              <table:table-cell office:value-type="float" office:value="215">
                <text:p>2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64568">
                <text:p>864570</text:p>
              </table:table-cell>
              <table:table-cell office:value-type="float" office:value="45">
                <text:p>45</text:p>
              </table:table-cell>
              <table:table-cell office:value-type="float" office:value="293">
                <text:p>293</text:p>
              </table:table-cell>
              <table:table-cell office:value-type="float" office:value="207">
                <text:p>2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98884">
                <text:p>898880</text:p>
              </table:table-cell>
              <table:table-cell office:value-type="float" office:value="58">
                <text:p>58</text:p>
              </table:table-cell>
              <table:table-cell office:value-type="float" office:value="282">
                <text:p>282</text:p>
              </table:table-cell>
              <table:table-cell office:value-type="float" office:value="218">
                <text:p>2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33204">
                <text:p>933200</text:p>
              </table:table-cell>
              <table:table-cell office:value-type="float" office:value="55">
                <text:p>55</text:p>
              </table:table-cell>
              <table:table-cell office:value-type="float" office:value="301">
                <text:p>301</text:p>
              </table:table-cell>
              <table:table-cell office:value-type="float" office:value="199">
                <text:p>1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67524">
                <text:p>967520</text:p>
              </table:table-cell>
              <table:table-cell office:value-type="float" office:value="43">
                <text:p>43</text:p>
              </table:table-cell>
              <table:table-cell office:value-type="float" office:value="302">
                <text:p>302</text:p>
              </table:table-cell>
              <table:table-cell office:value-type="float" office:value="198">
                <text:p>1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01844">
                <text:p>1001840</text:p>
              </table:table-cell>
              <table:table-cell office:value-type="float" office:value="47">
                <text:p>47</text:p>
              </table:table-cell>
              <table:table-cell office:value-type="float" office:value="284">
                <text:p>284</text:p>
              </table:table-cell>
              <table:table-cell office:value-type="float" office:value="216">
                <text:p>2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37204">
                <text:p>1037200</text:p>
              </table:table-cell>
              <table:table-cell office:value-type="float" office:value="58">
                <text:p>58</text:p>
              </table:table-cell>
              <table:table-cell office:value-type="float" office:value="282">
                <text:p>282</text:p>
              </table:table-cell>
              <table:table-cell office:value-type="float" office:value="218">
                <text:p>2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72564">
                <text:p>1072560</text:p>
              </table:table-cell>
              <table:table-cell office:value-type="float" office:value="41">
                <text:p>41</text:p>
              </table:table-cell>
              <table:table-cell office:value-type="float" office:value="302">
                <text:p>302</text:p>
              </table:table-cell>
              <table:table-cell office:value-type="float" office:value="198">
                <text:p>1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07928">
                <text:p>1107930</text:p>
              </table:table-cell>
              <table:table-cell office:value-type="float" office:value="51">
                <text:p>51</text:p>
              </table:table-cell>
              <table:table-cell office:value-type="float" office:value="280">
                <text:p>280</text:p>
              </table:table-cell>
              <table:table-cell office:value-type="float" office:value="220">
                <text:p>2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43284">
                <text:p>1143280</text:p>
              </table:table-cell>
              <table:table-cell office:value-type="float" office:value="44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12">
                <text:p>2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78652">
                <text:p>1178650</text:p>
              </table:table-cell>
              <table:table-cell office:value-type="float" office:value="61">
                <text:p>61</text:p>
              </table:table-cell>
              <table:table-cell office:value-type="float" office:value="278">
                <text:p>278</text:p>
              </table:table-cell>
              <table:table-cell office:value-type="float" office:value="222">
                <text:p>2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14004">
                <text:p>1214000</text:p>
              </table:table-cell>
              <table:table-cell office:value-type="float" office:value="44">
                <text:p>44</text:p>
              </table:table-cell>
              <table:table-cell office:value-type="float" office:value="308">
                <text:p>308</text:p>
              </table:table-cell>
              <table:table-cell office:value-type="float" office:value="192">
                <text:p>1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49372">
                <text:p>1249370</text:p>
              </table:table-cell>
              <table:table-cell office:value-type="float" office:value="49">
                <text:p>49</text:p>
              </table:table-cell>
              <table:table-cell office:value-type="float" office:value="284">
                <text:p>284</text:p>
              </table:table-cell>
              <table:table-cell office:value-type="float" office:value="216">
                <text:p>2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84724">
                <text:p>1284720</text:p>
              </table:table-cell>
              <table:table-cell office:value-type="float" office:value="57">
                <text:p>57</text:p>
              </table:table-cell>
              <table:table-cell office:value-type="float" office:value="287">
                <text:p>287</text:p>
              </table:table-cell>
              <table:table-cell office:value-type="float" office:value="213">
                <text:p>2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320088">
                <text:p>1320090</text:p>
              </table:table-cell>
              <table:table-cell office:value-type="float" office:value="48">
                <text:p>48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355452">
                <text:p>1355450</text:p>
              </table:table-cell>
              <table:table-cell office:value-type="float" office:value="53">
                <text:p>53</text:p>
              </table:table-cell>
              <table:table-cell office:value-type="float" office:value="290">
                <text:p>290</text:p>
              </table:table-cell>
              <table:table-cell office:value-type="float" office:value="210">
                <text:p>2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390816">
                <text:p>1390820</text:p>
              </table:table-cell>
              <table:table-cell office:value-type="float" office:value="54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204">
                <text:p>2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426164">
                <text:p>1426160</text:p>
              </table:table-cell>
              <table:table-cell office:value-type="float" office:value="44">
                <text:p>44</text:p>
              </table:table-cell>
              <table:table-cell office:value-type="float" office:value="303">
                <text:p>303</text:p>
              </table:table-cell>
              <table:table-cell office:value-type="float" office:value="197">
                <text:p>197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7cm" svg:height="9cm" xlink:href=".." xlink:type="simple" chart:class="chart:scatter" chart:style-name="ch1">
        <chart:legend chart:legend-position="end" svg:x="25.809cm" svg:y="3.952cm" style:legend-expansion="high" chart:style-name="ch2"/>
        <chart:plot-area chart:style-name="ch3" table:cell-range-address="'Step with Tau and K0'.A1:'Step with Tau and K0'.C411" chart:data-source-has-labels="both" svg:x="0.567cm" svg:y="0.18cm" svg:width="24.675cm" svg:height="8.64cm">
          <chartooo:coordinate-region svg:x="1.294cm" svg:y="0.379cm" svg:width="23.391cm" svg:height="7.794cm"/>
          <chart:axis chart:dimension="x" chart:name="primary-x" chart:style-name="ch4" chartooo:axis-type="auto">
            <chart:categories table:cell-range-address="'Step with Tau and K0'.A2:'Step with Tau and K0'.A4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tep with Tau and K0'.B2:'Step with Tau and K0'.B411" chart:label-cell-address="'Step with Tau and K0'.B1:'Step with Tau and K0'.B1" chart:class="chart:scatter">
            <chart:domain table:cell-range-address="'Step with Tau and K0'.A2:'Step with Tau and K0'.A411"/>
            <chart:data-point chart:repeated="410"/>
          </chart:series>
          <chart:series chart:style-name="ch7" chart:values-cell-range-address="'Step with Tau and K0'.C2:'Step with Tau and K0'.C411" chart:label-cell-address="'Step with Tau and K0'.C1:'Step with Tau and K0'.C1" chart:class="chart:scatter">
            <chart:data-point chart:repeated="4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R (V)</text:p>
                <draw:g>
                  <svg:desc>'Step with Tau and K0'.B1:'Step with Tau and K0'.B1</svg:desc>
                </draw:g>
              </table:table-cell>
              <table:table-cell office:value-type="string">
                <text:p>LED (V)</text:p>
                <draw:g>
                  <svg:desc>'Step with Tau and K0'.C1:'Step with Tau and K0'.C1</svg:desc>
                </draw:g>
              </table:table-cell>
            </table:table-row>
          </table:table-header-rows>
          <table:table-rows>
            <table:table-row>
              <table:table-cell office:value-type="float" office:value="456">
                <text:p>460</text:p>
                <draw:g>
                  <svg:desc>'Step with Tau and K0'.A2:'Step with Tau and K0'.A411</svg:desc>
                </draw:g>
              </table:table-cell>
              <table:table-cell office:value-type="float" office:value="0.0390625">
                <text:p>0.0390625</text:p>
                <draw:g>
                  <svg:desc>'Step with Tau and K0'.B2:'Step with Tau and K0'.B411</svg:desc>
                </draw:g>
              </table:table-cell>
              <table:table-cell office:value-type="float" office:value="0">
                <text:p>0</text:p>
                <draw:g>
                  <svg:desc>'Step with Tau and K0'.C2:'Step with Tau and K0'.C411</svg:desc>
                </draw:g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4">
                <text:p>3500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4">
                <text:p>6580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8">
                <text:p>8130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640">
                <text:p>8640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152">
                <text:p>9150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676">
                <text:p>9680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188">
                <text:p>10190</text:p>
              </table:table-cell>
              <table:table-cell office:value-type="float" office:value="0.0439453125">
                <text:p>0.0439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752">
                <text:p>10750</text:p>
              </table:table-cell>
              <table:table-cell office:value-type="float" office:value="0.0537109375">
                <text:p>0.05371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360">
                <text:p>11360</text:p>
              </table:table-cell>
              <table:table-cell office:value-type="float" office:value="0.0537109375">
                <text:p>0.05371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256">
                <text:p>1226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704">
                <text:p>13700</text:p>
              </table:table-cell>
              <table:table-cell office:value-type="float" office:value="0.1025390625">
                <text:p>0.102539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5152">
                <text:p>15150</text:p>
              </table:table-cell>
              <table:table-cell office:value-type="float" office:value="0.146484375">
                <text:p>0.146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592">
                <text:p>16590</text:p>
              </table:table-cell>
              <table:table-cell office:value-type="float" office:value="0.2001953125">
                <text:p>0.20019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040">
                <text:p>18040</text:p>
              </table:table-cell>
              <table:table-cell office:value-type="float" office:value="0.25390625">
                <text:p>0.2539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488">
                <text:p>19490</text:p>
              </table:table-cell>
              <table:table-cell office:value-type="float" office:value="0.3125">
                <text:p>0.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928">
                <text:p>20930</text:p>
              </table:table-cell>
              <table:table-cell office:value-type="float" office:value="0.3857421875">
                <text:p>0.385742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2376">
                <text:p>22380</text:p>
              </table:table-cell>
              <table:table-cell office:value-type="float" office:value="0.44921875">
                <text:p>0.4492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816">
                <text:p>23820</text:p>
              </table:table-cell>
              <table:table-cell office:value-type="float" office:value="0.5126953125">
                <text:p>0.51269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5352">
                <text:p>25350</text:p>
              </table:table-cell>
              <table:table-cell office:value-type="float" office:value="0.5908203125">
                <text:p>0.59082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880">
                <text:p>26880</text:p>
              </table:table-cell>
              <table:table-cell office:value-type="float" office:value="0.6640625">
                <text:p>0.66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8408">
                <text:p>28410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936">
                <text:p>29940</text:p>
              </table:table-cell>
              <table:table-cell office:value-type="float" office:value="0.80078125">
                <text:p>0.8007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472">
                <text:p>31470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9423828125">
                <text:p>0.94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4528">
                <text:p>34530</text:p>
              </table:table-cell>
              <table:table-cell office:value-type="float" office:value="1.0009765625">
                <text:p>1.00097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6056">
                <text:p>36060</text:p>
              </table:table-cell>
              <table:table-cell office:value-type="float" office:value="1.0546875">
                <text:p>1.054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7592">
                <text:p>37590</text:p>
              </table:table-cell>
              <table:table-cell office:value-type="float" office:value="1.11328125">
                <text:p>1.113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120">
                <text:p>39120</text:p>
              </table:table-cell>
              <table:table-cell office:value-type="float" office:value="1.171875">
                <text:p>1.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0648">
                <text:p>40650</text:p>
              </table:table-cell>
              <table:table-cell office:value-type="float" office:value="1.2255859375">
                <text:p>1.22558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176">
                <text:p>42180</text:p>
              </table:table-cell>
              <table:table-cell office:value-type="float" office:value="1.26953125">
                <text:p>1.269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712">
                <text:p>43710</text:p>
              </table:table-cell>
              <table:table-cell office:value-type="float" office:value="1.318359375">
                <text:p>1.3183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1.3623046875">
                <text:p>1.362304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6768">
                <text:p>46770</text:p>
              </table:table-cell>
              <table:table-cell office:value-type="float" office:value="1.40625">
                <text:p>1.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8296">
                <text:p>48300</text:p>
              </table:table-cell>
              <table:table-cell office:value-type="float" office:value="1.4404296875">
                <text:p>1.44042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832">
                <text:p>49830</text:p>
              </table:table-cell>
              <table:table-cell office:value-type="float" office:value="1.474609375">
                <text:p>1.4746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1360">
                <text:p>51360</text:p>
              </table:table-cell>
              <table:table-cell office:value-type="float" office:value="1.513671875">
                <text:p>1.5136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2888">
                <text:p>52890</text:p>
              </table:table-cell>
              <table:table-cell office:value-type="float" office:value="1.54296875">
                <text:p>1.542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4416">
                <text:p>54420</text:p>
              </table:table-cell>
              <table:table-cell office:value-type="float" office:value="1.572265625">
                <text:p>1.57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952">
                <text:p>55950</text:p>
              </table:table-cell>
              <table:table-cell office:value-type="float" office:value="1.6015625">
                <text:p>1.60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7480">
                <text:p>57480</text:p>
              </table:table-cell>
              <table:table-cell office:value-type="float" office:value="1.630859375">
                <text:p>1.6308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9008">
                <text:p>59010</text:p>
              </table:table-cell>
              <table:table-cell office:value-type="float" office:value="1.6552734375">
                <text:p>1.655273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0544">
                <text:p>60540</text:p>
              </table:table-cell>
              <table:table-cell office:value-type="float" office:value="1.6748046875">
                <text:p>1.674804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2072">
                <text:p>62070</text:p>
              </table:table-cell>
              <table:table-cell office:value-type="float" office:value="1.69921875">
                <text:p>1.6992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3608">
                <text:p>63610</text:p>
              </table:table-cell>
              <table:table-cell office:value-type="float" office:value="1.71875">
                <text:p>1.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5128">
                <text:p>65130</text:p>
              </table:table-cell>
              <table:table-cell office:value-type="float" office:value="1.73828125">
                <text:p>1.7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6656">
                <text:p>66660</text:p>
              </table:table-cell>
              <table:table-cell office:value-type="float" office:value="1.7529296875">
                <text:p>1.75292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8192">
                <text:p>68190</text:p>
              </table:table-cell>
              <table:table-cell office:value-type="float" office:value="1.7724609375">
                <text:p>1.77246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9720">
                <text:p>69720</text:p>
              </table:table-cell>
              <table:table-cell office:value-type="float" office:value="1.796875">
                <text:p>1.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1248">
                <text:p>71250</text:p>
              </table:table-cell>
              <table:table-cell office:value-type="float" office:value="1.806640625">
                <text:p>1.8066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2776">
                <text:p>72780</text:p>
              </table:table-cell>
              <table:table-cell office:value-type="float" office:value="1.8212890625">
                <text:p>1.821289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4312">
                <text:p>74310</text:p>
              </table:table-cell>
              <table:table-cell office:value-type="float" office:value="1.8359375">
                <text:p>1.83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5840">
                <text:p>75840</text:p>
              </table:table-cell>
              <table:table-cell office:value-type="float" office:value="1.85546875">
                <text:p>1.8554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7368">
                <text:p>77370</text:p>
              </table:table-cell>
              <table:table-cell office:value-type="float" office:value="1.865234375">
                <text:p>1.86523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8896">
                <text:p>78900</text:p>
              </table:table-cell>
              <table:table-cell office:value-type="float" office:value="1.8701171875">
                <text:p>1.8701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0432">
                <text:p>80430</text:p>
              </table:table-cell>
              <table:table-cell office:value-type="float" office:value="1.884765625">
                <text:p>1.8847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1960">
                <text:p>81960</text:p>
              </table:table-cell>
              <table:table-cell office:value-type="float" office:value="1.8994140625">
                <text:p>1.8994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3488">
                <text:p>83490</text:p>
              </table:table-cell>
              <table:table-cell office:value-type="float" office:value="1.9091796875">
                <text:p>1.9091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5016">
                <text:p>85020</text:p>
              </table:table-cell>
              <table:table-cell office:value-type="float" office:value="1.9091796875">
                <text:p>1.9091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6552">
                <text:p>86550</text:p>
              </table:table-cell>
              <table:table-cell office:value-type="float" office:value="1.923828125">
                <text:p>1.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8080">
                <text:p>88080</text:p>
              </table:table-cell>
              <table:table-cell office:value-type="float" office:value="1.9384765625">
                <text:p>1.93847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9608">
                <text:p>89610</text:p>
              </table:table-cell>
              <table:table-cell office:value-type="float" office:value="1.943359375">
                <text:p>1.9433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1144">
                <text:p>91140</text:p>
              </table:table-cell>
              <table:table-cell office:value-type="float" office:value="1.9482421875">
                <text:p>1.948242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2672">
                <text:p>92670</text:p>
              </table:table-cell>
              <table:table-cell office:value-type="float" office:value="1.9580078125">
                <text:p>1.958007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4200">
                <text:p>94200</text:p>
              </table:table-cell>
              <table:table-cell office:value-type="float" office:value="1.97265625">
                <text:p>1.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5728">
                <text:p>95730</text:p>
              </table:table-cell>
              <table:table-cell office:value-type="float" office:value="1.9775390625">
                <text:p>1.977539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7256">
                <text:p>97260</text:p>
              </table:table-cell>
              <table:table-cell office:value-type="float" office:value="1.9775390625">
                <text:p>1.977539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8792">
                <text:p>98790</text:p>
              </table:table-cell>
              <table:table-cell office:value-type="float" office:value="1.9873046875">
                <text:p>1.987304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0320">
                <text:p>100320</text:p>
              </table:table-cell>
              <table:table-cell office:value-type="float" office:value="1.9970703125">
                <text:p>1.997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1936">
                <text:p>101940</text:p>
              </table:table-cell>
              <table:table-cell office:value-type="float" office:value="2.001953125">
                <text:p>2.0019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3552">
                <text:p>103550</text:p>
              </table:table-cell>
              <table:table-cell office:value-type="float" office:value="1.9970703125">
                <text:p>1.997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5160">
                <text:p>105160</text:p>
              </table:table-cell>
              <table:table-cell office:value-type="float" office:value="2.0068359375">
                <text:p>2.00683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6776">
                <text:p>106780</text:p>
              </table:table-cell>
              <table:table-cell office:value-type="float" office:value="2.0166015625">
                <text:p>2.01660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8392">
                <text:p>108390</text:p>
              </table:table-cell>
              <table:table-cell office:value-type="float" office:value="2.0263671875">
                <text:p>2.02636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0008">
                <text:p>110010</text:p>
              </table:table-cell>
              <table:table-cell office:value-type="float" office:value="2.03125">
                <text:p>2.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1624">
                <text:p>111620</text:p>
              </table:table-cell>
              <table:table-cell office:value-type="float" office:value="2.03125">
                <text:p>2.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3240">
                <text:p>113240</text:p>
              </table:table-cell>
              <table:table-cell office:value-type="float" office:value="2.0361328125">
                <text:p>2.03613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4856">
                <text:p>114860</text:p>
              </table:table-cell>
              <table:table-cell office:value-type="float" office:value="2.041015625">
                <text:p>2.0410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6472">
                <text:p>116470</text:p>
              </table:table-cell>
              <table:table-cell office:value-type="float" office:value="2.05078125">
                <text:p>2.0507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8088">
                <text:p>118090</text:p>
              </table:table-cell>
              <table:table-cell office:value-type="float" office:value="2.0556640625">
                <text:p>2.05566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9696">
                <text:p>119700</text:p>
              </table:table-cell>
              <table:table-cell office:value-type="float" office:value="2.0556640625">
                <text:p>2.05566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1312">
                <text:p>121310</text:p>
              </table:table-cell>
              <table:table-cell office:value-type="float" office:value="2.0556640625">
                <text:p>2.05566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2928">
                <text:p>122930</text:p>
              </table:table-cell>
              <table:table-cell office:value-type="float" office:value="2.0703125">
                <text:p>2.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4544">
                <text:p>124540</text:p>
              </table:table-cell>
              <table:table-cell office:value-type="float" office:value="2.0703125">
                <text:p>2.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6160">
                <text:p>126160</text:p>
              </table:table-cell>
              <table:table-cell office:value-type="float" office:value="2.0703125">
                <text:p>2.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7776">
                <text:p>127780</text:p>
              </table:table-cell>
              <table:table-cell office:value-type="float" office:value="2.0703125">
                <text:p>2.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9392">
                <text:p>129390</text:p>
              </table:table-cell>
              <table:table-cell office:value-type="float" office:value="2.0703125">
                <text:p>2.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008">
                <text:p>131010</text:p>
              </table:table-cell>
              <table:table-cell office:value-type="float" office:value="2.0849609375">
                <text:p>2.08496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2616">
                <text:p>132620</text:p>
              </table:table-cell>
              <table:table-cell office:value-type="float" office:value="2.0849609375">
                <text:p>2.08496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4232">
                <text:p>134230</text:p>
              </table:table-cell>
              <table:table-cell office:value-type="float" office:value="2.08984375">
                <text:p>2.089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5848">
                <text:p>135850</text:p>
              </table:table-cell>
              <table:table-cell office:value-type="float" office:value="2.08984375">
                <text:p>2.089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7464">
                <text:p>137460</text:p>
              </table:table-cell>
              <table:table-cell office:value-type="float" office:value="2.08984375">
                <text:p>2.089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9080">
                <text:p>139080</text:p>
              </table:table-cell>
              <table:table-cell office:value-type="float" office:value="2.099609375">
                <text:p>2.0996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0696">
                <text:p>140700</text:p>
              </table:table-cell>
              <table:table-cell office:value-type="float" office:value="2.099609375">
                <text:p>2.0996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2312">
                <text:p>142310</text:p>
              </table:table-cell>
              <table:table-cell office:value-type="float" office:value="2.08984375">
                <text:p>2.089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3920">
                <text:p>143920</text:p>
              </table:table-cell>
              <table:table-cell office:value-type="float" office:value="2.099609375">
                <text:p>2.0996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5536">
                <text:p>145540</text:p>
              </table:table-cell>
              <table:table-cell office:value-type="float" office:value="2.1044921875">
                <text:p>2.104492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7152">
                <text:p>147150</text:p>
              </table:table-cell>
              <table:table-cell office:value-type="float" office:value="2.109375">
                <text:p>2.1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8768">
                <text:p>148770</text:p>
              </table:table-cell>
              <table:table-cell office:value-type="float" office:value="2.1142578125">
                <text:p>2.114257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50384">
                <text:p>150380</text:p>
              </table:table-cell>
              <table:table-cell office:value-type="float" office:value="2.109375">
                <text:p>2.1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2.109375">
                <text:p>2.10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53616">
                <text:p>153620</text:p>
              </table:table-cell>
              <table:table-cell office:value-type="float" office:value="2.1142578125">
                <text:p>2.114257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55232">
                <text:p>155230</text:p>
              </table:table-cell>
              <table:table-cell office:value-type="float" office:value="2.119140625">
                <text:p>2.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56848">
                <text:p>156850</text:p>
              </table:table-cell>
              <table:table-cell office:value-type="float" office:value="2.1240234375">
                <text:p>2.124023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58456">
                <text:p>158460</text:p>
              </table:table-cell>
              <table:table-cell office:value-type="float" office:value="2.119140625">
                <text:p>2.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0072">
                <text:p>160070</text:p>
              </table:table-cell>
              <table:table-cell office:value-type="float" office:value="2.1240234375">
                <text:p>2.124023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1688">
                <text:p>161690</text:p>
              </table:table-cell>
              <table:table-cell office:value-type="float" office:value="2.1337890625">
                <text:p>2.133789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3304">
                <text:p>163300</text:p>
              </table:table-cell>
              <table:table-cell office:value-type="float" office:value="2.12890625">
                <text:p>2.1289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4920">
                <text:p>164920</text:p>
              </table:table-cell>
              <table:table-cell office:value-type="float" office:value="2.12890625">
                <text:p>2.1289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6536">
                <text:p>166540</text:p>
              </table:table-cell>
              <table:table-cell office:value-type="float" office:value="2.1240234375">
                <text:p>2.124023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8152">
                <text:p>168150</text:p>
              </table:table-cell>
              <table:table-cell office:value-type="float" office:value="2.12890625">
                <text:p>2.1289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9768">
                <text:p>169770</text:p>
              </table:table-cell>
              <table:table-cell office:value-type="float" office:value="2.138671875">
                <text:p>2.1386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71376">
                <text:p>171380</text:p>
              </table:table-cell>
              <table:table-cell office:value-type="float" office:value="2.138671875">
                <text:p>2.1386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72992">
                <text:p>172990</text:p>
              </table:table-cell>
              <table:table-cell office:value-type="float" office:value="2.138671875">
                <text:p>2.1386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74608">
                <text:p>174610</text:p>
              </table:table-cell>
              <table:table-cell office:value-type="float" office:value="2.138671875">
                <text:p>2.1386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76224">
                <text:p>176220</text:p>
              </table:table-cell>
              <table:table-cell office:value-type="float" office:value="2.138671875">
                <text:p>2.1386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77840">
                <text:p>177840</text:p>
              </table:table-cell>
              <table:table-cell office:value-type="float" office:value="2.1484375">
                <text:p>2.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79456">
                <text:p>179460</text:p>
              </table:table-cell>
              <table:table-cell office:value-type="float" office:value="2.1435546875">
                <text:p>2.143554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072">
                <text:p>181070</text:p>
              </table:table-cell>
              <table:table-cell office:value-type="float" office:value="2.138671875">
                <text:p>2.1386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688">
                <text:p>182690</text:p>
              </table:table-cell>
              <table:table-cell office:value-type="float" office:value="2.1435546875">
                <text:p>2.143554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4296">
                <text:p>184300</text:p>
              </table:table-cell>
              <table:table-cell office:value-type="float" office:value="2.1435546875">
                <text:p>2.143554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5912">
                <text:p>185910</text:p>
              </table:table-cell>
              <table:table-cell office:value-type="float" office:value="2.1533203125">
                <text:p>2.15332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7528">
                <text:p>187530</text:p>
              </table:table-cell>
              <table:table-cell office:value-type="float" office:value="2.1533203125">
                <text:p>2.15332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9144">
                <text:p>189140</text:p>
              </table:table-cell>
              <table:table-cell office:value-type="float" office:value="2.1435546875">
                <text:p>2.143554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0760">
                <text:p>190760</text:p>
              </table:table-cell>
              <table:table-cell office:value-type="float" office:value="2.1484375">
                <text:p>2.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2376">
                <text:p>192380</text:p>
              </table:table-cell>
              <table:table-cell office:value-type="float" office:value="2.1484375">
                <text:p>2.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3992">
                <text:p>19399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5600">
                <text:p>19560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7216">
                <text:p>197220</text:p>
              </table:table-cell>
              <table:table-cell office:value-type="float" office:value="2.1533203125">
                <text:p>2.15332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8832">
                <text:p>19883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48">
                <text:p>200450</text:p>
              </table:table-cell>
              <table:table-cell office:value-type="float" office:value="2.1630859375">
                <text:p>2.16308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2064">
                <text:p>202060</text:p>
              </table:table-cell>
              <table:table-cell office:value-type="float" office:value="2.1630859375">
                <text:p>2.16308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3680">
                <text:p>203680</text:p>
              </table:table-cell>
              <table:table-cell office:value-type="float" office:value="2.1630859375">
                <text:p>2.16308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5296">
                <text:p>205300</text:p>
              </table:table-cell>
              <table:table-cell office:value-type="float" office:value="2.1533203125">
                <text:p>2.15332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6912">
                <text:p>20691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8528">
                <text:p>208530</text:p>
              </table:table-cell>
              <table:table-cell office:value-type="float" office:value="2.16796875">
                <text:p>2.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0136">
                <text:p>210140</text:p>
              </table:table-cell>
              <table:table-cell office:value-type="float" office:value="2.16796875">
                <text:p>2.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1752">
                <text:p>211750</text:p>
              </table:table-cell>
              <table:table-cell office:value-type="float" office:value="2.16796875">
                <text:p>2.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3368">
                <text:p>213370</text:p>
              </table:table-cell>
              <table:table-cell office:value-type="float" office:value="2.1630859375">
                <text:p>2.16308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4984">
                <text:p>214980</text:p>
              </table:table-cell>
              <table:table-cell office:value-type="float" office:value="2.1630859375">
                <text:p>2.16308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6600">
                <text:p>21660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8216">
                <text:p>21822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9832">
                <text:p>219830</text:p>
              </table:table-cell>
              <table:table-cell office:value-type="float" office:value="2.1630859375">
                <text:p>2.1630859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21448">
                <text:p>221450</text:p>
              </table:table-cell>
              <table:table-cell office:value-type="float" office:value="2.16796875">
                <text:p>2.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23056">
                <text:p>223060</text:p>
              </table:table-cell>
              <table:table-cell office:value-type="float" office:value="2.16796875">
                <text:p>2.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24672">
                <text:p>22467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26288">
                <text:p>22629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27904">
                <text:p>227900</text:p>
              </table:table-cell>
              <table:table-cell office:value-type="float" office:value="2.16796875">
                <text:p>2.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29520">
                <text:p>22952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1136">
                <text:p>23114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2752">
                <text:p>23275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4368">
                <text:p>23437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5976">
                <text:p>23598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7592">
                <text:p>23759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9208">
                <text:p>23921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0824">
                <text:p>24082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2440">
                <text:p>24244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4056">
                <text:p>24406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5672">
                <text:p>24567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7288">
                <text:p>24729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8896">
                <text:p>24890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50512">
                <text:p>25051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52128">
                <text:p>25213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53744">
                <text:p>25374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55360">
                <text:p>25536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56976">
                <text:p>25698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58592">
                <text:p>25859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0200">
                <text:p>26020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1816">
                <text:p>26182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3432">
                <text:p>26343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5048">
                <text:p>26505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6664">
                <text:p>26666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8280">
                <text:p>26828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9896">
                <text:p>26990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71512">
                <text:p>27151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73128">
                <text:p>27313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74736">
                <text:p>27474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76352">
                <text:p>27635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77968">
                <text:p>27797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79584">
                <text:p>27958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81200">
                <text:p>28120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82816">
                <text:p>28282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84432">
                <text:p>28443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86048">
                <text:p>28605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87656">
                <text:p>28766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89272">
                <text:p>28927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0888">
                <text:p>29089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2504">
                <text:p>29250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4120">
                <text:p>29412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5736">
                <text:p>29574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7352">
                <text:p>297350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8960">
                <text:p>29896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00576">
                <text:p>30058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02200">
                <text:p>30220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03808">
                <text:p>30381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05424">
                <text:p>30542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07040">
                <text:p>30704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08656">
                <text:p>30866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0280">
                <text:p>31028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1888">
                <text:p>31189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3496">
                <text:p>31350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5112">
                <text:p>31511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6728">
                <text:p>31673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8344">
                <text:p>31834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9960">
                <text:p>31996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1576">
                <text:p>32158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3192">
                <text:p>32319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4808">
                <text:p>32481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6416">
                <text:p>32642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8032">
                <text:p>32803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9648">
                <text:p>32965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1264">
                <text:p>33126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2880">
                <text:p>33288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4496">
                <text:p>33450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6112">
                <text:p>33611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7720">
                <text:p>33772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9336">
                <text:p>33934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40952">
                <text:p>34095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42568">
                <text:p>34257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44192">
                <text:p>34419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45800">
                <text:p>34580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47416">
                <text:p>34742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49032">
                <text:p>34903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50640">
                <text:p>35064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52264">
                <text:p>35226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53872">
                <text:p>35387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55488">
                <text:p>35549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57104">
                <text:p>35710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58720">
                <text:p>35872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60336">
                <text:p>36034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61952">
                <text:p>36195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63568">
                <text:p>36357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65176">
                <text:p>36518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66792">
                <text:p>36679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68408">
                <text:p>36841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70024">
                <text:p>37002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71640">
                <text:p>37164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73256">
                <text:p>37326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74872">
                <text:p>37487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76488">
                <text:p>37649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78096">
                <text:p>37810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79712">
                <text:p>37971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81328">
                <text:p>38133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82944">
                <text:p>38294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84560">
                <text:p>38456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86176">
                <text:p>38618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87792">
                <text:p>38779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89408">
                <text:p>38941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1016">
                <text:p>39102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2632">
                <text:p>39263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4248">
                <text:p>39425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5864">
                <text:p>39586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7480">
                <text:p>39748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9096">
                <text:p>39910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00712">
                <text:p>40071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02328">
                <text:p>40233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03936">
                <text:p>40394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05552">
                <text:p>40555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07168">
                <text:p>40717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08784">
                <text:p>40878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0400">
                <text:p>41040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2016">
                <text:p>41202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3632">
                <text:p>41363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5248">
                <text:p>41525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6856">
                <text:p>41686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8472">
                <text:p>41847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0088">
                <text:p>42009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1704">
                <text:p>42170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3320">
                <text:p>42332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4936">
                <text:p>42494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552">
                <text:p>42655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8160">
                <text:p>42816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9776">
                <text:p>42978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1392">
                <text:p>43139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3008">
                <text:p>43301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4624">
                <text:p>43462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6240">
                <text:p>43624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7856">
                <text:p>43786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9472">
                <text:p>43947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1088">
                <text:p>44109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2696">
                <text:p>44270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4312">
                <text:p>44431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5928">
                <text:p>44593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7544">
                <text:p>44754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9160">
                <text:p>44916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50776">
                <text:p>45078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52392">
                <text:p>45239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54008">
                <text:p>45401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55616">
                <text:p>45562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57232">
                <text:p>45723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58848">
                <text:p>45885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60464">
                <text:p>46046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62080">
                <text:p>46208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63696">
                <text:p>46370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65312">
                <text:p>46531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66920">
                <text:p>46692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68536">
                <text:p>46854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70152">
                <text:p>47015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71768">
                <text:p>47177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73384">
                <text:p>47338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76616">
                <text:p>47662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78232">
                <text:p>47823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79848">
                <text:p>47985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81456">
                <text:p>48146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83072">
                <text:p>48307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84688">
                <text:p>48469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86304">
                <text:p>48630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87920">
                <text:p>48792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89536">
                <text:p>48954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1152">
                <text:p>49115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2760">
                <text:p>49276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4376">
                <text:p>49438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5992">
                <text:p>49599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7608">
                <text:p>49761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9224">
                <text:p>49922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0840">
                <text:p>50084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2456">
                <text:p>50246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4072">
                <text:p>50407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5688">
                <text:p>50569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7296">
                <text:p>50730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8912">
                <text:p>50891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10528">
                <text:p>51053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12144">
                <text:p>51214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13760">
                <text:p>51376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15376">
                <text:p>51538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16992">
                <text:p>51699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18608">
                <text:p>51861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20216">
                <text:p>52022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21832">
                <text:p>52183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23448">
                <text:p>52345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25064">
                <text:p>52506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26680">
                <text:p>52668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28296">
                <text:p>52830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29912">
                <text:p>52991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31520">
                <text:p>53152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33136">
                <text:p>53314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34752">
                <text:p>53475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36368">
                <text:p>53637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37984">
                <text:p>53798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39600">
                <text:p>53960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41216">
                <text:p>54122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42832">
                <text:p>54283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44440">
                <text:p>54444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46056">
                <text:p>54606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47672">
                <text:p>54767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49288">
                <text:p>54929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0904">
                <text:p>55090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2520">
                <text:p>55252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4136">
                <text:p>55414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5752">
                <text:p>55575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7368">
                <text:p>55737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8976">
                <text:p>55898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60592">
                <text:p>56059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62208">
                <text:p>56221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63824">
                <text:p>56382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65440">
                <text:p>56544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67056">
                <text:p>56706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68672">
                <text:p>56867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70288">
                <text:p>57029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71896">
                <text:p>57190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73512">
                <text:p>57351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75128">
                <text:p>57513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76744">
                <text:p>57674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78360">
                <text:p>57836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79976">
                <text:p>57998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81592">
                <text:p>58159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83208">
                <text:p>58321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84824">
                <text:p>58482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86432">
                <text:p>58643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88048">
                <text:p>58805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89664">
                <text:p>58966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91280">
                <text:p>59128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92904">
                <text:p>59290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94512">
                <text:p>59451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96128">
                <text:p>59613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97736">
                <text:p>59774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99352">
                <text:p>59935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00968">
                <text:p>60097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02584">
                <text:p>60258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04200">
                <text:p>60420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05816">
                <text:p>60582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07432">
                <text:p>60743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09040">
                <text:p>60904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10656">
                <text:p>61066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12272">
                <text:p>61227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13888">
                <text:p>61389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15504">
                <text:p>61550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17120">
                <text:p>61712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18736">
                <text:p>61874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20352">
                <text:p>62035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21960">
                <text:p>62196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23576">
                <text:p>62358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25192">
                <text:p>62519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26816">
                <text:p>62682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28424">
                <text:p>62842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30040">
                <text:p>63004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31656">
                <text:p>63166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33272">
                <text:p>63327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34888">
                <text:p>63489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36496">
                <text:p>63650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38112">
                <text:p>63811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39728">
                <text:p>63973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41344">
                <text:p>64134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42960">
                <text:p>64296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44576">
                <text:p>64458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46192">
                <text:p>64619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47808">
                <text:p>64781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656cm" svg:height="15.035cm" xlink:href=".." xlink:type="simple" chart:class="chart:scatter" chart:style-name="ch1">
        <chart:title svg:x="13.863cm" svg:y="0.436cm" chart:style-name="ch2">
          <text:p>LED LDR Characteristic</text:p>
        </chart:title>
        <chart:legend chart:legend-position="end" svg:x="31.134cm" svg:y="7.218cm" style:legend-expansion="high" chart:style-name="ch3"/>
        <chart:plot-area chart:style-name="ch4" table:cell-range-address="Characteristic.A1:Characteristic.B256" chart:data-source-has-labels="row" svg:x="1.664cm" svg:y="1.541cm" svg:width="28.817cm" svg:height="12.213cm">
          <chartooo:coordinate-region svg:x="2.471cm" svg:y="1.74cm" svg:width="27.73cm" svg:height="11.367cm"/>
          <chart:axis chart:dimension="x" chart:name="primary-x" chart:style-name="ch5">
            <chart:title svg:x="14.758cm" svg:y="14.054cm" chart:style-name="ch6">
              <text:p>LED PWM values</text:p>
            </chart:title>
          </chart:axis>
          <chart:axis chart:dimension="y" chart:name="primary-y" chart:style-name="ch5">
            <chart:title svg:x="0.451cm" svg:y="8.987cm" chart:style-name="ch7">
              <text:p>LDR Read values</text:p>
            </chart:title>
            <chart:grid chart:style-name="ch8" chart:class="major"/>
          </chart:axis>
          <chart:series chart:style-name="ch9" chart:values-cell-range-address="Characteristic.B2:Characteristic.B256" chart:label-cell-address="Characteristic.B1:Characteristic.B1" chart:class="chart:scatter">
            <chart:domain table:cell-range-address="Characteristic.A2:Characteristic.A256"/>
            <chart:data-point chart:repeated="2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LDR</text:p>
                <draw:g>
                  <svg:desc>Characteristic.B1:Characteristi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haracteristic.A2:Characteristic.A256</svg:desc>
                </draw:g>
              </table:table-cell>
              <table:table-cell office:value-type="float" office:value="4">
                <text:p>4</text:p>
                <draw:g>
                  <svg:desc>Characteristic.B2:Characteristic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82">
                <text:p>5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674cm" svg:height="12.465cm" xlink:href=".." xlink:type="simple" chart:class="chart:line" chart:style-name="ch1">
        <chart:title svg:x="12.415cm" svg:y="0.385cm" chart:style-name="ch2">
          <text:p>Step and Incr Step</text:p>
        </chart:title>
        <chart:legend chart:legend-position="end" svg:x="26.113cm" svg:y="5.684cm" style:legend-expansion="high" chart:style-name="ch3"/>
        <chart:plot-area chart:style-name="ch4" table:cell-range-address="'Incremental Step'.A1:'Incremental Step'.C1234" chart:data-source-has-labels="both" svg:x="1.584cm" svg:y="1.439cm" svg:width="23.956cm" svg:height="9.796cm">
          <chartooo:coordinate-region svg:x="2.311cm" svg:y="1.638cm" svg:width="23.229cm" svg:height="8.151cm"/>
          <chart:axis chart:dimension="x" chart:name="primary-x" chart:style-name="ch5" chartooo:axis-type="auto">
            <chartooo:date-scale/>
            <chart:title svg:x="13.161cm" svg:y="11.484cm" chart:style-name="ch6">
              <text:p>Time</text:p>
            </chart:title>
            <chart:categories table:cell-range-address="'Incremental Step'.A2:'Incremental Step'.A1234"/>
          </chart:axis>
          <chart:axis chart:dimension="y" chart:name="primary-y" chart:style-name="ch5">
            <chart:title svg:x="0.451cm" svg:y="7.069cm" chart:style-name="ch7">
              <text:p>Voltagem</text:p>
            </chart:title>
            <chart:grid chart:style-name="ch8" chart:class="major"/>
          </chart:axis>
          <chart:series chart:style-name="ch9" chart:values-cell-range-address="'Incremental Step'.B2:'Incremental Step'.B1234" chart:label-cell-address="'Incremental Step'.B1:'Incremental Step'.B1" chart:class="chart:line">
            <chart:data-point chart:repeated="1233"/>
          </chart:series>
          <chart:series chart:style-name="ch10" chart:values-cell-range-address="'Incremental Step'.C2:'Incremental Step'.C1234" chart:label-cell-address="'Incremental Step'.C1:'Incremental Step'.C1" chart:class="chart:line">
            <chart:data-point chart:repeated="12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R (V)</text:p>
                <draw:g>
                  <svg:desc>'Incremental Step'.B1:'Incremental Step'.B1</svg:desc>
                </draw:g>
              </table:table-cell>
              <table:table-cell office:value-type="string">
                <text:p>LED (V)</text:p>
                <draw:g>
                  <svg:desc>'Incremental Step'.C1:'Incremental Step'.C1</svg:desc>
                </draw:g>
              </table:table-cell>
            </table:table-row>
          </table:table-header-rows>
          <table:table-rows>
            <table:table-row>
              <table:table-cell office:value-type="float" office:value="448">
                <text:p>450</text:p>
                <draw:g>
                  <svg:desc>'Incremental Step'.A2:'Incremental Step'.A1234</svg:desc>
                </draw:g>
              </table:table-cell>
              <table:table-cell office:value-type="float" office:value="0.029296875">
                <text:p>0.029296875</text:p>
                <draw:g>
                  <svg:desc>'Incremental Step'.B2:'Incremental Step'.B1234</svg:desc>
                </draw:g>
              </table:table-cell>
              <table:table-cell office:value-type="float" office:value="2.50980392156863">
                <text:p>2.50980392156863</text:p>
                <draw:g>
                  <svg:desc>'Incremental Step'.C2:'Incremental Step'.C1234</svg:desc>
                </draw:g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544">
                <text:p>3540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168">
                <text:p>5170</text:p>
              </table:table-cell>
              <table:table-cell office:value-type="float" office:value="0.0830078125">
                <text:p>0.083007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784">
                <text:p>6780</text:p>
              </table:table-cell>
              <table:table-cell office:value-type="float" office:value="0.1318359375">
                <text:p>0.13183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408">
                <text:p>8410</text:p>
              </table:table-cell>
              <table:table-cell office:value-type="float" office:value="0.185546875">
                <text:p>0.18554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024">
                <text:p>10020</text:p>
              </table:table-cell>
              <table:table-cell office:value-type="float" office:value="0.2490234375">
                <text:p>0.24902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696">
                <text:p>11700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360">
                <text:p>13360</text:p>
              </table:table-cell>
              <table:table-cell office:value-type="float" office:value="0.400390625">
                <text:p>0.40039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024">
                <text:p>15020</text:p>
              </table:table-cell>
              <table:table-cell office:value-type="float" office:value="0.478515625">
                <text:p>0.4785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696">
                <text:p>16700</text:p>
              </table:table-cell>
              <table:table-cell office:value-type="float" office:value="0.5615234375">
                <text:p>0.56152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8416">
                <text:p>18420</text:p>
              </table:table-cell>
              <table:table-cell office:value-type="float" office:value="0.64453125">
                <text:p>0.6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0144">
                <text:p>20140</text:p>
              </table:table-cell>
              <table:table-cell office:value-type="float" office:value="0.7275390625">
                <text:p>0.727539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1872">
                <text:p>21870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3592">
                <text:p>23590</text:p>
              </table:table-cell>
              <table:table-cell office:value-type="float" office:value="0.8837890625">
                <text:p>0.883789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5312">
                <text:p>25310</text:p>
              </table:table-cell>
              <table:table-cell office:value-type="float" office:value="0.95703125">
                <text:p>0.95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7040">
                <text:p>27040</text:p>
              </table:table-cell>
              <table:table-cell office:value-type="float" office:value="1.03515625">
                <text:p>1.035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8760">
                <text:p>28760</text:p>
              </table:table-cell>
              <table:table-cell office:value-type="float" office:value="1.0986328125">
                <text:p>1.098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0480">
                <text:p>30480</text:p>
              </table:table-cell>
              <table:table-cell office:value-type="float" office:value="1.162109375">
                <text:p>1.16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2208">
                <text:p>32210</text:p>
              </table:table-cell>
              <table:table-cell office:value-type="float" office:value="1.2158203125">
                <text:p>1.21582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3936">
                <text:p>33940</text:p>
              </table:table-cell>
              <table:table-cell office:value-type="float" office:value="1.279296875">
                <text:p>1.2792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5656">
                <text:p>35660</text:p>
              </table:table-cell>
              <table:table-cell office:value-type="float" office:value="1.3330078125">
                <text:p>1.333007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7384">
                <text:p>37380</text:p>
              </table:table-cell>
              <table:table-cell office:value-type="float" office:value="1.3818359375">
                <text:p>1.38183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9112">
                <text:p>39110</text:p>
              </table:table-cell>
              <table:table-cell office:value-type="float" office:value="1.435546875">
                <text:p>1.43554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0832">
                <text:p>40830</text:p>
              </table:table-cell>
              <table:table-cell office:value-type="float" office:value="1.474609375">
                <text:p>1.47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1.513671875">
                <text:p>1.51367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.5478515625">
                <text:p>1.54785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6008">
                <text:p>46010</text:p>
              </table:table-cell>
              <table:table-cell office:value-type="float" office:value="1.58203125">
                <text:p>1.582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7736">
                <text:p>47740</text:p>
              </table:table-cell>
              <table:table-cell office:value-type="float" office:value="1.6162109375">
                <text:p>1.616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9464">
                <text:p>49460</text:p>
              </table:table-cell>
              <table:table-cell office:value-type="float" office:value="1.6552734375">
                <text:p>1.65527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1184">
                <text:p>51180</text:p>
              </table:table-cell>
              <table:table-cell office:value-type="float" office:value="1.6796875">
                <text:p>1.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2912">
                <text:p>52910</text:p>
              </table:table-cell>
              <table:table-cell office:value-type="float" office:value="1.7041015625">
                <text:p>1.70410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4640">
                <text:p>54640</text:p>
              </table:table-cell>
              <table:table-cell office:value-type="float" office:value="1.7236328125">
                <text:p>1.7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6360">
                <text:p>56360</text:p>
              </table:table-cell>
              <table:table-cell office:value-type="float" office:value="1.748046875">
                <text:p>1.74804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8080">
                <text:p>58080</text:p>
              </table:table-cell>
              <table:table-cell office:value-type="float" office:value="1.7724609375">
                <text:p>1.77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9808">
                <text:p>59810</text:p>
              </table:table-cell>
              <table:table-cell office:value-type="float" office:value="1.7919921875">
                <text:p>1.79199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1528">
                <text:p>61530</text:p>
              </table:table-cell>
              <table:table-cell office:value-type="float" office:value="1.81640625">
                <text:p>1.816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3248">
                <text:p>63250</text:p>
              </table:table-cell>
              <table:table-cell office:value-type="float" office:value="1.8310546875">
                <text:p>1.831054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4976">
                <text:p>64980</text:p>
              </table:table-cell>
              <table:table-cell office:value-type="float" office:value="1.8505859375">
                <text:p>1.850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6704">
                <text:p>66700</text:p>
              </table:table-cell>
              <table:table-cell office:value-type="float" office:value="1.8603515625">
                <text:p>1.86035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8424">
                <text:p>68420</text:p>
              </table:table-cell>
              <table:table-cell office:value-type="float" office:value="1.875">
                <text:p>1.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0152">
                <text:p>70150</text:p>
              </table:table-cell>
              <table:table-cell office:value-type="float" office:value="1.8896484375">
                <text:p>1.8896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1880">
                <text:p>71880</text:p>
              </table:table-cell>
              <table:table-cell office:value-type="float" office:value="1.9091796875">
                <text:p>1.9091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1.9189453125">
                <text:p>1.9189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5328">
                <text:p>75330</text:p>
              </table:table-cell>
              <table:table-cell office:value-type="float" office:value="1.93359375">
                <text:p>1.933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7056">
                <text:p>77060</text:p>
              </table:table-cell>
              <table:table-cell office:value-type="float" office:value="1.93359375">
                <text:p>1.933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8776">
                <text:p>78780</text:p>
              </table:table-cell>
              <table:table-cell office:value-type="float" office:value="1.9482421875">
                <text:p>1.9482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0504">
                <text:p>80500</text:p>
              </table:table-cell>
              <table:table-cell office:value-type="float" office:value="1.9580078125">
                <text:p>1.958007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2232">
                <text:p>82230</text:p>
              </table:table-cell>
              <table:table-cell office:value-type="float" office:value="1.9677734375">
                <text:p>1.96777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3952">
                <text:p>83950</text:p>
              </table:table-cell>
              <table:table-cell office:value-type="float" office:value="1.982421875">
                <text:p>1.982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5680">
                <text:p>85680</text:p>
              </table:table-cell>
              <table:table-cell office:value-type="float" office:value="1.9921875">
                <text:p>1.99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7408">
                <text:p>87410</text:p>
              </table:table-cell>
              <table:table-cell office:value-type="float" office:value="1.9970703125">
                <text:p>1.997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9128">
                <text:p>89130</text:p>
              </table:table-cell>
              <table:table-cell office:value-type="float" office:value="1.9970703125">
                <text:p>1.997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0848">
                <text:p>90850</text:p>
              </table:table-cell>
              <table:table-cell office:value-type="float" office:value="2.0068359375">
                <text:p>2.00683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2576">
                <text:p>92580</text:p>
              </table:table-cell>
              <table:table-cell office:value-type="float" office:value="2.0166015625">
                <text:p>2.01660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4296">
                <text:p>94300</text:p>
              </table:table-cell>
              <table:table-cell office:value-type="float" office:value="2.03125">
                <text:p>2.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6016">
                <text:p>96020</text:p>
              </table:table-cell>
              <table:table-cell office:value-type="float" office:value="2.0361328125">
                <text:p>2.0361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7744">
                <text:p>97740</text:p>
              </table:table-cell>
              <table:table-cell office:value-type="float" office:value="2.041015625">
                <text:p>2.0410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9472">
                <text:p>99470</text:p>
              </table:table-cell>
              <table:table-cell office:value-type="float" office:value="2.0361328125">
                <text:p>2.0361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1192">
                <text:p>101190</text:p>
              </table:table-cell>
              <table:table-cell office:value-type="float" office:value="2.0458984375">
                <text:p>2.04589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2968">
                <text:p>102970</text:p>
              </table:table-cell>
              <table:table-cell office:value-type="float" office:value="2.05078125">
                <text:p>2.0507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4744">
                <text:p>104740</text:p>
              </table:table-cell>
              <table:table-cell office:value-type="float" office:value="2.0556640625">
                <text:p>2.05566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6512">
                <text:p>106510</text:p>
              </table:table-cell>
              <table:table-cell office:value-type="float" office:value="2.0703125">
                <text:p>2.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8280">
                <text:p>108280</text:p>
              </table:table-cell>
              <table:table-cell office:value-type="float" office:value="2.0703125">
                <text:p>2.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0056">
                <text:p>110060</text:p>
              </table:table-cell>
              <table:table-cell office:value-type="float" office:value="2.0751953125">
                <text:p>2.07519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1832">
                <text:p>111830</text:p>
              </table:table-cell>
              <table:table-cell office:value-type="float" office:value="2.080078125">
                <text:p>2.08007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3600">
                <text:p>113600</text:p>
              </table:table-cell>
              <table:table-cell office:value-type="float" office:value="2.0751953125">
                <text:p>2.07519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5376">
                <text:p>115380</text:p>
              </table:table-cell>
              <table:table-cell office:value-type="float" office:value="2.0849609375">
                <text:p>2.0849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7152">
                <text:p>117150</text:p>
              </table:table-cell>
              <table:table-cell office:value-type="float" office:value="2.08984375">
                <text:p>2.089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8928">
                <text:p>118930</text:p>
              </table:table-cell>
              <table:table-cell office:value-type="float" office:value="2.0947265625">
                <text:p>2.0947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0696">
                <text:p>120700</text:p>
              </table:table-cell>
              <table:table-cell office:value-type="float" office:value="2.1044921875">
                <text:p>2.10449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2472">
                <text:p>122470</text:p>
              </table:table-cell>
              <table:table-cell office:value-type="float" office:value="2.1044921875">
                <text:p>2.10449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4248">
                <text:p>124250</text:p>
              </table:table-cell>
              <table:table-cell office:value-type="float" office:value="2.109375">
                <text:p>2.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6016">
                <text:p>126020</text:p>
              </table:table-cell>
              <table:table-cell office:value-type="float" office:value="2.099609375">
                <text:p>2.099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7784">
                <text:p>127780</text:p>
              </table:table-cell>
              <table:table-cell office:value-type="float" office:value="2.109375">
                <text:p>2.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9560">
                <text:p>129560</text:p>
              </table:table-cell>
              <table:table-cell office:value-type="float" office:value="2.109375">
                <text:p>2.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1336">
                <text:p>131340</text:p>
              </table:table-cell>
              <table:table-cell office:value-type="float" office:value="2.1142578125">
                <text:p>2.114257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3104">
                <text:p>133100</text:p>
              </table:table-cell>
              <table:table-cell office:value-type="float" office:value="2.1240234375">
                <text:p>2.12402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4880">
                <text:p>134880</text:p>
              </table:table-cell>
              <table:table-cell office:value-type="float" office:value="2.12890625">
                <text:p>2.1289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6656">
                <text:p>136660</text:p>
              </table:table-cell>
              <table:table-cell office:value-type="float" office:value="2.12890625">
                <text:p>2.1289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8432">
                <text:p>138430</text:p>
              </table:table-cell>
              <table:table-cell office:value-type="float" office:value="2.12890625">
                <text:p>2.1289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0200">
                <text:p>140200</text:p>
              </table:table-cell>
              <table:table-cell office:value-type="float" office:value="2.1240234375">
                <text:p>2.12402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1976">
                <text:p>141980</text:p>
              </table:table-cell>
              <table:table-cell office:value-type="float" office:value="2.12890625">
                <text:p>2.1289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3752">
                <text:p>143750</text:p>
              </table:table-cell>
              <table:table-cell office:value-type="float" office:value="2.1337890625">
                <text:p>2.133789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5528">
                <text:p>145530</text:p>
              </table:table-cell>
              <table:table-cell office:value-type="float" office:value="2.1337890625">
                <text:p>2.133789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7296">
                <text:p>147300</text:p>
              </table:table-cell>
              <table:table-cell office:value-type="float" office:value="2.1435546875">
                <text:p>2.143554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9072">
                <text:p>149070</text:p>
              </table:table-cell>
              <table:table-cell office:value-type="float" office:value="2.1435546875">
                <text:p>2.143554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0848">
                <text:p>150850</text:p>
              </table:table-cell>
              <table:table-cell office:value-type="float" office:value="2.1435546875">
                <text:p>2.143554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2616">
                <text:p>152620</text:p>
              </table:table-cell>
              <table:table-cell office:value-type="float" office:value="2.1484375">
                <text:p>2.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4384">
                <text:p>154380</text:p>
              </table:table-cell>
              <table:table-cell office:value-type="float" office:value="2.1435546875">
                <text:p>2.143554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6160">
                <text:p>156160</text:p>
              </table:table-cell>
              <table:table-cell office:value-type="float" office:value="2.1435546875">
                <text:p>2.143554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7936">
                <text:p>157940</text:p>
              </table:table-cell>
              <table:table-cell office:value-type="float" office:value="2.1484375">
                <text:p>2.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9704">
                <text:p>15970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1480">
                <text:p>16148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3256">
                <text:p>16326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5032">
                <text:p>16503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6800">
                <text:p>166800</text:p>
              </table:table-cell>
              <table:table-cell office:value-type="float" office:value="2.1533203125">
                <text:p>2.15332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8576">
                <text:p>16858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0352">
                <text:p>170350</text:p>
              </table:table-cell>
              <table:table-cell office:value-type="float" office:value="2.158203125">
                <text:p>2.1582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2120">
                <text:p>172120</text:p>
              </table:table-cell>
              <table:table-cell office:value-type="float" office:value="2.1630859375">
                <text:p>2.1630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3888">
                <text:p>173890</text:p>
              </table:table-cell>
              <table:table-cell office:value-type="float" office:value="2.16796875">
                <text:p>2.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5664">
                <text:p>175660</text:p>
              </table:table-cell>
              <table:table-cell office:value-type="float" office:value="2.16796875">
                <text:p>2.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7440">
                <text:p>17744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9208">
                <text:p>17921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80976">
                <text:p>180980</text:p>
              </table:table-cell>
              <table:table-cell office:value-type="float" office:value="2.1630859375">
                <text:p>2.1630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82752">
                <text:p>182750</text:p>
              </table:table-cell>
              <table:table-cell office:value-type="float" office:value="2.16796875">
                <text:p>2.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84528">
                <text:p>18453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86296">
                <text:p>186300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88072">
                <text:p>18807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89848">
                <text:p>18985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91624">
                <text:p>19162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93392">
                <text:p>19339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95168">
                <text:p>19517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96944">
                <text:p>19694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98712">
                <text:p>198710</text:p>
              </table:table-cell>
              <table:table-cell office:value-type="float" office:value="2.177734375">
                <text:p>2.17773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00480">
                <text:p>200480</text:p>
              </table:table-cell>
              <table:table-cell office:value-type="float" office:value="2.1875">
                <text:p>2.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02256">
                <text:p>202260</text:p>
              </table:table-cell>
              <table:table-cell office:value-type="float" office:value="2.1875">
                <text:p>2.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04032">
                <text:p>204030</text:p>
              </table:table-cell>
              <table:table-cell office:value-type="float" office:value="2.1875">
                <text:p>2.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05800">
                <text:p>205800</text:p>
              </table:table-cell>
              <table:table-cell office:value-type="float" office:value="2.1875">
                <text:p>2.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07576">
                <text:p>20758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09352">
                <text:p>209350</text:p>
              </table:table-cell>
              <table:table-cell office:value-type="float" office:value="2.1826171875">
                <text:p>2.182617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11128">
                <text:p>211130</text:p>
              </table:table-cell>
              <table:table-cell office:value-type="float" office:value="2.1875">
                <text:p>2.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12896">
                <text:p>212900</text:p>
              </table:table-cell>
              <table:table-cell office:value-type="float" office:value="2.1875">
                <text:p>2.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14672">
                <text:p>21467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16448">
                <text:p>21645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18216">
                <text:p>21822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19984">
                <text:p>21998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21760">
                <text:p>221760</text:p>
              </table:table-cell>
              <table:table-cell office:value-type="float" office:value="2.1875">
                <text:p>2.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23536">
                <text:p>22354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25304">
                <text:p>22530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27072">
                <text:p>22707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28848">
                <text:p>22885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30624">
                <text:p>23062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32392">
                <text:p>23239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34168">
                <text:p>234170</text:p>
              </table:table-cell>
              <table:table-cell office:value-type="float" office:value="2.1923828125">
                <text:p>2.19238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35944">
                <text:p>23594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37720">
                <text:p>23772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39488">
                <text:p>23949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41264">
                <text:p>24126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43040">
                <text:p>24304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44808">
                <text:p>24481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46576">
                <text:p>24658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48352">
                <text:p>248350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50128">
                <text:p>25013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51896">
                <text:p>25190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53672">
                <text:p>25367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55448">
                <text:p>25545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57224">
                <text:p>25722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58992">
                <text:p>25899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60768">
                <text:p>26077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62544">
                <text:p>26254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64320">
                <text:p>26432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66088">
                <text:p>26609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67864">
                <text:p>26786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69640">
                <text:p>26964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71408">
                <text:p>27141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73176">
                <text:p>27318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74952">
                <text:p>274950</text:p>
              </table:table-cell>
              <table:table-cell office:value-type="float" office:value="2.2021484375">
                <text:p>2.2021484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76728">
                <text:p>27673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78496">
                <text:p>27850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80272">
                <text:p>28027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82048">
                <text:p>28205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83824">
                <text:p>28382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85592">
                <text:p>28559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87368">
                <text:p>28737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89144">
                <text:p>289140</text:p>
              </table:table-cell>
              <table:table-cell office:value-type="float" office:value="2.20703125">
                <text:p>2.2070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90912">
                <text:p>29091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92680">
                <text:p>29268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94456">
                <text:p>29446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96232">
                <text:p>29623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98000">
                <text:p>29800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299768">
                <text:p>29977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01544">
                <text:p>30154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03320">
                <text:p>30332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05088">
                <text:p>30509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06864">
                <text:p>30686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08640">
                <text:p>30864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10416">
                <text:p>31042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12184">
                <text:p>31218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13960">
                <text:p>31396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15736">
                <text:p>315740</text:p>
              </table:table-cell>
              <table:table-cell office:value-type="float" office:value="2.2119140625">
                <text:p>2.2119140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17504">
                <text:p>31750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19272">
                <text:p>31927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21048">
                <text:p>32105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22824">
                <text:p>32282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24592">
                <text:p>32459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26368">
                <text:p>32637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28144">
                <text:p>32814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29920">
                <text:p>329920</text:p>
              </table:table-cell>
              <table:table-cell office:value-type="float" office:value="2.216796875">
                <text:p>2.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31688">
                <text:p>33169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33464">
                <text:p>33346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35240">
                <text:p>33524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37016">
                <text:p>33702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38784">
                <text:p>33878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40560">
                <text:p>34056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42336">
                <text:p>34234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44104">
                <text:p>34410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45872">
                <text:p>34587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47648">
                <text:p>34765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49424">
                <text:p>34942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51192">
                <text:p>35119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52968">
                <text:p>35297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54744">
                <text:p>35474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56520">
                <text:p>35652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58288">
                <text:p>35829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60064">
                <text:p>36006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61840">
                <text:p>36184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63608">
                <text:p>36361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65376">
                <text:p>36538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67152">
                <text:p>36715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68928">
                <text:p>36893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70696">
                <text:p>37070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72464">
                <text:p>372460</text:p>
              </table:table-cell>
              <table:table-cell office:value-type="float" office:value="2.2216796875">
                <text:p>2.2216796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74240">
                <text:p>37424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76016">
                <text:p>37602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77784">
                <text:p>37778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79560">
                <text:p>37956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81336">
                <text:p>38134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83112">
                <text:p>38311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84880">
                <text:p>38488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86656">
                <text:p>38666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88432">
                <text:p>38843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90200">
                <text:p>39020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91968">
                <text:p>39197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93744">
                <text:p>39374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95520">
                <text:p>39552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97288">
                <text:p>39729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399064">
                <text:p>39906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00840">
                <text:p>40084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02616">
                <text:p>40262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04384">
                <text:p>40438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06160">
                <text:p>40616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07936">
                <text:p>40794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09704">
                <text:p>40970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11472">
                <text:p>41147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13248">
                <text:p>41325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15024">
                <text:p>41502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16792">
                <text:p>41679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18560">
                <text:p>41856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20336">
                <text:p>42034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22112">
                <text:p>42211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23880">
                <text:p>423880</text:p>
              </table:table-cell>
              <table:table-cell office:value-type="float" office:value="2.2265625">
                <text:p>2.2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25656">
                <text:p>42566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27432">
                <text:p>42743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29208">
                <text:p>42921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30976">
                <text:p>43098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32752">
                <text:p>43275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34528">
                <text:p>43453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36296">
                <text:p>43630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38064">
                <text:p>43806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39840">
                <text:p>43984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41616">
                <text:p>44162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43384">
                <text:p>44338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45160">
                <text:p>44516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46936">
                <text:p>4469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48712">
                <text:p>44871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50480">
                <text:p>45048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52256">
                <text:p>45226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54032">
                <text:p>45403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55808">
                <text:p>45581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57576">
                <text:p>45758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59352">
                <text:p>45935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61128">
                <text:p>46113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62896">
                <text:p>46290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64664">
                <text:p>46466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66440">
                <text:p>46644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68216">
                <text:p>46822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69984">
                <text:p>46998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71760">
                <text:p>4717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73536">
                <text:p>4735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75312">
                <text:p>47531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77080">
                <text:p>47708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78856">
                <text:p>478860</text:p>
              </table:table-cell>
              <table:table-cell office:value-type="float" office:value="2.2314453125">
                <text:p>2.2314453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80632">
                <text:p>48063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82400">
                <text:p>48240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84168">
                <text:p>48417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85944">
                <text:p>4859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87720">
                <text:p>48772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89488">
                <text:p>48949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91256">
                <text:p>49126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93032">
                <text:p>49303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94808">
                <text:p>49481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96576">
                <text:p>49658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498352">
                <text:p>49835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00128">
                <text:p>5001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01904">
                <text:p>50190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03672">
                <text:p>50367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05448">
                <text:p>50545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07224">
                <text:p>50722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08992">
                <text:p>50899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10760">
                <text:p>51076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12536">
                <text:p>5125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14312">
                <text:p>51431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16080">
                <text:p>51608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17856">
                <text:p>51786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19632">
                <text:p>51963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21408">
                <text:p>52141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23176">
                <text:p>52318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24952">
                <text:p>52495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26728">
                <text:p>5267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28504">
                <text:p>5285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30272">
                <text:p>53027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32048">
                <text:p>53205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33824">
                <text:p>53382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35592">
                <text:p>53559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37360">
                <text:p>53736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39136">
                <text:p>5391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40912">
                <text:p>54091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42680">
                <text:p>54268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44456">
                <text:p>5444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46232">
                <text:p>54623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48008">
                <text:p>54801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49776">
                <text:p>54978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51552">
                <text:p>55155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53328">
                <text:p>5533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55096">
                <text:p>5551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56864">
                <text:p>5568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58640">
                <text:p>5586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60416">
                <text:p>56042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62184">
                <text:p>56218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63952">
                <text:p>56395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65728">
                <text:p>56573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67504">
                <text:p>5675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69272">
                <text:p>56927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71048">
                <text:p>57105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72824">
                <text:p>5728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74600">
                <text:p>57460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76368">
                <text:p>57637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78144">
                <text:p>5781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79920">
                <text:p>5799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81688">
                <text:p>58169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83456">
                <text:p>5834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85232">
                <text:p>5852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87008">
                <text:p>58701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88776">
                <text:p>58878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90552">
                <text:p>59055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92328">
                <text:p>59233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94104">
                <text:p>5941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95872">
                <text:p>5958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97648">
                <text:p>5976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599424">
                <text:p>5994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01192">
                <text:p>60119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02960">
                <text:p>60296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04736">
                <text:p>6047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06512">
                <text:p>60651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08280">
                <text:p>6082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10048">
                <text:p>61005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11824">
                <text:p>6118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13600">
                <text:p>61360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15368">
                <text:p>61537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17144">
                <text:p>6171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18920">
                <text:p>6189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20696">
                <text:p>6207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22464">
                <text:p>6224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24240">
                <text:p>6242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26016">
                <text:p>6260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27784">
                <text:p>62778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29552">
                <text:p>62955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31328">
                <text:p>63133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33104">
                <text:p>63310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34872">
                <text:p>6348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36648">
                <text:p>6366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38424">
                <text:p>6384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40200">
                <text:p>6402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41968">
                <text:p>64197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43744">
                <text:p>6437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45520">
                <text:p>64552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47296">
                <text:p>6473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49064">
                <text:p>6490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50840">
                <text:p>6508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52616">
                <text:p>6526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54384">
                <text:p>65438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56152">
                <text:p>65615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57928">
                <text:p>65793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59704">
                <text:p>6597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61472">
                <text:p>6614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63248">
                <text:p>6632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65024">
                <text:p>6650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66800">
                <text:p>6668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68568">
                <text:p>66857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70344">
                <text:p>6703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72120">
                <text:p>6721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73888">
                <text:p>67389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75656">
                <text:p>6756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77432">
                <text:p>6774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79208">
                <text:p>6792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80976">
                <text:p>6809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82744">
                <text:p>6827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84520">
                <text:p>68452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86296">
                <text:p>6863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88064">
                <text:p>6880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89840">
                <text:p>6898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91616">
                <text:p>6916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93392">
                <text:p>6933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95160">
                <text:p>69516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96936">
                <text:p>6969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698712">
                <text:p>69871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00480">
                <text:p>70048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02248">
                <text:p>7022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04024">
                <text:p>7040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05800">
                <text:p>7058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07568">
                <text:p>7075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09344">
                <text:p>7093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11120">
                <text:p>7111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12896">
                <text:p>7129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14664">
                <text:p>7146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16440">
                <text:p>7164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18216">
                <text:p>718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19992">
                <text:p>7199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21760">
                <text:p>7217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23536">
                <text:p>7235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25312">
                <text:p>72531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27080">
                <text:p>72708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28848">
                <text:p>7288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30624">
                <text:p>7306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32400">
                <text:p>7324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34168">
                <text:p>7341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35944">
                <text:p>7359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37720">
                <text:p>7377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39496">
                <text:p>7395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41264">
                <text:p>7412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43040">
                <text:p>7430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44816">
                <text:p>7448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46584">
                <text:p>7465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48352">
                <text:p>7483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50128">
                <text:p>75013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51904">
                <text:p>7519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53672">
                <text:p>75367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55440">
                <text:p>7554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57216">
                <text:p>757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58992">
                <text:p>7589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60760">
                <text:p>7607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62536">
                <text:p>76254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64312">
                <text:p>76431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66088">
                <text:p>76609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67856">
                <text:p>7678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69632">
                <text:p>7696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71408">
                <text:p>7714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73176">
                <text:p>7731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74944">
                <text:p>7749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76720">
                <text:p>77672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78496">
                <text:p>7785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80264">
                <text:p>7802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82040">
                <text:p>7820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83816">
                <text:p>7838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85592">
                <text:p>7855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87360">
                <text:p>7873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89136">
                <text:p>7891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90912">
                <text:p>79091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92680">
                <text:p>79268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94448">
                <text:p>79445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96224">
                <text:p>7962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98000">
                <text:p>7980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799768">
                <text:p>7997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01536">
                <text:p>8015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03312">
                <text:p>803310</text:p>
              </table:table-cell>
              <table:table-cell office:value-type="float" office:value="2.2412109375">
                <text:p>2.24121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05088">
                <text:p>80509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06856">
                <text:p>8068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08632">
                <text:p>8086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10408">
                <text:p>8104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12184">
                <text:p>8121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13952">
                <text:p>8139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15728">
                <text:p>8157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17504">
                <text:p>8175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19272">
                <text:p>81927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21040">
                <text:p>8210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22816">
                <text:p>8228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24592">
                <text:p>8245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26360">
                <text:p>8263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28136">
                <text:p>8281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29912">
                <text:p>8299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31688">
                <text:p>83169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33456">
                <text:p>8334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35232">
                <text:p>8352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37008">
                <text:p>8370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38784">
                <text:p>8387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40552">
                <text:p>8405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42328">
                <text:p>8423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44104">
                <text:p>8441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45872">
                <text:p>84587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47640">
                <text:p>8476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49416">
                <text:p>8494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51192">
                <text:p>8511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52960">
                <text:p>8529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54736">
                <text:p>8547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56512">
                <text:p>8565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58288">
                <text:p>85829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60056">
                <text:p>8600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61832">
                <text:p>8618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63608">
                <text:p>8636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65376">
                <text:p>8653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67144">
                <text:p>8671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68920">
                <text:p>8689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70696">
                <text:p>8707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72464">
                <text:p>8724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74232">
                <text:p>8742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76008">
                <text:p>8760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77784">
                <text:p>8777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79552">
                <text:p>8795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81328">
                <text:p>8813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83104">
                <text:p>8831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84880">
                <text:p>88488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86648">
                <text:p>88665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88424">
                <text:p>8884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90200">
                <text:p>8902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91968">
                <text:p>8919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93736">
                <text:p>8937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95512">
                <text:p>8955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97288">
                <text:p>8972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899056">
                <text:p>8990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00832">
                <text:p>9008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02608">
                <text:p>9026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04384">
                <text:p>90438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06152">
                <text:p>9061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07928">
                <text:p>9079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09704">
                <text:p>9097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11480">
                <text:p>9114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13248">
                <text:p>91325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15024">
                <text:p>9150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16800">
                <text:p>9168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18568">
                <text:p>9185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20336">
                <text:p>9203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22112">
                <text:p>9221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23888">
                <text:p>9238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25656">
                <text:p>92566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27432">
                <text:p>9274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29208">
                <text:p>9292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30984">
                <text:p>9309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32752">
                <text:p>9327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34528">
                <text:p>9345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36304">
                <text:p>9363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38072">
                <text:p>9380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39840">
                <text:p>9398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41616">
                <text:p>9416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43392">
                <text:p>9433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45160">
                <text:p>9451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46928">
                <text:p>9469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48704">
                <text:p>9487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50480">
                <text:p>9504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52248">
                <text:p>95225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54024">
                <text:p>9540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55800">
                <text:p>9558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57576">
                <text:p>9575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59344">
                <text:p>9593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61120">
                <text:p>9611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62896">
                <text:p>9629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64664">
                <text:p>9646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66432">
                <text:p>9664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68208">
                <text:p>9682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69984">
                <text:p>9699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71752">
                <text:p>9717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73528">
                <text:p>9735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75304">
                <text:p>9753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77080">
                <text:p>9770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78848">
                <text:p>9788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80624">
                <text:p>9806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82400">
                <text:p>9824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84168">
                <text:p>9841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85936">
                <text:p>9859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87712">
                <text:p>9877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89488">
                <text:p>9894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91256">
                <text:p>9912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93024">
                <text:p>9930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94800">
                <text:p>9948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96576">
                <text:p>9965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998344">
                <text:p>9983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00120">
                <text:p>10001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01948">
                <text:p>10019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03768">
                <text:p>10037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05592">
                <text:p>10055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07416">
                <text:p>10074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09248">
                <text:p>100925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11080">
                <text:p>10110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12904">
                <text:p>10129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14728">
                <text:p>10147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16552">
                <text:p>10165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18384">
                <text:p>10183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20220">
                <text:p>1020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22040">
                <text:p>10220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23864">
                <text:p>10238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25696">
                <text:p>102570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27520">
                <text:p>10275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29344">
                <text:p>10293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31180">
                <text:p>10311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32992">
                <text:p>10329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34816">
                <text:p>10348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36640">
                <text:p>10366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38464">
                <text:p>10384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40288">
                <text:p>10402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42112">
                <text:p>10421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43936">
                <text:p>104394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45760">
                <text:p>10457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47584">
                <text:p>10475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49408">
                <text:p>10494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51232">
                <text:p>10512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53056">
                <text:p>10530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54880">
                <text:p>10548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56704">
                <text:p>10567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58528">
                <text:p>10585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60352">
                <text:p>106035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62176">
                <text:p>10621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64000">
                <text:p>10640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65824">
                <text:p>10658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67648">
                <text:p>10676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69472">
                <text:p>10694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71296">
                <text:p>10713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73120">
                <text:p>10731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74944">
                <text:p>10749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76776">
                <text:p>10767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78600">
                <text:p>10786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80424">
                <text:p>10804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82248">
                <text:p>10822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84072">
                <text:p>10840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85896">
                <text:p>10859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87720">
                <text:p>10877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89544">
                <text:p>10895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91368">
                <text:p>10913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93192">
                <text:p>10931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95024">
                <text:p>10950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96848">
                <text:p>10968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098672">
                <text:p>10986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00496">
                <text:p>11005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02328">
                <text:p>11023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04152">
                <text:p>11041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05976">
                <text:p>11059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07800">
                <text:p>11078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09632">
                <text:p>11096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11468">
                <text:p>11114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13288">
                <text:p>11132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15112">
                <text:p>11151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16944">
                <text:p>11169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18776">
                <text:p>11187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20612">
                <text:p>11206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22432">
                <text:p>11224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24256">
                <text:p>11242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26088">
                <text:p>11260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27924">
                <text:p>11279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29744">
                <text:p>11297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31568">
                <text:p>11315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33392">
                <text:p>11333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35224">
                <text:p>11352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37056">
                <text:p>11370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38880">
                <text:p>11388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40704">
                <text:p>11407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42536">
                <text:p>11425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44368">
                <text:p>11443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46200">
                <text:p>11462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48024">
                <text:p>114802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49848">
                <text:p>11498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51672">
                <text:p>11516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53508">
                <text:p>11535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55328">
                <text:p>11553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57152">
                <text:p>11571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58976">
                <text:p>11589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60808">
                <text:p>11608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62632">
                <text:p>11626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64456">
                <text:p>11644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66280">
                <text:p>11662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68112">
                <text:p>11681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69936">
                <text:p>11699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71760">
                <text:p>11717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73584">
                <text:p>11735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75408">
                <text:p>117541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77240">
                <text:p>11772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79076">
                <text:p>11790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80896">
                <text:p>11809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82732">
                <text:p>11827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84544">
                <text:p>11845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86376">
                <text:p>11863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88212">
                <text:p>11882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90032">
                <text:p>11900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91856">
                <text:p>11918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93688">
                <text:p>11936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95512">
                <text:p>119551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97348">
                <text:p>11973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199168">
                <text:p>11991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00992">
                <text:p>12009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02816">
                <text:p>12028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04648">
                <text:p>12046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06472">
                <text:p>12064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08296">
                <text:p>12083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10128">
                <text:p>12101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11960">
                <text:p>12119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13796">
                <text:p>12138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15616">
                <text:p>12156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17440">
                <text:p>12174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19272">
                <text:p>12192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21104">
                <text:p>12211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22928">
                <text:p>12229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24752">
                <text:p>12247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26576">
                <text:p>12265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28408">
                <text:p>122841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30244">
                <text:p>12302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32064">
                <text:p>12320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33888">
                <text:p>12338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35720">
                <text:p>12357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37544">
                <text:p>12375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39380">
                <text:p>12393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41192">
                <text:p>12411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43016">
                <text:p>12430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44848">
                <text:p>12448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46672">
                <text:p>12466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48508">
                <text:p>12485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50320">
                <text:p>12503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52144">
                <text:p>12521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53976">
                <text:p>12539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55812">
                <text:p>12558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57632">
                <text:p>12576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59456">
                <text:p>12594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61288">
                <text:p>12612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63120">
                <text:p>12631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64956">
                <text:p>12649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66776">
                <text:p>12667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68600">
                <text:p>12686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70432">
                <text:p>12704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72256">
                <text:p>12722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74092">
                <text:p>12740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75912">
                <text:p>12759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77736">
                <text:p>12777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79568">
                <text:p>12795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81404">
                <text:p>12814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83224">
                <text:p>1283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85048">
                <text:p>12850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86872">
                <text:p>12868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88696">
                <text:p>12887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90520">
                <text:p>12905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92344">
                <text:p>12923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94168">
                <text:p>12941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95992">
                <text:p>12959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97828">
                <text:p>12978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299648">
                <text:p>12996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01472">
                <text:p>13014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03296">
                <text:p>13033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05128">
                <text:p>130513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06960">
                <text:p>13069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08776">
                <text:p>13087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10600">
                <text:p>13106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12432">
                <text:p>13124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14256">
                <text:p>13142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16080">
                <text:p>13160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17904">
                <text:p>13179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19728">
                <text:p>13197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21552">
                <text:p>13215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23376">
                <text:p>1323380</text:p>
              </table:table-cell>
              <table:table-cell office:value-type="float" office:value="2.24609375">
                <text:p>2.2460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25200">
                <text:p>13252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27024">
                <text:p>13270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28856">
                <text:p>13288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30680">
                <text:p>13306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32512">
                <text:p>133251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34328">
                <text:p>13343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36152">
                <text:p>13361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37976">
                <text:p>13379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39800">
                <text:p>13398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41632">
                <text:p>13416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43448">
                <text:p>13434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45272">
                <text:p>13452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47096">
                <text:p>13471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48920">
                <text:p>13489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50744">
                <text:p>13507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52568">
                <text:p>13525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54392">
                <text:p>13543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56216">
                <text:p>1356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58040">
                <text:p>13580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59864">
                <text:p>13598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61696">
                <text:p>13617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63520">
                <text:p>13635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65344">
                <text:p>13653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67168">
                <text:p>13671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68992">
                <text:p>13689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70816">
                <text:p>13708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72652">
                <text:p>13726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74472">
                <text:p>13744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76296">
                <text:p>13763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78120">
                <text:p>13781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79944">
                <text:p>13799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81776">
                <text:p>13817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83600">
                <text:p>13836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85424">
                <text:p>13854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87256">
                <text:p>13872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89088">
                <text:p>13890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90912">
                <text:p>13909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92736">
                <text:p>13927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94560">
                <text:p>13945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96384">
                <text:p>13963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398220">
                <text:p>1398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00040">
                <text:p>140004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01864">
                <text:p>14018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03688">
                <text:p>14036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05512">
                <text:p>14055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07344">
                <text:p>14073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09168">
                <text:p>14091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10992">
                <text:p>14109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12824">
                <text:p>14128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14648">
                <text:p>14146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16472">
                <text:p>14164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18296">
                <text:p>141830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20120">
                <text:p>14201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21952">
                <text:p>14219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23784">
                <text:p>14237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25608">
                <text:p>14256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27432">
                <text:p>14274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29264">
                <text:p>14292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31096">
                <text:p>14311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32928">
                <text:p>14329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34752">
                <text:p>14347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36576">
                <text:p>14365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38400">
                <text:p>14384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40224">
                <text:p>14402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42048">
                <text:p>14420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43872">
                <text:p>14438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45696">
                <text:p>14457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47520">
                <text:p>14475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49344">
                <text:p>14493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51168">
                <text:p>14511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52992">
                <text:p>145299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54816">
                <text:p>14548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56640">
                <text:p>14566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58464">
                <text:p>14584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60288">
                <text:p>14602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62112">
                <text:p>14621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63944">
                <text:p>14639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65780">
                <text:p>14657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67600">
                <text:p>14676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69424">
                <text:p>14694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71256">
                <text:p>14712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73088">
                <text:p>14730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74920">
                <text:p>14749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76744">
                <text:p>14767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78568">
                <text:p>14785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80392">
                <text:p>14803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82216">
                <text:p>14822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84048">
                <text:p>14840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85864">
                <text:p>14858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87688">
                <text:p>14876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89512">
                <text:p>148951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91348">
                <text:p>14913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93168">
                <text:p>14931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94992">
                <text:p>14949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96824">
                <text:p>14968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498656">
                <text:p>14986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00492">
                <text:p>15004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02304">
                <text:p>15023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04128">
                <text:p>15041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05960">
                <text:p>15059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07792">
                <text:p>15077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09616">
                <text:p>15096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11440">
                <text:p>15114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13264">
                <text:p>15132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15096">
                <text:p>15151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16932">
                <text:p>15169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18752">
                <text:p>15187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20576">
                <text:p>15205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22408">
                <text:p>152241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24240">
                <text:p>15242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26076">
                <text:p>15260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27896">
                <text:p>15279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29720">
                <text:p>15297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31552">
                <text:p>15315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33388">
                <text:p>15333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35216">
                <text:p>1535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37040">
                <text:p>15370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38864">
                <text:p>15388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40688">
                <text:p>15406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42512">
                <text:p>154251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44336">
                <text:p>15443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46160">
                <text:p>15461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47992">
                <text:p>15479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49828">
                <text:p>154983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51648">
                <text:p>15516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53472">
                <text:p>15534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55296">
                <text:p>15553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57128">
                <text:p>15571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58952">
                <text:p>15589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60784">
                <text:p>15607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62600">
                <text:p>15626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64424">
                <text:p>15644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66256">
                <text:p>15662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68092">
                <text:p>15680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69912">
                <text:p>15699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71736">
                <text:p>15717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73568">
                <text:p>15735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75404">
                <text:p>157540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77224">
                <text:p>15772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79048">
                <text:p>15790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80872">
                <text:p>15808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82704">
                <text:p>15827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84540">
                <text:p>15845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86360">
                <text:p>15863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88184">
                <text:p>15881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90016">
                <text:p>15900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91848">
                <text:p>15918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93684">
                <text:p>15936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95504">
                <text:p>15955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97328">
                <text:p>15973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599160">
                <text:p>15991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00996">
                <text:p>16010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02816">
                <text:p>16028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04640">
                <text:p>16046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06464">
                <text:p>16064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08288">
                <text:p>16082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10112">
                <text:p>161011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11948">
                <text:p>161195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13760">
                <text:p>16137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15584">
                <text:p>16155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17416">
                <text:p>16174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19248">
                <text:p>16192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21064">
                <text:p>16210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22888">
                <text:p>16228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24712">
                <text:p>16247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26548">
                <text:p>16265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28368">
                <text:p>16283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30192">
                <text:p>16301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32024">
                <text:p>16320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33848">
                <text:p>16338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35680">
                <text:p>16356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37504">
                <text:p>16375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39328">
                <text:p>16393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41152">
                <text:p>164115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42976">
                <text:p>16429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44800">
                <text:p>164480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46616">
                <text:p>16466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48440">
                <text:p>16484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50264">
                <text:p>16502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52088">
                <text:p>16520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53912">
                <text:p>165391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55736">
                <text:p>16557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57560">
                <text:p>16575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59392">
                <text:p>16593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61220">
                <text:p>1661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63040">
                <text:p>16630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64864">
                <text:p>16648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66688">
                <text:p>16666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68512">
                <text:p>166851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70336">
                <text:p>16703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72160">
                <text:p>16721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73984">
                <text:p>16739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75808">
                <text:p>16758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77632">
                <text:p>167763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79456">
                <text:p>167946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81280">
                <text:p>16812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83104">
                <text:p>16831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84928">
                <text:p>16849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86752">
                <text:p>16867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88588">
                <text:p>16885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90400">
                <text:p>16904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92224">
                <text:p>1692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94048">
                <text:p>16940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95872">
                <text:p>16958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97696">
                <text:p>169770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699520">
                <text:p>16995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01344">
                <text:p>17013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03168">
                <text:p>17031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04992">
                <text:p>170499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06816">
                <text:p>170682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08648">
                <text:p>17086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10480">
                <text:p>17104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12308">
                <text:p>17123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14128">
                <text:p>171413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15960">
                <text:p>17159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17792">
                <text:p>171779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19624">
                <text:p>17196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21440">
                <text:p>17214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23264">
                <text:p>17232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25088">
                <text:p>17250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26920">
                <text:p>17269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28748">
                <text:p>172875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30568">
                <text:p>173057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32392">
                <text:p>173239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34224">
                <text:p>17342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36056">
                <text:p>17360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37880">
                <text:p>17378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39704">
                <text:p>17397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41536">
                <text:p>174154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43360">
                <text:p>17433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45184">
                <text:p>17451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47008">
                <text:p>174701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48832">
                <text:p>174883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50656">
                <text:p>175066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52488">
                <text:p>175249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54316">
                <text:p>17543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56136">
                <text:p>17561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57968">
                <text:p>175797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59800">
                <text:p>175980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61636">
                <text:p>176164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63460">
                <text:p>176346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65280">
                <text:p>17652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67104">
                <text:p>17671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68928">
                <text:p>17689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70752">
                <text:p>177075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72576">
                <text:p>177258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74400">
                <text:p>177440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76224">
                <text:p>177622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78056">
                <text:p>17780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79880">
                <text:p>177988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81704">
                <text:p>178170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83536">
                <text:p>178354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85368">
                <text:p>178537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87204">
                <text:p>1787200</text:p>
              </table:table-cell>
              <table:table-cell office:value-type="float" office:value="2.265625">
                <text:p>2.26562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89016">
                <text:p>178902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90840">
                <text:p>17908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50980392156863">
                <text:p>2.50980392156863</text:p>
              </table:table-cell>
            </table:table-row>
            <table:table-row>
              <table:table-cell office:value-type="float" office:value="1792680">
                <text:p>1792680</text:p>
              </table:table-cell>
              <table:table-cell office:value-type="float" office:value="2.2509765625">
                <text:p>2.250976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793432">
                <text:p>179343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794192">
                <text:p>179419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794944">
                <text:p>1794940</text:p>
              </table:table-cell>
              <table:table-cell office:value-type="float" office:value="2.2607421875">
                <text:p>2.2607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795704">
                <text:p>1795700</text:p>
              </table:table-cell>
              <table:table-cell office:value-type="float" office:value="2.265625">
                <text:p>2.26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796464">
                <text:p>1796460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797264">
                <text:p>1797260</text:p>
              </table:table-cell>
              <table:table-cell office:value-type="float" office:value="2.265625">
                <text:p>2.26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798880">
                <text:p>1798880</text:p>
              </table:table-cell>
              <table:table-cell office:value-type="float" office:value="2.265625">
                <text:p>2.26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00488">
                <text:p>1800490</text:p>
              </table:table-cell>
              <table:table-cell office:value-type="float" office:value="2.265625">
                <text:p>2.26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02104">
                <text:p>1802100</text:p>
              </table:table-cell>
              <table:table-cell office:value-type="float" office:value="2.2705078125">
                <text:p>2.2705078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03720">
                <text:p>1803720</text:p>
              </table:table-cell>
              <table:table-cell office:value-type="float" office:value="2.2802734375">
                <text:p>2.2802734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05336">
                <text:p>1805340</text:p>
              </table:table-cell>
              <table:table-cell office:value-type="float" office:value="2.28515625">
                <text:p>2.285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06952">
                <text:p>1806950</text:p>
              </table:table-cell>
              <table:table-cell office:value-type="float" office:value="2.275390625">
                <text:p>2.275390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08568">
                <text:p>1808570</text:p>
              </table:table-cell>
              <table:table-cell office:value-type="float" office:value="2.2802734375">
                <text:p>2.2802734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10184">
                <text:p>1810180</text:p>
              </table:table-cell>
              <table:table-cell office:value-type="float" office:value="2.28515625">
                <text:p>2.285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11800">
                <text:p>1811800</text:p>
              </table:table-cell>
              <table:table-cell office:value-type="float" office:value="2.294921875">
                <text:p>2.2949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13408">
                <text:p>1813410</text:p>
              </table:table-cell>
              <table:table-cell office:value-type="float" office:value="2.294921875">
                <text:p>2.2949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15024">
                <text:p>1815020</text:p>
              </table:table-cell>
              <table:table-cell office:value-type="float" office:value="2.2900390625">
                <text:p>2.2900390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16640">
                <text:p>1816640</text:p>
              </table:table-cell>
              <table:table-cell office:value-type="float" office:value="2.294921875">
                <text:p>2.2949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18256">
                <text:p>1818260</text:p>
              </table:table-cell>
              <table:table-cell office:value-type="float" office:value="2.3046875">
                <text:p>2.3046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19872">
                <text:p>1819870</text:p>
              </table:table-cell>
              <table:table-cell office:value-type="float" office:value="2.3046875">
                <text:p>2.3046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21488">
                <text:p>1821490</text:p>
              </table:table-cell>
              <table:table-cell office:value-type="float" office:value="2.3046875">
                <text:p>2.3046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23104">
                <text:p>1823100</text:p>
              </table:table-cell>
              <table:table-cell office:value-type="float" office:value="2.2998046875">
                <text:p>2.2998046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24720">
                <text:p>1824720</text:p>
              </table:table-cell>
              <table:table-cell office:value-type="float" office:value="2.2998046875">
                <text:p>2.2998046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26328">
                <text:p>1826330</text:p>
              </table:table-cell>
              <table:table-cell office:value-type="float" office:value="2.3095703125">
                <text:p>2.309570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27944">
                <text:p>1827940</text:p>
              </table:table-cell>
              <table:table-cell office:value-type="float" office:value="2.3095703125">
                <text:p>2.309570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29560">
                <text:p>1829560</text:p>
              </table:table-cell>
              <table:table-cell office:value-type="float" office:value="2.3095703125">
                <text:p>2.309570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31176">
                <text:p>1831180</text:p>
              </table:table-cell>
              <table:table-cell office:value-type="float" office:value="2.3046875">
                <text:p>2.3046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32792">
                <text:p>1832790</text:p>
              </table:table-cell>
              <table:table-cell office:value-type="float" office:value="2.3046875">
                <text:p>2.3046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34408">
                <text:p>183441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36024">
                <text:p>183602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37640">
                <text:p>183764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39248">
                <text:p>1839250</text:p>
              </table:table-cell>
              <table:table-cell office:value-type="float" office:value="2.3046875">
                <text:p>2.3046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40864">
                <text:p>1840860</text:p>
              </table:table-cell>
              <table:table-cell office:value-type="float" office:value="2.3095703125">
                <text:p>2.309570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42480">
                <text:p>184248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44096">
                <text:p>18441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45712">
                <text:p>1845710</text:p>
              </table:table-cell>
              <table:table-cell office:value-type="float" office:value="2.3046875">
                <text:p>2.3046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47328">
                <text:p>1847330</text:p>
              </table:table-cell>
              <table:table-cell office:value-type="float" office:value="2.3095703125">
                <text:p>2.309570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48944">
                <text:p>1848940</text:p>
              </table:table-cell>
              <table:table-cell office:value-type="float" office:value="2.3095703125">
                <text:p>2.309570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50560">
                <text:p>185056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52168">
                <text:p>185217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53784">
                <text:p>1853780</text:p>
              </table:table-cell>
              <table:table-cell office:value-type="float" office:value="2.3095703125">
                <text:p>2.309570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55400">
                <text:p>185540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57016">
                <text:p>185702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58632">
                <text:p>185863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60248">
                <text:p>186025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61864">
                <text:p>1861860</text:p>
              </table:table-cell>
              <table:table-cell office:value-type="float" office:value="2.3095703125">
                <text:p>2.309570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63480">
                <text:p>186348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65088">
                <text:p>186509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66704">
                <text:p>186670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68320">
                <text:p>186832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69944">
                <text:p>186994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71552">
                <text:p>187155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73168">
                <text:p>187317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74784">
                <text:p>187478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76400">
                <text:p>18764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78008">
                <text:p>187801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79624">
                <text:p>187962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81240">
                <text:p>188124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82856">
                <text:p>188286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84472">
                <text:p>188447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86088">
                <text:p>188609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87704">
                <text:p>18877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89320">
                <text:p>188932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90928">
                <text:p>189093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92544">
                <text:p>189254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94160">
                <text:p>189416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95776">
                <text:p>189578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97392">
                <text:p>189739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899008">
                <text:p>189901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00624">
                <text:p>190062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02240">
                <text:p>190224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03848">
                <text:p>190385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05464">
                <text:p>190546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07080">
                <text:p>190708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08696">
                <text:p>19087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10312">
                <text:p>191031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11936">
                <text:p>191194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13544">
                <text:p>191354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15160">
                <text:p>191516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16768">
                <text:p>191677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18384">
                <text:p>191838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20008">
                <text:p>192001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21616">
                <text:p>192162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23232">
                <text:p>192323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24848">
                <text:p>192485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26464">
                <text:p>192646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28080">
                <text:p>192808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29688">
                <text:p>192969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31304">
                <text:p>19313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32920">
                <text:p>193292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34536">
                <text:p>193454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36152">
                <text:p>193615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37768">
                <text:p>193777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39384">
                <text:p>193938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41000">
                <text:p>19410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42608">
                <text:p>194261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44224">
                <text:p>194422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45840">
                <text:p>194584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47456">
                <text:p>194746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49072">
                <text:p>194907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50688">
                <text:p>195069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52304">
                <text:p>195230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53920">
                <text:p>195392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55528">
                <text:p>195553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57144">
                <text:p>195714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58760">
                <text:p>195876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60376">
                <text:p>196038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61992">
                <text:p>196199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63608">
                <text:p>196361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65224">
                <text:p>196522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66832">
                <text:p>196683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68448">
                <text:p>196845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70064">
                <text:p>197006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71680">
                <text:p>197168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73296">
                <text:p>197330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74912">
                <text:p>197491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76528">
                <text:p>197653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78144">
                <text:p>197814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79752">
                <text:p>197975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81368">
                <text:p>198137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82984">
                <text:p>198298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84600">
                <text:p>198460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86216">
                <text:p>198622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87832">
                <text:p>198783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89448">
                <text:p>198945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91064">
                <text:p>199106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92680">
                <text:p>199268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94288">
                <text:p>199429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95904">
                <text:p>19959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97520">
                <text:p>199752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1999136">
                <text:p>199914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00752">
                <text:p>200075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02368">
                <text:p>200237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03984">
                <text:p>200398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05600">
                <text:p>200560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07208">
                <text:p>200721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08824">
                <text:p>200882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10440">
                <text:p>201044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12056">
                <text:p>2012060</text:p>
              </table:table-cell>
              <table:table-cell office:value-type="float" office:value="2.333984375">
                <text:p>2.333984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13672">
                <text:p>201367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15288">
                <text:p>201529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16904">
                <text:p>20169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18520">
                <text:p>201852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20128">
                <text:p>202013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21744">
                <text:p>202174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23360">
                <text:p>202336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24976">
                <text:p>202498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26592">
                <text:p>202659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28208">
                <text:p>202821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29824">
                <text:p>202982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31440">
                <text:p>203144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33048">
                <text:p>203305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34664">
                <text:p>203466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36280">
                <text:p>203628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37896">
                <text:p>203790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39512">
                <text:p>2039510</text:p>
              </table:table-cell>
              <table:table-cell office:value-type="float" office:value="2.314453125">
                <text:p>2.3144531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41128">
                <text:p>204113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42744">
                <text:p>204274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44360">
                <text:p>204436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45968">
                <text:p>204597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47584">
                <text:p>204758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49200">
                <text:p>204920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50816">
                <text:p>2050820</text:p>
              </table:table-cell>
              <table:table-cell office:value-type="float" office:value="2.333984375">
                <text:p>2.333984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52432">
                <text:p>205243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54048">
                <text:p>205405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55664">
                <text:p>205566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57280">
                <text:p>205728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58888">
                <text:p>205889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60504">
                <text:p>206050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62120">
                <text:p>206212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63736">
                <text:p>206374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65352">
                <text:p>206535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66968">
                <text:p>206697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68584">
                <text:p>206858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70192">
                <text:p>207019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71808">
                <text:p>207181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73424">
                <text:p>207342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75040">
                <text:p>207504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76656">
                <text:p>207666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78272">
                <text:p>207827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79888">
                <text:p>207989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81504">
                <text:p>208150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83120">
                <text:p>208312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84728">
                <text:p>208473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86344">
                <text:p>208634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87960">
                <text:p>208796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89576">
                <text:p>2089580</text:p>
              </table:table-cell>
              <table:table-cell office:value-type="float" office:value="2.333984375">
                <text:p>2.333984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91192">
                <text:p>209119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92808">
                <text:p>209281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94424">
                <text:p>209442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96040">
                <text:p>209604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97648">
                <text:p>209765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099264">
                <text:p>209926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00880">
                <text:p>210088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02496">
                <text:p>21025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04112">
                <text:p>210411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05728">
                <text:p>210573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07344">
                <text:p>210734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08952">
                <text:p>210895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10568">
                <text:p>211057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12184">
                <text:p>211218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13800">
                <text:p>211380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15416">
                <text:p>211542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17032">
                <text:p>211703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18648">
                <text:p>211865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20264">
                <text:p>212026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21872">
                <text:p>212187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23488">
                <text:p>212349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25104">
                <text:p>212510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26720">
                <text:p>212672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28336">
                <text:p>2128340</text:p>
              </table:table-cell>
              <table:table-cell office:value-type="float" office:value="2.333984375">
                <text:p>2.333984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29952">
                <text:p>212995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31568">
                <text:p>213157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33184">
                <text:p>213318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34792">
                <text:p>213479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36408">
                <text:p>213641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38024">
                <text:p>213802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39640">
                <text:p>213964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41256">
                <text:p>214126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42872">
                <text:p>214287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44488">
                <text:p>214449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46104">
                <text:p>214610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47720">
                <text:p>214772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49328">
                <text:p>214933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50944">
                <text:p>215094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52568">
                <text:p>215257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54176">
                <text:p>215418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55792">
                <text:p>215579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57408">
                <text:p>2157410</text:p>
              </table:table-cell>
              <table:table-cell office:value-type="float" office:value="2.3193359375">
                <text:p>2.31933593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59024">
                <text:p>2159020</text:p>
              </table:table-cell>
              <table:table-cell office:value-type="float" office:value="2.32421875">
                <text:p>2.3242187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60648">
                <text:p>216065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  <table:table-row>
              <table:table-cell office:value-type="float" office:value="2162248">
                <text:p>2162250</text:p>
              </table:table-cell>
              <table:table-cell office:value-type="float" office:value="2.3291015625">
                <text:p>2.3291015625</text:p>
              </table:table-cell>
              <table:table-cell office:value-type="float" office:value="2.70588235294118">
                <text:p>2.705882352941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